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ber-comma" table:style-name="ta1">
        <table:shapes>
          <draw:frame draw:z-index="0" draw:style-name="gr1" draw:text-style-name="P1" svg:width="15.999cm" svg:height="8.999cm" svg:x="2.069cm" svg:y="0.1cm">
            <draw:object draw:notify-on-update-of-ranges="'sber-comma'.A1:'sber-comma'.A40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899cm" svg:y="8.235cm">
            <draw:object draw:notify-on-update-of-ranges="'sber-comma'.A3951:'sber-comma'.A40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225" calcext:value-type="float">
            <text:p>1,22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755" calcext:value-type="float">
            <text:p>0,755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25" calcext:value-type="float">
            <text:p>0,725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70005" calcext:value-type="float">
            <text:p>0,70005</text:p>
          </table:table-cell>
        </table:table-row>
        <table:table-row table:style-name="ro1">
          <table:table-cell office:value-type="float" office:value="0.725" calcext:value-type="float">
            <text:p>0,725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05" calcext:value-type="float">
            <text:p>0,605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0.565" calcext:value-type="float">
            <text:p>0,56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549" calcext:value-type="float">
            <text:p>0,54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2133" calcext:value-type="float">
            <text:p>0,72133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719" calcext:value-type="float">
            <text:p>0,719</text:p>
          </table:table-cell>
        </table:table-row>
        <table:table-row table:style-name="ro1">
          <table:table-cell office:value-type="float" office:value="0.703" calcext:value-type="float">
            <text:p>0,7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703" calcext:value-type="float">
            <text:p>0,703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595" calcext:value-type="float">
            <text:p>0,59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float" office:value="0.505" calcext:value-type="float">
            <text:p>0,50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07" calcext:value-type="float">
            <text:p>0,207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0.193" calcext:value-type="float">
            <text:p>0,193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0.215" calcext:value-type="float">
            <text:p>0,21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0.219" calcext:value-type="float">
            <text:p>0,219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0.315" calcext:value-type="float">
            <text:p>0,315</text:p>
          </table:table-cell>
        </table:table-row>
        <table:table-row table:style-name="ro1">
          <table:table-cell office:value-type="float" office:value="0.308" calcext:value-type="float">
            <text:p>0,308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0.311" calcext:value-type="float">
            <text:p>0,311</text:p>
          </table:table-cell>
        </table:table-row>
        <table:table-row table:style-name="ro1">
          <table:table-cell office:value-type="float" office:value="0.342" calcext:value-type="float">
            <text:p>0,342</text:p>
          </table:table-cell>
        </table:table-row>
        <table:table-row table:style-name="ro1">
          <table:table-cell office:value-type="float" office:value="0.325" calcext:value-type="float">
            <text:p>0,325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0.333" calcext:value-type="float">
            <text:p>0,333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float" office:value="0.325" calcext:value-type="float">
            <text:p>0,325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315" calcext:value-type="float">
            <text:p>0,315</text:p>
          </table:table-cell>
        </table:table-row>
        <table:table-row table:style-name="ro1">
          <table:table-cell office:value-type="float" office:value="0.305" calcext:value-type="float">
            <text:p>0,305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315" calcext:value-type="float">
            <text:p>0,315</text:p>
          </table:table-cell>
        </table:table-row>
        <table:table-row table:style-name="ro1">
          <table:table-cell office:value-type="float" office:value="0.295" calcext:value-type="float">
            <text:p>0,295</text:p>
          </table:table-cell>
        </table:table-row>
        <table:table-row table:style-name="ro1">
          <table:table-cell office:value-type="float" office:value="0.30499" calcext:value-type="float">
            <text:p>0,30499</text:p>
          </table:table-cell>
        </table:table-row>
        <table:table-row table:style-name="ro1">
          <table:table-cell office:value-type="float" office:value="0.295" calcext:value-type="float">
            <text:p>0,295</text:p>
          </table:table-cell>
        </table:table-row>
        <table:table-row table:style-name="ro1">
          <table:table-cell office:value-type="float" office:value="0.29999" calcext:value-type="float">
            <text:p>0,29999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235" calcext:value-type="float">
            <text:p>0,235</text:p>
          </table:table-cell>
        </table:table-row>
        <table:table-row table:style-name="ro1"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0.192" calcext:value-type="float">
            <text:p>0,19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196" calcext:value-type="float">
            <text:p>0,196</text:p>
          </table:table-cell>
        </table:table-row>
        <table:table-row table:style-name="ro1">
          <table:table-cell office:value-type="float" office:value="0.1915" calcext:value-type="float">
            <text:p>0,1915</text:p>
          </table:table-cell>
        </table:table-row>
        <table:table-row table:style-name="ro1"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0.19275" calcext:value-type="float">
            <text:p>0,19275</text:p>
          </table:table-cell>
        </table:table-row>
        <table:table-row table:style-name="ro1">
          <table:table-cell office:value-type="float" office:value="0.19499" calcext:value-type="float">
            <text:p>0,19499</text:p>
          </table:table-cell>
        </table:table-row>
        <table:table-row table:style-name="ro1">
          <table:table-cell office:value-type="float" office:value="0.19479" calcext:value-type="float">
            <text:p>0,19479</text:p>
          </table:table-cell>
        </table:table-row>
        <table:table-row table:style-name="ro1"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float" office:value="0.199" calcext:value-type="float">
            <text:p>0,199</text:p>
          </table:table-cell>
        </table:table-row>
        <table:table-row table:style-name="ro1">
          <table:table-cell office:value-type="float" office:value="0.205" calcext:value-type="float">
            <text:p>0,205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0.223" calcext:value-type="float">
            <text:p>0,223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</table:table-row>
        <table:table-row table:style-name="ro1">
          <table:table-cell office:value-type="float" office:value="0.296" calcext:value-type="float">
            <text:p>0,296</text:p>
          </table:table-cell>
        </table:table-row>
        <table:table-row table:style-name="ro1">
          <table:table-cell office:value-type="float" office:value="0.335" calcext:value-type="float">
            <text:p>0,335</text:p>
          </table:table-cell>
        </table:table-row>
        <table:table-row table:style-name="ro1">
          <table:table-cell office:value-type="float" office:value="0.305" calcext:value-type="float">
            <text:p>0,305</text:p>
          </table:table-cell>
        </table:table-row>
        <table:table-row table:style-name="ro1">
          <table:table-cell office:value-type="float" office:value="0.315" calcext:value-type="float">
            <text:p>0,315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0.336" calcext:value-type="float">
            <text:p>0,336</text:p>
          </table:table-cell>
        </table:table-row>
        <table:table-row table:style-name="ro1">
          <table:table-cell office:value-type="float" office:value="0.363" calcext:value-type="float">
            <text:p>0,363</text:p>
          </table:table-cell>
        </table:table-row>
        <table:table-row table:style-name="ro1">
          <table:table-cell office:value-type="float" office:value="0.34533" calcext:value-type="float">
            <text:p>0,34533</text:p>
          </table:table-cell>
        </table:table-row>
        <table:table-row table:style-name="ro1"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0.373" calcext:value-type="float">
            <text:p>0,373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0.43999" calcext:value-type="float">
            <text:p>0,43999</text:p>
          </table:table-cell>
        </table:table-row>
        <table:table-row table:style-name="ro1">
          <table:table-cell office:value-type="float" office:value="0.46999" calcext:value-type="float">
            <text:p>0,4699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0.457" calcext:value-type="float">
            <text:p>0,457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465" calcext:value-type="float">
            <text:p>0,465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428" calcext:value-type="float">
            <text:p>0,428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435" calcext:value-type="float">
            <text:p>0,435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40599" calcext:value-type="float">
            <text:p>0,40599</text:p>
          </table:table-cell>
        </table:table-row>
        <table:table-row table:style-name="ro1">
          <table:table-cell office:value-type="float" office:value="0.385" calcext:value-type="float">
            <text:p>0,385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0.365" calcext:value-type="float">
            <text:p>0,365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0.399" calcext:value-type="float">
            <text:p>0,399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0.442" calcext:value-type="float">
            <text:p>0,442</text:p>
          </table:table-cell>
        </table:table-row>
        <table:table-row table:style-name="ro1">
          <table:table-cell office:value-type="float" office:value="0.4565" calcext:value-type="float">
            <text:p>0,4565</text:p>
          </table:table-cell>
        </table:table-row>
        <table:table-row table:style-name="ro1">
          <table:table-cell office:value-type="float" office:value="0.429" calcext:value-type="float">
            <text:p>0,429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0.455" calcext:value-type="float">
            <text:p>0,455</text:p>
          </table:table-cell>
        </table:table-row>
        <table:table-row table:style-name="ro1">
          <table:table-cell office:value-type="float" office:value="0.455" calcext:value-type="float">
            <text:p>0,455</text:p>
          </table:table-cell>
        </table:table-row>
        <table:table-row table:style-name="ro1">
          <table:table-cell office:value-type="float" office:value="0.44501" calcext:value-type="float">
            <text:p>0,44501</text:p>
          </table:table-cell>
        </table:table-row>
        <table:table-row table:style-name="ro1">
          <table:table-cell office:value-type="float" office:value="0.42699" calcext:value-type="float">
            <text:p>0,42699</text:p>
          </table:table-cell>
        </table:table-row>
        <table:table-row table:style-name="ro1">
          <table:table-cell office:value-type="float" office:value="0.435" calcext:value-type="float">
            <text:p>0,43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0.4995" calcext:value-type="float">
            <text:p>0,4995</text:p>
          </table:table-cell>
        </table:table-row>
        <table:table-row table:style-name="ro1">
          <table:table-cell office:value-type="float" office:value="0.467" calcext:value-type="float">
            <text:p>0,467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</table:table-row>
        <table:table-row table:style-name="ro1">
          <table:table-cell office:value-type="float" office:value="0.4411" calcext:value-type="float">
            <text:p>0,4411</text:p>
          </table:table-cell>
        </table:table-row>
        <table:table-row table:style-name="ro1">
          <table:table-cell office:value-type="float" office:value="0.405" calcext:value-type="float">
            <text:p>0,405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float" office:value="0.453" calcext:value-type="float">
            <text:p>0,453</text:p>
          </table:table-cell>
        </table:table-row>
        <table:table-row table:style-name="ro1">
          <table:table-cell office:value-type="float" office:value="0.453" calcext:value-type="float">
            <text:p>0,453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0.46499" calcext:value-type="float">
            <text:p>0,46499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0.505" calcext:value-type="float">
            <text:p>0,505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0.548" calcext:value-type="float">
            <text:p>0,548</text:p>
          </table:table-cell>
        </table:table-row>
        <table:table-row table:style-name="ro1"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float" office:value="0.499" calcext:value-type="float">
            <text:p>0,499</text:p>
          </table:table-cell>
        </table:table-row>
        <table:table-row table:style-name="ro1">
          <table:table-cell office:value-type="float" office:value="0.547" calcext:value-type="float">
            <text:p>0,547</text:p>
          </table:table-cell>
        </table:table-row>
        <table:table-row table:style-name="ro1">
          <table:table-cell office:value-type="float" office:value="0.558" calcext:value-type="float">
            <text:p>0,558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0.578" calcext:value-type="float">
            <text:p>0,578</text:p>
          </table:table-cell>
        </table:table-row>
        <table:table-row table:style-name="ro1">
          <table:table-cell office:value-type="float" office:value="0.609" calcext:value-type="float">
            <text:p>0,609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6716" calcext:value-type="float">
            <text:p>0,6716</text:p>
          </table:table-cell>
        </table:table-row>
        <table:table-row table:style-name="ro1">
          <table:table-cell office:value-type="float" office:value="0.7751" calcext:value-type="float">
            <text:p>0,7751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245" calcext:value-type="float">
            <text:p>1,245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float" office:value="1.06001" calcext:value-type="float">
            <text:p>1,06001</text:p>
          </table:table-cell>
        </table:table-row>
        <table:table-row table:style-name="ro1">
          <table:table-cell office:value-type="float" office:value="1.025" calcext:value-type="float">
            <text:p>1,025</text:p>
          </table:table-cell>
        </table:table-row>
        <table:table-row table:style-name="ro1">
          <table:table-cell office:value-type="float" office:value="1.045" calcext:value-type="float">
            <text:p>1,04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98" calcext:value-type="float">
            <text:p>1,198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float" office:value="1.188" calcext:value-type="float">
            <text:p>1,188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0995" calcext:value-type="float">
            <text:p>1,0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11" calcext:value-type="float">
            <text:p>1,011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65" calcext:value-type="float">
            <text:p>0,96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0.866" calcext:value-type="float">
            <text:p>0,866</text:p>
          </table:table-cell>
        </table:table-row>
        <table:table-row table:style-name="ro1">
          <table:table-cell office:value-type="float" office:value="0.815" calcext:value-type="float">
            <text:p>0,815</text:p>
          </table:table-cell>
        </table:table-row>
        <table:table-row table:style-name="ro1">
          <table:table-cell office:value-type="float" office:value="0.7105" calcext:value-type="float">
            <text:p>0,7105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729" calcext:value-type="float">
            <text:p>0,729</text:p>
          </table:table-cell>
        </table:table-row>
        <table:table-row table:style-name="ro1">
          <table:table-cell office:value-type="float" office:value="0.718" calcext:value-type="float">
            <text:p>0,718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671" calcext:value-type="float">
            <text:p>0,671</text:p>
          </table:table-cell>
        </table:table-row>
        <table:table-row table:style-name="ro1">
          <table:table-cell office:value-type="float" office:value="0.645" calcext:value-type="float">
            <text:p>0,645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32" calcext:value-type="float">
            <text:p>0,732</text:p>
          </table:table-cell>
        </table:table-row>
        <table:table-row table:style-name="ro1">
          <table:table-cell office:value-type="float" office:value="0.72201" calcext:value-type="float">
            <text:p>0,72201</text:p>
          </table:table-cell>
        </table:table-row>
        <table:table-row table:style-name="ro1">
          <table:table-cell office:value-type="float" office:value="0.709" calcext:value-type="float">
            <text:p>0,709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55" calcext:value-type="float">
            <text:p>0,755</text:p>
          </table:table-cell>
        </table:table-row>
        <table:table-row table:style-name="ro1">
          <table:table-cell office:value-type="float" office:value="0.8353" calcext:value-type="float">
            <text:p>0,8353</text:p>
          </table:table-cell>
        </table:table-row>
        <table:table-row table:style-name="ro1">
          <table:table-cell office:value-type="float" office:value="0.846" calcext:value-type="float">
            <text:p>0,846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float" office:value="0.751" calcext:value-type="float">
            <text:p>0,751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0.685" calcext:value-type="float">
            <text:p>0,685</text:p>
          </table:table-cell>
        </table:table-row>
        <table:table-row table:style-name="ro1">
          <table:table-cell office:value-type="float" office:value="0.71212" calcext:value-type="float">
            <text:p>0,71212</text:p>
          </table:table-cell>
        </table:table-row>
        <table:table-row table:style-name="ro1">
          <table:table-cell office:value-type="float" office:value="0.765" calcext:value-type="float">
            <text:p>0,765</text:p>
          </table:table-cell>
        </table:table-row>
        <table:table-row table:style-name="ro1">
          <table:table-cell office:value-type="float" office:value="0.715" calcext:value-type="float">
            <text:p>0,715</text:p>
          </table:table-cell>
        </table:table-row>
        <table:table-row table:style-name="ro1">
          <table:table-cell office:value-type="float" office:value="0.758" calcext:value-type="float">
            <text:p>0,758</text:p>
          </table:table-cell>
        </table:table-row>
        <table:table-row table:style-name="ro1">
          <table:table-cell office:value-type="float" office:value="0.6605" calcext:value-type="float">
            <text:p>0,6605</text:p>
          </table:table-cell>
        </table:table-row>
        <table:table-row table:style-name="ro1">
          <table:table-cell office:value-type="float" office:value="0.75001" calcext:value-type="float">
            <text:p>0,75001</text:p>
          </table:table-cell>
        </table:table-row>
        <table:table-row table:style-name="ro1">
          <table:table-cell office:value-type="float" office:value="0.71502" calcext:value-type="float">
            <text:p>0,71502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21" calcext:value-type="float">
            <text:p>0,721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59001" calcext:value-type="float">
            <text:p>0,59001</text:p>
          </table:table-cell>
        </table:table-row>
        <table:table-row table:style-name="ro1"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0.535" calcext:value-type="float">
            <text:p>0,53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565" calcext:value-type="float">
            <text:p>0,565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595" calcext:value-type="float">
            <text:p>0,595</text:p>
          </table:table-cell>
        </table:table-row>
        <table:table-row table:style-name="ro1">
          <table:table-cell office:value-type="float" office:value="0.5598" calcext:value-type="float">
            <text:p>0,5598</text:p>
          </table:table-cell>
        </table:table-row>
        <table:table-row table:style-name="ro1"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float" office:value="0.529" calcext:value-type="float">
            <text:p>0,529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587" calcext:value-type="float">
            <text:p>0,587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float" office:value="0.565" calcext:value-type="float">
            <text:p>0,565</text:p>
          </table:table-cell>
        </table:table-row>
        <table:table-row table:style-name="ro1">
          <table:table-cell office:value-type="float" office:value="0.579" calcext:value-type="float">
            <text:p>0,579</text:p>
          </table:table-cell>
        </table:table-row>
        <table:table-row table:style-name="ro1"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0.659" calcext:value-type="float">
            <text:p>0,659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0.572" calcext:value-type="float">
            <text:p>0,572</text:p>
          </table:table-cell>
        </table:table-row>
        <table:table-row table:style-name="ro1"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float" office:value="0.598" calcext:value-type="float">
            <text:p>0,598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0.5751" calcext:value-type="float">
            <text:p>0,575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0.5772" calcext:value-type="float">
            <text:p>0,5772</text:p>
          </table:table-cell>
        </table:table-row>
        <table:table-row table:style-name="ro1">
          <table:table-cell office:value-type="float" office:value="0.581" calcext:value-type="float">
            <text:p>0,581</text:p>
          </table:table-cell>
        </table:table-row>
        <table:table-row table:style-name="ro1">
          <table:table-cell office:value-type="float" office:value="0.581" calcext:value-type="float">
            <text:p>0,581</text:p>
          </table:table-cell>
        </table:table-row>
        <table:table-row table:style-name="ro1">
          <table:table-cell office:value-type="float" office:value="0.5835" calcext:value-type="float">
            <text:p>0,5835</text:p>
          </table:table-cell>
        </table:table-row>
        <table:table-row table:style-name="ro1">
          <table:table-cell office:value-type="float" office:value="0.58499" calcext:value-type="float">
            <text:p>0,58499</text:p>
          </table:table-cell>
        </table:table-row>
        <table:table-row table:style-name="ro1">
          <table:table-cell office:value-type="float" office:value="0.581" calcext:value-type="float">
            <text:p>0,581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0.618" calcext:value-type="float">
            <text:p>0,618</text:p>
          </table:table-cell>
        </table:table-row>
        <table:table-row table:style-name="ro1">
          <table:table-cell office:value-type="float" office:value="0.6625" calcext:value-type="float">
            <text:p>0,6625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.665" calcext:value-type="float">
            <text:p>0,665</text:p>
          </table:table-cell>
        </table:table-row>
        <table:table-row table:style-name="ro1">
          <table:table-cell office:value-type="float" office:value="0.692" calcext:value-type="float">
            <text:p>0,692</text:p>
          </table:table-cell>
        </table:table-row>
        <table:table-row table:style-name="ro1">
          <table:table-cell office:value-type="float" office:value="0.725" calcext:value-type="float">
            <text:p>0,725</text:p>
          </table:table-cell>
        </table:table-row>
        <table:table-row table:style-name="ro1">
          <table:table-cell office:value-type="float" office:value="0.7275" calcext:value-type="float">
            <text:p>0,7275</text:p>
          </table:table-cell>
        </table:table-row>
        <table:table-row table:style-name="ro1">
          <table:table-cell office:value-type="float" office:value="0.814" calcext:value-type="float">
            <text:p>0,814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845" calcext:value-type="float">
            <text:p>0,84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849" calcext:value-type="float">
            <text:p>0,849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812" calcext:value-type="float">
            <text:p>0,812</text:p>
          </table:table-cell>
        </table:table-row>
        <table:table-row table:style-name="ro1">
          <table:table-cell office:value-type="float" office:value="0.808" calcext:value-type="float">
            <text:p>0,808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05" calcext:value-type="float">
            <text:p>0,805</text:p>
          </table:table-cell>
        </table:table-row>
        <table:table-row table:style-name="ro1">
          <table:table-cell office:value-type="float" office:value="0.745" calcext:value-type="float">
            <text:p>0,745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0.79799" calcext:value-type="float">
            <text:p>0,79799</text:p>
          </table:table-cell>
        </table:table-row>
        <table:table-row table:style-name="ro1">
          <table:table-cell office:value-type="float" office:value="0.845" calcext:value-type="float">
            <text:p>0,845</text:p>
          </table:table-cell>
        </table:table-row>
        <table:table-row table:style-name="ro1">
          <table:table-cell office:value-type="float" office:value="0.895" calcext:value-type="float">
            <text:p>0,895</text:p>
          </table:table-cell>
        </table:table-row>
        <table:table-row table:style-name="ro1">
          <table:table-cell office:value-type="float" office:value="0.9525" calcext:value-type="float">
            <text:p>0,9525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757" calcext:value-type="float">
            <text:p>0,757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018" calcext:value-type="float">
            <text:p>1,018</text:p>
          </table:table-cell>
        </table:table-row>
        <table:table-row table:style-name="ro1">
          <table:table-cell office:value-type="float" office:value="1.0155" calcext:value-type="float">
            <text:p>1,0155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1.305" calcext:value-type="float">
            <text:p>1,305</text:p>
          </table:table-cell>
        </table:table-row>
        <table:table-row table:style-name="ro1">
          <table:table-cell office:value-type="float" office:value="1.335" calcext:value-type="float">
            <text:p>1,335</text:p>
          </table:table-cell>
        </table:table-row>
        <table:table-row table:style-name="ro1">
          <table:table-cell office:value-type="float" office:value="1.141" calcext:value-type="float">
            <text:p>1,141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275" calcext:value-type="float">
            <text:p>1,275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373" calcext:value-type="float">
            <text:p>1,373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1.199" calcext:value-type="float">
            <text:p>1,199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1.315" calcext:value-type="float">
            <text:p>1,315</text:p>
          </table:table-cell>
        </table:table-row>
        <table:table-row table:style-name="ro1">
          <table:table-cell office:value-type="float" office:value="1.151" calcext:value-type="float">
            <text:p>1,151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.245" calcext:value-type="float">
            <text:p>1,245</text:p>
          </table:table-cell>
        </table:table-row>
        <table:table-row table:style-name="ro1">
          <table:table-cell office:value-type="float" office:value="1.244" calcext:value-type="float">
            <text:p>1,244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2825" calcext:value-type="float">
            <text:p>1,2825</text:p>
          </table:table-cell>
        </table:table-row>
        <table:table-row table:style-name="ro1">
          <table:table-cell office:value-type="float" office:value="1.3195" calcext:value-type="float">
            <text:p>1,3195</text:p>
          </table:table-cell>
        </table:table-row>
        <table:table-row table:style-name="ro1">
          <table:table-cell office:value-type="float" office:value="1.355" calcext:value-type="float">
            <text:p>1,355</text:p>
          </table:table-cell>
        </table:table-row>
        <table:table-row table:style-name="ro1">
          <table:table-cell office:value-type="float" office:value="1.331" calcext:value-type="float">
            <text:p>1,331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.36501" calcext:value-type="float">
            <text:p>1,36501</text:p>
          </table:table-cell>
        </table:table-row>
        <table:table-row table:style-name="ro1">
          <table:table-cell office:value-type="float" office:value="1.3525" calcext:value-type="float">
            <text:p>1,3525</text:p>
          </table:table-cell>
        </table:table-row>
        <table:table-row table:style-name="ro1">
          <table:table-cell office:value-type="float" office:value="1.365" calcext:value-type="float">
            <text:p>1,365</text:p>
          </table:table-cell>
        </table:table-row>
        <table:table-row table:style-name="ro1">
          <table:table-cell office:value-type="float" office:value="1.377" calcext:value-type="float">
            <text:p>1,377</text:p>
          </table:table-cell>
        </table:table-row>
        <table:table-row table:style-name="ro1">
          <table:table-cell office:value-type="float" office:value="1.4055" calcext:value-type="float">
            <text:p>1,4055</text:p>
          </table:table-cell>
        </table:table-row>
        <table:table-row table:style-name="ro1">
          <table:table-cell office:value-type="float" office:value="1.40551" calcext:value-type="float">
            <text:p>1,40551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3675" calcext:value-type="float">
            <text:p>1,3675</text:p>
          </table:table-cell>
        </table:table-row>
        <table:table-row table:style-name="ro1">
          <table:table-cell office:value-type="float" office:value="1.396" calcext:value-type="float">
            <text:p>1,396</text:p>
          </table:table-cell>
        </table:table-row>
        <table:table-row table:style-name="ro1">
          <table:table-cell office:value-type="float" office:value="1.374" calcext:value-type="float">
            <text:p>1,374</text:p>
          </table:table-cell>
        </table:table-row>
        <table:table-row table:style-name="ro1">
          <table:table-cell office:value-type="float" office:value="1.425" calcext:value-type="float">
            <text:p>1,425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1.5685" calcext:value-type="float">
            <text:p>1,5685</text:p>
          </table:table-cell>
        </table:table-row>
        <table:table-row table:style-name="ro1">
          <table:table-cell office:value-type="float" office:value="1.568" calcext:value-type="float">
            <text:p>1,568</text:p>
          </table:table-cell>
        </table:table-row>
        <table:table-row table:style-name="ro1">
          <table:table-cell office:value-type="float" office:value="1.565" calcext:value-type="float">
            <text:p>1,565</text:p>
          </table:table-cell>
        </table:table-row>
        <table:table-row table:style-name="ro1">
          <table:table-cell office:value-type="float" office:value="1.519" calcext:value-type="float">
            <text:p>1,519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1.3831" calcext:value-type="float">
            <text:p>1,383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float" office:value="1.4655" calcext:value-type="float">
            <text:p>1,4655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.361" calcext:value-type="float">
            <text:p>1,361</text:p>
          </table:table-cell>
        </table:table-row>
        <table:table-row table:style-name="ro1">
          <table:table-cell office:value-type="float" office:value="1.422" calcext:value-type="float">
            <text:p>1,422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1.4751" calcext:value-type="float">
            <text:p>1,4751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1.416" calcext:value-type="float">
            <text:p>1,416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.4255" calcext:value-type="float">
            <text:p>1,4255</text:p>
          </table:table-cell>
        </table:table-row>
        <table:table-row table:style-name="ro1">
          <table:table-cell office:value-type="float" office:value="1.498" calcext:value-type="float">
            <text:p>1,49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.498" calcext:value-type="float">
            <text:p>1,498</text:p>
          </table:table-cell>
        </table:table-row>
        <table:table-row table:style-name="ro1">
          <table:table-cell office:value-type="float" office:value="1.398" calcext:value-type="float">
            <text:p>1,398</text:p>
          </table:table-cell>
        </table:table-row>
        <table:table-row table:style-name="ro1">
          <table:table-cell office:value-type="float" office:value="1.4505" calcext:value-type="float">
            <text:p>1,4505</text:p>
          </table:table-cell>
        </table:table-row>
        <table:table-row table:style-name="ro1">
          <table:table-cell office:value-type="float" office:value="1.425" calcext:value-type="float">
            <text:p>1,425</text:p>
          </table:table-cell>
        </table:table-row>
        <table:table-row table:style-name="ro1">
          <table:table-cell office:value-type="float" office:value="1.3625" calcext:value-type="float">
            <text:p>1,3625</text:p>
          </table:table-cell>
        </table:table-row>
        <table:table-row table:style-name="ro1">
          <table:table-cell office:value-type="float" office:value="1.405" calcext:value-type="float">
            <text:p>1,405</text:p>
          </table:table-cell>
        </table:table-row>
        <table:table-row table:style-name="ro1">
          <table:table-cell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1.445" calcext:value-type="float">
            <text:p>1,445</text:p>
          </table:table-cell>
        </table:table-row>
        <table:table-row table:style-name="ro1">
          <table:table-cell office:value-type="float" office:value="1.4775" calcext:value-type="float">
            <text:p>1,4775</text:p>
          </table:table-cell>
        </table:table-row>
        <table:table-row table:style-name="ro1">
          <table:table-cell office:value-type="float" office:value="1.485" calcext:value-type="float">
            <text:p>1,485</text:p>
          </table:table-cell>
        </table:table-row>
        <table:table-row table:style-name="ro1">
          <table:table-cell office:value-type="float" office:value="1.47155" calcext:value-type="float">
            <text:p>1,47155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1.465" calcext:value-type="float">
            <text:p>1,465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1.429" calcext:value-type="float">
            <text:p>1,429</text:p>
          </table:table-cell>
        </table:table-row>
        <table:table-row table:style-name="ro1">
          <table:table-cell office:value-type="float" office:value="1.415" calcext:value-type="float">
            <text:p>1,415</text:p>
          </table:table-cell>
        </table:table-row>
        <table:table-row table:style-name="ro1">
          <table:table-cell office:value-type="float" office:value="1.399" calcext:value-type="float">
            <text:p>1,399</text:p>
          </table:table-cell>
        </table:table-row>
        <table:table-row table:style-name="ro1">
          <table:table-cell office:value-type="float" office:value="1.389" calcext:value-type="float">
            <text:p>1,389</text:p>
          </table:table-cell>
        </table:table-row>
        <table:table-row table:style-name="ro1">
          <table:table-cell office:value-type="float" office:value="1.404" calcext:value-type="float">
            <text:p>1,404</text:p>
          </table:table-cell>
        </table:table-row>
        <table:table-row table:style-name="ro1">
          <table:table-cell office:value-type="float" office:value="1.274" calcext:value-type="float">
            <text:p>1,274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15" calcext:value-type="float">
            <text:p>0,9715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7999" calcext:value-type="float">
            <text:p>1,07999</text:p>
          </table:table-cell>
        </table:table-row>
        <table:table-row table:style-name="ro1">
          <table:table-cell office:value-type="float" office:value="1.135" calcext:value-type="float">
            <text:p>1,135</text:p>
          </table:table-cell>
        </table:table-row>
        <table:table-row table:style-name="ro1">
          <table:table-cell office:value-type="float" office:value="1.112" calcext:value-type="float">
            <text:p>1,112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251" calcext:value-type="float">
            <text:p>1,25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1111" calcext:value-type="float">
            <text:p>1,1111</text:p>
          </table:table-cell>
        </table:table-row>
        <table:table-row table:style-name="ro1">
          <table:table-cell office:value-type="float" office:value="1.235" calcext:value-type="float">
            <text:p>1,235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201" calcext:value-type="float">
            <text:p>1,201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.16101" calcext:value-type="float">
            <text:p>1,16101</text:p>
          </table:table-cell>
        </table:table-row>
        <table:table-row table:style-name="ro1">
          <table:table-cell office:value-type="float" office:value="1.1501" calcext:value-type="float">
            <text:p>1,1501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1695" calcext:value-type="float">
            <text:p>1,1695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003" calcext:value-type="float">
            <text:p>1,003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0.955" calcext:value-type="float">
            <text:p>0,95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05401" calcext:value-type="float">
            <text:p>1,05401</text:p>
          </table:table-cell>
        </table:table-row>
        <table:table-row table:style-name="ro1">
          <table:table-cell office:value-type="float" office:value="1.083" calcext:value-type="float">
            <text:p>1,083</text:p>
          </table:table-cell>
        </table:table-row>
        <table:table-row table:style-name="ro1">
          <table:table-cell office:value-type="float" office:value="1.325" calcext:value-type="float">
            <text:p>1,325</text:p>
          </table:table-cell>
        </table:table-row>
        <table:table-row table:style-name="ro1">
          <table:table-cell office:value-type="float" office:value="1.3289" calcext:value-type="float">
            <text:p>1,3289</text:p>
          </table:table-cell>
        </table:table-row>
        <table:table-row table:style-name="ro1">
          <table:table-cell office:value-type="float" office:value="1.36101" calcext:value-type="float">
            <text:p>1,36101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4005" calcext:value-type="float">
            <text:p>1,4005</text:p>
          </table:table-cell>
        </table:table-row>
        <table:table-row table:style-name="ro1">
          <table:table-cell office:value-type="float" office:value="1.3025" calcext:value-type="float">
            <text:p>1,3025</text:p>
          </table:table-cell>
        </table:table-row>
        <table:table-row table:style-name="ro1">
          <table:table-cell office:value-type="float" office:value="1.333" calcext:value-type="float">
            <text:p>1,333</text:p>
          </table:table-cell>
        </table:table-row>
        <table:table-row table:style-name="ro1">
          <table:table-cell office:value-type="float" office:value="1.34117" calcext:value-type="float">
            <text:p>1,34117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29383" calcext:value-type="float">
            <text:p>1,2938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1.299" calcext:value-type="float">
            <text:p>1,299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.286" calcext:value-type="float">
            <text:p>1,286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1.2905" calcext:value-type="float">
            <text:p>1,2905</text:p>
          </table:table-cell>
        </table:table-row>
        <table:table-row table:style-name="ro1">
          <table:table-cell office:value-type="float" office:value="1.3155" calcext:value-type="float">
            <text:p>1,3155</text:p>
          </table:table-cell>
        </table:table-row>
        <table:table-row table:style-name="ro1">
          <table:table-cell office:value-type="float" office:value="1.315" calcext:value-type="float">
            <text:p>1,315</text:p>
          </table:table-cell>
        </table:table-row>
        <table:table-row table:style-name="ro1">
          <table:table-cell office:value-type="float" office:value="1.3595" calcext:value-type="float">
            <text:p>1,3595</text:p>
          </table:table-cell>
        </table:table-row>
        <table:table-row table:style-name="ro1">
          <table:table-cell office:value-type="float" office:value="1.339" calcext:value-type="float">
            <text:p>1,339</text:p>
          </table:table-cell>
        </table:table-row>
        <table:table-row table:style-name="ro1">
          <table:table-cell office:value-type="float" office:value="1.3975" calcext:value-type="float">
            <text:p>1,3975</text:p>
          </table:table-cell>
        </table:table-row>
        <table:table-row table:style-name="ro1">
          <table:table-cell office:value-type="float" office:value="1.38999" calcext:value-type="float">
            <text:p>1,38999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405" calcext:value-type="float">
            <text:p>1,405</text:p>
          </table:table-cell>
        </table:table-row>
        <table:table-row table:style-name="ro1">
          <table:table-cell office:value-type="float" office:value="1.37051" calcext:value-type="float">
            <text:p>1,37051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1.406" calcext:value-type="float">
            <text:p>1,406</text:p>
          </table:table-cell>
        </table:table-row>
        <table:table-row table:style-name="ro1">
          <table:table-cell office:value-type="float" office:value="1.371" calcext:value-type="float">
            <text:p>1,371</text:p>
          </table:table-cell>
        </table:table-row>
        <table:table-row table:style-name="ro1">
          <table:table-cell office:value-type="float" office:value="1.36111" calcext:value-type="float">
            <text:p>1,36111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1.335" calcext:value-type="float">
            <text:p>1,335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1.389" calcext:value-type="float">
            <text:p>1,389</text:p>
          </table:table-cell>
        </table:table-row>
        <table:table-row table:style-name="ro1">
          <table:table-cell office:value-type="float" office:value="1.382" calcext:value-type="float">
            <text:p>1,382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1.4005" calcext:value-type="float">
            <text:p>1,4005</text:p>
          </table:table-cell>
        </table:table-row>
        <table:table-row table:style-name="ro1">
          <table:table-cell office:value-type="float" office:value="1.413" calcext:value-type="float">
            <text:p>1,413</text:p>
          </table:table-cell>
        </table:table-row>
        <table:table-row table:style-name="ro1">
          <table:table-cell office:value-type="float" office:value="1.385" calcext:value-type="float">
            <text:p>1,385</text:p>
          </table:table-cell>
        </table:table-row>
        <table:table-row table:style-name="ro1">
          <table:table-cell office:value-type="float" office:value="1.406" calcext:value-type="float">
            <text:p>1,406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.398" calcext:value-type="float">
            <text:p>1,398</text:p>
          </table:table-cell>
        </table:table-row>
        <table:table-row table:style-name="ro1">
          <table:table-cell office:value-type="float" office:value="1.361" calcext:value-type="float">
            <text:p>1,361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1.312" calcext:value-type="float">
            <text:p>1,312</text:p>
          </table:table-cell>
        </table:table-row>
        <table:table-row table:style-name="ro1">
          <table:table-cell office:value-type="float" office:value="1.3185" calcext:value-type="float">
            <text:p>1,3185</text:p>
          </table:table-cell>
        </table:table-row>
        <table:table-row table:style-name="ro1">
          <table:table-cell office:value-type="float" office:value="1.275" calcext:value-type="float">
            <text:p>1,275</text:p>
          </table:table-cell>
        </table:table-row>
        <table:table-row table:style-name="ro1">
          <table:table-cell office:value-type="float" office:value="1.245" calcext:value-type="float">
            <text:p>1,245</text:p>
          </table:table-cell>
        </table:table-row>
        <table:table-row table:style-name="ro1">
          <table:table-cell office:value-type="float" office:value="1.185" calcext:value-type="float">
            <text:p>1,185</text:p>
          </table:table-cell>
        </table:table-row>
        <table:table-row table:style-name="ro1">
          <table:table-cell office:value-type="float" office:value="1.213" calcext:value-type="float">
            <text:p>1,213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115" calcext:value-type="float">
            <text:p>1,115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155" calcext:value-type="float">
            <text:p>1,155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489" calcext:value-type="float">
            <text:p>1,1489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.201" calcext:value-type="float">
            <text:p>1,201</text:p>
          </table:table-cell>
        </table:table-row>
        <table:table-row table:style-name="ro1">
          <table:table-cell office:value-type="float" office:value="1.168" calcext:value-type="float">
            <text:p>1,168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1.128" calcext:value-type="float">
            <text:p>1,128</text:p>
          </table:table-cell>
        </table:table-row>
        <table:table-row table:style-name="ro1">
          <table:table-cell office:value-type="float" office:value="1.098" calcext:value-type="float">
            <text:p>1,098</text:p>
          </table:table-cell>
        </table:table-row>
        <table:table-row table:style-name="ro1">
          <table:table-cell office:value-type="float" office:value="1.045" calcext:value-type="float">
            <text:p>1,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78" calcext:value-type="float">
            <text:p>1,078</text:p>
          </table:table-cell>
        </table:table-row>
        <table:table-row table:style-name="ro1">
          <table:table-cell office:value-type="float" office:value="1.065" calcext:value-type="float">
            <text:p>1,065</text:p>
          </table:table-cell>
        </table:table-row>
        <table:table-row table:style-name="ro1">
          <table:table-cell office:value-type="float" office:value="1.10001" calcext:value-type="float">
            <text:p>1,10001</text:p>
          </table:table-cell>
        </table:table-row>
        <table:table-row table:style-name="ro1">
          <table:table-cell office:value-type="float" office:value="1.065" calcext:value-type="float">
            <text:p>1,065</text:p>
          </table:table-cell>
        </table:table-row>
        <table:table-row table:style-name="ro1">
          <table:table-cell office:value-type="float" office:value="1.11501" calcext:value-type="float">
            <text:p>1,11501</text:p>
          </table:table-cell>
        </table:table-row>
        <table:table-row table:style-name="ro1">
          <table:table-cell office:value-type="float" office:value="1.19001" calcext:value-type="float">
            <text:p>1,19001</text:p>
          </table:table-cell>
        </table:table-row>
        <table:table-row table:style-name="ro1">
          <table:table-cell office:value-type="float" office:value="1.148" calcext:value-type="float">
            <text:p>1,148</text:p>
          </table:table-cell>
        </table:table-row>
        <table:table-row table:style-name="ro1">
          <table:table-cell office:value-type="float" office:value="1.187" calcext:value-type="float">
            <text:p>1,187</text:p>
          </table:table-cell>
        </table:table-row>
        <table:table-row table:style-name="ro1">
          <table:table-cell office:value-type="float" office:value="1.14001" calcext:value-type="float">
            <text:p>1,14001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1.164" calcext:value-type="float">
            <text:p>1,164</text:p>
          </table:table-cell>
        </table:table-row>
        <table:table-row table:style-name="ro1">
          <table:table-cell office:value-type="float" office:value="1.103" calcext:value-type="float">
            <text:p>1,103</text:p>
          </table:table-cell>
        </table:table-row>
        <table:table-row table:style-name="ro1">
          <table:table-cell office:value-type="float" office:value="1.149" calcext:value-type="float">
            <text:p>1,149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1.155" calcext:value-type="float">
            <text:p>1,155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1.14345" calcext:value-type="float">
            <text:p>1,1434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.076" calcext:value-type="float">
            <text:p>1,076</text:p>
          </table:table-cell>
        </table:table-row>
        <table:table-row table:style-name="ro1">
          <table:table-cell office:value-type="float" office:value="1.056" calcext:value-type="float">
            <text:p>1,056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0495" calcext:value-type="float">
            <text:p>1,0495</text:p>
          </table:table-cell>
        </table:table-row>
        <table:table-row table:style-name="ro1">
          <table:table-cell office:value-type="float" office:value="1.05001" calcext:value-type="float">
            <text:p>1,05001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5" calcext:value-type="float">
            <text:p>0,955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988" calcext:value-type="float">
            <text:p>0,988</text:p>
          </table:table-cell>
        </table:table-row>
        <table:table-row table:style-name="ro1"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float" office:value="0.931" calcext:value-type="float">
            <text:p>0,931</text:p>
          </table:table-cell>
        </table:table-row>
        <table:table-row table:style-name="ro1">
          <table:table-cell office:value-type="float" office:value="0.8995" calcext:value-type="float">
            <text:p>0,8995</text:p>
          </table:table-cell>
        </table:table-row>
        <table:table-row table:style-name="ro1">
          <table:table-cell office:value-type="float" office:value="0.805" calcext:value-type="float">
            <text:p>0,805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55" calcext:value-type="float">
            <text:p>0,85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0.817" calcext:value-type="float">
            <text:p>0,817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0.672" calcext:value-type="float">
            <text:p>0,672</text:p>
          </table:table-cell>
        </table:table-row>
        <table:table-row table:style-name="ro1">
          <table:table-cell office:value-type="float" office:value="0.701" calcext:value-type="float">
            <text:p>0,701</text:p>
          </table:table-cell>
        </table:table-row>
        <table:table-row table:style-name="ro1">
          <table:table-cell office:value-type="float" office:value="0.739" calcext:value-type="float">
            <text:p>0,739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0.718" calcext:value-type="float">
            <text:p>0,718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0.689" calcext:value-type="float">
            <text:p>0,689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6988" calcext:value-type="float">
            <text:p>0,6988</text:p>
          </table:table-cell>
        </table:table-row>
        <table:table-row table:style-name="ro1">
          <table:table-cell office:value-type="float" office:value="0.72997" calcext:value-type="float">
            <text:p>0,72997</text:p>
          </table:table-cell>
        </table:table-row>
        <table:table-row table:style-name="ro1">
          <table:table-cell office:value-type="float" office:value="0.7295" calcext:value-type="float">
            <text:p>0,7295</text:p>
          </table:table-cell>
        </table:table-row>
        <table:table-row table:style-name="ro1">
          <table:table-cell office:value-type="float" office:value="0.749" calcext:value-type="float">
            <text:p>0,749</text:p>
          </table:table-cell>
        </table:table-row>
        <table:table-row table:style-name="ro1">
          <table:table-cell office:value-type="float" office:value="0.748" calcext:value-type="float">
            <text:p>0,748</text:p>
          </table:table-cell>
        </table:table-row>
        <table:table-row table:style-name="ro1">
          <table:table-cell office:value-type="float" office:value="0.763" calcext:value-type="float">
            <text:p>0,763</text:p>
          </table:table-cell>
        </table:table-row>
        <table:table-row table:style-name="ro1">
          <table:table-cell office:value-type="float" office:value="0.755" calcext:value-type="float">
            <text:p>0,755</text:p>
          </table:table-cell>
        </table:table-row>
        <table:table-row table:style-name="ro1">
          <table:table-cell office:value-type="float" office:value="0.787" calcext:value-type="float">
            <text:p>0,787</text:p>
          </table:table-cell>
        </table:table-row>
        <table:table-row table:style-name="ro1">
          <table:table-cell office:value-type="float" office:value="0.8125" calcext:value-type="float">
            <text:p>0,8125</text:p>
          </table:table-cell>
        </table:table-row>
        <table:table-row table:style-name="ro1">
          <table:table-cell office:value-type="float" office:value="0.795" calcext:value-type="float">
            <text:p>0,795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815" calcext:value-type="float">
            <text:p>0,81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.8175" calcext:value-type="float">
            <text:p>0,8175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float" office:value="0.764" calcext:value-type="float">
            <text:p>0,764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0.735" calcext:value-type="float">
            <text:p>0,735</text:p>
          </table:table-cell>
        </table:table-row>
        <table:table-row table:style-name="ro1">
          <table:table-cell office:value-type="float" office:value="0.709" calcext:value-type="float">
            <text:p>0,709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738" calcext:value-type="float">
            <text:p>0,738</text:p>
          </table:table-cell>
        </table:table-row>
        <table:table-row table:style-name="ro1">
          <table:table-cell office:value-type="float" office:value="0.732" calcext:value-type="float">
            <text:p>0,732</text:p>
          </table:table-cell>
        </table:table-row>
        <table:table-row table:style-name="ro1">
          <table:table-cell office:value-type="float" office:value="0.735" calcext:value-type="float">
            <text:p>0,735</text:p>
          </table:table-cell>
        </table:table-row>
        <table:table-row table:style-name="ro1">
          <table:table-cell office:value-type="float" office:value="0.716" calcext:value-type="float">
            <text:p>0,716</text:p>
          </table:table-cell>
        </table:table-row>
        <table:table-row table:style-name="ro1">
          <table:table-cell office:value-type="float" office:value="0.723" calcext:value-type="float">
            <text:p>0,723</text:p>
          </table:table-cell>
        </table:table-row>
        <table:table-row table:style-name="ro1">
          <table:table-cell office:value-type="float" office:value="0.734" calcext:value-type="float">
            <text:p>0,734</text:p>
          </table:table-cell>
        </table:table-row>
        <table:table-row table:style-name="ro1">
          <table:table-cell office:value-type="float" office:value="0.73999" calcext:value-type="float">
            <text:p>0,73999</text:p>
          </table:table-cell>
        </table:table-row>
        <table:table-row table:style-name="ro1">
          <table:table-cell office:value-type="float" office:value="0.781" calcext:value-type="float">
            <text:p>0,781</text:p>
          </table:table-cell>
        </table:table-row>
        <table:table-row table:style-name="ro1">
          <table:table-cell office:value-type="float" office:value="0.749" calcext:value-type="float">
            <text:p>0,749</text:p>
          </table:table-cell>
        </table:table-row>
        <table:table-row table:style-name="ro1">
          <table:table-cell office:value-type="float" office:value="0.734" calcext:value-type="float">
            <text:p>0,734</text:p>
          </table:table-cell>
        </table:table-row>
        <table:table-row table:style-name="ro1">
          <table:table-cell office:value-type="float" office:value="0.7175" calcext:value-type="float">
            <text:p>0,7175</text:p>
          </table:table-cell>
        </table:table-row>
        <table:table-row table:style-name="ro1">
          <table:table-cell office:value-type="float" office:value="0.6659" calcext:value-type="float">
            <text:p>0,6659</text:p>
          </table:table-cell>
        </table:table-row>
        <table:table-row table:style-name="ro1">
          <table:table-cell office:value-type="float" office:value="0.6816" calcext:value-type="float">
            <text:p>0,6816</text:p>
          </table:table-cell>
        </table:table-row>
        <table:table-row table:style-name="ro1">
          <table:table-cell office:value-type="float" office:value="0.66989" calcext:value-type="float">
            <text:p>0,66989</text:p>
          </table:table-cell>
        </table:table-row>
        <table:table-row table:style-name="ro1">
          <table:table-cell office:value-type="float" office:value="0.69995" calcext:value-type="float">
            <text:p>0,69995</text:p>
          </table:table-cell>
        </table:table-row>
        <table:table-row table:style-name="ro1">
          <table:table-cell office:value-type="float" office:value="0.661" calcext:value-type="float">
            <text:p>0,661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float" office:value="0.695" calcext:value-type="float">
            <text:p>0,695</text:p>
          </table:table-cell>
        </table:table-row>
        <table:table-row table:style-name="ro1">
          <table:table-cell office:value-type="float" office:value="0.7109" calcext:value-type="float">
            <text:p>0,7109</text:p>
          </table:table-cell>
        </table:table-row>
        <table:table-row table:style-name="ro1">
          <table:table-cell office:value-type="float" office:value="0.7505" calcext:value-type="float">
            <text:p>0,7505</text:p>
          </table:table-cell>
        </table:table-row>
        <table:table-row table:style-name="ro1">
          <table:table-cell office:value-type="float" office:value="0.786" calcext:value-type="float">
            <text:p>0,786</text:p>
          </table:table-cell>
        </table:table-row>
        <table:table-row table:style-name="ro1">
          <table:table-cell office:value-type="float" office:value="0.80001" calcext:value-type="float">
            <text:p>0,80001</text:p>
          </table:table-cell>
        </table:table-row>
        <table:table-row table:style-name="ro1">
          <table:table-cell office:value-type="float" office:value="0.7805" calcext:value-type="float">
            <text:p>0,7805</text:p>
          </table:table-cell>
        </table:table-row>
        <table:table-row table:style-name="ro1">
          <table:table-cell office:value-type="float" office:value="0.756" calcext:value-type="float">
            <text:p>0,756</text:p>
          </table:table-cell>
        </table:table-row>
        <table:table-row table:style-name="ro1">
          <table:table-cell office:value-type="float" office:value="0.79102" calcext:value-type="float">
            <text:p>0,79102</text:p>
          </table:table-cell>
        </table:table-row>
        <table:table-row table:style-name="ro1">
          <table:table-cell office:value-type="float" office:value="0.83075" calcext:value-type="float">
            <text:p>0,83075</text:p>
          </table:table-cell>
        </table:table-row>
        <table:table-row table:style-name="ro1">
          <table:table-cell office:value-type="float" office:value="0.915" calcext:value-type="float">
            <text:p>0,915</text:p>
          </table:table-cell>
        </table:table-row>
        <table:table-row table:style-name="ro1">
          <table:table-cell office:value-type="float" office:value="0.916" calcext:value-type="float">
            <text:p>0,916</text:p>
          </table:table-cell>
        </table:table-row>
        <table:table-row table:style-name="ro1">
          <table:table-cell office:value-type="float" office:value="0.968" calcext:value-type="float">
            <text:p>0,968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float" office:value="0.8901" calcext:value-type="float">
            <text:p>0,8901</text:p>
          </table:table-cell>
        </table:table-row>
        <table:table-row table:style-name="ro1">
          <table:table-cell office:value-type="float" office:value="0.916" calcext:value-type="float">
            <text:p>0,916</text:p>
          </table:table-cell>
        </table:table-row>
        <table:table-row table:style-name="ro1">
          <table:table-cell office:value-type="float" office:value="0.927" calcext:value-type="float">
            <text:p>0,927</text:p>
          </table:table-cell>
        </table:table-row>
        <table:table-row table:style-name="ro1">
          <table:table-cell office:value-type="float" office:value="0.917" calcext:value-type="float">
            <text:p>0,917</text:p>
          </table:table-cell>
        </table:table-row>
        <table:table-row table:style-name="ro1">
          <table:table-cell office:value-type="float" office:value="0.91501" calcext:value-type="float">
            <text:p>0,91501</text:p>
          </table:table-cell>
        </table:table-row>
        <table:table-row table:style-name="ro1">
          <table:table-cell office:value-type="float" office:value="0.895" calcext:value-type="float">
            <text:p>0,89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305" calcext:value-type="float">
            <text:p>0,9305</text:p>
          </table:table-cell>
        </table:table-row>
        <table:table-row table:style-name="ro1">
          <table:table-cell office:value-type="float" office:value="0.928" calcext:value-type="float">
            <text:p>0,928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0.935" calcext:value-type="float">
            <text:p>0,935</text:p>
          </table:table-cell>
        </table:table-row>
        <table:table-row table:style-name="ro1">
          <table:table-cell office:value-type="float" office:value="0.9705" calcext:value-type="float">
            <text:p>0,9705</text:p>
          </table:table-cell>
        </table:table-row>
        <table:table-row table:style-name="ro1">
          <table:table-cell office:value-type="float" office:value="0.926" calcext:value-type="float">
            <text:p>0,926</text:p>
          </table:table-cell>
        </table:table-row>
        <table:table-row table:style-name="ro1">
          <table:table-cell office:value-type="float" office:value="0.945" calcext:value-type="float">
            <text:p>0,945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0145" calcext:value-type="float">
            <text:p>1,0145</text:p>
          </table:table-cell>
        </table:table-row>
        <table:table-row table:style-name="ro1">
          <table:table-cell office:value-type="float" office:value="1.005" calcext:value-type="float">
            <text:p>1,005</text:p>
          </table:table-cell>
        </table:table-row>
        <table:table-row table:style-name="ro1">
          <table:table-cell office:value-type="float" office:value="1.001" calcext:value-type="float">
            <text:p>1,001</text:p>
          </table:table-cell>
        </table:table-row>
        <table:table-row table:style-name="ro1">
          <table:table-cell office:value-type="float" office:value="1.0305" calcext:value-type="float">
            <text:p>1,0305</text:p>
          </table:table-cell>
        </table:table-row>
        <table:table-row table:style-name="ro1">
          <table:table-cell office:value-type="float" office:value="1.1205" calcext:value-type="float">
            <text:p>1,1205</text:p>
          </table:table-cell>
        </table:table-row>
        <table:table-row table:style-name="ro1">
          <table:table-cell office:value-type="float" office:value="1.065" calcext:value-type="float">
            <text:p>1,065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1.016" calcext:value-type="float">
            <text:p>1,016</text:p>
          </table:table-cell>
        </table:table-row>
        <table:table-row table:style-name="ro1"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1.024" calcext:value-type="float">
            <text:p>1,024</text:p>
          </table:table-cell>
        </table:table-row>
        <table:table-row table:style-name="ro1">
          <table:table-cell office:value-type="float" office:value="1.065" calcext:value-type="float">
            <text:p>1,065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025" calcext:value-type="float">
            <text:p>1,025</text:p>
          </table:table-cell>
        </table:table-row>
        <table:table-row table:style-name="ro1">
          <table:table-cell office:value-type="float" office:value="1.05499" calcext:value-type="float">
            <text:p>1,05499</text:p>
          </table:table-cell>
        </table:table-row>
        <table:table-row table:style-name="ro1">
          <table:table-cell office:value-type="float" office:value="1.075" calcext:value-type="float">
            <text:p>1,075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1.054" calcext:value-type="float">
            <text:p>1,054</text:p>
          </table:table-cell>
        </table:table-row>
        <table:table-row table:style-name="ro1">
          <table:table-cell office:value-type="float" office:value="1.05499" calcext:value-type="float">
            <text:p>1,05499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067" calcext:value-type="float">
            <text:p>1,067</text:p>
          </table:table-cell>
        </table:table-row>
        <table:table-row table:style-name="ro1">
          <table:table-cell office:value-type="float" office:value="1.074" calcext:value-type="float">
            <text:p>1,074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1.095" calcext:value-type="float">
            <text:p>1,095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091" calcext:value-type="float">
            <text:p>1,091</text:p>
          </table:table-cell>
        </table:table-row>
        <table:table-row table:style-name="ro1">
          <table:table-cell office:value-type="float" office:value="1.1475" calcext:value-type="float">
            <text:p>1,1475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1.09051" calcext:value-type="float">
            <text:p>1,09051</text:p>
          </table:table-cell>
        </table:table-row>
        <table:table-row table:style-name="ro1">
          <table:table-cell office:value-type="float" office:value="1.089" calcext:value-type="float">
            <text:p>1,089</text:p>
          </table:table-cell>
        </table:table-row>
        <table:table-row table:style-name="ro1">
          <table:table-cell office:value-type="float" office:value="1.066" calcext:value-type="float">
            <text:p>1,066</text:p>
          </table:table-cell>
        </table:table-row>
        <table:table-row table:style-name="ro1">
          <table:table-cell office:value-type="float" office:value="1.061" calcext:value-type="float">
            <text:p>1,061</text:p>
          </table:table-cell>
        </table:table-row>
        <table:table-row table:style-name="ro1">
          <table:table-cell office:value-type="float" office:value="1.06501" calcext:value-type="float">
            <text:p>1,06501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107" calcext:value-type="float">
            <text:p>1,107</text:p>
          </table:table-cell>
        </table:table-row>
        <table:table-row table:style-name="ro1">
          <table:table-cell office:value-type="float" office:value="1.155" calcext:value-type="float">
            <text:p>1,155</text:p>
          </table:table-cell>
        </table:table-row>
        <table:table-row table:style-name="ro1">
          <table:table-cell office:value-type="float" office:value="1.134" calcext:value-type="float">
            <text:p>1,134</text:p>
          </table:table-cell>
        </table:table-row>
        <table:table-row table:style-name="ro1">
          <table:table-cell office:value-type="float" office:value="1.1105" calcext:value-type="float">
            <text:p>1,1105</text:p>
          </table:table-cell>
        </table:table-row>
        <table:table-row table:style-name="ro1">
          <table:table-cell office:value-type="float" office:value="1.11011" calcext:value-type="float">
            <text:p>1,11011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112" calcext:value-type="float">
            <text:p>1,112</text:p>
          </table:table-cell>
        </table:table-row>
        <table:table-row table:style-name="ro1">
          <table:table-cell office:value-type="float" office:value="1.11801" calcext:value-type="float">
            <text:p>1,11801</text:p>
          </table:table-cell>
        </table:table-row>
        <table:table-row table:style-name="ro1">
          <table:table-cell office:value-type="float" office:value="1.165" calcext:value-type="float">
            <text:p>1,165</text:p>
          </table:table-cell>
        </table:table-row>
        <table:table-row table:style-name="ro1">
          <table:table-cell office:value-type="float" office:value="1.167" calcext:value-type="float">
            <text:p>1,167</text:p>
          </table:table-cell>
        </table:table-row>
        <table:table-row table:style-name="ro1">
          <table:table-cell office:value-type="float" office:value="1.173" calcext:value-type="float">
            <text:p>1,173</text:p>
          </table:table-cell>
        </table:table-row>
        <table:table-row table:style-name="ro1">
          <table:table-cell office:value-type="float" office:value="1.162" calcext:value-type="float">
            <text:p>1,162</text:p>
          </table:table-cell>
        </table:table-row>
        <table:table-row table:style-name="ro1">
          <table:table-cell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1.1755" calcext:value-type="float">
            <text:p>1,1755</text:p>
          </table:table-cell>
        </table:table-row>
        <table:table-row table:style-name="ro1">
          <table:table-cell office:value-type="float" office:value="1.158" calcext:value-type="float">
            <text:p>1,158</text:p>
          </table:table-cell>
        </table:table-row>
        <table:table-row table:style-name="ro1">
          <table:table-cell office:value-type="float" office:value="1.0975" calcext:value-type="float">
            <text:p>1,0975</text:p>
          </table:table-cell>
        </table:table-row>
        <table:table-row table:style-name="ro1">
          <table:table-cell office:value-type="float" office:value="1.075" calcext:value-type="float">
            <text:p>1,075</text:p>
          </table:table-cell>
        </table:table-row>
        <table:table-row table:style-name="ro1">
          <table:table-cell office:value-type="float" office:value="1.099" calcext:value-type="float">
            <text:p>1,099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1.054" calcext:value-type="float">
            <text:p>1,054</text:p>
          </table:table-cell>
        </table:table-row>
        <table:table-row table:style-name="ro1">
          <table:table-cell office:value-type="float" office:value="1.08311" calcext:value-type="float">
            <text:p>1,08311</text:p>
          </table:table-cell>
        </table:table-row>
        <table:table-row table:style-name="ro1">
          <table:table-cell office:value-type="float" office:value="1.09465" calcext:value-type="float">
            <text:p>1,09465</text:p>
          </table:table-cell>
        </table:table-row>
        <table:table-row table:style-name="ro1">
          <table:table-cell office:value-type="float" office:value="1.055" calcext:value-type="float">
            <text:p>1,055</text:p>
          </table:table-cell>
        </table:table-row>
        <table:table-row table:style-name="ro1">
          <table:table-cell office:value-type="float" office:value="1.041" calcext:value-type="float">
            <text:p>1,041</text:p>
          </table:table-cell>
        </table:table-row>
        <table:table-row table:style-name="ro1"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1.011" calcext:value-type="float">
            <text:p>1,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2" calcext:value-type="float">
            <text:p>0,992</text:p>
          </table:table-cell>
        </table:table-row>
        <table:table-row table:style-name="ro1">
          <table:table-cell office:value-type="float" office:value="0.99005" calcext:value-type="float">
            <text:p>0,99005</text:p>
          </table:table-cell>
        </table:table-row>
        <table:table-row table:style-name="ro1">
          <table:table-cell office:value-type="float" office:value="1.05007" calcext:value-type="float">
            <text:p>1,05007</text:p>
          </table:table-cell>
        </table:table-row>
        <table:table-row table:style-name="ro1">
          <table:table-cell office:value-type="float" office:value="1.005" calcext:value-type="float">
            <text:p>1,005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002" calcext:value-type="float">
            <text:p>1,002</text:p>
          </table:table-cell>
        </table:table-row>
        <table:table-row table:style-name="ro1">
          <table:table-cell office:value-type="float" office:value="1.0085" calcext:value-type="float">
            <text:p>1,0085</text:p>
          </table:table-cell>
        </table:table-row>
        <table:table-row table:style-name="ro1">
          <table:table-cell office:value-type="float" office:value="0.991" calcext:value-type="float">
            <text:p>0,991</text:p>
          </table:table-cell>
        </table:table-row>
        <table:table-row table:style-name="ro1">
          <table:table-cell office:value-type="float" office:value="1.005" calcext:value-type="float">
            <text:p>1,005</text:p>
          </table:table-cell>
        </table:table-row>
        <table:table-row table:style-name="ro1">
          <table:table-cell office:value-type="float" office:value="1.05006" calcext:value-type="float">
            <text:p>1,05006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0001" calcext:value-type="float">
            <text:p>1,0001</text:p>
          </table:table-cell>
        </table:table-row>
        <table:table-row table:style-name="ro1">
          <table:table-cell office:value-type="float" office:value="1.03022" calcext:value-type="float">
            <text:p>1,03022</text:p>
          </table:table-cell>
        </table:table-row>
        <table:table-row table:style-name="ro1">
          <table:table-cell office:value-type="float" office:value="1.012" calcext:value-type="float">
            <text:p>1,012</text:p>
          </table:table-cell>
        </table:table-row>
        <table:table-row table:style-name="ro1">
          <table:table-cell office:value-type="float" office:value="1.00151" calcext:value-type="float">
            <text:p>1,00151</text:p>
          </table:table-cell>
        </table:table-row>
        <table:table-row table:style-name="ro1">
          <table:table-cell office:value-type="float" office:value="0.99502" calcext:value-type="float">
            <text:p>0,99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12" calcext:value-type="float">
            <text:p>0,9912</text:p>
          </table:table-cell>
        </table:table-row>
        <table:table-row table:style-name="ro1">
          <table:table-cell office:value-type="float" office:value="1.00999" calcext:value-type="float">
            <text:p>1,00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0115" calcext:value-type="float">
            <text:p>1,0115</text:p>
          </table:table-cell>
        </table:table-row>
        <table:table-row table:style-name="ro1">
          <table:table-cell office:value-type="float" office:value="1.00101" calcext:value-type="float">
            <text:p>1,00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05" calcext:value-type="float">
            <text:p>1,005</text:p>
          </table:table-cell>
        </table:table-row>
        <table:table-row table:style-name="ro1">
          <table:table-cell office:value-type="float" office:value="1.02999" calcext:value-type="float">
            <text:p>1,02999</text:p>
          </table:table-cell>
        </table:table-row>
        <table:table-row table:style-name="ro1"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1.032" calcext:value-type="float">
            <text:p>1,032</text:p>
          </table:table-cell>
        </table:table-row>
        <table:table-row table:style-name="ro1"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1.031" calcext:value-type="float">
            <text:p>1,031</text:p>
          </table:table-cell>
        </table:table-row>
        <table:table-row table:style-name="ro1"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1.0459" calcext:value-type="float">
            <text:p>1,0459</text:p>
          </table:table-cell>
        </table:table-row>
        <table:table-row table:style-name="ro1">
          <table:table-cell office:value-type="float" office:value="1.05001" calcext:value-type="float">
            <text:p>1,05001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1.0891" calcext:value-type="float">
            <text:p>1,0891</text:p>
          </table:table-cell>
        </table:table-row>
        <table:table-row table:style-name="ro1">
          <table:table-cell office:value-type="float" office:value="1.095" calcext:value-type="float">
            <text:p>1,095</text:p>
          </table:table-cell>
        </table:table-row>
        <table:table-row table:style-name="ro1">
          <table:table-cell office:value-type="float" office:value="1.087" calcext:value-type="float">
            <text:p>1,087</text:p>
          </table:table-cell>
        </table:table-row>
        <table:table-row table:style-name="ro1">
          <table:table-cell office:value-type="float" office:value="1.051" calcext:value-type="float">
            <text:p>1,051</text:p>
          </table:table-cell>
        </table:table-row>
        <table:table-row table:style-name="ro1">
          <table:table-cell office:value-type="float" office:value="1.061" calcext:value-type="float">
            <text:p>1,061</text:p>
          </table:table-cell>
        </table:table-row>
        <table:table-row table:style-name="ro1">
          <table:table-cell office:value-type="float" office:value="1.021" calcext:value-type="float">
            <text:p>1,021</text:p>
          </table:table-cell>
        </table:table-row>
        <table:table-row table:style-name="ro1"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0.961" calcext:value-type="float">
            <text:p>0,961</text:p>
          </table:table-cell>
        </table:table-row>
        <table:table-row table:style-name="ro1">
          <table:table-cell office:value-type="float" office:value="0.9889" calcext:value-type="float">
            <text:p>0,9889</text:p>
          </table:table-cell>
        </table:table-row>
        <table:table-row table:style-name="ro1">
          <table:table-cell office:value-type="float" office:value="0.981" calcext:value-type="float">
            <text:p>0,981</text:p>
          </table:table-cell>
        </table:table-row>
        <table:table-row table:style-name="ro1">
          <table:table-cell office:value-type="float" office:value="0.973" calcext:value-type="float">
            <text:p>0,973</text:p>
          </table:table-cell>
        </table:table-row>
        <table:table-row table:style-name="ro1">
          <table:table-cell office:value-type="float" office:value="0.938" calcext:value-type="float">
            <text:p>0,938</text:p>
          </table:table-cell>
        </table:table-row>
        <table:table-row table:style-name="ro1">
          <table:table-cell office:value-type="float" office:value="0.92938" calcext:value-type="float">
            <text:p>0,92938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0.855" calcext:value-type="float">
            <text:p>0,855</text:p>
          </table:table-cell>
        </table:table-row>
        <table:table-row table:style-name="ro1">
          <table:table-cell office:value-type="float" office:value="0.8513" calcext:value-type="float">
            <text:p>0,8513</text:p>
          </table:table-cell>
        </table:table-row>
        <table:table-row table:style-name="ro1">
          <table:table-cell office:value-type="float" office:value="0.889" calcext:value-type="float">
            <text:p>0,88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89299" calcext:value-type="float">
            <text:p>0,89299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0.895" calcext:value-type="float">
            <text:p>0,895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0.8923" calcext:value-type="float">
            <text:p>0,8923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0.93501" calcext:value-type="float">
            <text:p>0,93501</text:p>
          </table:table-cell>
        </table:table-row>
        <table:table-row table:style-name="ro1">
          <table:table-cell office:value-type="float" office:value="0.972" calcext:value-type="float">
            <text:p>0,972</text:p>
          </table:table-cell>
        </table:table-row>
        <table:table-row table:style-name="ro1">
          <table:table-cell office:value-type="float" office:value="0.946" calcext:value-type="float">
            <text:p>0,946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0.9767" calcext:value-type="float">
            <text:p>0,9767</text:p>
          </table:table-cell>
        </table:table-row>
        <table:table-row table:style-name="ro1">
          <table:table-cell office:value-type="float" office:value="0.959" calcext:value-type="float">
            <text:p>0,959</text:p>
          </table:table-cell>
        </table:table-row>
        <table:table-row table:style-name="ro1">
          <table:table-cell office:value-type="float" office:value="0.9749" calcext:value-type="float">
            <text:p>0,9749</text:p>
          </table:table-cell>
        </table:table-row>
        <table:table-row table:style-name="ro1"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0.9901" calcext:value-type="float">
            <text:p>0,9901</text:p>
          </table:table-cell>
        </table:table-row>
        <table:table-row table:style-name="ro1">
          <table:table-cell office:value-type="float" office:value="0.99801" calcext:value-type="float">
            <text:p>0,99801</text:p>
          </table:table-cell>
        </table:table-row>
        <table:table-row table:style-name="ro1">
          <table:table-cell office:value-type="float" office:value="0.995" calcext:value-type="float">
            <text:p>0,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88" calcext:value-type="float">
            <text:p>0,9888</text:p>
          </table:table-cell>
        </table:table-row>
        <table:table-row table:style-name="ro1">
          <table:table-cell office:value-type="float" office:value="1.00385" calcext:value-type="float">
            <text:p>1,00385</text:p>
          </table:table-cell>
        </table:table-row>
        <table:table-row table:style-name="ro1">
          <table:table-cell office:value-type="float" office:value="0.991" calcext:value-type="float">
            <text:p>0,991</text:p>
          </table:table-cell>
        </table:table-row>
        <table:table-row table:style-name="ro1">
          <table:table-cell office:value-type="float" office:value="1.00302" calcext:value-type="float">
            <text:p>1,00302</text:p>
          </table:table-cell>
        </table:table-row>
        <table:table-row table:style-name="ro1">
          <table:table-cell office:value-type="float" office:value="1.022" calcext:value-type="float">
            <text:p>1,022</text:p>
          </table:table-cell>
        </table:table-row>
        <table:table-row table:style-name="ro1">
          <table:table-cell office:value-type="float" office:value="1.051" calcext:value-type="float">
            <text:p>1,051</text:p>
          </table:table-cell>
        </table:table-row>
        <table:table-row table:style-name="ro1">
          <table:table-cell office:value-type="float" office:value="1.019" calcext:value-type="float">
            <text:p>1,019</text:p>
          </table:table-cell>
        </table:table-row>
        <table:table-row table:style-name="ro1">
          <table:table-cell office:value-type="float" office:value="1.05515" calcext:value-type="float">
            <text:p>1,05515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1.123" calcext:value-type="float">
            <text:p>1,123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045" calcext:value-type="float">
            <text:p>1,045</text:p>
          </table:table-cell>
        </table:table-row>
        <table:table-row table:style-name="ro1">
          <table:table-cell office:value-type="float" office:value="1.041" calcext:value-type="float">
            <text:p>1,041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1.075" calcext:value-type="float">
            <text:p>1,075</text:p>
          </table:table-cell>
        </table:table-row>
        <table:table-row table:style-name="ro1">
          <table:table-cell office:value-type="float" office:value="1.10415" calcext:value-type="float">
            <text:p>1,10415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34" calcext:value-type="float">
            <text:p>1,234</text:p>
          </table:table-cell>
        </table:table-row>
        <table:table-row table:style-name="ro1">
          <table:table-cell office:value-type="float" office:value="1.225" calcext:value-type="float">
            <text:p>1,225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1.2601" calcext:value-type="float">
            <text:p>1,2601</text:p>
          </table:table-cell>
        </table:table-row>
        <table:table-row table:style-name="ro1">
          <table:table-cell office:value-type="float" office:value="1.369" calcext:value-type="float">
            <text:p>1,369</text:p>
          </table:table-cell>
        </table:table-row>
        <table:table-row table:style-name="ro1">
          <table:table-cell office:value-type="float" office:value="1.403" calcext:value-type="float">
            <text:p>1,403</text:p>
          </table:table-cell>
        </table:table-row>
        <table:table-row table:style-name="ro1">
          <table:table-cell office:value-type="float" office:value="1.431" calcext:value-type="float">
            <text:p>1,431</text:p>
          </table:table-cell>
        </table:table-row>
        <table:table-row table:style-name="ro1">
          <table:table-cell office:value-type="float" office:value="1.523" calcext:value-type="float">
            <text:p>1,523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float" office:value="1.689" calcext:value-type="float">
            <text:p>1,689</text:p>
          </table:table-cell>
        </table:table-row>
        <table:table-row table:style-name="ro1">
          <table:table-cell office:value-type="float" office:value="1.937" calcext:value-type="float">
            <text:p>1,937</text:p>
          </table:table-cell>
        </table:table-row>
        <table:table-row table:style-name="ro1">
          <table:table-cell office:value-type="float" office:value="1.907" calcext:value-type="float">
            <text:p>1,9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04" calcext:value-type="float">
            <text:p>1,804</text:p>
          </table:table-cell>
        </table:table-row>
        <table:table-row table:style-name="ro1">
          <table:table-cell office:value-type="float" office:value="1.889" calcext:value-type="float">
            <text:p>1,889</text:p>
          </table:table-cell>
        </table:table-row>
        <table:table-row table:style-name="ro1">
          <table:table-cell office:value-type="float" office:value="1.983" calcext:value-type="float">
            <text:p>1,983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2.127" calcext:value-type="float">
            <text:p>2,127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2.215" calcext:value-type="float">
            <text:p>2,215</text:p>
          </table:table-cell>
        </table:table-row>
        <table:table-row table:style-name="ro1">
          <table:table-cell office:value-type="float" office:value="2.254" calcext:value-type="float">
            <text:p>2,254</text:p>
          </table:table-cell>
        </table:table-row>
        <table:table-row table:style-name="ro1">
          <table:table-cell office:value-type="float" office:value="2.20001" calcext:value-type="float">
            <text:p>2,20001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2.246" calcext:value-type="float">
            <text:p>2,246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</table:table-row>
        <table:table-row table:style-name="ro1">
          <table:table-cell office:value-type="float" office:value="2.337" calcext:value-type="float">
            <text:p>2,337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</table:table-row>
        <table:table-row table:style-name="ro1">
          <table:table-cell office:value-type="float" office:value="2.303" calcext:value-type="float">
            <text:p>2,303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.432" calcext:value-type="float">
            <text:p>2,432</text:p>
          </table:table-cell>
        </table:table-row>
        <table:table-row table:style-name="ro1">
          <table:table-cell office:value-type="float" office:value="2.525" calcext:value-type="float">
            <text:p>2,525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2.81187" calcext:value-type="float">
            <text:p>2,81187</text:p>
          </table:table-cell>
        </table:table-row>
        <table:table-row table:style-name="ro1">
          <table:table-cell office:value-type="float" office:value="2.74999" calcext:value-type="float">
            <text:p>2,74999</text:p>
          </table:table-cell>
        </table:table-row>
        <table:table-row table:style-name="ro1">
          <table:table-cell office:value-type="float" office:value="2.73" calcext:value-type="float">
            <text:p>2,73</text:p>
          </table:table-cell>
        </table:table-row>
        <table:table-row table:style-name="ro1">
          <table:table-cell office:value-type="float" office:value="2.68102" calcext:value-type="float">
            <text:p>2,68102</text:p>
          </table:table-cell>
        </table:table-row>
        <table:table-row table:style-name="ro1">
          <table:table-cell office:value-type="float" office:value="2.545" calcext:value-type="float">
            <text:p>2,545</text:p>
          </table:table-cell>
        </table:table-row>
        <table:table-row table:style-name="ro1"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2.462" calcext:value-type="float">
            <text:p>2,462</text:p>
          </table:table-cell>
        </table:table-row>
        <table:table-row table:style-name="ro1">
          <table:table-cell office:value-type="float" office:value="2.57001" calcext:value-type="float">
            <text:p>2,57001</text:p>
          </table:table-cell>
        </table:table-row>
        <table:table-row table:style-name="ro1">
          <table:table-cell office:value-type="float" office:value="2.548" calcext:value-type="float">
            <text:p>2,548</text:p>
          </table:table-cell>
        </table:table-row>
        <table:table-row table:style-name="ro1">
          <table:table-cell office:value-type="float" office:value="2.578" calcext:value-type="float">
            <text:p>2,578</text:p>
          </table:table-cell>
        </table:table-row>
        <table:table-row table:style-name="ro1">
          <table:table-cell office:value-type="float" office:value="2.54769" calcext:value-type="float">
            <text:p>2,54769</text:p>
          </table:table-cell>
        </table:table-row>
        <table:table-row table:style-name="ro1">
          <table:table-cell office:value-type="float" office:value="2.442" calcext:value-type="float">
            <text:p>2,442</text:p>
          </table:table-cell>
        </table:table-row>
        <table:table-row table:style-name="ro1">
          <table:table-cell office:value-type="float" office:value="2.482" calcext:value-type="float">
            <text:p>2,482</text:p>
          </table:table-cell>
        </table:table-row>
        <table:table-row table:style-name="ro1">
          <table:table-cell office:value-type="float" office:value="2.519" calcext:value-type="float">
            <text:p>2,519</text:p>
          </table:table-cell>
        </table:table-row>
        <table:table-row table:style-name="ro1">
          <table:table-cell office:value-type="float" office:value="2.568" calcext:value-type="float">
            <text:p>2,568</text:p>
          </table:table-cell>
        </table:table-row>
        <table:table-row table:style-name="ro1">
          <table:table-cell office:value-type="float" office:value="2.584" calcext:value-type="float">
            <text:p>2,584</text:p>
          </table:table-cell>
        </table:table-row>
        <table:table-row table:style-name="ro1">
          <table:table-cell office:value-type="float" office:value="2.753" calcext:value-type="float">
            <text:p>2,753</text:p>
          </table:table-cell>
        </table:table-row>
        <table:table-row table:style-name="ro1">
          <table:table-cell office:value-type="float" office:value="2.70647" calcext:value-type="float">
            <text:p>2,70647</text:p>
          </table:table-cell>
        </table:table-row>
        <table:table-row table:style-name="ro1">
          <table:table-cell office:value-type="float" office:value="2.715" calcext:value-type="float">
            <text:p>2,715</text:p>
          </table:table-cell>
        </table:table-row>
        <table:table-row table:style-name="ro1">
          <table:table-cell office:value-type="float" office:value="2.715" calcext:value-type="float">
            <text:p>2,715</text:p>
          </table:table-cell>
        </table:table-row>
        <table:table-row table:style-name="ro1">
          <table:table-cell office:value-type="float" office:value="2.69554" calcext:value-type="float">
            <text:p>2,69554</text:p>
          </table:table-cell>
        </table:table-row>
        <table:table-row table:style-name="ro1">
          <table:table-cell office:value-type="float" office:value="2.653" calcext:value-type="float">
            <text:p>2,653</text:p>
          </table:table-cell>
        </table:table-row>
        <table:table-row table:style-name="ro1">
          <table:table-cell office:value-type="float" office:value="2.636" calcext:value-type="float">
            <text:p>2,636</text:p>
          </table:table-cell>
        </table:table-row>
        <table:table-row table:style-name="ro1">
          <table:table-cell office:value-type="float" office:value="2.654" calcext:value-type="float">
            <text:p>2,654</text:p>
          </table:table-cell>
        </table:table-row>
        <table:table-row table:style-name="ro1">
          <table:table-cell office:value-type="float" office:value="2.66665" calcext:value-type="float">
            <text:p>2,66665</text:p>
          </table:table-cell>
        </table:table-row>
        <table:table-row table:style-name="ro1">
          <table:table-cell office:value-type="float" office:value="2.785" calcext:value-type="float">
            <text:p>2,785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</table:table-row>
        <table:table-row table:style-name="ro1">
          <table:table-cell office:value-type="float" office:value="2.7665" calcext:value-type="float">
            <text:p>2,7665</text:p>
          </table:table-cell>
        </table:table-row>
        <table:table-row table:style-name="ro1">
          <table:table-cell office:value-type="float" office:value="2.726" calcext:value-type="float">
            <text:p>2,726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float" office:value="2.905" calcext:value-type="float">
            <text:p>2,905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</table:table-row>
        <table:table-row table:style-name="ro1">
          <table:table-cell office:value-type="float" office:value="3.015" calcext:value-type="float">
            <text:p>3,015</text:p>
          </table:table-cell>
        </table:table-row>
        <table:table-row table:style-name="ro1">
          <table:table-cell office:value-type="float" office:value="2.9751" calcext:value-type="float">
            <text:p>2,9751</text:p>
          </table:table-cell>
        </table:table-row>
        <table:table-row table:style-name="ro1">
          <table:table-cell office:value-type="float" office:value="2.975" calcext:value-type="float">
            <text:p>2,975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</table:table-row>
        <table:table-row table:style-name="ro1">
          <table:table-cell office:value-type="float" office:value="3.055" calcext:value-type="float">
            <text:p>3,055</text:p>
          </table:table-cell>
        </table:table-row>
        <table:table-row table:style-name="ro1">
          <table:table-cell office:value-type="float" office:value="3.398" calcext:value-type="float">
            <text:p>3,398</text:p>
          </table:table-cell>
        </table:table-row>
        <table:table-row table:style-name="ro1">
          <table:table-cell office:value-type="float" office:value="3.369" calcext:value-type="float">
            <text:p>3,369</text:p>
          </table:table-cell>
        </table:table-row>
        <table:table-row table:style-name="ro1">
          <table:table-cell office:value-type="float" office:value="3.351" calcext:value-type="float">
            <text:p>3,351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</table:table-row>
        <table:table-row table:style-name="ro1">
          <table:table-cell office:value-type="float" office:value="3.497" calcext:value-type="float">
            <text:p>3,497</text:p>
          </table:table-cell>
        </table:table-row>
        <table:table-row table:style-name="ro1">
          <table:table-cell office:value-type="float" office:value="3.823" calcext:value-type="float">
            <text:p>3,823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</table:table-row>
        <table:table-row table:style-name="ro1">
          <table:table-cell office:value-type="float" office:value="4.138" calcext:value-type="float">
            <text:p>4,138</text:p>
          </table:table-cell>
        </table:table-row>
        <table:table-row table:style-name="ro1">
          <table:table-cell office:value-type="float" office:value="4.29" calcext:value-type="float">
            <text:p>4,29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float" office:value="4.317" calcext:value-type="float">
            <text:p>4,317</text:p>
          </table:table-cell>
        </table:table-row>
        <table:table-row table:style-name="ro1">
          <table:table-cell office:value-type="float" office:value="4.337" calcext:value-type="float">
            <text:p>4,337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.639" calcext:value-type="float">
            <text:p>4,639</text:p>
          </table:table-cell>
        </table:table-row>
        <table:table-row table:style-name="ro1">
          <table:table-cell office:value-type="float" office:value="4.73" calcext:value-type="float">
            <text:p>4,73</text:p>
          </table:table-cell>
        </table:table-row>
        <table:table-row table:style-name="ro1">
          <table:table-cell office:value-type="float" office:value="4.884" calcext:value-type="float">
            <text:p>4,884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4.729" calcext:value-type="float">
            <text:p>4,729</text:p>
          </table:table-cell>
        </table:table-row>
        <table:table-row table:style-name="ro1">
          <table:table-cell office:value-type="float" office:value="4.6899" calcext:value-type="float">
            <text:p>4,6899</text:p>
          </table:table-cell>
        </table:table-row>
        <table:table-row table:style-name="ro1">
          <table:table-cell office:value-type="float" office:value="4.923" calcext:value-type="float">
            <text:p>4,923</text:p>
          </table:table-cell>
        </table:table-row>
        <table:table-row table:style-name="ro1">
          <table:table-cell office:value-type="float" office:value="5.09" calcext:value-type="float">
            <text:p>5,0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5.2361" calcext:value-type="float">
            <text:p>5,2361</text:p>
          </table:table-cell>
        </table:table-row>
        <table:table-row table:style-name="ro1">
          <table:table-cell office:value-type="float" office:value="5.201" calcext:value-type="float">
            <text:p>5,201</text:p>
          </table:table-cell>
        </table:table-row>
        <table:table-row table:style-name="ro1"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5.399" calcext:value-type="float">
            <text:p>5,399</text:p>
          </table:table-cell>
        </table:table-row>
        <table:table-row table:style-name="ro1">
          <table:table-cell office:value-type="float" office:value="5.519" calcext:value-type="float">
            <text:p>5,519</text:p>
          </table:table-cell>
        </table:table-row>
        <table:table-row table:style-name="ro1">
          <table:table-cell office:value-type="float" office:value="5.413" calcext:value-type="float">
            <text:p>5,413</text:p>
          </table:table-cell>
        </table:table-row>
        <table:table-row table:style-name="ro1">
          <table:table-cell office:value-type="float" office:value="5.455" calcext:value-type="float">
            <text:p>5,455</text:p>
          </table:table-cell>
        </table:table-row>
        <table:table-row table:style-name="ro1">
          <table:table-cell office:value-type="float" office:value="5.375" calcext:value-type="float">
            <text:p>5,375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5.212" calcext:value-type="float">
            <text:p>5,212</text:p>
          </table:table-cell>
        </table:table-row>
        <table:table-row table:style-name="ro1">
          <table:table-cell office:value-type="float" office:value="5.005" calcext:value-type="float">
            <text:p>5,005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5.446" calcext:value-type="float">
            <text:p>5,446</text:p>
          </table:table-cell>
        </table:table-row>
        <table:table-row table:style-name="ro1">
          <table:table-cell office:value-type="float" office:value="5.39" calcext:value-type="float">
            <text:p>5,39</text:p>
          </table:table-cell>
        </table:table-row>
        <table:table-row table:style-name="ro1">
          <table:table-cell office:value-type="float" office:value="5.515" calcext:value-type="float">
            <text:p>5,515</text:p>
          </table:table-cell>
        </table:table-row>
        <table:table-row table:style-name="ro1"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</table:table-row>
        <table:table-row table:style-name="ro1">
          <table:table-cell office:value-type="float" office:value="5.59002" calcext:value-type="float">
            <text:p>5,59002</text:p>
          </table:table-cell>
        </table:table-row>
        <table:table-row table:style-name="ro1">
          <table:table-cell office:value-type="float" office:value="5.752" calcext:value-type="float">
            <text:p>5,752</text:p>
          </table:table-cell>
        </table:table-row>
        <table:table-row table:style-name="ro1">
          <table:table-cell office:value-type="float" office:value="5.757" calcext:value-type="float">
            <text:p>5,757</text:p>
          </table:table-cell>
        </table:table-row>
        <table:table-row table:style-name="ro1">
          <table:table-cell office:value-type="float" office:value="5.753" calcext:value-type="float">
            <text:p>5,753</text:p>
          </table:table-cell>
        </table:table-row>
        <table:table-row table:style-name="ro1">
          <table:table-cell office:value-type="float" office:value="5.655" calcext:value-type="float">
            <text:p>5,655</text:p>
          </table:table-cell>
        </table:table-row>
        <table:table-row table:style-name="ro1">
          <table:table-cell office:value-type="float" office:value="5.655" calcext:value-type="float">
            <text:p>5,655</text:p>
          </table:table-cell>
        </table:table-row>
        <table:table-row table:style-name="ro1">
          <table:table-cell office:value-type="float" office:value="5.44606" calcext:value-type="float">
            <text:p>5,44606</text:p>
          </table:table-cell>
        </table:table-row>
        <table:table-row table:style-name="ro1">
          <table:table-cell office:value-type="float" office:value="5.3515" calcext:value-type="float">
            <text:p>5,3515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5.372" calcext:value-type="float">
            <text:p>5,372</text:p>
          </table:table-cell>
        </table:table-row>
        <table:table-row table:style-name="ro1">
          <table:table-cell office:value-type="float" office:value="5.381" calcext:value-type="float">
            <text:p>5,381</text:p>
          </table:table-cell>
        </table:table-row>
        <table:table-row table:style-name="ro1">
          <table:table-cell office:value-type="float" office:value="5.326" calcext:value-type="float">
            <text:p>5,326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5.42" calcext:value-type="float">
            <text:p>5,42</text:p>
          </table:table-cell>
        </table:table-row>
        <table:table-row table:style-name="ro1">
          <table:table-cell office:value-type="float" office:value="5.537" calcext:value-type="float">
            <text:p>5,537</text:p>
          </table:table-cell>
        </table:table-row>
        <table:table-row table:style-name="ro1">
          <table:table-cell office:value-type="float" office:value="5.72" calcext:value-type="float">
            <text:p>5,72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</table:table-row>
        <table:table-row table:style-name="ro1">
          <table:table-cell office:value-type="float" office:value="5.611" calcext:value-type="float">
            <text:p>5,611</text:p>
          </table:table-cell>
        </table:table-row>
        <table:table-row table:style-name="ro1">
          <table:table-cell office:value-type="float" office:value="5.34212" calcext:value-type="float">
            <text:p>5,34212</text:p>
          </table:table-cell>
        </table:table-row>
        <table:table-row table:style-name="ro1">
          <table:table-cell office:value-type="float" office:value="5.351" calcext:value-type="float">
            <text:p>5,351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5.373" calcext:value-type="float">
            <text:p>5,373</text:p>
          </table:table-cell>
        </table:table-row>
        <table:table-row table:style-name="ro1">
          <table:table-cell office:value-type="float" office:value="5.306" calcext:value-type="float">
            <text:p>5,306</text:p>
          </table:table-cell>
        </table:table-row>
        <table:table-row table:style-name="ro1">
          <table:table-cell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5.315" calcext:value-type="float">
            <text:p>5,315</text:p>
          </table:table-cell>
        </table:table-row>
        <table:table-row table:style-name="ro1">
          <table:table-cell office:value-type="float" office:value="5.38958" calcext:value-type="float">
            <text:p>5,38958</text:p>
          </table:table-cell>
        </table:table-row>
        <table:table-row table:style-name="ro1">
          <table:table-cell office:value-type="float" office:value="5.29" calcext:value-type="float">
            <text:p>5,29</text:p>
          </table:table-cell>
        </table:table-row>
        <table:table-row table:style-name="ro1">
          <table:table-cell office:value-type="float" office:value="5.3011" calcext:value-type="float">
            <text:p>5,3011</text:p>
          </table:table-cell>
        </table:table-row>
        <table:table-row table:style-name="ro1">
          <table:table-cell office:value-type="float" office:value="5.323" calcext:value-type="float">
            <text:p>5,323</text:p>
          </table:table-cell>
        </table:table-row>
        <table:table-row table:style-name="ro1">
          <table:table-cell office:value-type="float" office:value="5.32" calcext:value-type="float">
            <text:p>5,32</text:p>
          </table:table-cell>
        </table:table-row>
        <table:table-row table:style-name="ro1">
          <table:table-cell office:value-type="float" office:value="5.301" calcext:value-type="float">
            <text:p>5,301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</table:table-row>
        <table:table-row table:style-name="ro1">
          <table:table-cell office:value-type="float" office:value="5.31" calcext:value-type="float">
            <text:p>5,31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5.3105" calcext:value-type="float">
            <text:p>5,310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float" office:value="5.255" calcext:value-type="float">
            <text:p>5,255</text:p>
          </table:table-cell>
        </table:table-row>
        <table:table-row table:style-name="ro1">
          <table:table-cell office:value-type="float" office:value="5.18" calcext:value-type="float">
            <text:p>5,18</text:p>
          </table:table-cell>
        </table:table-row>
        <table:table-row table:style-name="ro1">
          <table:table-cell office:value-type="float" office:value="5.251" calcext:value-type="float">
            <text:p>5,251</text:p>
          </table:table-cell>
        </table:table-row>
        <table:table-row table:style-name="ro1">
          <table:table-cell office:value-type="float" office:value="5.265" calcext:value-type="float">
            <text:p>5,265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float" office:value="5.051" calcext:value-type="float">
            <text:p>5,051</text:p>
          </table:table-cell>
        </table:table-row>
        <table:table-row table:style-name="ro1">
          <table:table-cell office:value-type="float" office:value="4.95102" calcext:value-type="float">
            <text:p>4,95102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4.882" calcext:value-type="float">
            <text:p>4,882</text:p>
          </table:table-cell>
        </table:table-row>
        <table:table-row table:style-name="ro1">
          <table:table-cell office:value-type="float" office:value="5.09999" calcext:value-type="float">
            <text:p>5,09999</text:p>
          </table:table-cell>
        </table:table-row>
        <table:table-row table:style-name="ro1">
          <table:table-cell office:value-type="float" office:value="4.975" calcext:value-type="float">
            <text:p>4,975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4.641" calcext:value-type="float">
            <text:p>4,641</text:p>
          </table:table-cell>
        </table:table-row>
        <table:table-row table:style-name="ro1">
          <table:table-cell office:value-type="float" office:value="4.302" calcext:value-type="float">
            <text:p>4,302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</table:table-row>
        <table:table-row table:style-name="ro1">
          <table:table-cell office:value-type="float" office:value="4.45001" calcext:value-type="float">
            <text:p>4,45001</text:p>
          </table:table-cell>
        </table:table-row>
        <table:table-row table:style-name="ro1">
          <table:table-cell office:value-type="float" office:value="4.556" calcext:value-type="float">
            <text:p>4,556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</table:table-row>
        <table:table-row table:style-name="ro1">
          <table:table-cell office:value-type="float" office:value="4.527" calcext:value-type="float">
            <text:p>4,527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4.599" calcext:value-type="float">
            <text:p>4,599</text:p>
          </table:table-cell>
        </table:table-row>
        <table:table-row table:style-name="ro1">
          <table:table-cell office:value-type="float" office:value="4.743" calcext:value-type="float">
            <text:p>4,743</text:p>
          </table:table-cell>
        </table:table-row>
        <table:table-row table:style-name="ro1">
          <table:table-cell office:value-type="float" office:value="4.705" calcext:value-type="float">
            <text:p>4,705</text:p>
          </table:table-cell>
        </table:table-row>
        <table:table-row table:style-name="ro1"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4.846" calcext:value-type="float">
            <text:p>4,846</text:p>
          </table:table-cell>
        </table:table-row>
        <table:table-row table:style-name="ro1">
          <table:table-cell office:value-type="float" office:value="4.883" calcext:value-type="float">
            <text:p>4,883</text:p>
          </table:table-cell>
        </table:table-row>
        <table:table-row table:style-name="ro1">
          <table:table-cell office:value-type="float" office:value="5.001" calcext:value-type="float">
            <text:p>5,001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</table:table-row>
        <table:table-row table:style-name="ro1">
          <table:table-cell office:value-type="float" office:value="4.879" calcext:value-type="float">
            <text:p>4,879</text:p>
          </table:table-cell>
        </table:table-row>
        <table:table-row table:style-name="ro1">
          <table:table-cell office:value-type="float" office:value="4.832" calcext:value-type="float">
            <text:p>4,832</text:p>
          </table:table-cell>
        </table:table-row>
        <table:table-row table:style-name="ro1"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4.79979" calcext:value-type="float">
            <text:p>4,7997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4.595" calcext:value-type="float">
            <text:p>4,595</text:p>
          </table:table-cell>
        </table:table-row>
        <table:table-row table:style-name="ro1">
          <table:table-cell office:value-type="float" office:value="4.675" calcext:value-type="float">
            <text:p>4,67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4.79" calcext:value-type="float">
            <text:p>4,79</text:p>
          </table:table-cell>
        </table:table-row>
        <table:table-row table:style-name="ro1">
          <table:table-cell office:value-type="float" office:value="4.781" calcext:value-type="float">
            <text:p>4,781</text:p>
          </table:table-cell>
        </table:table-row>
        <table:table-row table:style-name="ro1">
          <table:table-cell office:value-type="float" office:value="5.088" calcext:value-type="float">
            <text:p>5,088</text:p>
          </table:table-cell>
        </table:table-row>
        <table:table-row table:style-name="ro1">
          <table:table-cell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</table:table-row>
        <table:table-row table:style-name="ro1">
          <table:table-cell office:value-type="float" office:value="4.83" calcext:value-type="float">
            <text:p>4,83</text:p>
          </table:table-cell>
        </table:table-row>
        <table:table-row table:style-name="ro1">
          <table:table-cell office:value-type="float" office:value="4.778" calcext:value-type="float">
            <text:p>4,778</text:p>
          </table:table-cell>
        </table:table-row>
        <table:table-row table:style-name="ro1">
          <table:table-cell office:value-type="float" office:value="4.845" calcext:value-type="float">
            <text:p>4,845</text:p>
          </table:table-cell>
        </table:table-row>
        <table:table-row table:style-name="ro1">
          <table:table-cell office:value-type="float" office:value="4.81197" calcext:value-type="float">
            <text:p>4,81197</text:p>
          </table:table-cell>
        </table:table-row>
        <table:table-row table:style-name="ro1">
          <table:table-cell office:value-type="float" office:value="4.84099" calcext:value-type="float">
            <text:p>4,84099</text:p>
          </table:table-cell>
        </table:table-row>
        <table:table-row table:style-name="ro1">
          <table:table-cell office:value-type="float" office:value="4.925" calcext:value-type="float">
            <text:p>4,925</text:p>
          </table:table-cell>
        </table:table-row>
        <table:table-row table:style-name="ro1">
          <table:table-cell office:value-type="float" office:value="5.059" calcext:value-type="float">
            <text:p>5,059</text:p>
          </table:table-cell>
        </table:table-row>
        <table:table-row table:style-name="ro1">
          <table:table-cell office:value-type="float" office:value="4.992" calcext:value-type="float">
            <text:p>4,992</text:p>
          </table:table-cell>
        </table:table-row>
        <table:table-row table:style-name="ro1">
          <table:table-cell office:value-type="float" office:value="4.952" calcext:value-type="float">
            <text:p>4,952</text:p>
          </table:table-cell>
        </table:table-row>
        <table:table-row table:style-name="ro1">
          <table:table-cell office:value-type="float" office:value="5.151" calcext:value-type="float">
            <text:p>5,151</text:p>
          </table:table-cell>
        </table:table-row>
        <table:table-row table:style-name="ro1">
          <table:table-cell office:value-type="float" office:value="5.205" calcext:value-type="float">
            <text:p>5,205</text:p>
          </table:table-cell>
        </table:table-row>
        <table:table-row table:style-name="ro1">
          <table:table-cell office:value-type="float" office:value="5.42" calcext:value-type="float">
            <text:p>5,42</text:p>
          </table:table-cell>
        </table:table-row>
        <table:table-row table:style-name="ro1">
          <table:table-cell office:value-type="float" office:value="5.581" calcext:value-type="float">
            <text:p>5,581</text:p>
          </table:table-cell>
        </table:table-row>
        <table:table-row table:style-name="ro1">
          <table:table-cell office:value-type="float" office:value="5.649" calcext:value-type="float">
            <text:p>5,649</text:p>
          </table:table-cell>
        </table:table-row>
        <table:table-row table:style-name="ro1">
          <table:table-cell office:value-type="float" office:value="5.612" calcext:value-type="float">
            <text:p>5,612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float" office:value="5.481" calcext:value-type="float">
            <text:p>5,481</text:p>
          </table:table-cell>
        </table:table-row>
        <table:table-row table:style-name="ro1"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</table:table-row>
        <table:table-row table:style-name="ro1">
          <table:table-cell office:value-type="float" office:value="5.698" calcext:value-type="float">
            <text:p>5,698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</table:table-row>
        <table:table-row table:style-name="ro1">
          <table:table-cell office:value-type="float" office:value="5.775" calcext:value-type="float">
            <text:p>5,775</text:p>
          </table:table-cell>
        </table:table-row>
        <table:table-row table:style-name="ro1">
          <table:table-cell office:value-type="float" office:value="5.705" calcext:value-type="float">
            <text:p>5,705</text:p>
          </table:table-cell>
        </table:table-row>
        <table:table-row table:style-name="ro1">
          <table:table-cell office:value-type="float" office:value="5.682" calcext:value-type="float">
            <text:p>5,682</text:p>
          </table:table-cell>
        </table:table-row>
        <table:table-row table:style-name="ro1">
          <table:table-cell office:value-type="float" office:value="5.60101" calcext:value-type="float">
            <text:p>5,60101</text:p>
          </table:table-cell>
        </table:table-row>
        <table:table-row table:style-name="ro1">
          <table:table-cell office:value-type="float" office:value="5.69899" calcext:value-type="float">
            <text:p>5,69899</text:p>
          </table:table-cell>
        </table:table-row>
        <table:table-row table:style-name="ro1">
          <table:table-cell office:value-type="float" office:value="5.71012" calcext:value-type="float">
            <text:p>5,71012</text:p>
          </table:table-cell>
        </table:table-row>
        <table:table-row table:style-name="ro1">
          <table:table-cell office:value-type="float" office:value="5.62" calcext:value-type="float">
            <text:p>5,62</text:p>
          </table:table-cell>
        </table:table-row>
        <table:table-row table:style-name="ro1">
          <table:table-cell office:value-type="float" office:value="5.78" calcext:value-type="float">
            <text:p>5,78</text:p>
          </table:table-cell>
        </table:table-row>
        <table:table-row table:style-name="ro1">
          <table:table-cell office:value-type="float" office:value="5.891" calcext:value-type="float">
            <text:p>5,891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6.041" calcext:value-type="float">
            <text:p>6,041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6.018" calcext:value-type="float">
            <text:p>6,018</text:p>
          </table:table-cell>
        </table:table-row>
        <table:table-row table:style-name="ro1">
          <table:table-cell office:value-type="float" office:value="6.129" calcext:value-type="float">
            <text:p>6,129</text:p>
          </table:table-cell>
        </table:table-row>
        <table:table-row table:style-name="ro1">
          <table:table-cell office:value-type="float" office:value="5.94728" calcext:value-type="float">
            <text:p>5,94728</text:p>
          </table:table-cell>
        </table:table-row>
        <table:table-row table:style-name="ro1">
          <table:table-cell office:value-type="float" office:value="5.899" calcext:value-type="float">
            <text:p>5,899</text:p>
          </table:table-cell>
        </table:table-row>
        <table:table-row table:style-name="ro1">
          <table:table-cell office:value-type="float" office:value="6.007" calcext:value-type="float">
            <text:p>6,007</text:p>
          </table:table-cell>
        </table:table-row>
        <table:table-row table:style-name="ro1">
          <table:table-cell office:value-type="float" office:value="6.043" calcext:value-type="float">
            <text:p>6,043</text:p>
          </table:table-cell>
        </table:table-row>
        <table:table-row table:style-name="ro1">
          <table:table-cell office:value-type="float" office:value="6.07" calcext:value-type="float">
            <text:p>6,07</text:p>
          </table:table-cell>
        </table:table-row>
        <table:table-row table:style-name="ro1">
          <table:table-cell office:value-type="float" office:value="6.18901" calcext:value-type="float">
            <text:p>6,18901</text:p>
          </table:table-cell>
        </table:table-row>
        <table:table-row table:style-name="ro1">
          <table:table-cell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6.222" calcext:value-type="float">
            <text:p>6,222</text:p>
          </table:table-cell>
        </table:table-row>
        <table:table-row table:style-name="ro1">
          <table:table-cell office:value-type="float" office:value="6.326" calcext:value-type="float">
            <text:p>6,326</text:p>
          </table:table-cell>
        </table:table-row>
        <table:table-row table:style-name="ro1">
          <table:table-cell office:value-type="float" office:value="6.188" calcext:value-type="float">
            <text:p>6,188</text:p>
          </table:table-cell>
        </table:table-row>
        <table:table-row table:style-name="ro1">
          <table:table-cell office:value-type="float" office:value="6.255" calcext:value-type="float">
            <text:p>6,255</text:p>
          </table:table-cell>
        </table:table-row>
        <table:table-row table:style-name="ro1">
          <table:table-cell office:value-type="float" office:value="6.255" calcext:value-type="float">
            <text:p>6,255</text:p>
          </table:table-cell>
        </table:table-row>
        <table:table-row table:style-name="ro1">
          <table:table-cell office:value-type="float" office:value="6.45999" calcext:value-type="float">
            <text:p>6,45999</text:p>
          </table:table-cell>
        </table:table-row>
        <table:table-row table:style-name="ro1">
          <table:table-cell office:value-type="float" office:value="6.369" calcext:value-type="float">
            <text:p>6,369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</table:table-row>
        <table:table-row table:style-name="ro1">
          <table:table-cell office:value-type="float" office:value="6.37" calcext:value-type="float">
            <text:p>6,3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6.37" calcext:value-type="float">
            <text:p>6,37</text:p>
          </table:table-cell>
        </table:table-row>
        <table:table-row table:style-name="ro1">
          <table:table-cell office:value-type="float" office:value="6.309" calcext:value-type="float">
            <text:p>6,309</text:p>
          </table:table-cell>
        </table:table-row>
        <table:table-row table:style-name="ro1">
          <table:table-cell office:value-type="float" office:value="6.188" calcext:value-type="float">
            <text:p>6,188</text:p>
          </table:table-cell>
        </table:table-row>
        <table:table-row table:style-name="ro1">
          <table:table-cell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6.224" calcext:value-type="float">
            <text:p>6,224</text:p>
          </table:table-cell>
        </table:table-row>
        <table:table-row table:style-name="ro1">
          <table:table-cell office:value-type="float" office:value="6.019" calcext:value-type="float">
            <text:p>6,019</text:p>
          </table:table-cell>
        </table:table-row>
        <table:table-row table:style-name="ro1">
          <table:table-cell office:value-type="float" office:value="6.066" calcext:value-type="float">
            <text:p>6,066</text:p>
          </table:table-cell>
        </table:table-row>
        <table:table-row table:style-name="ro1">
          <table:table-cell office:value-type="float" office:value="5.995" calcext:value-type="float">
            <text:p>5,995</text:p>
          </table:table-cell>
        </table:table-row>
        <table:table-row table:style-name="ro1">
          <table:table-cell office:value-type="float" office:value="6.128" calcext:value-type="float">
            <text:p>6,128</text:p>
          </table:table-cell>
        </table:table-row>
        <table:table-row table:style-name="ro1">
          <table:table-cell office:value-type="float" office:value="6.097" calcext:value-type="float">
            <text:p>6,097</text:p>
          </table:table-cell>
        </table:table-row>
        <table:table-row table:style-name="ro1">
          <table:table-cell office:value-type="float" office:value="6.015" calcext:value-type="float">
            <text:p>6,015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</table:table-row>
        <table:table-row table:style-name="ro1">
          <table:table-cell office:value-type="float" office:value="5.91999" calcext:value-type="float">
            <text:p>5,91999</text:p>
          </table:table-cell>
        </table:table-row>
        <table:table-row table:style-name="ro1">
          <table:table-cell office:value-type="float" office:value="5.92999" calcext:value-type="float">
            <text:p>5,92999</text:p>
          </table:table-cell>
        </table:table-row>
        <table:table-row table:style-name="ro1">
          <table:table-cell office:value-type="float" office:value="6.036" calcext:value-type="float">
            <text:p>6,036</text:p>
          </table:table-cell>
        </table:table-row>
        <table:table-row table:style-name="ro1">
          <table:table-cell office:value-type="float" office:value="6.045" calcext:value-type="float">
            <text:p>6,045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</table:table-row>
        <table:table-row table:style-name="ro1">
          <table:table-cell office:value-type="float" office:value="6.11101" calcext:value-type="float">
            <text:p>6,11101</text:p>
          </table:table-cell>
        </table:table-row>
        <table:table-row table:style-name="ro1">
          <table:table-cell office:value-type="float" office:value="6.145" calcext:value-type="float">
            <text:p>6,145</text:p>
          </table:table-cell>
        </table:table-row>
        <table:table-row table:style-name="ro1">
          <table:table-cell office:value-type="float" office:value="6.12001" calcext:value-type="float">
            <text:p>6,12001</text:p>
          </table:table-cell>
        </table:table-row>
        <table:table-row table:style-name="ro1">
          <table:table-cell office:value-type="float" office:value="6.24" calcext:value-type="float">
            <text:p>6,24</text:p>
          </table:table-cell>
        </table:table-row>
        <table:table-row table:style-name="ro1">
          <table:table-cell office:value-type="float" office:value="6.231" calcext:value-type="float">
            <text:p>6,231</text:p>
          </table:table-cell>
        </table:table-row>
        <table:table-row table:style-name="ro1">
          <table:table-cell office:value-type="float" office:value="6.279" calcext:value-type="float">
            <text:p>6,279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6.297" calcext:value-type="float">
            <text:p>6,297</text:p>
          </table:table-cell>
        </table:table-row>
        <table:table-row table:style-name="ro1">
          <table:table-cell office:value-type="float" office:value="6.19999" calcext:value-type="float">
            <text:p>6,19999</text:p>
          </table:table-cell>
        </table:table-row>
        <table:table-row table:style-name="ro1">
          <table:table-cell office:value-type="float" office:value="6.125" calcext:value-type="float">
            <text:p>6,125</text:p>
          </table:table-cell>
        </table:table-row>
        <table:table-row table:style-name="ro1">
          <table:table-cell office:value-type="float" office:value="6.246" calcext:value-type="float">
            <text:p>6,246</text:p>
          </table:table-cell>
        </table:table-row>
        <table:table-row table:style-name="ro1">
          <table:table-cell office:value-type="float" office:value="6.1121" calcext:value-type="float">
            <text:p>6,1121</text:p>
          </table:table-cell>
        </table:table-row>
        <table:table-row table:style-name="ro1">
          <table:table-cell office:value-type="float" office:value="6.147" calcext:value-type="float">
            <text:p>6,147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6.0245" calcext:value-type="float">
            <text:p>6,0245</text:p>
          </table:table-cell>
        </table:table-row>
        <table:table-row table:style-name="ro1">
          <table:table-cell office:value-type="float" office:value="6.02" calcext:value-type="float">
            <text:p>6,02</text:p>
          </table:table-cell>
        </table:table-row>
        <table:table-row table:style-name="ro1">
          <table:table-cell office:value-type="float" office:value="5.981" calcext:value-type="float">
            <text:p>5,981</text:p>
          </table:table-cell>
        </table:table-row>
        <table:table-row table:style-name="ro1">
          <table:table-cell office:value-type="float" office:value="5.98" calcext:value-type="float">
            <text:p>5,98</text:p>
          </table:table-cell>
        </table:table-row>
        <table:table-row table:style-name="ro1">
          <table:table-cell office:value-type="float" office:value="6.10001" calcext:value-type="float">
            <text:p>6,10001</text:p>
          </table:table-cell>
        </table:table-row>
        <table:table-row table:style-name="ro1">
          <table:table-cell office:value-type="float" office:value="6.022" calcext:value-type="float">
            <text:p>6,022</text:p>
          </table:table-cell>
        </table:table-row>
        <table:table-row table:style-name="ro1">
          <table:table-cell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6.12712" calcext:value-type="float">
            <text:p>6,12712</text:p>
          </table:table-cell>
        </table:table-row>
        <table:table-row table:style-name="ro1">
          <table:table-cell office:value-type="float" office:value="6.122" calcext:value-type="float">
            <text:p>6,122</text:p>
          </table:table-cell>
        </table:table-row>
        <table:table-row table:style-name="ro1">
          <table:table-cell office:value-type="float" office:value="6.0999" calcext:value-type="float">
            <text:p>6,0999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float" office:value="6.245" calcext:value-type="float">
            <text:p>6,245</text:p>
          </table:table-cell>
        </table:table-row>
        <table:table-row table:style-name="ro1">
          <table:table-cell office:value-type="float" office:value="6.185" calcext:value-type="float">
            <text:p>6,185</text:p>
          </table:table-cell>
        </table:table-row>
        <table:table-row table:style-name="ro1">
          <table:table-cell office:value-type="float" office:value="6.22899" calcext:value-type="float">
            <text:p>6,22899</text:p>
          </table:table-cell>
        </table:table-row>
        <table:table-row table:style-name="ro1">
          <table:table-cell office:value-type="float" office:value="6.349" calcext:value-type="float">
            <text:p>6,349</text:p>
          </table:table-cell>
        </table:table-row>
        <table:table-row table:style-name="ro1">
          <table:table-cell office:value-type="float" office:value="6.37576" calcext:value-type="float">
            <text:p>6,37576</text:p>
          </table:table-cell>
        </table:table-row>
        <table:table-row table:style-name="ro1">
          <table:table-cell office:value-type="float" office:value="6.499" calcext:value-type="float">
            <text:p>6,499</text:p>
          </table:table-cell>
        </table:table-row>
        <table:table-row table:style-name="ro1">
          <table:table-cell office:value-type="float" office:value="6.49999" calcext:value-type="float">
            <text:p>6,49999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</table:table-row>
        <table:table-row table:style-name="ro1">
          <table:table-cell office:value-type="float" office:value="6.76999" calcext:value-type="float">
            <text:p>6,76999</text:p>
          </table:table-cell>
        </table:table-row>
        <table:table-row table:style-name="ro1">
          <table:table-cell office:value-type="float" office:value="6.651" calcext:value-type="float">
            <text:p>6,651</text:p>
          </table:table-cell>
        </table:table-row>
        <table:table-row table:style-name="ro1">
          <table:table-cell office:value-type="float" office:value="6.67" calcext:value-type="float">
            <text:p>6,67</text:p>
          </table:table-cell>
        </table:table-row>
        <table:table-row table:style-name="ro1">
          <table:table-cell office:value-type="float" office:value="6.686" calcext:value-type="float">
            <text:p>6,686</text:p>
          </table:table-cell>
        </table:table-row>
        <table:table-row table:style-name="ro1">
          <table:table-cell office:value-type="float" office:value="6.881" calcext:value-type="float">
            <text:p>6,881</text:p>
          </table:table-cell>
        </table:table-row>
        <table:table-row table:style-name="ro1">
          <table:table-cell office:value-type="float" office:value="6.81" calcext:value-type="float">
            <text:p>6,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2" calcext:value-type="float">
            <text:p>6,82</text:p>
          </table:table-cell>
        </table:table-row>
        <table:table-row table:style-name="ro1">
          <table:table-cell office:value-type="float" office:value="6.794" calcext:value-type="float">
            <text:p>6,794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6.84" calcext:value-type="float">
            <text:p>6,84</text:p>
          </table:table-cell>
        </table:table-row>
        <table:table-row table:style-name="ro1">
          <table:table-cell office:value-type="float" office:value="6.77" calcext:value-type="float">
            <text:p>6,77</text:p>
          </table:table-cell>
        </table:table-row>
        <table:table-row table:style-name="ro1">
          <table:table-cell office:value-type="float" office:value="6.599" calcext:value-type="float">
            <text:p>6,599</text:p>
          </table:table-cell>
        </table:table-row>
        <table:table-row table:style-name="ro1">
          <table:table-cell office:value-type="float" office:value="6.451" calcext:value-type="float">
            <text:p>6,451</text:p>
          </table:table-cell>
        </table:table-row>
        <table:table-row table:style-name="ro1">
          <table:table-cell office:value-type="float" office:value="6.56" calcext:value-type="float">
            <text:p>6,56</text:p>
          </table:table-cell>
        </table:table-row>
        <table:table-row table:style-name="ro1">
          <table:table-cell office:value-type="float" office:value="6.608" calcext:value-type="float">
            <text:p>6,608</text:p>
          </table:table-cell>
        </table:table-row>
        <table:table-row table:style-name="ro1">
          <table:table-cell office:value-type="float" office:value="6.67599" calcext:value-type="float">
            <text:p>6,67599</text:p>
          </table:table-cell>
        </table:table-row>
        <table:table-row table:style-name="ro1">
          <table:table-cell office:value-type="float" office:value="6.455" calcext:value-type="float">
            <text:p>6,455</text:p>
          </table:table-cell>
        </table:table-row>
        <table:table-row table:style-name="ro1">
          <table:table-cell office:value-type="float" office:value="6.47" calcext:value-type="float">
            <text:p>6,47</text:p>
          </table:table-cell>
        </table:table-row>
        <table:table-row table:style-name="ro1">
          <table:table-cell office:value-type="float" office:value="6.57498" calcext:value-type="float">
            <text:p>6,57498</text:p>
          </table:table-cell>
        </table:table-row>
        <table:table-row table:style-name="ro1">
          <table:table-cell office:value-type="float" office:value="6.525" calcext:value-type="float">
            <text:p>6,525</text:p>
          </table:table-cell>
        </table:table-row>
        <table:table-row table:style-name="ro1">
          <table:table-cell office:value-type="float" office:value="6.52" calcext:value-type="float">
            <text:p>6,52</text:p>
          </table:table-cell>
        </table:table-row>
        <table:table-row table:style-name="ro1">
          <table:table-cell office:value-type="float" office:value="6.385" calcext:value-type="float">
            <text:p>6,385</text:p>
          </table:table-cell>
        </table:table-row>
        <table:table-row table:style-name="ro1">
          <table:table-cell office:value-type="float" office:value="6.425" calcext:value-type="float">
            <text:p>6,425</text:p>
          </table:table-cell>
        </table:table-row>
        <table:table-row table:style-name="ro1">
          <table:table-cell office:value-type="float" office:value="6.47" calcext:value-type="float">
            <text:p>6,47</text:p>
          </table:table-cell>
        </table:table-row>
        <table:table-row table:style-name="ro1">
          <table:table-cell office:value-type="float" office:value="6.531" calcext:value-type="float">
            <text:p>6,531</text:p>
          </table:table-cell>
        </table:table-row>
        <table:table-row table:style-name="ro1">
          <table:table-cell office:value-type="float" office:value="6.643" calcext:value-type="float">
            <text:p>6,643</text:p>
          </table:table-cell>
        </table:table-row>
        <table:table-row table:style-name="ro1">
          <table:table-cell office:value-type="float" office:value="6.802" calcext:value-type="float">
            <text:p>6,802</text:p>
          </table:table-cell>
        </table:table-row>
        <table:table-row table:style-name="ro1">
          <table:table-cell office:value-type="float" office:value="6.78" calcext:value-type="float">
            <text:p>6,78</text:p>
          </table:table-cell>
        </table:table-row>
        <table:table-row table:style-name="ro1">
          <table:table-cell office:value-type="float" office:value="6.73502" calcext:value-type="float">
            <text:p>6,73502</text:p>
          </table:table-cell>
        </table:table-row>
        <table:table-row table:style-name="ro1">
          <table:table-cell office:value-type="float" office:value="6.77" calcext:value-type="float">
            <text:p>6,77</text:p>
          </table:table-cell>
        </table:table-row>
        <table:table-row table:style-name="ro1">
          <table:table-cell office:value-type="float" office:value="6.779" calcext:value-type="float">
            <text:p>6,779</text:p>
          </table:table-cell>
        </table:table-row>
        <table:table-row table:style-name="ro1">
          <table:table-cell office:value-type="float" office:value="6.789" calcext:value-type="float">
            <text:p>6,789</text:p>
          </table:table-cell>
        </table:table-row>
        <table:table-row table:style-name="ro1">
          <table:table-cell office:value-type="float" office:value="6.885" calcext:value-type="float">
            <text:p>6,885</text:p>
          </table:table-cell>
        </table:table-row>
        <table:table-row table:style-name="ro1">
          <table:table-cell office:value-type="float" office:value="6.902" calcext:value-type="float">
            <text:p>6,902</text:p>
          </table:table-cell>
        </table:table-row>
        <table:table-row table:style-name="ro1">
          <table:table-cell office:value-type="float" office:value="6.941" calcext:value-type="float">
            <text:p>6,941</text:p>
          </table:table-cell>
        </table:table-row>
        <table:table-row table:style-name="ro1">
          <table:table-cell office:value-type="float" office:value="7.028" calcext:value-type="float">
            <text:p>7,028</text:p>
          </table:table-cell>
        </table:table-row>
        <table:table-row table:style-name="ro1">
          <table:table-cell office:value-type="float" office:value="7.15899" calcext:value-type="float">
            <text:p>7,15899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</table:table-row>
        <table:table-row table:style-name="ro1">
          <table:table-cell office:value-type="float" office:value="7.18999" calcext:value-type="float">
            <text:p>7,18999</text:p>
          </table:table-cell>
        </table:table-row>
        <table:table-row table:style-name="ro1">
          <table:table-cell office:value-type="float" office:value="7.095" calcext:value-type="float">
            <text:p>7,095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</table:table-row>
        <table:table-row table:style-name="ro1">
          <table:table-cell office:value-type="float" office:value="7.179" calcext:value-type="float">
            <text:p>7,179</text:p>
          </table:table-cell>
        </table:table-row>
        <table:table-row table:style-name="ro1">
          <table:table-cell office:value-type="float" office:value="7.14001" calcext:value-type="float">
            <text:p>7,14001</text:p>
          </table:table-cell>
        </table:table-row>
        <table:table-row table:style-name="ro1"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float" office:value="7.18" calcext:value-type="float">
            <text:p>7,18</text:p>
          </table:table-cell>
        </table:table-row>
        <table:table-row table:style-name="ro1"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float" office:value="7.351" calcext:value-type="float">
            <text:p>7,351</text:p>
          </table:table-cell>
        </table:table-row>
        <table:table-row table:style-name="ro1">
          <table:table-cell office:value-type="float" office:value="8.014" calcext:value-type="float">
            <text:p>8,01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7.923" calcext:value-type="float">
            <text:p>7,923</text:p>
          </table:table-cell>
        </table:table-row>
        <table:table-row table:style-name="ro1">
          <table:table-cell office:value-type="float" office:value="8.049" calcext:value-type="float">
            <text:p>8,049</text:p>
          </table:table-cell>
        </table:table-row>
        <table:table-row table:style-name="ro1">
          <table:table-cell office:value-type="float" office:value="8.07" calcext:value-type="float">
            <text:p>8,07</text:p>
          </table:table-cell>
        </table:table-row>
        <table:table-row table:style-name="ro1">
          <table:table-cell office:value-type="float" office:value="7.985" calcext:value-type="float">
            <text:p>7,985</text:p>
          </table:table-cell>
        </table:table-row>
        <table:table-row table:style-name="ro1">
          <table:table-cell office:value-type="float" office:value="8.039" calcext:value-type="float">
            <text:p>8,039</text:p>
          </table:table-cell>
        </table:table-row>
        <table:table-row table:style-name="ro1">
          <table:table-cell office:value-type="float" office:value="8.018" calcext:value-type="float">
            <text:p>8,018</text:p>
          </table:table-cell>
        </table:table-row>
        <table:table-row table:style-name="ro1">
          <table:table-cell office:value-type="float" office:value="8.001" calcext:value-type="float">
            <text:p>8,001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8.44062" calcext:value-type="float">
            <text:p>8,44062</text:p>
          </table:table-cell>
        </table:table-row>
        <table:table-row table:style-name="ro1">
          <table:table-cell office:value-type="float" office:value="8.382" calcext:value-type="float">
            <text:p>8,382</text:p>
          </table:table-cell>
        </table:table-row>
        <table:table-row table:style-name="ro1">
          <table:table-cell office:value-type="float" office:value="8.47499" calcext:value-type="float">
            <text:p>8,47499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8.1249" calcext:value-type="float">
            <text:p>8,1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8.239" calcext:value-type="float">
            <text:p>8,239</text:p>
          </table:table-cell>
        </table:table-row>
        <table:table-row table:style-name="ro1">
          <table:table-cell office:value-type="float" office:value="8.145" calcext:value-type="float">
            <text:p>8,145</text:p>
          </table:table-cell>
        </table:table-row>
        <table:table-row table:style-name="ro1">
          <table:table-cell office:value-type="float" office:value="8.15" calcext:value-type="float">
            <text:p>8,1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8.06" calcext:value-type="float">
            <text:p>8,06</text:p>
          </table:table-cell>
        </table:table-row>
        <table:table-row table:style-name="ro1">
          <table:table-cell office:value-type="float" office:value="8.2935" calcext:value-type="float">
            <text:p>8,2935</text:p>
          </table:table-cell>
        </table:table-row>
        <table:table-row table:style-name="ro1">
          <table:table-cell office:value-type="float" office:value="8.67998" calcext:value-type="float">
            <text:p>8,67998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8.31" calcext:value-type="float">
            <text:p>8,31</text:p>
          </table:table-cell>
        </table:table-row>
        <table:table-row table:style-name="ro1">
          <table:table-cell office:value-type="float" office:value="8.36" calcext:value-type="float">
            <text:p>8,36</text:p>
          </table:table-cell>
        </table:table-row>
        <table:table-row table:style-name="ro1">
          <table:table-cell office:value-type="float" office:value="8.38" calcext:value-type="float">
            <text:p>8,38</text:p>
          </table:table-cell>
        </table:table-row>
        <table:table-row table:style-name="ro1">
          <table:table-cell office:value-type="float" office:value="8.325" calcext:value-type="float">
            <text:p>8,325</text:p>
          </table:table-cell>
        </table:table-row>
        <table:table-row table:style-name="ro1">
          <table:table-cell office:value-type="float" office:value="8.449" calcext:value-type="float">
            <text:p>8,449</text:p>
          </table:table-cell>
        </table:table-row>
        <table:table-row table:style-name="ro1">
          <table:table-cell office:value-type="float" office:value="8.49998" calcext:value-type="float">
            <text:p>8,49998</text:p>
          </table:table-cell>
        </table:table-row>
        <table:table-row table:style-name="ro1">
          <table:table-cell office:value-type="float" office:value="8.624" calcext:value-type="float">
            <text:p>8,624</text:p>
          </table:table-cell>
        </table:table-row>
        <table:table-row table:style-name="ro1">
          <table:table-cell office:value-type="float" office:value="8.57" calcext:value-type="float">
            <text:p>8,57</text:p>
          </table:table-cell>
        </table:table-row>
        <table:table-row table:style-name="ro1">
          <table:table-cell office:value-type="float" office:value="8.414" calcext:value-type="float">
            <text:p>8,414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8.55" calcext:value-type="float">
            <text:p>8,55</text:p>
          </table:table-cell>
        </table:table-row>
        <table:table-row table:style-name="ro1">
          <table:table-cell office:value-type="float" office:value="8.59" calcext:value-type="float">
            <text:p>8,59</text:p>
          </table:table-cell>
        </table:table-row>
        <table:table-row table:style-name="ro1">
          <table:table-cell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8.614" calcext:value-type="float">
            <text:p>8,614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8.275" calcext:value-type="float">
            <text:p>8,275</text:p>
          </table:table-cell>
        </table:table-row>
        <table:table-row table:style-name="ro1">
          <table:table-cell office:value-type="float" office:value="8.12" calcext:value-type="float">
            <text:p>8,12</text:p>
          </table:table-cell>
        </table:table-row>
        <table:table-row table:style-name="ro1">
          <table:table-cell office:value-type="float" office:value="8.18995" calcext:value-type="float">
            <text:p>8,18995</text:p>
          </table:table-cell>
        </table:table-row>
        <table:table-row table:style-name="ro1">
          <table:table-cell office:value-type="float" office:value="8.065" calcext:value-type="float">
            <text:p>8,065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7.38499" calcext:value-type="float">
            <text:p>7,38499</text:p>
          </table:table-cell>
        </table:table-row>
        <table:table-row table:style-name="ro1">
          <table:table-cell office:value-type="float" office:value="7.545" calcext:value-type="float">
            <text:p>7,545</text:p>
          </table:table-cell>
        </table:table-row>
        <table:table-row table:style-name="ro1">
          <table:table-cell office:value-type="float" office:value="7.655" calcext:value-type="float">
            <text:p>7,655</text:p>
          </table:table-cell>
        </table:table-row>
        <table:table-row table:style-name="ro1">
          <table:table-cell office:value-type="float" office:value="7.661" calcext:value-type="float">
            <text:p>7,661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7.695" calcext:value-type="float">
            <text:p>7,695</text:p>
          </table:table-cell>
        </table:table-row>
        <table:table-row table:style-name="ro1"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</table:table-row>
        <table:table-row table:style-name="ro1"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7.355" calcext:value-type="float">
            <text:p>7,355</text:p>
          </table:table-cell>
        </table:table-row>
        <table:table-row table:style-name="ro1">
          <table:table-cell office:value-type="float" office:value="7.251" calcext:value-type="float">
            <text:p>7,251</text:p>
          </table:table-cell>
        </table:table-row>
        <table:table-row table:style-name="ro1">
          <table:table-cell office:value-type="float" office:value="7.29999" calcext:value-type="float">
            <text:p>7,29999</text:p>
          </table:table-cell>
        </table:table-row>
        <table:table-row table:style-name="ro1">
          <table:table-cell office:value-type="float" office:value="7.365" calcext:value-type="float">
            <text:p>7,365</text:p>
          </table:table-cell>
        </table:table-row>
        <table:table-row table:style-name="ro1"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</table:table-row>
        <table:table-row table:style-name="ro1">
          <table:table-cell office:value-type="float" office:value="7.578" calcext:value-type="float">
            <text:p>7,578</text:p>
          </table:table-cell>
        </table:table-row>
        <table:table-row table:style-name="ro1">
          <table:table-cell office:value-type="float" office:value="7.54999" calcext:value-type="float">
            <text:p>7,54999</text:p>
          </table:table-cell>
        </table:table-row>
        <table:table-row table:style-name="ro1"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.616" calcext:value-type="float">
            <text:p>7,616</text:p>
          </table:table-cell>
        </table:table-row>
        <table:table-row table:style-name="ro1">
          <table:table-cell office:value-type="float" office:value="7.64999" calcext:value-type="float">
            <text:p>7,64999</text:p>
          </table:table-cell>
        </table:table-row>
        <table:table-row table:style-name="ro1"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7.73" calcext:value-type="float">
            <text:p>7,73</text:p>
          </table:table-cell>
        </table:table-row>
        <table:table-row table:style-name="ro1">
          <table:table-cell office:value-type="float" office:value="7.635" calcext:value-type="float">
            <text:p>7,635</text:p>
          </table:table-cell>
        </table:table-row>
        <table:table-row table:style-name="ro1">
          <table:table-cell office:value-type="float" office:value="7.649" calcext:value-type="float">
            <text:p>7,649</text:p>
          </table:table-cell>
        </table:table-row>
        <table:table-row table:style-name="ro1">
          <table:table-cell office:value-type="float" office:value="7.2535" calcext:value-type="float">
            <text:p>7,2535</text:p>
          </table:table-cell>
        </table:table-row>
        <table:table-row table:style-name="ro1">
          <table:table-cell office:value-type="float" office:value="7.475" calcext:value-type="float">
            <text:p>7,475</text:p>
          </table:table-cell>
        </table:table-row>
        <table:table-row table:style-name="ro1">
          <table:table-cell office:value-type="float" office:value="7.52" calcext:value-type="float">
            <text:p>7,52</text:p>
          </table:table-cell>
        </table:table-row>
        <table:table-row table:style-name="ro1">
          <table:table-cell office:value-type="float" office:value="7.50001" calcext:value-type="float">
            <text:p>7,50001</text:p>
          </table:table-cell>
        </table:table-row>
        <table:table-row table:style-name="ro1">
          <table:table-cell office:value-type="float" office:value="7.695" calcext:value-type="float">
            <text:p>7,695</text:p>
          </table:table-cell>
        </table:table-row>
        <table:table-row table:style-name="ro1">
          <table:table-cell office:value-type="float" office:value="7.731" calcext:value-type="float">
            <text:p>7,731</text:p>
          </table:table-cell>
        </table:table-row>
        <table:table-row table:style-name="ro1">
          <table:table-cell office:value-type="float" office:value="7.928" calcext:value-type="float">
            <text:p>7,928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8.261" calcext:value-type="float">
            <text:p>8,261</text:p>
          </table:table-cell>
        </table:table-row>
        <table:table-row table:style-name="ro1">
          <table:table-cell office:value-type="float" office:value="8.388" calcext:value-type="float">
            <text:p>8,388</text:p>
          </table:table-cell>
        </table:table-row>
        <table:table-row table:style-name="ro1">
          <table:table-cell office:value-type="float" office:value="8.21005" calcext:value-type="float">
            <text:p>8,21005</text:p>
          </table:table-cell>
        </table:table-row>
        <table:table-row table:style-name="ro1">
          <table:table-cell office:value-type="float" office:value="8.195" calcext:value-type="float">
            <text:p>8,195</text:p>
          </table:table-cell>
        </table:table-row>
        <table:table-row table:style-name="ro1">
          <table:table-cell office:value-type="float" office:value="8.205" calcext:value-type="float">
            <text:p>8,205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8.32798" calcext:value-type="float">
            <text:p>8,32798</text:p>
          </table:table-cell>
        </table:table-row>
        <table:table-row table:style-name="ro1">
          <table:table-cell office:value-type="float" office:value="8.275" calcext:value-type="float">
            <text:p>8,275</text:p>
          </table:table-cell>
        </table:table-row>
        <table:table-row table:style-name="ro1"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8.345" calcext:value-type="float">
            <text:p>8,345</text:p>
          </table:table-cell>
        </table:table-row>
        <table:table-row table:style-name="ro1">
          <table:table-cell office:value-type="float" office:value="8.12501" calcext:value-type="float">
            <text:p>8,12501</text:p>
          </table:table-cell>
        </table:table-row>
        <table:table-row table:style-name="ro1">
          <table:table-cell office:value-type="float" office:value="8.005" calcext:value-type="float">
            <text:p>8,00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7.94" calcext:value-type="float">
            <text:p>7,94</text:p>
          </table:table-cell>
        </table:table-row>
        <table:table-row table:style-name="ro1">
          <table:table-cell office:value-type="float" office:value="8.04" calcext:value-type="float">
            <text:p>8,04</text:p>
          </table:table-cell>
        </table:table-row>
        <table:table-row table:style-name="ro1">
          <table:table-cell office:value-type="float" office:value="7.9105" calcext:value-type="float">
            <text:p>7,9105</text:p>
          </table:table-cell>
        </table:table-row>
        <table:table-row table:style-name="ro1">
          <table:table-cell office:value-type="float" office:value="7.77419" calcext:value-type="float">
            <text:p>7,77419</text:p>
          </table:table-cell>
        </table:table-row>
        <table:table-row table:style-name="ro1">
          <table:table-cell office:value-type="float" office:value="7.795" calcext:value-type="float">
            <text:p>7,795</text:p>
          </table:table-cell>
        </table:table-row>
        <table:table-row table:style-name="ro1">
          <table:table-cell office:value-type="float" office:value="7.89999" calcext:value-type="float">
            <text:p>7,89999</text:p>
          </table:table-cell>
        </table:table-row>
        <table:table-row table:style-name="ro1">
          <table:table-cell office:value-type="float" office:value="8.04" calcext:value-type="float">
            <text:p>8,04</text:p>
          </table:table-cell>
        </table:table-row>
        <table:table-row table:style-name="ro1">
          <table:table-cell office:value-type="float" office:value="8.15021" calcext:value-type="float">
            <text:p>8,15021</text:p>
          </table:table-cell>
        </table:table-row>
        <table:table-row table:style-name="ro1">
          <table:table-cell office:value-type="float" office:value="8.26999" calcext:value-type="float">
            <text:p>8,26999</text:p>
          </table:table-cell>
        </table:table-row>
        <table:table-row table:style-name="ro1">
          <table:table-cell office:value-type="float" office:value="8.29" calcext:value-type="float">
            <text:p>8,29</text:p>
          </table:table-cell>
        </table:table-row>
        <table:table-row table:style-name="ro1">
          <table:table-cell office:value-type="float" office:value="8.26" calcext:value-type="float">
            <text:p>8,26</text:p>
          </table:table-cell>
        </table:table-row>
        <table:table-row table:style-name="ro1">
          <table:table-cell office:value-type="float" office:value="8.219" calcext:value-type="float">
            <text:p>8,219</text:p>
          </table:table-cell>
        </table:table-row>
        <table:table-row table:style-name="ro1">
          <table:table-cell office:value-type="float" office:value="8.97499" calcext:value-type="float">
            <text:p>8,97499</text:p>
          </table:table-cell>
        </table:table-row>
        <table:table-row table:style-name="ro1">
          <table:table-cell office:value-type="float" office:value="8.898" calcext:value-type="float">
            <text:p>8,898</text:p>
          </table:table-cell>
        </table:table-row>
        <table:table-row table:style-name="ro1">
          <table:table-cell office:value-type="float" office:value="8.89999" calcext:value-type="float">
            <text:p>8,89999</text:p>
          </table:table-cell>
        </table:table-row>
        <table:table-row table:style-name="ro1">
          <table:table-cell office:value-type="float" office:value="8.999" calcext:value-type="float">
            <text:p>8,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.06499" calcext:value-type="float">
            <text:p>9,06499</text:p>
          </table:table-cell>
        </table:table-row>
        <table:table-row table:style-name="ro1">
          <table:table-cell office:value-type="float" office:value="9.1345" calcext:value-type="float">
            <text:p>9,1345</text:p>
          </table:table-cell>
        </table:table-row>
        <table:table-row table:style-name="ro1">
          <table:table-cell office:value-type="float" office:value="9.01999" calcext:value-type="float">
            <text:p>9,01999</text:p>
          </table:table-cell>
        </table:table-row>
        <table:table-row table:style-name="ro1">
          <table:table-cell office:value-type="float" office:value="8.95001" calcext:value-type="float">
            <text:p>8,95001</text:p>
          </table:table-cell>
        </table:table-row>
        <table:table-row table:style-name="ro1">
          <table:table-cell office:value-type="float" office:value="8.595" calcext:value-type="float">
            <text:p>8,595</text:p>
          </table:table-cell>
        </table:table-row>
        <table:table-row table:style-name="ro1">
          <table:table-cell office:value-type="float" office:value="8.351" calcext:value-type="float">
            <text:p>8,351</text:p>
          </table:table-cell>
        </table:table-row>
        <table:table-row table:style-name="ro1">
          <table:table-cell office:value-type="float" office:value="8.26" calcext:value-type="float">
            <text:p>8,26</text:p>
          </table:table-cell>
        </table:table-row>
        <table:table-row table:style-name="ro1">
          <table:table-cell office:value-type="float" office:value="7.777" calcext:value-type="float">
            <text:p>7,777</text:p>
          </table:table-cell>
        </table:table-row>
        <table:table-row table:style-name="ro1">
          <table:table-cell office:value-type="float" office:value="7.945" calcext:value-type="float">
            <text:p>7,945</text:p>
          </table:table-cell>
        </table:table-row>
        <table:table-row table:style-name="ro1">
          <table:table-cell office:value-type="float" office:value="8.05" calcext:value-type="float">
            <text:p>8,05</text:p>
          </table:table-cell>
        </table:table-row>
        <table:table-row table:style-name="ro1">
          <table:table-cell office:value-type="float" office:value="7.924" calcext:value-type="float">
            <text:p>7,924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8.09999" calcext:value-type="float">
            <text:p>8,09999</text:p>
          </table:table-cell>
        </table:table-row>
        <table:table-row table:style-name="ro1">
          <table:table-cell office:value-type="float" office:value="8.069" calcext:value-type="float">
            <text:p>8,069</text:p>
          </table:table-cell>
        </table:table-row>
        <table:table-row table:style-name="ro1">
          <table:table-cell office:value-type="float" office:value="7.92" calcext:value-type="float">
            <text:p>7,92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7.9481" calcext:value-type="float">
            <text:p>7,9481</text:p>
          </table:table-cell>
        </table:table-row>
        <table:table-row table:style-name="ro1">
          <table:table-cell office:value-type="float" office:value="7.705" calcext:value-type="float">
            <text:p>7,705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</table:table-row>
        <table:table-row table:style-name="ro1">
          <table:table-cell office:value-type="float" office:value="7.41" calcext:value-type="float">
            <text:p>7,41</text:p>
          </table:table-cell>
        </table:table-row>
        <table:table-row table:style-name="ro1">
          <table:table-cell office:value-type="float" office:value="7.499" calcext:value-type="float">
            <text:p>7,499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7.208" calcext:value-type="float">
            <text:p>7,208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</table:table-row>
        <table:table-row table:style-name="ro1">
          <table:table-cell office:value-type="float" office:value="7.28" calcext:value-type="float">
            <text:p>7,28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7.29999" calcext:value-type="float">
            <text:p>7,29999</text:p>
          </table:table-cell>
        </table:table-row>
        <table:table-row table:style-name="ro1">
          <table:table-cell office:value-type="float" office:value="7.354" calcext:value-type="float">
            <text:p>7,354</text:p>
          </table:table-cell>
        </table:table-row>
        <table:table-row table:style-name="ro1">
          <table:table-cell office:value-type="float" office:value="7.39" calcext:value-type="float">
            <text:p>7,39</text:p>
          </table:table-cell>
        </table:table-row>
        <table:table-row table:style-name="ro1">
          <table:table-cell office:value-type="float" office:value="7.721" calcext:value-type="float">
            <text:p>7,721</text:p>
          </table:table-cell>
        </table:table-row>
        <table:table-row table:style-name="ro1">
          <table:table-cell office:value-type="float" office:value="7.53" calcext:value-type="float">
            <text:p>7,53</text:p>
          </table:table-cell>
        </table:table-row>
        <table:table-row table:style-name="ro1">
          <table:table-cell office:value-type="float" office:value="7.837" calcext:value-type="float">
            <text:p>7,837</text:p>
          </table:table-cell>
        </table:table-row>
        <table:table-row table:style-name="ro1"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7.78" calcext:value-type="float">
            <text:p>7,78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7.60202" calcext:value-type="float">
            <text:p>7,60202</text:p>
          </table:table-cell>
        </table:table-row>
        <table:table-row table:style-name="ro1"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7.81001" calcext:value-type="float">
            <text:p>7,81001</text:p>
          </table:table-cell>
        </table:table-row>
        <table:table-row table:style-name="ro1">
          <table:table-cell office:value-type="float" office:value="7.77" calcext:value-type="float">
            <text:p>7,77</text:p>
          </table:table-cell>
        </table:table-row>
        <table:table-row table:style-name="ro1">
          <table:table-cell office:value-type="float" office:value="7.74999" calcext:value-type="float">
            <text:p>7,74999</text:p>
          </table:table-cell>
        </table:table-row>
        <table:table-row table:style-name="ro1"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float" office:value="7.517" calcext:value-type="float">
            <text:p>7,517</text:p>
          </table:table-cell>
        </table:table-row>
        <table:table-row table:style-name="ro1">
          <table:table-cell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7.5839" calcext:value-type="float">
            <text:p>7,5839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float" office:value="7.725" calcext:value-type="float">
            <text:p>7,725</text:p>
          </table:table-cell>
        </table:table-row>
        <table:table-row table:style-name="ro1"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7.56101" calcext:value-type="float">
            <text:p>7,56101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</table:table-row>
        <table:table-row table:style-name="ro1">
          <table:table-cell office:value-type="float" office:value="7.67499" calcext:value-type="float">
            <text:p>7,67499</text:p>
          </table:table-cell>
        </table:table-row>
        <table:table-row table:style-name="ro1">
          <table:table-cell office:value-type="float" office:value="7.67999" calcext:value-type="float">
            <text:p>7,67999</text:p>
          </table:table-cell>
        </table:table-row>
        <table:table-row table:style-name="ro1">
          <table:table-cell office:value-type="float" office:value="7.97" calcext:value-type="float">
            <text:p>7,97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8.33499" calcext:value-type="float">
            <text:p>8,33499</text:p>
          </table:table-cell>
        </table:table-row>
        <table:table-row table:style-name="ro1">
          <table:table-cell office:value-type="float" office:value="8.711" calcext:value-type="float">
            <text:p>8,711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</table:table-row>
        <table:table-row table:style-name="ro1">
          <table:table-cell office:value-type="float" office:value="8.554" calcext:value-type="float">
            <text:p>8,554</text:p>
          </table:table-cell>
        </table:table-row>
        <table:table-row table:style-name="ro1">
          <table:table-cell office:value-type="float" office:value="8.62999" calcext:value-type="float">
            <text:p>8,62999</text:p>
          </table:table-cell>
        </table:table-row>
        <table:table-row table:style-name="ro1">
          <table:table-cell office:value-type="float" office:value="8.245" calcext:value-type="float">
            <text:p>8,245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</table:table-row>
        <table:table-row table:style-name="ro1">
          <table:table-cell office:value-type="float" office:value="8.521" calcext:value-type="float">
            <text:p>8,521</text:p>
          </table:table-cell>
        </table:table-row>
        <table:table-row table:style-name="ro1">
          <table:table-cell office:value-type="float" office:value="8.53" calcext:value-type="float">
            <text:p>8,53</text:p>
          </table:table-cell>
        </table:table-row>
        <table:table-row table:style-name="ro1">
          <table:table-cell office:value-type="float" office:value="8.57" calcext:value-type="float">
            <text:p>8,57</text:p>
          </table:table-cell>
        </table:table-row>
        <table:table-row table:style-name="ro1">
          <table:table-cell office:value-type="float" office:value="8.567" calcext:value-type="float">
            <text:p>8,567</text:p>
          </table:table-cell>
        </table:table-row>
        <table:table-row table:style-name="ro1">
          <table:table-cell office:value-type="float" office:value="8.58409" calcext:value-type="float">
            <text:p>8,58409</text:p>
          </table:table-cell>
        </table:table-row>
        <table:table-row table:style-name="ro1">
          <table:table-cell office:value-type="float" office:value="8.686" calcext:value-type="float">
            <text:p>8,686</text:p>
          </table:table-cell>
        </table:table-row>
        <table:table-row table:style-name="ro1">
          <table:table-cell office:value-type="float" office:value="8.64" calcext:value-type="float">
            <text:p>8,64</text:p>
          </table:table-cell>
        </table:table-row>
        <table:table-row table:style-name="ro1">
          <table:table-cell office:value-type="float" office:value="8.52" calcext:value-type="float">
            <text:p>8,52</text:p>
          </table:table-cell>
        </table:table-row>
        <table:table-row table:style-name="ro1">
          <table:table-cell office:value-type="float" office:value="8.501" calcext:value-type="float">
            <text:p>8,501</text:p>
          </table:table-cell>
        </table:table-row>
        <table:table-row table:style-name="ro1">
          <table:table-cell office:value-type="float" office:value="8.36899" calcext:value-type="float">
            <text:p>8,36899</text:p>
          </table:table-cell>
        </table:table-row>
        <table:table-row table:style-name="ro1">
          <table:table-cell office:value-type="float" office:value="8.349" calcext:value-type="float">
            <text:p>8,349</text:p>
          </table:table-cell>
        </table:table-row>
        <table:table-row table:style-name="ro1">
          <table:table-cell office:value-type="float" office:value="8.4699" calcext:value-type="float">
            <text:p>8,4699</text:p>
          </table:table-cell>
        </table:table-row>
        <table:table-row table:style-name="ro1">
          <table:table-cell office:value-type="float" office:value="8.5975" calcext:value-type="float">
            <text:p>8,597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8.57999" calcext:value-type="float">
            <text:p>8,57999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8.707" calcext:value-type="float">
            <text:p>8,707</text:p>
          </table:table-cell>
        </table:table-row>
        <table:table-row table:style-name="ro1">
          <table:table-cell office:value-type="float" office:value="8.88" calcext:value-type="float">
            <text:p>8,88</text:p>
          </table:table-cell>
        </table:table-row>
        <table:table-row table:style-name="ro1">
          <table:table-cell office:value-type="float" office:value="8.979" calcext:value-type="float">
            <text:p>8,979</text:p>
          </table:table-cell>
        </table:table-row>
        <table:table-row table:style-name="ro1">
          <table:table-cell office:value-type="float" office:value="8.957" calcext:value-type="float">
            <text:p>8,957</text:p>
          </table:table-cell>
        </table:table-row>
        <table:table-row table:style-name="ro1">
          <table:table-cell office:value-type="float" office:value="9.005" calcext:value-type="float">
            <text:p>9,005</text:p>
          </table:table-cell>
        </table:table-row>
        <table:table-row table:style-name="ro1">
          <table:table-cell office:value-type="float" office:value="9.07" calcext:value-type="float">
            <text:p>9,07</text:p>
          </table:table-cell>
        </table:table-row>
        <table:table-row table:style-name="ro1">
          <table:table-cell office:value-type="float" office:value="9.09889" calcext:value-type="float">
            <text:p>9,09889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9.311" calcext:value-type="float">
            <text:p>9,311</text:p>
          </table:table-cell>
        </table:table-row>
        <table:table-row table:style-name="ro1">
          <table:table-cell office:value-type="float" office:value="9.65" calcext:value-type="float">
            <text:p>9,6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9.811" calcext:value-type="float">
            <text:p>9,811</text:p>
          </table:table-cell>
        </table:table-row>
        <table:table-row table:style-name="ro1">
          <table:table-cell office:value-type="float" office:value="9.87" calcext:value-type="float">
            <text:p>9,87</text:p>
          </table:table-cell>
        </table:table-row>
        <table:table-row table:style-name="ro1">
          <table:table-cell office:value-type="float" office:value="10.14" calcext:value-type="float">
            <text:p>10,14</text:p>
          </table:table-cell>
        </table:table-row>
        <table:table-row table:style-name="ro1">
          <table:table-cell office:value-type="float" office:value="9.99" calcext:value-type="float">
            <text:p>9,99</text:p>
          </table:table-cell>
        </table:table-row>
        <table:table-row table:style-name="ro1">
          <table:table-cell office:value-type="float" office:value="9.83" calcext:value-type="float">
            <text:p>9,83</text:p>
          </table:table-cell>
        </table:table-row>
        <table:table-row table:style-name="ro1">
          <table:table-cell office:value-type="float" office:value="9.94" calcext:value-type="float">
            <text:p>9,94</text:p>
          </table:table-cell>
        </table:table-row>
        <table:table-row table:style-name="ro1">
          <table:table-cell office:value-type="float" office:value="10.145" calcext:value-type="float">
            <text:p>10,145</text:p>
          </table:table-cell>
        </table:table-row>
        <table:table-row table:style-name="ro1">
          <table:table-cell office:value-type="float" office:value="10.245" calcext:value-type="float">
            <text:p>10,245</text:p>
          </table:table-cell>
        </table:table-row>
        <table:table-row table:style-name="ro1">
          <table:table-cell office:value-type="float" office:value="10.099" calcext:value-type="float">
            <text:p>10,099</text:p>
          </table:table-cell>
        </table:table-row>
        <table:table-row table:style-name="ro1">
          <table:table-cell office:value-type="float" office:value="9.916" calcext:value-type="float">
            <text:p>9,916</text:p>
          </table:table-cell>
        </table:table-row>
        <table:table-row table:style-name="ro1">
          <table:table-cell office:value-type="float" office:value="10.02499" calcext:value-type="float">
            <text:p>10,02499</text:p>
          </table:table-cell>
        </table:table-row>
        <table:table-row table:style-name="ro1">
          <table:table-cell office:value-type="float" office:value="10.055" calcext:value-type="float">
            <text:p>10,055</text:p>
          </table:table-cell>
        </table:table-row>
        <table:table-row table:style-name="ro1">
          <table:table-cell office:value-type="float" office:value="10.19999" calcext:value-type="float">
            <text:p>10,19999</text:p>
          </table:table-cell>
        </table:table-row>
        <table:table-row table:style-name="ro1">
          <table:table-cell office:value-type="float" office:value="10.333" calcext:value-type="float">
            <text:p>10,333</text:p>
          </table:table-cell>
        </table:table-row>
        <table:table-row table:style-name="ro1">
          <table:table-cell office:value-type="float" office:value="11.05" calcext:value-type="float">
            <text:p>11,05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</table:table-row>
        <table:table-row table:style-name="ro1">
          <table:table-cell office:value-type="float" office:value="11.59999" calcext:value-type="float">
            <text:p>11,59999</text:p>
          </table:table-cell>
        </table:table-row>
        <table:table-row table:style-name="ro1">
          <table:table-cell office:value-type="float" office:value="11.78" calcext:value-type="float">
            <text:p>11,78</text:p>
          </table:table-cell>
        </table:table-row>
        <table:table-row table:style-name="ro1">
          <table:table-cell office:value-type="float" office:value="11.901" calcext:value-type="float">
            <text:p>11,901</text:p>
          </table:table-cell>
        </table:table-row>
        <table:table-row table:style-name="ro1">
          <table:table-cell office:value-type="float" office:value="12.73" calcext:value-type="float">
            <text:p>12,73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12.68" calcext:value-type="float">
            <text:p>12,68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12.73" calcext:value-type="float">
            <text:p>12,73</text:p>
          </table:table-cell>
        </table:table-row>
        <table:table-row table:style-name="ro1">
          <table:table-cell office:value-type="float" office:value="12.899" calcext:value-type="float">
            <text:p>12,899</text:p>
          </table:table-cell>
        </table:table-row>
        <table:table-row table:style-name="ro1">
          <table:table-cell office:value-type="float" office:value="12.349" calcext:value-type="float">
            <text:p>12,349</text:p>
          </table:table-cell>
        </table:table-row>
        <table:table-row table:style-name="ro1">
          <table:table-cell office:value-type="float" office:value="12.35" calcext:value-type="float">
            <text:p>12,35</text:p>
          </table:table-cell>
        </table:table-row>
        <table:table-row table:style-name="ro1">
          <table:table-cell office:value-type="float" office:value="12.5999" calcext:value-type="float">
            <text:p>12,5999</text:p>
          </table:table-cell>
        </table:table-row>
        <table:table-row table:style-name="ro1">
          <table:table-cell office:value-type="float" office:value="12.47" calcext:value-type="float">
            <text:p>12,47</text:p>
          </table:table-cell>
        </table:table-row>
        <table:table-row table:style-name="ro1">
          <table:table-cell office:value-type="float" office:value="12.38" calcext:value-type="float">
            <text:p>12,38</text:p>
          </table:table-cell>
        </table:table-row>
        <table:table-row table:style-name="ro1">
          <table:table-cell office:value-type="float" office:value="11.95001" calcext:value-type="float">
            <text:p>11,95001</text:p>
          </table:table-cell>
        </table:table-row>
        <table:table-row table:style-name="ro1">
          <table:table-cell office:value-type="float" office:value="12.04999" calcext:value-type="float">
            <text:p>12,0499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</table:table-row>
        <table:table-row table:style-name="ro1">
          <table:table-cell office:value-type="float" office:value="11.859" calcext:value-type="float">
            <text:p>11,859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</table:table-row>
        <table:table-row table:style-name="ro1">
          <table:table-cell office:value-type="float" office:value="11.85001" calcext:value-type="float">
            <text:p>11,85001</text:p>
          </table:table-cell>
        </table:table-row>
        <table:table-row table:style-name="ro1">
          <table:table-cell office:value-type="float" office:value="11.601" calcext:value-type="float">
            <text:p>11,601</text:p>
          </table:table-cell>
        </table:table-row>
        <table:table-row table:style-name="ro1">
          <table:table-cell office:value-type="float" office:value="11.72999" calcext:value-type="float">
            <text:p>11,72999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</table:table-row>
        <table:table-row table:style-name="ro1">
          <table:table-cell office:value-type="float" office:value="12.04999" calcext:value-type="float">
            <text:p>12,04999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11.215" calcext:value-type="float">
            <text:p>11,21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11.38" calcext:value-type="float">
            <text:p>11,38</text:p>
          </table:table-cell>
        </table:table-row>
        <table:table-row table:style-name="ro1">
          <table:table-cell office:value-type="float" office:value="11.222" calcext:value-type="float">
            <text:p>11,222</text:p>
          </table:table-cell>
        </table:table-row>
        <table:table-row table:style-name="ro1">
          <table:table-cell office:value-type="float" office:value="10.32" calcext:value-type="float">
            <text:p>10,32</text:p>
          </table:table-cell>
        </table:table-row>
        <table:table-row table:style-name="ro1">
          <table:table-cell office:value-type="float" office:value="10.45" calcext:value-type="float">
            <text:p>10,45</text:p>
          </table:table-cell>
        </table:table-row>
        <table:table-row table:style-name="ro1">
          <table:table-cell office:value-type="float" office:value="11.045" calcext:value-type="float">
            <text:p>11,045</text:p>
          </table:table-cell>
        </table:table-row>
        <table:table-row table:style-name="ro1">
          <table:table-cell office:value-type="float" office:value="11.21" calcext:value-type="float">
            <text:p>11,21</text:p>
          </table:table-cell>
        </table:table-row>
        <table:table-row table:style-name="ro1">
          <table:table-cell office:value-type="float" office:value="10.90001" calcext:value-type="float">
            <text:p>10,90001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11.95" calcext:value-type="float">
            <text:p>11,95</text:p>
          </table:table-cell>
        </table:table-row>
        <table:table-row table:style-name="ro1">
          <table:table-cell office:value-type="float" office:value="11.902" calcext:value-type="float">
            <text:p>11,902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</table:table-row>
        <table:table-row table:style-name="ro1">
          <table:table-cell office:value-type="float" office:value="11.901" calcext:value-type="float">
            <text:p>11,901</text:p>
          </table:table-cell>
        </table:table-row>
        <table:table-row table:style-name="ro1">
          <table:table-cell office:value-type="float" office:value="11.92745" calcext:value-type="float">
            <text:p>11,92745</text:p>
          </table:table-cell>
        </table:table-row>
        <table:table-row table:style-name="ro1">
          <table:table-cell office:value-type="float" office:value="11.811" calcext:value-type="float">
            <text:p>11,811</text:p>
          </table:table-cell>
        </table:table-row>
        <table:table-row table:style-name="ro1">
          <table:table-cell office:value-type="float" office:value="11.557" calcext:value-type="float">
            <text:p>11,557</text:p>
          </table:table-cell>
        </table:table-row>
        <table:table-row table:style-name="ro1">
          <table:table-cell office:value-type="float" office:value="11.35" calcext:value-type="float">
            <text:p>11,35</text:p>
          </table:table-cell>
        </table:table-row>
        <table:table-row table:style-name="ro1">
          <table:table-cell office:value-type="float" office:value="11.201" calcext:value-type="float">
            <text:p>11,201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float" office:value="11.765" calcext:value-type="float">
            <text:p>11,765</text:p>
          </table:table-cell>
        </table:table-row>
        <table:table-row table:style-name="ro1">
          <table:table-cell office:value-type="float" office:value="11.70999" calcext:value-type="float">
            <text:p>11,70999</text:p>
          </table:table-cell>
        </table:table-row>
        <table:table-row table:style-name="ro1">
          <table:table-cell office:value-type="float" office:value="11.967" calcext:value-type="float">
            <text:p>11,967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float" office:value="11.77601" calcext:value-type="float">
            <text:p>11,77601</text:p>
          </table:table-cell>
        </table:table-row>
        <table:table-row table:style-name="ro1">
          <table:table-cell office:value-type="float" office:value="11.525" calcext:value-type="float">
            <text:p>11,525</text:p>
          </table:table-cell>
        </table:table-row>
        <table:table-row table:style-name="ro1">
          <table:table-cell office:value-type="float" office:value="11.30212" calcext:value-type="float">
            <text:p>11,30212</text:p>
          </table:table-cell>
        </table:table-row>
        <table:table-row table:style-name="ro1">
          <table:table-cell office:value-type="float" office:value="11.05" calcext:value-type="float">
            <text:p>11,05</text:p>
          </table:table-cell>
        </table:table-row>
        <table:table-row table:style-name="ro1">
          <table:table-cell office:value-type="float" office:value="11.14999" calcext:value-type="float">
            <text:p>11,14999</text:p>
          </table:table-cell>
        </table:table-row>
        <table:table-row table:style-name="ro1">
          <table:table-cell office:value-type="float" office:value="11.93" calcext:value-type="float">
            <text:p>11,93</text:p>
          </table:table-cell>
        </table:table-row>
        <table:table-row table:style-name="ro1">
          <table:table-cell office:value-type="float" office:value="11.84999" calcext:value-type="float">
            <text:p>11,84999</text:p>
          </table:table-cell>
        </table:table-row>
        <table:table-row table:style-name="ro1">
          <table:table-cell office:value-type="float" office:value="11.78" calcext:value-type="float">
            <text:p>11,78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</table:table-row>
        <table:table-row table:style-name="ro1">
          <table:table-cell office:value-type="float" office:value="11.802" calcext:value-type="float">
            <text:p>11,802</text:p>
          </table:table-cell>
        </table:table-row>
        <table:table-row table:style-name="ro1">
          <table:table-cell office:value-type="float" office:value="11.91" calcext:value-type="float">
            <text:p>11,91</text:p>
          </table:table-cell>
        </table:table-row>
        <table:table-row table:style-name="ro1">
          <table:table-cell office:value-type="float" office:value="11.513" calcext:value-type="float">
            <text:p>11,513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</table:table-row>
        <table:table-row table:style-name="ro1">
          <table:table-cell office:value-type="float" office:value="11.785" calcext:value-type="float">
            <text:p>11,785</text:p>
          </table:table-cell>
        </table:table-row>
        <table:table-row table:style-name="ro1">
          <table:table-cell office:value-type="float" office:value="11.40001" calcext:value-type="float">
            <text:p>11,40001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</table:table-row>
        <table:table-row table:style-name="ro1">
          <table:table-cell office:value-type="float" office:value="11.661" calcext:value-type="float">
            <text:p>11,661</text:p>
          </table:table-cell>
        </table:table-row>
        <table:table-row table:style-name="ro1">
          <table:table-cell office:value-type="float" office:value="11.771" calcext:value-type="float">
            <text:p>11,771</text:p>
          </table:table-cell>
        </table:table-row>
        <table:table-row table:style-name="ro1">
          <table:table-cell office:value-type="float" office:value="11.655" calcext:value-type="float">
            <text:p>11,655</text:p>
          </table:table-cell>
        </table:table-row>
        <table:table-row table:style-name="ro1">
          <table:table-cell office:value-type="float" office:value="11.611" calcext:value-type="float">
            <text:p>11,611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11.75001" calcext:value-type="float">
            <text:p>11,75001</text:p>
          </table:table-cell>
        </table:table-row>
        <table:table-row table:style-name="ro1">
          <table:table-cell office:value-type="float" office:value="11.951" calcext:value-type="float">
            <text:p>11,951</text:p>
          </table:table-cell>
        </table:table-row>
        <table:table-row table:style-name="ro1">
          <table:table-cell office:value-type="float" office:value="12.12" calcext:value-type="float">
            <text:p>12,12</text:p>
          </table:table-cell>
        </table:table-row>
        <table:table-row table:style-name="ro1">
          <table:table-cell office:value-type="float" office:value="12.77498" calcext:value-type="float">
            <text:p>12,77498</text:p>
          </table:table-cell>
        </table:table-row>
        <table:table-row table:style-name="ro1">
          <table:table-cell office:value-type="float" office:value="12.685" calcext:value-type="float">
            <text:p>12,685</text:p>
          </table:table-cell>
        </table:table-row>
        <table:table-row table:style-name="ro1">
          <table:table-cell office:value-type="float" office:value="12.766" calcext:value-type="float">
            <text:p>12,766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</table:table-row>
        <table:table-row table:style-name="ro1">
          <table:table-cell office:value-type="float" office:value="12.175" calcext:value-type="float">
            <text:p>12,175</text:p>
          </table:table-cell>
        </table:table-row>
        <table:table-row table:style-name="ro1">
          <table:table-cell office:value-type="float" office:value="12.18" calcext:value-type="float">
            <text:p>12,18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</table:table-row>
        <table:table-row table:style-name="ro1">
          <table:table-cell office:value-type="float" office:value="11.89" calcext:value-type="float">
            <text:p>11,89</text:p>
          </table:table-cell>
        </table:table-row>
        <table:table-row table:style-name="ro1">
          <table:table-cell office:value-type="float" office:value="11.125" calcext:value-type="float">
            <text:p>11,125</text:p>
          </table:table-cell>
        </table:table-row>
        <table:table-row table:style-name="ro1"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11.18" calcext:value-type="float">
            <text:p>11,18</text:p>
          </table:table-cell>
        </table:table-row>
        <table:table-row table:style-name="ro1">
          <table:table-cell office:value-type="float" office:value="10.807" calcext:value-type="float">
            <text:p>10,807</text:p>
          </table:table-cell>
        </table:table-row>
        <table:table-row table:style-name="ro1">
          <table:table-cell office:value-type="float" office:value="10.80898" calcext:value-type="float">
            <text:p>10,80898</text:p>
          </table:table-cell>
        </table:table-row>
        <table:table-row table:style-name="ro1">
          <table:table-cell office:value-type="float" office:value="11.08" calcext:value-type="float">
            <text:p>11,08</text:p>
          </table:table-cell>
        </table:table-row>
        <table:table-row table:style-name="ro1">
          <table:table-cell office:value-type="float" office:value="10.85" calcext:value-type="float">
            <text:p>10,85</text:p>
          </table:table-cell>
        </table:table-row>
        <table:table-row table:style-name="ro1">
          <table:table-cell office:value-type="float" office:value="10.94" calcext:value-type="float">
            <text:p>10,94</text:p>
          </table:table-cell>
        </table:table-row>
        <table:table-row table:style-name="ro1">
          <table:table-cell office:value-type="float" office:value="10.781" calcext:value-type="float">
            <text:p>10,781</text:p>
          </table:table-cell>
        </table:table-row>
        <table:table-row table:style-name="ro1">
          <table:table-cell office:value-type="float" office:value="10.815" calcext:value-type="float">
            <text:p>10,815</text:p>
          </table:table-cell>
        </table:table-row>
        <table:table-row table:style-name="ro1">
          <table:table-cell office:value-type="float" office:value="10.749" calcext:value-type="float">
            <text:p>10,749</text:p>
          </table:table-cell>
        </table:table-row>
        <table:table-row table:style-name="ro1">
          <table:table-cell office:value-type="float" office:value="11.09998" calcext:value-type="float">
            <text:p>11,09998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</table:table-row>
        <table:table-row table:style-name="ro1">
          <table:table-cell office:value-type="float" office:value="11.05" calcext:value-type="float">
            <text:p>11,05</text:p>
          </table:table-cell>
        </table:table-row>
        <table:table-row table:style-name="ro1">
          <table:table-cell office:value-type="float" office:value="11.05" calcext:value-type="float">
            <text:p>11,05</text:p>
          </table:table-cell>
        </table:table-row>
        <table:table-row table:style-name="ro1">
          <table:table-cell office:value-type="float" office:value="11.055" calcext:value-type="float">
            <text:p>11,055</text:p>
          </table:table-cell>
        </table:table-row>
        <table:table-row table:style-name="ro1">
          <table:table-cell office:value-type="float" office:value="11.042" calcext:value-type="float">
            <text:p>11,042</text:p>
          </table:table-cell>
        </table:table-row>
        <table:table-row table:style-name="ro1">
          <table:table-cell office:value-type="float" office:value="11.05555" calcext:value-type="float">
            <text:p>11,05555</text:p>
          </table:table-cell>
        </table:table-row>
        <table:table-row table:style-name="ro1">
          <table:table-cell office:value-type="float" office:value="11.02" calcext:value-type="float">
            <text:p>11,02</text:p>
          </table:table-cell>
        </table:table-row>
        <table:table-row table:style-name="ro1">
          <table:table-cell office:value-type="float" office:value="11.19788" calcext:value-type="float">
            <text:p>11,19788</text:p>
          </table:table-cell>
        </table:table-row>
        <table:table-row table:style-name="ro1">
          <table:table-cell office:value-type="float" office:value="11.35" calcext:value-type="float">
            <text:p>11,35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11.37" calcext:value-type="float">
            <text:p>11,37</text:p>
          </table:table-cell>
        </table:table-row>
        <table:table-row table:style-name="ro1">
          <table:table-cell office:value-type="float" office:value="11.40211" calcext:value-type="float">
            <text:p>11,40211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11.55201" calcext:value-type="float">
            <text:p>11,55201</text:p>
          </table:table-cell>
        </table:table-row>
        <table:table-row table:style-name="ro1">
          <table:table-cell office:value-type="float" office:value="11.785" calcext:value-type="float">
            <text:p>11,785</text:p>
          </table:table-cell>
        </table:table-row>
        <table:table-row table:style-name="ro1">
          <table:table-cell office:value-type="float" office:value="11.895" calcext:value-type="float">
            <text:p>11,895</text:p>
          </table:table-cell>
        </table:table-row>
        <table:table-row table:style-name="ro1">
          <table:table-cell office:value-type="float" office:value="11.91998" calcext:value-type="float">
            <text:p>11,91998</text:p>
          </table:table-cell>
        </table:table-row>
        <table:table-row table:style-name="ro1">
          <table:table-cell office:value-type="float" office:value="11.855" calcext:value-type="float">
            <text:p>11,855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</table:table-row>
        <table:table-row table:style-name="ro1">
          <table:table-cell office:value-type="float" office:value="12.225" calcext:value-type="float">
            <text:p>12,225</text:p>
          </table:table-cell>
        </table:table-row>
        <table:table-row table:style-name="ro1">
          <table:table-cell office:value-type="float" office:value="12.089" calcext:value-type="float">
            <text:p>12,089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</table:table-row>
        <table:table-row table:style-name="ro1">
          <table:table-cell office:value-type="float" office:value="12.38" calcext:value-type="float">
            <text:p>12,38</text:p>
          </table:table-cell>
        </table:table-row>
        <table:table-row table:style-name="ro1">
          <table:table-cell office:value-type="float" office:value="12.465" calcext:value-type="float">
            <text:p>12,46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</table:table-row>
        <table:table-row table:style-name="ro1">
          <table:table-cell office:value-type="float" office:value="12.56" calcext:value-type="float">
            <text:p>12,56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</table:table-row>
        <table:table-row table:style-name="ro1">
          <table:table-cell office:value-type="float" office:value="12.2811" calcext:value-type="float">
            <text:p>12,2811</text:p>
          </table:table-cell>
        </table:table-row>
        <table:table-row table:style-name="ro1">
          <table:table-cell office:value-type="float" office:value="12.206" calcext:value-type="float">
            <text:p>12,206</text:p>
          </table:table-cell>
        </table:table-row>
        <table:table-row table:style-name="ro1">
          <table:table-cell office:value-type="float" office:value="12.225" calcext:value-type="float">
            <text:p>12,225</text:p>
          </table:table-cell>
        </table:table-row>
        <table:table-row table:style-name="ro1">
          <table:table-cell office:value-type="float" office:value="12.10101" calcext:value-type="float">
            <text:p>12,10101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float" office:value="12.19899" calcext:value-type="float">
            <text:p>12,19899</text:p>
          </table:table-cell>
        </table:table-row>
        <table:table-row table:style-name="ro1">
          <table:table-cell office:value-type="float" office:value="12.49" calcext:value-type="float">
            <text:p>12,49</text:p>
          </table:table-cell>
        </table:table-row>
        <table:table-row table:style-name="ro1">
          <table:table-cell office:value-type="float" office:value="12.47001" calcext:value-type="float">
            <text:p>12,47001</text:p>
          </table:table-cell>
        </table:table-row>
        <table:table-row table:style-name="ro1">
          <table:table-cell office:value-type="float" office:value="12.56001" calcext:value-type="float">
            <text:p>12,56001</text:p>
          </table:table-cell>
        </table:table-row>
        <table:table-row table:style-name="ro1">
          <table:table-cell office:value-type="float" office:value="12.721" calcext:value-type="float">
            <text:p>12,721</text:p>
          </table:table-cell>
        </table:table-row>
        <table:table-row table:style-name="ro1">
          <table:table-cell office:value-type="float" office:value="12.69997" calcext:value-type="float">
            <text:p>12,69997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</table:table-row>
        <table:table-row table:style-name="ro1">
          <table:table-cell office:value-type="float" office:value="13.02" calcext:value-type="float">
            <text:p>13,02</text:p>
          </table:table-cell>
        </table:table-row>
        <table:table-row table:style-name="ro1">
          <table:table-cell office:value-type="float" office:value="12.385" calcext:value-type="float">
            <text:p>12,385</text:p>
          </table:table-cell>
        </table:table-row>
        <table:table-row table:style-name="ro1">
          <table:table-cell office:value-type="float" office:value="12.522" calcext:value-type="float">
            <text:p>12,522</text:p>
          </table:table-cell>
        </table:table-row>
        <table:table-row table:style-name="ro1">
          <table:table-cell office:value-type="float" office:value="12.71" calcext:value-type="float">
            <text:p>12,71</text:p>
          </table:table-cell>
        </table:table-row>
        <table:table-row table:style-name="ro1">
          <table:table-cell office:value-type="float" office:value="12.55" calcext:value-type="float">
            <text:p>12,55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12.95" calcext:value-type="float">
            <text:p>12,95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</table:table-row>
        <table:table-row table:style-name="ro1">
          <table:table-cell office:value-type="float" office:value="13.109" calcext:value-type="float">
            <text:p>13,109</text:p>
          </table:table-cell>
        </table:table-row>
        <table:table-row table:style-name="ro1"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3.0715" calcext:value-type="float">
            <text:p>13,0715</text:p>
          </table:table-cell>
        </table:table-row>
        <table:table-row table:style-name="ro1">
          <table:table-cell office:value-type="float" office:value="13.53" calcext:value-type="float">
            <text:p>13,53</text:p>
          </table:table-cell>
        </table:table-row>
        <table:table-row table:style-name="ro1">
          <table:table-cell office:value-type="float" office:value="13.34999" calcext:value-type="float">
            <text:p>13,34999</text:p>
          </table:table-cell>
        </table:table-row>
        <table:table-row table:style-name="ro1">
          <table:table-cell office:value-type="float" office:value="13.401" calcext:value-type="float">
            <text:p>13,401</text:p>
          </table:table-cell>
        </table:table-row>
        <table:table-row table:style-name="ro1">
          <table:table-cell office:value-type="float" office:value="14.072" calcext:value-type="float">
            <text:p>14,072</text:p>
          </table:table-cell>
        </table:table-row>
        <table:table-row table:style-name="ro1">
          <table:table-cell office:value-type="float" office:value="14.172" calcext:value-type="float">
            <text:p>14,172</text:p>
          </table:table-cell>
        </table:table-row>
        <table:table-row table:style-name="ro1">
          <table:table-cell office:value-type="float" office:value="14.052" calcext:value-type="float">
            <text:p>14,052</text:p>
          </table:table-cell>
        </table:table-row>
        <table:table-row table:style-name="ro1">
          <table:table-cell office:value-type="float" office:value="14.19445" calcext:value-type="float">
            <text:p>14,19445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4.172" calcext:value-type="float">
            <text:p>14,172</text:p>
          </table:table-cell>
        </table:table-row>
        <table:table-row table:style-name="ro1">
          <table:table-cell office:value-type="float" office:value="14.00211" calcext:value-type="float">
            <text:p>14,00211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</table:table-row>
        <table:table-row table:style-name="ro1">
          <table:table-cell office:value-type="float" office:value="14.55" calcext:value-type="float">
            <text:p>14,55</text:p>
          </table:table-cell>
        </table:table-row>
        <table:table-row table:style-name="ro1">
          <table:table-cell office:value-type="float" office:value="14.25001" calcext:value-type="float">
            <text:p>14,25001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3.842" calcext:value-type="float">
            <text:p>13,842</text:p>
          </table:table-cell>
        </table:table-row>
        <table:table-row table:style-name="ro1">
          <table:table-cell office:value-type="float" office:value="13.65" calcext:value-type="float">
            <text:p>13,65</text:p>
          </table:table-cell>
        </table:table-row>
        <table:table-row table:style-name="ro1">
          <table:table-cell office:value-type="float" office:value="13.508" calcext:value-type="float">
            <text:p>13,508</text:p>
          </table:table-cell>
        </table:table-row>
        <table:table-row table:style-name="ro1">
          <table:table-cell office:value-type="float" office:value="13.601" calcext:value-type="float">
            <text:p>13,601</text:p>
          </table:table-cell>
        </table:table-row>
        <table:table-row table:style-name="ro1">
          <table:table-cell office:value-type="float" office:value="13.54595" calcext:value-type="float">
            <text:p>13,54595</text:p>
          </table:table-cell>
        </table:table-row>
        <table:table-row table:style-name="ro1">
          <table:table-cell office:value-type="float" office:value="13.751" calcext:value-type="float">
            <text:p>13,751</text:p>
          </table:table-cell>
        </table:table-row>
        <table:table-row table:style-name="ro1">
          <table:table-cell office:value-type="float" office:value="13.445" calcext:value-type="float">
            <text:p>13,445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</table:table-row>
        <table:table-row table:style-name="ro1">
          <table:table-cell office:value-type="float" office:value="13.201" calcext:value-type="float">
            <text:p>13,201</text:p>
          </table:table-cell>
        </table:table-row>
        <table:table-row table:style-name="ro1">
          <table:table-cell office:value-type="float" office:value="13.225" calcext:value-type="float">
            <text:p>13,225</text:p>
          </table:table-cell>
        </table:table-row>
        <table:table-row table:style-name="ro1">
          <table:table-cell office:value-type="float" office:value="13.85" calcext:value-type="float">
            <text:p>13,85</text:p>
          </table:table-cell>
        </table:table-row>
        <table:table-row table:style-name="ro1">
          <table:table-cell office:value-type="float" office:value="13.18" calcext:value-type="float">
            <text:p>13,18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2.79999" calcext:value-type="float">
            <text:p>12,79999</text:p>
          </table:table-cell>
        </table:table-row>
        <table:table-row table:style-name="ro1">
          <table:table-cell office:value-type="float" office:value="12.552" calcext:value-type="float">
            <text:p>12,552</text:p>
          </table:table-cell>
        </table:table-row>
        <table:table-row table:style-name="ro1">
          <table:table-cell office:value-type="float" office:value="12.0401" calcext:value-type="float">
            <text:p>12,0401</text:p>
          </table:table-cell>
        </table:table-row>
        <table:table-row table:style-name="ro1">
          <table:table-cell office:value-type="float" office:value="12.648" calcext:value-type="float">
            <text:p>12,648</text:p>
          </table:table-cell>
        </table:table-row>
        <table:table-row table:style-name="ro1">
          <table:table-cell office:value-type="float" office:value="13.47763" calcext:value-type="float">
            <text:p>13,47763</text:p>
          </table:table-cell>
        </table:table-row>
        <table:table-row table:style-name="ro1">
          <table:table-cell office:value-type="float" office:value="13.101" calcext:value-type="float">
            <text:p>13,101</text:p>
          </table:table-cell>
        </table:table-row>
        <table:table-row table:style-name="ro1">
          <table:table-cell office:value-type="float" office:value="13.388" calcext:value-type="float">
            <text:p>13,388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</table:table-row>
        <table:table-row table:style-name="ro1">
          <table:table-cell office:value-type="float" office:value="13.7435" calcext:value-type="float">
            <text:p>13,7435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</table:table-row>
        <table:table-row table:style-name="ro1">
          <table:table-cell office:value-type="float" office:value="13.435" calcext:value-type="float">
            <text:p>13,435</text:p>
          </table:table-cell>
        </table:table-row>
        <table:table-row table:style-name="ro1">
          <table:table-cell office:value-type="float" office:value="13.92" calcext:value-type="float">
            <text:p>13,92</text:p>
          </table:table-cell>
        </table:table-row>
        <table:table-row table:style-name="ro1">
          <table:table-cell office:value-type="float" office:value="14.18" calcext:value-type="float">
            <text:p>14,18</text:p>
          </table:table-cell>
        </table:table-row>
        <table:table-row table:style-name="ro1">
          <table:table-cell office:value-type="float" office:value="14.05" calcext:value-type="float">
            <text:p>14,05</text:p>
          </table:table-cell>
        </table:table-row>
        <table:table-row table:style-name="ro1">
          <table:table-cell office:value-type="float" office:value="13.961" calcext:value-type="float">
            <text:p>13,961</text:p>
          </table:table-cell>
        </table:table-row>
        <table:table-row table:style-name="ro1">
          <table:table-cell office:value-type="float" office:value="13.85" calcext:value-type="float">
            <text:p>13,85</text:p>
          </table:table-cell>
        </table:table-row>
        <table:table-row table:style-name="ro1">
          <table:table-cell office:value-type="float" office:value="13.62" calcext:value-type="float">
            <text:p>13,62</text:p>
          </table:table-cell>
        </table:table-row>
        <table:table-row table:style-name="ro1">
          <table:table-cell office:value-type="float" office:value="13.544" calcext:value-type="float">
            <text:p>13,544</text:p>
          </table:table-cell>
        </table:table-row>
        <table:table-row table:style-name="ro1">
          <table:table-cell office:value-type="float" office:value="13.55" calcext:value-type="float">
            <text:p>13,55</text:p>
          </table:table-cell>
        </table:table-row>
        <table:table-row table:style-name="ro1">
          <table:table-cell office:value-type="float" office:value="13.39898" calcext:value-type="float">
            <text:p>13,39898</text:p>
          </table:table-cell>
        </table:table-row>
        <table:table-row table:style-name="ro1">
          <table:table-cell office:value-type="float" office:value="13.545" calcext:value-type="float">
            <text:p>13,545</text:p>
          </table:table-cell>
        </table:table-row>
        <table:table-row table:style-name="ro1">
          <table:table-cell office:value-type="float" office:value="13.765" calcext:value-type="float">
            <text:p>13,765</text:p>
          </table:table-cell>
        </table:table-row>
        <table:table-row table:style-name="ro1">
          <table:table-cell office:value-type="float" office:value="13.987" calcext:value-type="float">
            <text:p>13,987</text:p>
          </table:table-cell>
        </table:table-row>
        <table:table-row table:style-name="ro1">
          <table:table-cell office:value-type="float" office:value="14.014" calcext:value-type="float">
            <text:p>14,014</text:p>
          </table:table-cell>
        </table:table-row>
        <table:table-row table:style-name="ro1">
          <table:table-cell office:value-type="float" office:value="13.97" calcext:value-type="float">
            <text:p>13,97</text:p>
          </table:table-cell>
        </table:table-row>
        <table:table-row table:style-name="ro1">
          <table:table-cell office:value-type="float" office:value="14.347" calcext:value-type="float">
            <text:p>14,347</text:p>
          </table:table-cell>
        </table:table-row>
        <table:table-row table:style-name="ro1">
          <table:table-cell office:value-type="float" office:value="14.301" calcext:value-type="float">
            <text:p>14,301</text:p>
          </table:table-cell>
        </table:table-row>
        <table:table-row table:style-name="ro1">
          <table:table-cell office:value-type="float" office:value="14.567" calcext:value-type="float">
            <text:p>14,567</text:p>
          </table:table-cell>
        </table:table-row>
        <table:table-row table:style-name="ro1">
          <table:table-cell office:value-type="float" office:value="14.58" calcext:value-type="float">
            <text:p>14,58</text:p>
          </table:table-cell>
        </table:table-row>
        <table:table-row table:style-name="ro1">
          <table:table-cell office:value-type="float" office:value="14.705" calcext:value-type="float">
            <text:p>14,705</text:p>
          </table:table-cell>
        </table:table-row>
        <table:table-row table:style-name="ro1">
          <table:table-cell office:value-type="float" office:value="14.86" calcext:value-type="float">
            <text:p>14,86</text:p>
          </table:table-cell>
        </table:table-row>
        <table:table-row table:style-name="ro1">
          <table:table-cell office:value-type="float" office:value="14.92" calcext:value-type="float">
            <text:p>14,92</text:p>
          </table:table-cell>
        </table:table-row>
        <table:table-row table:style-name="ro1">
          <table:table-cell office:value-type="float" office:value="15.09" calcext:value-type="float">
            <text:p>15,09</text:p>
          </table:table-cell>
        </table:table-row>
        <table:table-row table:style-name="ro1">
          <table:table-cell office:value-type="float" office:value="15.07101" calcext:value-type="float">
            <text:p>15,07101</text:p>
          </table:table-cell>
        </table:table-row>
        <table:table-row table:style-name="ro1">
          <table:table-cell office:value-type="float" office:value="15.05" calcext:value-type="float">
            <text:p>15,05</text:p>
          </table:table-cell>
        </table:table-row>
        <table:table-row table:style-name="ro1">
          <table:table-cell office:value-type="float" office:value="15.23" calcext:value-type="float">
            <text:p>15,23</text:p>
          </table:table-cell>
        </table:table-row>
        <table:table-row table:style-name="ro1">
          <table:table-cell office:value-type="float" office:value="15.52" calcext:value-type="float">
            <text:p>15,52</text:p>
          </table:table-cell>
        </table:table-row>
        <table:table-row table:style-name="ro1">
          <table:table-cell office:value-type="float" office:value="15.69819" calcext:value-type="float">
            <text:p>15,69819</text:p>
          </table:table-cell>
        </table:table-row>
        <table:table-row table:style-name="ro1">
          <table:table-cell office:value-type="float" office:value="15.46" calcext:value-type="float">
            <text:p>15,46</text:p>
          </table:table-cell>
        </table:table-row>
        <table:table-row table:style-name="ro1">
          <table:table-cell office:value-type="float" office:value="15.473" calcext:value-type="float">
            <text:p>15,473</text:p>
          </table:table-cell>
        </table:table-row>
        <table:table-row table:style-name="ro1">
          <table:table-cell office:value-type="float" office:value="15.601" calcext:value-type="float">
            <text:p>15,601</text:p>
          </table:table-cell>
        </table:table-row>
        <table:table-row table:style-name="ro1">
          <table:table-cell office:value-type="float" office:value="15.548" calcext:value-type="float">
            <text:p>15,548</text:p>
          </table:table-cell>
        </table:table-row>
        <table:table-row table:style-name="ro1">
          <table:table-cell office:value-type="float" office:value="15.65" calcext:value-type="float">
            <text:p>15,65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float" office:value="16.295" calcext:value-type="float">
            <text:p>16,295</text:p>
          </table:table-cell>
        </table:table-row>
        <table:table-row table:style-name="ro1">
          <table:table-cell office:value-type="float" office:value="16.33" calcext:value-type="float">
            <text:p>16,33</text:p>
          </table:table-cell>
        </table:table-row>
        <table:table-row table:style-name="ro1">
          <table:table-cell office:value-type="float" office:value="16.22" calcext:value-type="float">
            <text:p>16,22</text:p>
          </table:table-cell>
        </table:table-row>
        <table:table-row table:style-name="ro1">
          <table:table-cell office:value-type="float" office:value="15.801" calcext:value-type="float">
            <text:p>15,801</text:p>
          </table:table-cell>
        </table:table-row>
        <table:table-row table:style-name="ro1">
          <table:table-cell office:value-type="float" office:value="15.94499" calcext:value-type="float">
            <text:p>15,94499</text:p>
          </table:table-cell>
        </table:table-row>
        <table:table-row table:style-name="ro1">
          <table:table-cell office:value-type="float" office:value="16.57" calcext:value-type="float">
            <text:p>16,57</text:p>
          </table:table-cell>
        </table:table-row>
        <table:table-row table:style-name="ro1">
          <table:table-cell office:value-type="float" office:value="16.649" calcext:value-type="float">
            <text:p>16,649</text:p>
          </table:table-cell>
        </table:table-row>
        <table:table-row table:style-name="ro1">
          <table:table-cell office:value-type="float" office:value="16.251" calcext:value-type="float">
            <text:p>16,251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</table:table-row>
        <table:table-row table:style-name="ro1">
          <table:table-cell office:value-type="float" office:value="15.91" calcext:value-type="float">
            <text:p>15,91</text:p>
          </table:table-cell>
        </table:table-row>
        <table:table-row table:style-name="ro1">
          <table:table-cell office:value-type="float" office:value="15.92" calcext:value-type="float">
            <text:p>15,92</text:p>
          </table:table-cell>
        </table:table-row>
        <table:table-row table:style-name="ro1">
          <table:table-cell office:value-type="float" office:value="15.8275" calcext:value-type="float">
            <text:p>15,8275</text:p>
          </table:table-cell>
        </table:table-row>
        <table:table-row table:style-name="ro1">
          <table:table-cell office:value-type="float" office:value="15.106" calcext:value-type="float">
            <text:p>15,106</text:p>
          </table:table-cell>
        </table:table-row>
        <table:table-row table:style-name="ro1">
          <table:table-cell office:value-type="float" office:value="15.599" calcext:value-type="float">
            <text:p>15,599</text:p>
          </table:table-cell>
        </table:table-row>
        <table:table-row table:style-name="ro1">
          <table:table-cell office:value-type="float" office:value="15.95" calcext:value-type="float">
            <text:p>15,95</text:p>
          </table:table-cell>
        </table:table-row>
        <table:table-row table:style-name="ro1">
          <table:table-cell office:value-type="float" office:value="15.675" calcext:value-type="float">
            <text:p>15,675</text:p>
          </table:table-cell>
        </table:table-row>
        <table:table-row table:style-name="ro1">
          <table:table-cell office:value-type="float" office:value="15.88" calcext:value-type="float">
            <text:p>15,88</text:p>
          </table:table-cell>
        </table:table-row>
        <table:table-row table:style-name="ro1">
          <table:table-cell office:value-type="float" office:value="15.907" calcext:value-type="float">
            <text:p>15,907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float" office:value="16.41" calcext:value-type="float">
            <text:p>16,41</text:p>
          </table:table-cell>
        </table:table-row>
        <table:table-row table:style-name="ro1">
          <table:table-cell office:value-type="float" office:value="16.425" calcext:value-type="float">
            <text:p>16,425</text:p>
          </table:table-cell>
        </table:table-row>
        <table:table-row table:style-name="ro1">
          <table:table-cell office:value-type="float" office:value="16.27" calcext:value-type="float">
            <text:p>16,27</text:p>
          </table:table-cell>
        </table:table-row>
        <table:table-row table:style-name="ro1">
          <table:table-cell office:value-type="float" office:value="16.13" calcext:value-type="float">
            <text:p>16,13</text:p>
          </table:table-cell>
        </table:table-row>
        <table:table-row table:style-name="ro1">
          <table:table-cell office:value-type="float" office:value="16.56" calcext:value-type="float">
            <text:p>16,56</text:p>
          </table:table-cell>
        </table:table-row>
        <table:table-row table:style-name="ro1">
          <table:table-cell office:value-type="float" office:value="17.049" calcext:value-type="float">
            <text:p>17,049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17.397" calcext:value-type="float">
            <text:p>17,397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7.678" calcext:value-type="float">
            <text:p>17,678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float" office:value="17.64505" calcext:value-type="float">
            <text:p>17,64505</text:p>
          </table:table-cell>
        </table:table-row>
        <table:table-row table:style-name="ro1">
          <table:table-cell office:value-type="float" office:value="17.98607" calcext:value-type="float">
            <text:p>17,98607</text:p>
          </table:table-cell>
        </table:table-row>
        <table:table-row table:style-name="ro1">
          <table:table-cell office:value-type="float" office:value="17.901" calcext:value-type="float">
            <text:p>17,901</text:p>
          </table:table-cell>
        </table:table-row>
        <table:table-row table:style-name="ro1">
          <table:table-cell office:value-type="float" office:value="18.151" calcext:value-type="float">
            <text:p>18,151</text:p>
          </table:table-cell>
        </table:table-row>
        <table:table-row table:style-name="ro1">
          <table:table-cell office:value-type="float" office:value="17.84883" calcext:value-type="float">
            <text:p>17,848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.85" calcext:value-type="float">
            <text:p>17,85</text:p>
          </table:table-cell>
        </table:table-row>
        <table:table-row table:style-name="ro1">
          <table:table-cell office:value-type="float" office:value="18.105" calcext:value-type="float">
            <text:p>18,105</text:p>
          </table:table-cell>
        </table:table-row>
        <table:table-row table:style-name="ro1">
          <table:table-cell office:value-type="float" office:value="18.25" calcext:value-type="float">
            <text:p>18,25</text:p>
          </table:table-cell>
        </table:table-row>
        <table:table-row table:style-name="ro1"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18.15101" calcext:value-type="float">
            <text:p>18,15101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17.85" calcext:value-type="float">
            <text:p>17,85</text:p>
          </table:table-cell>
        </table:table-row>
        <table:table-row table:style-name="ro1">
          <table:table-cell office:value-type="float" office:value="17.96999" calcext:value-type="float">
            <text:p>17,96999</text:p>
          </table:table-cell>
        </table:table-row>
        <table:table-row table:style-name="ro1">
          <table:table-cell office:value-type="float" office:value="18.325" calcext:value-type="float">
            <text:p>18,325</text:p>
          </table:table-cell>
        </table:table-row>
        <table:table-row table:style-name="ro1"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18.15145" calcext:value-type="float">
            <text:p>18,15145</text:p>
          </table:table-cell>
        </table:table-row>
        <table:table-row table:style-name="ro1">
          <table:table-cell office:value-type="float" office:value="17.89" calcext:value-type="float">
            <text:p>17,89</text:p>
          </table:table-cell>
        </table:table-row>
        <table:table-row table:style-name="ro1"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float" office:value="17.67" calcext:value-type="float">
            <text:p>17,67</text:p>
          </table:table-cell>
        </table:table-row>
        <table:table-row table:style-name="ro1">
          <table:table-cell office:value-type="float" office:value="17.83" calcext:value-type="float">
            <text:p>17,83</text:p>
          </table:table-cell>
        </table:table-row>
        <table:table-row table:style-name="ro1">
          <table:table-cell office:value-type="float" office:value="17.785" calcext:value-type="float">
            <text:p>17,785</text:p>
          </table:table-cell>
        </table:table-row>
        <table:table-row table:style-name="ro1">
          <table:table-cell office:value-type="float" office:value="17.495" calcext:value-type="float">
            <text:p>17,495</text:p>
          </table:table-cell>
        </table:table-row>
        <table:table-row table:style-name="ro1">
          <table:table-cell office:value-type="float" office:value="18.069" calcext:value-type="float">
            <text:p>18,069</text:p>
          </table:table-cell>
        </table:table-row>
        <table:table-row table:style-name="ro1">
          <table:table-cell office:value-type="float" office:value="18.05" calcext:value-type="float">
            <text:p>18,05</text:p>
          </table:table-cell>
        </table:table-row>
        <table:table-row table:style-name="ro1">
          <table:table-cell office:value-type="float" office:value="18.04" calcext:value-type="float">
            <text:p>18,04</text:p>
          </table:table-cell>
        </table:table-row>
        <table:table-row table:style-name="ro1">
          <table:table-cell office:value-type="float" office:value="17.90101" calcext:value-type="float">
            <text:p>17,90101</text:p>
          </table:table-cell>
        </table:table-row>
        <table:table-row table:style-name="ro1">
          <table:table-cell office:value-type="float" office:value="17.87498" calcext:value-type="float">
            <text:p>17,87498</text:p>
          </table:table-cell>
        </table:table-row>
        <table:table-row table:style-name="ro1">
          <table:table-cell office:value-type="float" office:value="18.251" calcext:value-type="float">
            <text:p>18,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.85" calcext:value-type="float">
            <text:p>17,85</text:p>
          </table:table-cell>
        </table:table-row>
        <table:table-row table:style-name="ro1">
          <table:table-cell office:value-type="float" office:value="17.831" calcext:value-type="float">
            <text:p>17,831</text:p>
          </table:table-cell>
        </table:table-row>
        <table:table-row table:style-name="ro1">
          <table:table-cell office:value-type="float" office:value="17.994" calcext:value-type="float">
            <text:p>17,994</text:p>
          </table:table-cell>
        </table:table-row>
        <table:table-row table:style-name="ro1">
          <table:table-cell office:value-type="float" office:value="18.50101" calcext:value-type="float">
            <text:p>18,50101</text:p>
          </table:table-cell>
        </table:table-row>
        <table:table-row table:style-name="ro1">
          <table:table-cell office:value-type="float" office:value="18.549" calcext:value-type="float">
            <text:p>18,549</text:p>
          </table:table-cell>
        </table:table-row>
        <table:table-row table:style-name="ro1">
          <table:table-cell office:value-type="float" office:value="18.40501" calcext:value-type="float">
            <text:p>18,40501</text:p>
          </table:table-cell>
        </table:table-row>
        <table:table-row table:style-name="ro1">
          <table:table-cell office:value-type="float" office:value="18.565" calcext:value-type="float">
            <text:p>18,565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8.381" calcext:value-type="float">
            <text:p>18,381</text:p>
          </table:table-cell>
        </table:table-row>
        <table:table-row table:style-name="ro1">
          <table:table-cell office:value-type="float" office:value="18.451" calcext:value-type="float">
            <text:p>18,451</text:p>
          </table:table-cell>
        </table:table-row>
        <table:table-row table:style-name="ro1">
          <table:table-cell office:value-type="float" office:value="18.377" calcext:value-type="float">
            <text:p>18,377</text:p>
          </table:table-cell>
        </table:table-row>
        <table:table-row table:style-name="ro1">
          <table:table-cell office:value-type="float" office:value="18.476" calcext:value-type="float">
            <text:p>18,476</text:p>
          </table:table-cell>
        </table:table-row>
        <table:table-row table:style-name="ro1">
          <table:table-cell office:value-type="float" office:value="18.511" calcext:value-type="float">
            <text:p>18,511</text:p>
          </table:table-cell>
        </table:table-row>
        <table:table-row table:style-name="ro1">
          <table:table-cell office:value-type="float" office:value="18.443" calcext:value-type="float">
            <text:p>18,443</text:p>
          </table:table-cell>
        </table:table-row>
        <table:table-row table:style-name="ro1">
          <table:table-cell office:value-type="float" office:value="18.599" calcext:value-type="float">
            <text:p>18,599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18.49" calcext:value-type="float">
            <text:p>18,49</text:p>
          </table:table-cell>
        </table:table-row>
        <table:table-row table:style-name="ro1">
          <table:table-cell office:value-type="float" office:value="18.405" calcext:value-type="float">
            <text:p>18,405</text:p>
          </table:table-cell>
        </table:table-row>
        <table:table-row table:style-name="ro1">
          <table:table-cell office:value-type="float" office:value="18.475" calcext:value-type="float">
            <text:p>18,475</text:p>
          </table:table-cell>
        </table:table-row>
        <table:table-row table:style-name="ro1">
          <table:table-cell office:value-type="float" office:value="18.895" calcext:value-type="float">
            <text:p>18,8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.90021" calcext:value-type="float">
            <text:p>18,90021</text:p>
          </table:table-cell>
        </table:table-row>
        <table:table-row table:style-name="ro1">
          <table:table-cell office:value-type="float" office:value="18.8385" calcext:value-type="float">
            <text:p>18,8385</text:p>
          </table:table-cell>
        </table:table-row>
        <table:table-row table:style-name="ro1">
          <table:table-cell office:value-type="float" office:value="19.406" calcext:value-type="float">
            <text:p>19,406</text:p>
          </table:table-cell>
        </table:table-row>
        <table:table-row table:style-name="ro1">
          <table:table-cell office:value-type="float" office:value="19.18" calcext:value-type="float">
            <text:p>19,18</text:p>
          </table:table-cell>
        </table:table-row>
        <table:table-row table:style-name="ro1">
          <table:table-cell office:value-type="float" office:value="19.30995" calcext:value-type="float">
            <text:p>19,30995</text:p>
          </table:table-cell>
        </table:table-row>
        <table:table-row table:style-name="ro1">
          <table:table-cell office:value-type="float" office:value="19.25" calcext:value-type="float">
            <text:p>19,25</text:p>
          </table:table-cell>
        </table:table-row>
        <table:table-row table:style-name="ro1">
          <table:table-cell office:value-type="float" office:value="19.215" calcext:value-type="float">
            <text:p>19,215</text:p>
          </table:table-cell>
        </table:table-row>
        <table:table-row table:style-name="ro1">
          <table:table-cell office:value-type="float" office:value="20.24399" calcext:value-type="float">
            <text:p>20,24399</text:p>
          </table:table-cell>
        </table:table-row>
        <table:table-row table:style-name="ro1">
          <table:table-cell office:value-type="float" office:value="20.44" calcext:value-type="float">
            <text:p>20,44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21.031" calcext:value-type="float">
            <text:p>21,031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21.19997" calcext:value-type="float">
            <text:p>21,199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.911" calcext:value-type="float">
            <text:p>20,911</text:p>
          </table:table-cell>
        </table:table-row>
        <table:table-row table:style-name="ro1">
          <table:table-cell office:value-type="float" office:value="20.721" calcext:value-type="float">
            <text:p>20,721</text:p>
          </table:table-cell>
        </table:table-row>
        <table:table-row table:style-name="ro1">
          <table:table-cell office:value-type="float" office:value="21.239" calcext:value-type="float">
            <text:p>21,239</text:p>
          </table:table-cell>
        </table:table-row>
        <table:table-row table:style-name="ro1">
          <table:table-cell office:value-type="float" office:value="21.189" calcext:value-type="float">
            <text:p>21,189</text:p>
          </table:table-cell>
        </table:table-row>
        <table:table-row table:style-name="ro1">
          <table:table-cell office:value-type="float" office:value="21.31" calcext:value-type="float">
            <text:p>21,31</text:p>
          </table:table-cell>
        </table:table-row>
        <table:table-row table:style-name="ro1">
          <table:table-cell office:value-type="float" office:value="22.15" calcext:value-type="float">
            <text:p>22,15</text:p>
          </table:table-cell>
        </table:table-row>
        <table:table-row table:style-name="ro1">
          <table:table-cell office:value-type="float" office:value="23.23" calcext:value-type="float">
            <text:p>23,23</text:p>
          </table:table-cell>
        </table:table-row>
        <table:table-row table:style-name="ro1">
          <table:table-cell office:value-type="float" office:value="22.15" calcext:value-type="float">
            <text:p>22,15</text:p>
          </table:table-cell>
        </table:table-row>
        <table:table-row table:style-name="ro1">
          <table:table-cell office:value-type="float" office:value="22.29969" calcext:value-type="float">
            <text:p>22,29969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1.95" calcext:value-type="float">
            <text:p>21,95</text:p>
          </table:table-cell>
        </table:table-row>
        <table:table-row table:style-name="ro1">
          <table:table-cell office:value-type="float" office:value="22.111" calcext:value-type="float">
            <text:p>22,111</text:p>
          </table:table-cell>
        </table:table-row>
        <table:table-row table:style-name="ro1">
          <table:table-cell office:value-type="float" office:value="22.301" calcext:value-type="float">
            <text:p>22,301</text:p>
          </table:table-cell>
        </table:table-row>
        <table:table-row table:style-name="ro1">
          <table:table-cell office:value-type="float" office:value="21.73" calcext:value-type="float">
            <text:p>21,73</text:p>
          </table:table-cell>
        </table:table-row>
        <table:table-row table:style-name="ro1">
          <table:table-cell office:value-type="float" office:value="22.55" calcext:value-type="float">
            <text:p>22,55</text:p>
          </table:table-cell>
        </table:table-row>
        <table:table-row table:style-name="ro1">
          <table:table-cell office:value-type="float" office:value="22.66999" calcext:value-type="float">
            <text:p>22,66999</text:p>
          </table:table-cell>
        </table:table-row>
        <table:table-row table:style-name="ro1">
          <table:table-cell office:value-type="float" office:value="22.62101" calcext:value-type="float">
            <text:p>22,62101</text:p>
          </table:table-cell>
        </table:table-row>
        <table:table-row table:style-name="ro1">
          <table:table-cell office:value-type="float" office:value="22.486" calcext:value-type="float">
            <text:p>22,486</text:p>
          </table:table-cell>
        </table:table-row>
        <table:table-row table:style-name="ro1">
          <table:table-cell office:value-type="float" office:value="22.397" calcext:value-type="float">
            <text:p>22,397</text:p>
          </table:table-cell>
        </table:table-row>
        <table:table-row table:style-name="ro1">
          <table:table-cell office:value-type="float" office:value="22.09" calcext:value-type="float">
            <text:p>22,09</text:p>
          </table:table-cell>
        </table:table-row>
        <table:table-row table:style-name="ro1">
          <table:table-cell office:value-type="float" office:value="21.95" calcext:value-type="float">
            <text:p>21,95</text:p>
          </table:table-cell>
        </table:table-row>
        <table:table-row table:style-name="ro1">
          <table:table-cell office:value-type="float" office:value="22.444" calcext:value-type="float">
            <text:p>22,444</text:p>
          </table:table-cell>
        </table:table-row>
        <table:table-row table:style-name="ro1">
          <table:table-cell office:value-type="float" office:value="22.851" calcext:value-type="float">
            <text:p>22,851</text:p>
          </table:table-cell>
        </table:table-row>
        <table:table-row table:style-name="ro1">
          <table:table-cell office:value-type="float" office:value="23.698" calcext:value-type="float">
            <text:p>23,698</text:p>
          </table:table-cell>
        </table:table-row>
        <table:table-row table:style-name="ro1">
          <table:table-cell office:value-type="float" office:value="23.45126" calcext:value-type="float">
            <text:p>23,45126</text:p>
          </table:table-cell>
        </table:table-row>
        <table:table-row table:style-name="ro1">
          <table:table-cell office:value-type="float" office:value="24.219" calcext:value-type="float">
            <text:p>24,219</text:p>
          </table:table-cell>
        </table:table-row>
        <table:table-row table:style-name="ro1">
          <table:table-cell office:value-type="float" office:value="25.25" calcext:value-type="float">
            <text:p>25,25</text:p>
          </table:table-cell>
        </table:table-row>
        <table:table-row table:style-name="ro1">
          <table:table-cell office:value-type="float" office:value="25.65" calcext:value-type="float">
            <text:p>25,65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float" office:value="25.35" calcext:value-type="float">
            <text:p>25,35</text:p>
          </table:table-cell>
        </table:table-row>
        <table:table-row table:style-name="ro1">
          <table:table-cell office:value-type="float" office:value="25.15" calcext:value-type="float">
            <text:p>25,15</text:p>
          </table:table-cell>
        </table:table-row>
        <table:table-row table:style-name="ro1">
          <table:table-cell office:value-type="float" office:value="25.35" calcext:value-type="float">
            <text:p>25,35</text:p>
          </table:table-cell>
        </table:table-row>
        <table:table-row table:style-name="ro1">
          <table:table-cell office:value-type="float" office:value="25.147" calcext:value-type="float">
            <text:p>25,147</text:p>
          </table:table-cell>
        </table:table-row>
        <table:table-row table:style-name="ro1">
          <table:table-cell office:value-type="float" office:value="25.53708" calcext:value-type="float">
            <text:p>25,53708</text:p>
          </table:table-cell>
        </table:table-row>
        <table:table-row table:style-name="ro1">
          <table:table-cell office:value-type="float" office:value="25.595" calcext:value-type="float">
            <text:p>25,595</text:p>
          </table:table-cell>
        </table:table-row>
        <table:table-row table:style-name="ro1">
          <table:table-cell office:value-type="float" office:value="25.648" calcext:value-type="float">
            <text:p>25,648</text:p>
          </table:table-cell>
        </table:table-row>
        <table:table-row table:style-name="ro1">
          <table:table-cell office:value-type="float" office:value="25.298" calcext:value-type="float">
            <text:p>25,298</text:p>
          </table:table-cell>
        </table:table-row>
        <table:table-row table:style-name="ro1">
          <table:table-cell office:value-type="float" office:value="24.396" calcext:value-type="float">
            <text:p>24,396</text:p>
          </table:table-cell>
        </table:table-row>
        <table:table-row table:style-name="ro1">
          <table:table-cell office:value-type="float" office:value="24.253" calcext:value-type="float">
            <text:p>24,253</text:p>
          </table:table-cell>
        </table:table-row>
        <table:table-row table:style-name="ro1">
          <table:table-cell office:value-type="float" office:value="25.52401" calcext:value-type="float">
            <text:p>25,52401</text:p>
          </table:table-cell>
        </table:table-row>
        <table:table-row table:style-name="ro1"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25.41" calcext:value-type="float">
            <text:p>25,41</text:p>
          </table:table-cell>
        </table:table-row>
        <table:table-row table:style-name="ro1">
          <table:table-cell office:value-type="float" office:value="25.75" calcext:value-type="float">
            <text:p>25,75</text:p>
          </table:table-cell>
        </table:table-row>
        <table:table-row table:style-name="ro1"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float" office:value="25.67" calcext:value-type="float">
            <text:p>25,67</text:p>
          </table:table-cell>
        </table:table-row>
        <table:table-row table:style-name="ro1">
          <table:table-cell office:value-type="float" office:value="25.76" calcext:value-type="float">
            <text:p>25,76</text:p>
          </table:table-cell>
        </table:table-row>
        <table:table-row table:style-name="ro1">
          <table:table-cell office:value-type="float" office:value="26.075" calcext:value-type="float">
            <text:p>26,075</text:p>
          </table:table-cell>
        </table:table-row>
        <table:table-row table:style-name="ro1">
          <table:table-cell office:value-type="float" office:value="26.87" calcext:value-type="float">
            <text:p>26,87</text:p>
          </table:table-cell>
        </table:table-row>
        <table:table-row table:style-name="ro1">
          <table:table-cell office:value-type="float" office:value="27.19" calcext:value-type="float">
            <text:p>27,19</text:p>
          </table:table-cell>
        </table:table-row>
        <table:table-row table:style-name="ro1">
          <table:table-cell office:value-type="float" office:value="26.7" calcext:value-type="float">
            <text:p>26,7</text:p>
          </table:table-cell>
        </table:table-row>
        <table:table-row table:style-name="ro1">
          <table:table-cell office:value-type="float" office:value="26.89" calcext:value-type="float">
            <text:p>26,89</text:p>
          </table:table-cell>
        </table:table-row>
        <table:table-row table:style-name="ro1">
          <table:table-cell office:value-type="float" office:value="26.75" calcext:value-type="float">
            <text:p>26,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.64" calcext:value-type="float">
            <text:p>27,64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float" office:value="27.35" calcext:value-type="float">
            <text:p>27,35</text:p>
          </table:table-cell>
        </table:table-row>
        <table:table-row table:style-name="ro1">
          <table:table-cell office:value-type="float" office:value="27.55" calcext:value-type="float">
            <text:p>27,55</text:p>
          </table:table-cell>
        </table:table-row>
        <table:table-row table:style-name="ro1">
          <table:table-cell office:value-type="float" office:value="27.47" calcext:value-type="float">
            <text:p>27,47</text:p>
          </table:table-cell>
        </table:table-row>
        <table:table-row table:style-name="ro1">
          <table:table-cell office:value-type="float" office:value="26.588" calcext:value-type="float">
            <text:p>26,588</text:p>
          </table:table-cell>
        </table:table-row>
        <table:table-row table:style-name="ro1">
          <table:table-cell office:value-type="float" office:value="25.95" calcext:value-type="float">
            <text:p>25,95</text:p>
          </table:table-cell>
        </table:table-row>
        <table:table-row table:style-name="ro1">
          <table:table-cell office:value-type="float" office:value="25.601" calcext:value-type="float">
            <text:p>25,601</text:p>
          </table:table-cell>
        </table:table-row>
        <table:table-row table:style-name="ro1"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27.04" calcext:value-type="float">
            <text:p>27,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.24098" calcext:value-type="float">
            <text:p>25,24098</text:p>
          </table:table-cell>
        </table:table-row>
        <table:table-row table:style-name="ro1">
          <table:table-cell office:value-type="float" office:value="24.69989" calcext:value-type="float">
            <text:p>24,69989</text:p>
          </table:table-cell>
        </table:table-row>
        <table:table-row table:style-name="ro1">
          <table:table-cell office:value-type="float" office:value="24.799" calcext:value-type="float">
            <text:p>24,799</text:p>
          </table:table-cell>
        </table:table-row>
        <table:table-row table:style-name="ro1"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float" office:value="24.20002" calcext:value-type="float">
            <text:p>24,20002</text:p>
          </table:table-cell>
        </table:table-row>
        <table:table-row table:style-name="ro1">
          <table:table-cell office:value-type="float" office:value="23.645" calcext:value-type="float">
            <text:p>23,645</text:p>
          </table:table-cell>
        </table:table-row>
        <table:table-row table:style-name="ro1">
          <table:table-cell office:value-type="float" office:value="23.91" calcext:value-type="float">
            <text:p>23,91</text:p>
          </table:table-cell>
        </table:table-row>
        <table:table-row table:style-name="ro1">
          <table:table-cell office:value-type="float" office:value="24.389" calcext:value-type="float">
            <text:p>24,389</text:p>
          </table:table-cell>
        </table:table-row>
        <table:table-row table:style-name="ro1">
          <table:table-cell office:value-type="float" office:value="24.10625" calcext:value-type="float">
            <text:p>24,10625</text:p>
          </table:table-cell>
        </table:table-row>
        <table:table-row table:style-name="ro1">
          <table:table-cell office:value-type="float" office:value="24.55" calcext:value-type="float">
            <text:p>24,55</text:p>
          </table:table-cell>
        </table:table-row>
        <table:table-row table:style-name="ro1">
          <table:table-cell office:value-type="float" office:value="23.75" calcext:value-type="float">
            <text:p>23,75</text:p>
          </table:table-cell>
        </table:table-row>
        <table:table-row table:style-name="ro1">
          <table:table-cell office:value-type="float" office:value="24.77" calcext:value-type="float">
            <text:p>24,77</text:p>
          </table:table-cell>
        </table:table-row>
        <table:table-row table:style-name="ro1">
          <table:table-cell office:value-type="float" office:value="25.399" calcext:value-type="float">
            <text:p>25,399</text:p>
          </table:table-cell>
        </table:table-row>
        <table:table-row table:style-name="ro1">
          <table:table-cell office:value-type="float" office:value="25.411" calcext:value-type="float">
            <text:p>25,411</text:p>
          </table:table-cell>
        </table:table-row>
        <table:table-row table:style-name="ro1">
          <table:table-cell office:value-type="float" office:value="26.505" calcext:value-type="float">
            <text:p>26,505</text:p>
          </table:table-cell>
        </table:table-row>
        <table:table-row table:style-name="ro1">
          <table:table-cell office:value-type="float" office:value="26.877" calcext:value-type="float">
            <text:p>26,877</text:p>
          </table:table-cell>
        </table:table-row>
        <table:table-row table:style-name="ro1">
          <table:table-cell office:value-type="float" office:value="27.05" calcext:value-type="float">
            <text:p>27,05</text:p>
          </table:table-cell>
        </table:table-row>
        <table:table-row table:style-name="ro1"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float" office:value="27.35" calcext:value-type="float">
            <text:p>27,35</text:p>
          </table:table-cell>
        </table:table-row>
        <table:table-row table:style-name="ro1">
          <table:table-cell office:value-type="float" office:value="27.785" calcext:value-type="float">
            <text:p>27,785</text:p>
          </table:table-cell>
        </table:table-row>
        <table:table-row table:style-name="ro1">
          <table:table-cell office:value-type="float" office:value="28.312" calcext:value-type="float">
            <text:p>28,312</text:p>
          </table:table-cell>
        </table:table-row>
        <table:table-row table:style-name="ro1">
          <table:table-cell office:value-type="float" office:value="29.82" calcext:value-type="float">
            <text:p>29,82</text:p>
          </table:table-cell>
        </table:table-row>
        <table:table-row table:style-name="ro1"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float" office:value="30.792" calcext:value-type="float">
            <text:p>30,792</text:p>
          </table:table-cell>
        </table:table-row>
        <table:table-row table:style-name="ro1">
          <table:table-cell office:value-type="float" office:value="31.35" calcext:value-type="float">
            <text:p>31,35</text:p>
          </table:table-cell>
        </table:table-row>
        <table:table-row table:style-name="ro1">
          <table:table-cell office:value-type="float" office:value="31.285" calcext:value-type="float">
            <text:p>31,285</text:p>
          </table:table-cell>
        </table:table-row>
        <table:table-row table:style-name="ro1">
          <table:table-cell office:value-type="float" office:value="31.41" calcext:value-type="float">
            <text:p>31,41</text:p>
          </table:table-cell>
        </table:table-row>
        <table:table-row table:style-name="ro1">
          <table:table-cell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31.245" calcext:value-type="float">
            <text:p>31,245</text:p>
          </table:table-cell>
        </table:table-row>
        <table:table-row table:style-name="ro1"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float" office:value="31.41001" calcext:value-type="float">
            <text:p>31,41001</text:p>
          </table:table-cell>
        </table:table-row>
        <table:table-row table:style-name="ro1">
          <table:table-cell office:value-type="float" office:value="31.85" calcext:value-type="float">
            <text:p>31,85</text:p>
          </table:table-cell>
        </table:table-row>
        <table:table-row table:style-name="ro1">
          <table:table-cell office:value-type="float" office:value="31.64897" calcext:value-type="float">
            <text:p>31,64897</text:p>
          </table:table-cell>
        </table:table-row>
        <table:table-row table:style-name="ro1">
          <table:table-cell office:value-type="float" office:value="32.097" calcext:value-type="float">
            <text:p>32,097</text:p>
          </table:table-cell>
        </table:table-row>
        <table:table-row table:style-name="ro1">
          <table:table-cell office:value-type="float" office:value="33.133" calcext:value-type="float">
            <text:p>33,133</text:p>
          </table:table-cell>
        </table:table-row>
        <table:table-row table:style-name="ro1">
          <table:table-cell office:value-type="float" office:value="34.344" calcext:value-type="float">
            <text:p>34,344</text:p>
          </table:table-cell>
        </table:table-row>
        <table:table-row table:style-name="ro1"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33.85" calcext:value-type="float">
            <text:p>33,85</text:p>
          </table:table-cell>
        </table:table-row>
        <table:table-row table:style-name="ro1">
          <table:table-cell office:value-type="float" office:value="34.68" calcext:value-type="float">
            <text:p>34,68</text:p>
          </table:table-cell>
        </table:table-row>
        <table:table-row table:style-name="ro1">
          <table:table-cell office:value-type="float" office:value="34.8" calcext:value-type="float">
            <text:p>34,8</text:p>
          </table:table-cell>
        </table:table-row>
        <table:table-row table:style-name="ro1">
          <table:table-cell office:value-type="float" office:value="34.799" calcext:value-type="float">
            <text:p>34,799</text:p>
          </table:table-cell>
        </table:table-row>
        <table:table-row table:style-name="ro1">
          <table:table-cell office:value-type="float" office:value="35.10001" calcext:value-type="float">
            <text:p>35,100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.74" calcext:value-type="float">
            <text:p>34,74</text:p>
          </table:table-cell>
        </table:table-row>
        <table:table-row table:style-name="ro1">
          <table:table-cell office:value-type="float" office:value="34.73001" calcext:value-type="float">
            <text:p>34,73001</text:p>
          </table:table-cell>
        </table:table-row>
        <table:table-row table:style-name="ro1">
          <table:table-cell office:value-type="float" office:value="34.601" calcext:value-type="float">
            <text:p>34,601</text:p>
          </table:table-cell>
        </table:table-row>
        <table:table-row table:style-name="ro1">
          <table:table-cell office:value-type="float" office:value="31.32" calcext:value-type="float">
            <text:p>31,32</text:p>
          </table:table-cell>
        </table:table-row>
        <table:table-row table:style-name="ro1">
          <table:table-cell office:value-type="float" office:value="34.683" calcext:value-type="float">
            <text:p>34,683</text:p>
          </table:table-cell>
        </table:table-row>
        <table:table-row table:style-name="ro1">
          <table:table-cell office:value-type="float" office:value="34.85" calcext:value-type="float">
            <text:p>34,85</text:p>
          </table:table-cell>
        </table:table-row>
        <table:table-row table:style-name="ro1">
          <table:table-cell office:value-type="float" office:value="36.89" calcext:value-type="float">
            <text:p>36,89</text:p>
          </table:table-cell>
        </table:table-row>
        <table:table-row table:style-name="ro1">
          <table:table-cell office:value-type="float" office:value="37.49999" calcext:value-type="float">
            <text:p>37,49999</text:p>
          </table:table-cell>
        </table:table-row>
        <table:table-row table:style-name="ro1">
          <table:table-cell office:value-type="float" office:value="37.98" calcext:value-type="float">
            <text:p>37,98</text:p>
          </table:table-cell>
        </table:table-row>
        <table:table-row table:style-name="ro1">
          <table:table-cell office:value-type="float" office:value="37.59" calcext:value-type="float">
            <text:p>37,59</text:p>
          </table:table-cell>
        </table:table-row>
        <table:table-row table:style-name="ro1">
          <table:table-cell office:value-type="float" office:value="37.39998" calcext:value-type="float">
            <text:p>37,39998</text:p>
          </table:table-cell>
        </table:table-row>
        <table:table-row table:style-name="ro1">
          <table:table-cell office:value-type="float" office:value="37.88" calcext:value-type="float">
            <text:p>37,88</text:p>
          </table:table-cell>
        </table:table-row>
        <table:table-row table:style-name="ro1">
          <table:table-cell office:value-type="float" office:value="38.55" calcext:value-type="float">
            <text:p>38,55</text:p>
          </table:table-cell>
        </table:table-row>
        <table:table-row table:style-name="ro1">
          <table:table-cell office:value-type="float" office:value="40.05" calcext:value-type="float">
            <text:p>40,05</text:p>
          </table:table-cell>
        </table:table-row>
        <table:table-row table:style-name="ro1"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47.65" calcext:value-type="float">
            <text:p>47,65</text:p>
          </table:table-cell>
        </table:table-row>
        <table:table-row table:style-name="ro1">
          <table:table-cell office:value-type="float" office:value="45.51" calcext:value-type="float">
            <text:p>45,51</text:p>
          </table:table-cell>
        </table:table-row>
        <table:table-row table:style-name="ro1">
          <table:table-cell office:value-type="float" office:value="46.125" calcext:value-type="float">
            <text:p>46,125</text:p>
          </table:table-cell>
        </table:table-row>
        <table:table-row table:style-name="ro1">
          <table:table-cell office:value-type="float" office:value="42.4155" calcext:value-type="float">
            <text:p>42,4155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</table:table-row>
        <table:table-row table:style-name="ro1">
          <table:table-cell office:value-type="float" office:value="42.289" calcext:value-type="float">
            <text:p>42,289</text:p>
          </table:table-cell>
        </table:table-row>
        <table:table-row table:style-name="ro1">
          <table:table-cell office:value-type="float" office:value="43.05" calcext:value-type="float">
            <text:p>43,05</text:p>
          </table:table-cell>
        </table:table-row>
        <table:table-row table:style-name="ro1">
          <table:table-cell office:value-type="float" office:value="43.225" calcext:value-type="float">
            <text:p>43,225</text:p>
          </table:table-cell>
        </table:table-row>
        <table:table-row table:style-name="ro1">
          <table:table-cell office:value-type="float" office:value="42.65" calcext:value-type="float">
            <text:p>42,65</text:p>
          </table:table-cell>
        </table:table-row>
        <table:table-row table:style-name="ro1">
          <table:table-cell office:value-type="float" office:value="43.89" calcext:value-type="float">
            <text:p>43,89</text:p>
          </table:table-cell>
        </table:table-row>
        <table:table-row table:style-name="ro1"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42.475" calcext:value-type="float">
            <text:p>42,475</text:p>
          </table:table-cell>
        </table:table-row>
        <table:table-row table:style-name="ro1">
          <table:table-cell office:value-type="float" office:value="40.75" calcext:value-type="float">
            <text:p>40,75</text:p>
          </table:table-cell>
        </table:table-row>
        <table:table-row table:style-name="ro1">
          <table:table-cell office:value-type="float" office:value="41.999" calcext:value-type="float">
            <text:p>41,999</text:p>
          </table:table-cell>
        </table:table-row>
        <table:table-row table:style-name="ro1">
          <table:table-cell office:value-type="float" office:value="41.15" calcext:value-type="float">
            <text:p>41,15</text:p>
          </table:table-cell>
        </table:table-row>
        <table:table-row table:style-name="ro1">
          <table:table-cell office:value-type="float" office:value="42.95" calcext:value-type="float">
            <text:p>42,95</text:p>
          </table:table-cell>
        </table:table-row>
        <table:table-row table:style-name="ro1">
          <table:table-cell office:value-type="float" office:value="45.2775" calcext:value-type="float">
            <text:p>45,2775</text:p>
          </table:table-cell>
        </table:table-row>
        <table:table-row table:style-name="ro1">
          <table:table-cell office:value-type="float" office:value="43.997" calcext:value-type="float">
            <text:p>43,997</text:p>
          </table:table-cell>
        </table:table-row>
        <table:table-row table:style-name="ro1">
          <table:table-cell office:value-type="float" office:value="43.59999" calcext:value-type="float">
            <text:p>43,59999</text:p>
          </table:table-cell>
        </table:table-row>
        <table:table-row table:style-name="ro1">
          <table:table-cell office:value-type="float" office:value="44.72" calcext:value-type="float">
            <text:p>44,72</text:p>
          </table:table-cell>
        </table:table-row>
        <table:table-row table:style-name="ro1">
          <table:table-cell office:value-type="float" office:value="44.01101" calcext:value-type="float">
            <text:p>44,01101</text:p>
          </table:table-cell>
        </table:table-row>
        <table:table-row table:style-name="ro1">
          <table:table-cell office:value-type="float" office:value="44.56867" calcext:value-type="float">
            <text:p>44,56867</text:p>
          </table:table-cell>
        </table:table-row>
        <table:table-row table:style-name="ro1">
          <table:table-cell office:value-type="float" office:value="45.50013" calcext:value-type="float">
            <text:p>45,50013</text:p>
          </table:table-cell>
        </table:table-row>
        <table:table-row table:style-name="ro1"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44.69899" calcext:value-type="float">
            <text:p>44,69899</text:p>
          </table:table-cell>
        </table:table-row>
        <table:table-row table:style-name="ro1">
          <table:table-cell office:value-type="float" office:value="44.88001" calcext:value-type="float">
            <text:p>44,88001</text:p>
          </table:table-cell>
        </table:table-row>
        <table:table-row table:style-name="ro1">
          <table:table-cell office:value-type="float" office:value="47.09575" calcext:value-type="float">
            <text:p>47,09575</text:p>
          </table:table-cell>
        </table:table-row>
        <table:table-row table:style-name="ro1">
          <table:table-cell office:value-type="float" office:value="44.91" calcext:value-type="float">
            <text:p>44,91</text:p>
          </table:table-cell>
        </table:table-row>
        <table:table-row table:style-name="ro1">
          <table:table-cell office:value-type="float" office:value="43.159" calcext:value-type="float">
            <text:p>43,159</text:p>
          </table:table-cell>
        </table:table-row>
        <table:table-row table:style-name="ro1">
          <table:table-cell office:value-type="float" office:value="42.85" calcext:value-type="float">
            <text:p>42,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.041" calcext:value-type="float">
            <text:p>43,041</text:p>
          </table:table-cell>
        </table:table-row>
        <table:table-row table:style-name="ro1">
          <table:table-cell office:value-type="float" office:value="41.95" calcext:value-type="float">
            <text:p>41,95</text:p>
          </table:table-cell>
        </table:table-row>
        <table:table-row table:style-name="ro1">
          <table:table-cell office:value-type="float" office:value="39.95" calcext:value-type="float">
            <text:p>39,95</text:p>
          </table:table-cell>
        </table:table-row>
        <table:table-row table:style-name="ro1">
          <table:table-cell office:value-type="float" office:value="39.105" calcext:value-type="float">
            <text:p>39,105</text:p>
          </table:table-cell>
        </table:table-row>
        <table:table-row table:style-name="ro1">
          <table:table-cell office:value-type="float" office:value="39.699" calcext:value-type="float">
            <text:p>39,699</text:p>
          </table:table-cell>
        </table:table-row>
        <table:table-row table:style-name="ro1">
          <table:table-cell office:value-type="float" office:value="41.092" calcext:value-type="float">
            <text:p>41,092</text:p>
          </table:table-cell>
        </table:table-row>
        <table:table-row table:style-name="ro1">
          <table:table-cell office:value-type="float" office:value="40.01" calcext:value-type="float">
            <text:p>40,01</text:p>
          </table:table-cell>
        </table:table-row>
        <table:table-row table:style-name="ro1">
          <table:table-cell office:value-type="float" office:value="39.197" calcext:value-type="float">
            <text:p>39,197</text:p>
          </table:table-cell>
        </table:table-row>
        <table:table-row table:style-name="ro1"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40.00001" calcext:value-type="float">
            <text:p>40,00001</text:p>
          </table:table-cell>
        </table:table-row>
        <table:table-row table:style-name="ro1">
          <table:table-cell office:value-type="float" office:value="39.739" calcext:value-type="float">
            <text:p>39,739</text:p>
          </table:table-cell>
        </table:table-row>
        <table:table-row table:style-name="ro1">
          <table:table-cell office:value-type="float" office:value="39.947" calcext:value-type="float">
            <text:p>39,947</text:p>
          </table:table-cell>
        </table:table-row>
        <table:table-row table:style-name="ro1">
          <table:table-cell office:value-type="float" office:value="40.49499" calcext:value-type="float">
            <text:p>40,49499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41.5779" calcext:value-type="float">
            <text:p>41,5779</text:p>
          </table:table-cell>
        </table:table-row>
        <table:table-row table:style-name="ro1">
          <table:table-cell office:value-type="float" office:value="41.25" calcext:value-type="float">
            <text:p>41,25</text:p>
          </table:table-cell>
        </table:table-row>
        <table:table-row table:style-name="ro1">
          <table:table-cell office:value-type="float" office:value="39.99" calcext:value-type="float">
            <text:p>39,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.17103" calcext:value-type="float">
            <text:p>41,17103</text:p>
          </table:table-cell>
        </table:table-row>
        <table:table-row table:style-name="ro1">
          <table:table-cell office:value-type="float" office:value="41.43997" calcext:value-type="float">
            <text:p>41,439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41.80005" calcext:value-type="float">
            <text:p>41,80005</text:p>
          </table:table-cell>
        </table:table-row>
        <table:table-row table:style-name="ro1">
          <table:table-cell office:value-type="float" office:value="43.525" calcext:value-type="float">
            <text:p>43,525</text:p>
          </table:table-cell>
        </table:table-row>
        <table:table-row table:style-name="ro1">
          <table:table-cell office:value-type="float" office:value="42.7995" calcext:value-type="float">
            <text:p>42,7995</text:p>
          </table:table-cell>
        </table:table-row>
        <table:table-row table:style-name="ro1">
          <table:table-cell office:value-type="float" office:value="43.601" calcext:value-type="float">
            <text:p>43,601</text:p>
          </table:table-cell>
        </table:table-row>
        <table:table-row table:style-name="ro1"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float" office:value="43.498" calcext:value-type="float">
            <text:p>43,498</text:p>
          </table:table-cell>
        </table:table-row>
        <table:table-row table:style-name="ro1">
          <table:table-cell office:value-type="float" office:value="43.5999" calcext:value-type="float">
            <text:p>43,5999</text:p>
          </table:table-cell>
        </table:table-row>
        <table:table-row table:style-name="ro1">
          <table:table-cell office:value-type="float" office:value="43.801" calcext:value-type="float">
            <text:p>43,801</text:p>
          </table:table-cell>
        </table:table-row>
        <table:table-row table:style-name="ro1">
          <table:table-cell office:value-type="float" office:value="43.85" calcext:value-type="float">
            <text:p>43,85</text:p>
          </table:table-cell>
        </table:table-row>
        <table:table-row table:style-name="ro1">
          <table:table-cell office:value-type="float" office:value="42.40101" calcext:value-type="float">
            <text:p>42,40101</text:p>
          </table:table-cell>
        </table:table-row>
        <table:table-row table:style-name="ro1">
          <table:table-cell office:value-type="float" office:value="42.849" calcext:value-type="float">
            <text:p>42,849</text:p>
          </table:table-cell>
        </table:table-row>
        <table:table-row table:style-name="ro1">
          <table:table-cell office:value-type="float" office:value="42.43207" calcext:value-type="float">
            <text:p>42,43207</text:p>
          </table:table-cell>
        </table:table-row>
        <table:table-row table:style-name="ro1">
          <table:table-cell office:value-type="float" office:value="43.50001" calcext:value-type="float">
            <text:p>43,50001</text:p>
          </table:table-cell>
        </table:table-row>
        <table:table-row table:style-name="ro1">
          <table:table-cell office:value-type="float" office:value="47.9009" calcext:value-type="float">
            <text:p>47,9009</text:p>
          </table:table-cell>
        </table:table-row>
        <table:table-row table:style-name="ro1"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float" office:value="49.34999" calcext:value-type="float">
            <text:p>49,34999</text:p>
          </table:table-cell>
        </table:table-row>
        <table:table-row table:style-name="ro1">
          <table:table-cell office:value-type="float" office:value="52.299" calcext:value-type="float">
            <text:p>52,299</text:p>
          </table:table-cell>
        </table:table-row>
        <table:table-row table:style-name="ro1">
          <table:table-cell office:value-type="float" office:value="49.15" calcext:value-type="float">
            <text:p>49,15</text:p>
          </table:table-cell>
        </table:table-row>
        <table:table-row table:style-name="ro1">
          <table:table-cell office:value-type="float" office:value="49.85" calcext:value-type="float">
            <text:p>49,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.481" calcext:value-type="float">
            <text:p>50,481</text:p>
          </table:table-cell>
        </table:table-row>
        <table:table-row table:style-name="ro1">
          <table:table-cell office:value-type="float" office:value="48.67001" calcext:value-type="float">
            <text:p>48,67001</text:p>
          </table:table-cell>
        </table:table-row>
        <table:table-row table:style-name="ro1">
          <table:table-cell office:value-type="float" office:value="46.701" calcext:value-type="float">
            <text:p>46,701</text:p>
          </table:table-cell>
        </table:table-row>
        <table:table-row table:style-name="ro1">
          <table:table-cell office:value-type="float" office:value="45.8" calcext:value-type="float">
            <text:p>45,8</text:p>
          </table:table-cell>
        </table:table-row>
        <table:table-row table:style-name="ro1">
          <table:table-cell office:value-type="float" office:value="43.69999" calcext:value-type="float">
            <text:p>43,69999</text:p>
          </table:table-cell>
        </table:table-row>
        <table:table-row table:style-name="ro1">
          <table:table-cell office:value-type="float" office:value="44.395" calcext:value-type="float">
            <text:p>44,395</text:p>
          </table:table-cell>
        </table:table-row>
        <table:table-row table:style-name="ro1">
          <table:table-cell office:value-type="float" office:value="40.512" calcext:value-type="float">
            <text:p>40,512</text:p>
          </table:table-cell>
        </table:table-row>
        <table:table-row table:style-name="ro1"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float" office:value="41.91" calcext:value-type="float">
            <text:p>41,91</text:p>
          </table:table-cell>
        </table:table-row>
        <table:table-row table:style-name="ro1">
          <table:table-cell office:value-type="float" office:value="38.002" calcext:value-type="float">
            <text:p>38,002</text:p>
          </table:table-cell>
        </table:table-row>
        <table:table-row table:style-name="ro1"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float" office:value="40.05" calcext:value-type="float">
            <text:p>40,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float" office:value="43.20201" calcext:value-type="float">
            <text:p>43,20201</text:p>
          </table:table-cell>
        </table:table-row>
        <table:table-row table:style-name="ro1">
          <table:table-cell office:value-type="float" office:value="45.65" calcext:value-type="float">
            <text:p>45,65</text:p>
          </table:table-cell>
        </table:table-row>
        <table:table-row table:style-name="ro1">
          <table:table-cell office:value-type="float" office:value="47.999" calcext:value-type="float">
            <text:p>47,999</text:p>
          </table:table-cell>
        </table:table-row>
        <table:table-row table:style-name="ro1">
          <table:table-cell office:value-type="float" office:value="46.45" calcext:value-type="float">
            <text:p>46,45</text:p>
          </table:table-cell>
        </table:table-row>
        <table:table-row table:style-name="ro1"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43.65" calcext:value-type="float">
            <text:p>43,65</text:p>
          </table:table-cell>
        </table:table-row>
        <table:table-row table:style-name="ro1">
          <table:table-cell office:value-type="float" office:value="42.59999" calcext:value-type="float">
            <text:p>42,59999</text:p>
          </table:table-cell>
        </table:table-row>
        <table:table-row table:style-name="ro1">
          <table:table-cell office:value-type="float" office:value="40.489" calcext:value-type="float">
            <text:p>40,4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.399" calcext:value-type="float">
            <text:p>41,399</text:p>
          </table:table-cell>
        </table:table-row>
        <table:table-row table:style-name="ro1">
          <table:table-cell office:value-type="float" office:value="43.522" calcext:value-type="float">
            <text:p>43,522</text:p>
          </table:table-cell>
        </table:table-row>
        <table:table-row table:style-name="ro1"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float" office:value="41.744" calcext:value-type="float">
            <text:p>41,744</text:p>
          </table:table-cell>
        </table:table-row>
        <table:table-row table:style-name="ro1"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float" office:value="44.785" calcext:value-type="float">
            <text:p>44,785</text:p>
          </table:table-cell>
        </table:table-row>
        <table:table-row table:style-name="ro1">
          <table:table-cell office:value-type="float" office:value="42.99999" calcext:value-type="float">
            <text:p>42,99999</text:p>
          </table:table-cell>
        </table:table-row>
        <table:table-row table:style-name="ro1">
          <table:table-cell office:value-type="float" office:value="44.09" calcext:value-type="float">
            <text:p>44,09</text:p>
          </table:table-cell>
        </table:table-row>
        <table:table-row table:style-name="ro1">
          <table:table-cell office:value-type="float" office:value="43.82" calcext:value-type="float">
            <text:p>43,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.7" calcext:value-type="float">
            <text:p>45,7</text:p>
          </table:table-cell>
        </table:table-row>
        <table:table-row table:style-name="ro1">
          <table:table-cell office:value-type="float" office:value="46.09" calcext:value-type="float">
            <text:p>46,09</text:p>
          </table:table-cell>
        </table:table-row>
        <table:table-row table:style-name="ro1">
          <table:table-cell office:value-type="float" office:value="46.48501" calcext:value-type="float">
            <text:p>46,48501</text:p>
          </table:table-cell>
        </table:table-row>
        <table:table-row table:style-name="ro1"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float" office:value="48.81" calcext:value-type="float">
            <text:p>48,81</text:p>
          </table:table-cell>
        </table:table-row>
        <table:table-row table:style-name="ro1">
          <table:table-cell office:value-type="float" office:value="46.85" calcext:value-type="float">
            <text:p>46,85</text:p>
          </table:table-cell>
        </table:table-row>
        <table:table-row table:style-name="ro1"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float" office:value="50.5995" calcext:value-type="float">
            <text:p>50,5995</text:p>
          </table:table-cell>
        </table:table-row>
        <table:table-row table:style-name="ro1"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49.59" calcext:value-type="float">
            <text:p>49,59</text:p>
          </table:table-cell>
        </table:table-row>
        <table:table-row table:style-name="ro1">
          <table:table-cell office:value-type="float" office:value="51.992" calcext:value-type="float">
            <text:p>51,992</text:p>
          </table:table-cell>
        </table:table-row>
        <table:table-row table:style-name="ro1">
          <table:table-cell office:value-type="float" office:value="51.2285" calcext:value-type="float">
            <text:p>51,2285</text:p>
          </table:table-cell>
        </table:table-row>
        <table:table-row table:style-name="ro1">
          <table:table-cell office:value-type="float" office:value="51.4775" calcext:value-type="float">
            <text:p>51,4775</text:p>
          </table:table-cell>
        </table:table-row>
        <table:table-row table:style-name="ro1">
          <table:table-cell office:value-type="float" office:value="51.01202" calcext:value-type="float">
            <text:p>51,01202</text:p>
          </table:table-cell>
        </table:table-row>
        <table:table-row table:style-name="ro1">
          <table:table-cell office:value-type="float" office:value="51.5575" calcext:value-type="float">
            <text:p>51,5575</text:p>
          </table:table-cell>
        </table:table-row>
        <table:table-row table:style-name="ro1">
          <table:table-cell office:value-type="float" office:value="52.05" calcext:value-type="float">
            <text:p>52,05</text:p>
          </table:table-cell>
        </table:table-row>
        <table:table-row table:style-name="ro1">
          <table:table-cell office:value-type="float" office:value="52.975" calcext:value-type="float">
            <text:p>52,975</text:p>
          </table:table-cell>
        </table:table-row>
        <table:table-row table:style-name="ro1">
          <table:table-cell office:value-type="float" office:value="53.76381" calcext:value-type="float">
            <text:p>53,76381</text:p>
          </table:table-cell>
        </table:table-row>
        <table:table-row table:style-name="ro1">
          <table:table-cell office:value-type="float" office:value="54.005" calcext:value-type="float">
            <text:p>54,005</text:p>
          </table:table-cell>
        </table:table-row>
        <table:table-row table:style-name="ro1">
          <table:table-cell office:value-type="float" office:value="55.2995" calcext:value-type="float">
            <text:p>55,2995</text:p>
          </table:table-cell>
        </table:table-row>
        <table:table-row table:style-name="ro1">
          <table:table-cell office:value-type="float" office:value="55.2955" calcext:value-type="float">
            <text:p>55,29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.10051" calcext:value-type="float">
            <text:p>53,10051</text:p>
          </table:table-cell>
        </table:table-row>
        <table:table-row table:style-name="ro1">
          <table:table-cell office:value-type="float" office:value="55.101" calcext:value-type="float">
            <text:p>55,101</text:p>
          </table:table-cell>
        </table:table-row>
        <table:table-row table:style-name="ro1"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54.701" calcext:value-type="float">
            <text:p>54,701</text:p>
          </table:table-cell>
        </table:table-row>
        <table:table-row table:style-name="ro1">
          <table:table-cell office:value-type="float" office:value="54.975" calcext:value-type="float">
            <text:p>54,9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.69" calcext:value-type="float">
            <text:p>57,69</text:p>
          </table:table-cell>
        </table:table-row>
        <table:table-row table:style-name="ro1">
          <table:table-cell office:value-type="float" office:value="59.05" calcext:value-type="float">
            <text:p>59,05</text:p>
          </table:table-cell>
        </table:table-row>
        <table:table-row table:style-name="ro1">
          <table:table-cell office:value-type="float" office:value="57.489" calcext:value-type="float">
            <text:p>57,489</text:p>
          </table:table-cell>
        </table:table-row>
        <table:table-row table:style-name="ro1">
          <table:table-cell office:value-type="float" office:value="57.177" calcext:value-type="float">
            <text:p>57,177</text:p>
          </table:table-cell>
        </table:table-row>
        <table:table-row table:style-name="ro1"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float" office:value="59.75003" calcext:value-type="float">
            <text:p>59,75003</text:p>
          </table:table-cell>
        </table:table-row>
        <table:table-row table:style-name="ro1">
          <table:table-cell office:value-type="float" office:value="58.7011" calcext:value-type="float">
            <text:p>58,7011</text:p>
          </table:table-cell>
        </table:table-row>
        <table:table-row table:style-name="ro1">
          <table:table-cell office:value-type="float" office:value="57.619" calcext:value-type="float">
            <text:p>57,619</text:p>
          </table:table-cell>
        </table:table-row>
        <table:table-row table:style-name="ro1">
          <table:table-cell office:value-type="float" office:value="56.205" calcext:value-type="float">
            <text:p>56,205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54.49994" calcext:value-type="float">
            <text:p>54,49994</text:p>
          </table:table-cell>
        </table:table-row>
        <table:table-row table:style-name="ro1">
          <table:table-cell office:value-type="float" office:value="55.11" calcext:value-type="float">
            <text:p>55,11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55.35" calcext:value-type="float">
            <text:p>55,35</text:p>
          </table:table-cell>
        </table:table-row>
        <table:table-row table:style-name="ro1">
          <table:table-cell office:value-type="float" office:value="55.20202" calcext:value-type="float">
            <text:p>55,20202</text:p>
          </table:table-cell>
        </table:table-row>
        <table:table-row table:style-name="ro1"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57.522" calcext:value-type="float">
            <text:p>57,522</text:p>
          </table:table-cell>
        </table:table-row>
        <table:table-row table:style-name="ro1">
          <table:table-cell office:value-type="float" office:value="58.39" calcext:value-type="float">
            <text:p>58,39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58.37" calcext:value-type="float">
            <text:p>58,37</text:p>
          </table:table-cell>
        </table:table-row>
        <table:table-row table:style-name="ro1">
          <table:table-cell office:value-type="float" office:value="59.98999" calcext:value-type="float">
            <text:p>59,98999</text:p>
          </table:table-cell>
        </table:table-row>
        <table:table-row table:style-name="ro1">
          <table:table-cell office:value-type="float" office:value="59.35" calcext:value-type="float">
            <text:p>59,35</text:p>
          </table:table-cell>
        </table:table-row>
        <table:table-row table:style-name="ro1">
          <table:table-cell office:value-type="float" office:value="60.54001" calcext:value-type="float">
            <text:p>60,54001</text:p>
          </table:table-cell>
        </table:table-row>
        <table:table-row table:style-name="ro1">
          <table:table-cell office:value-type="float" office:value="61.7" calcext:value-type="float">
            <text:p>61,7</text:p>
          </table:table-cell>
        </table:table-row>
        <table:table-row table:style-name="ro1">
          <table:table-cell office:value-type="float" office:value="61.16" calcext:value-type="float">
            <text:p>61,16</text:p>
          </table:table-cell>
        </table:table-row>
        <table:table-row table:style-name="ro1"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float" office:value="61.51" calcext:value-type="float">
            <text:p>61,51</text:p>
          </table:table-cell>
        </table:table-row>
        <table:table-row table:style-name="ro1">
          <table:table-cell office:value-type="float" office:value="59.1" calcext:value-type="float">
            <text:p>59,1</text:p>
          </table:table-cell>
        </table:table-row>
        <table:table-row table:style-name="ro1">
          <table:table-cell office:value-type="float" office:value="60.05013" calcext:value-type="float">
            <text:p>60,05013</text:p>
          </table:table-cell>
        </table:table-row>
        <table:table-row table:style-name="ro1">
          <table:table-cell office:value-type="float" office:value="61.201" calcext:value-type="float">
            <text:p>61,201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float" office:value="62.302" calcext:value-type="float">
            <text:p>62,302</text:p>
          </table:table-cell>
        </table:table-row>
        <table:table-row table:style-name="ro1">
          <table:table-cell office:value-type="float" office:value="60.15" calcext:value-type="float">
            <text:p>60,15</text:p>
          </table:table-cell>
        </table:table-row>
        <table:table-row table:style-name="ro1"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61.14" calcext:value-type="float">
            <text:p>61,14</text:p>
          </table:table-cell>
        </table:table-row>
        <table:table-row table:style-name="ro1">
          <table:table-cell office:value-type="float" office:value="60.4" calcext:value-type="float">
            <text:p>60,4</text:p>
          </table:table-cell>
        </table:table-row>
        <table:table-row table:style-name="ro1">
          <table:table-cell office:value-type="float" office:value="59.05" calcext:value-type="float">
            <text:p>59,05</text:p>
          </table:table-cell>
        </table:table-row>
        <table:table-row table:style-name="ro1">
          <table:table-cell office:value-type="float" office:value="60.449" calcext:value-type="float">
            <text:p>60,449</text:p>
          </table:table-cell>
        </table:table-row>
        <table:table-row table:style-name="ro1">
          <table:table-cell office:value-type="float" office:value="60.97431" calcext:value-type="float">
            <text:p>60,97431</text:p>
          </table:table-cell>
        </table:table-row>
        <table:table-row table:style-name="ro1">
          <table:table-cell office:value-type="float" office:value="60.522" calcext:value-type="float">
            <text:p>60,522</text:p>
          </table:table-cell>
        </table:table-row>
        <table:table-row table:style-name="ro1"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62.06" calcext:value-type="float">
            <text:p>62,06</text:p>
          </table:table-cell>
        </table:table-row>
        <table:table-row table:style-name="ro1">
          <table:table-cell office:value-type="float" office:value="62.72" calcext:value-type="float">
            <text:p>62,72</text:p>
          </table:table-cell>
        </table:table-row>
        <table:table-row table:style-name="ro1">
          <table:table-cell office:value-type="float" office:value="63.799" calcext:value-type="float">
            <text:p>63,799</text:p>
          </table:table-cell>
        </table:table-row>
        <table:table-row table:style-name="ro1">
          <table:table-cell office:value-type="float" office:value="63.9" calcext:value-type="float">
            <text:p>63,9</text:p>
          </table:table-cell>
        </table:table-row>
        <table:table-row table:style-name="ro1">
          <table:table-cell office:value-type="float" office:value="64.499" calcext:value-type="float">
            <text:p>64,499</text:p>
          </table:table-cell>
        </table:table-row>
        <table:table-row table:style-name="ro1">
          <table:table-cell office:value-type="float" office:value="63.40202" calcext:value-type="float">
            <text:p>63,40202</text:p>
          </table:table-cell>
        </table:table-row>
        <table:table-row table:style-name="ro1">
          <table:table-cell office:value-type="float" office:value="64.01" calcext:value-type="float">
            <text:p>64,01</text:p>
          </table:table-cell>
        </table:table-row>
        <table:table-row table:style-name="ro1">
          <table:table-cell office:value-type="float" office:value="64.975" calcext:value-type="float">
            <text:p>64,975</text:p>
          </table:table-cell>
        </table:table-row>
        <table:table-row table:style-name="ro1">
          <table:table-cell office:value-type="float" office:value="65.91401" calcext:value-type="float">
            <text:p>65,91401</text:p>
          </table:table-cell>
        </table:table-row>
        <table:table-row table:style-name="ro1">
          <table:table-cell office:value-type="float" office:value="65.225" calcext:value-type="float">
            <text:p>65,225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5.89998" calcext:value-type="float">
            <text:p>65,89998</text:p>
          </table:table-cell>
        </table:table-row>
        <table:table-row table:style-name="ro1">
          <table:table-cell office:value-type="float" office:value="65.899" calcext:value-type="float">
            <text:p>65,8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.35" calcext:value-type="float">
            <text:p>65,35</text:p>
          </table:table-cell>
        </table:table-row>
        <table:table-row table:style-name="ro1">
          <table:table-cell office:value-type="float" office:value="65.45" calcext:value-type="float">
            <text:p>65,45</text:p>
          </table:table-cell>
        </table:table-row>
        <table:table-row table:style-name="ro1"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65.6" calcext:value-type="float">
            <text:p>65,6</text:p>
          </table:table-cell>
        </table:table-row>
        <table:table-row table:style-name="ro1">
          <table:table-cell office:value-type="float" office:value="65.26436" calcext:value-type="float">
            <text:p>65,26436</text:p>
          </table:table-cell>
        </table:table-row>
        <table:table-row table:style-name="ro1">
          <table:table-cell office:value-type="float" office:value="65.6" calcext:value-type="float">
            <text:p>65,6</text:p>
          </table:table-cell>
        </table:table-row>
        <table:table-row table:style-name="ro1">
          <table:table-cell office:value-type="float" office:value="65.85" calcext:value-type="float">
            <text:p>65,85</text:p>
          </table:table-cell>
        </table:table-row>
        <table:table-row table:style-name="ro1">
          <table:table-cell office:value-type="float" office:value="69.15" calcext:value-type="float">
            <text:p>69,15</text:p>
          </table:table-cell>
        </table:table-row>
        <table:table-row table:style-name="ro1">
          <table:table-cell office:value-type="float" office:value="70.401" calcext:value-type="float">
            <text:p>70,401</text:p>
          </table:table-cell>
        </table:table-row>
        <table:table-row table:style-name="ro1">
          <table:table-cell office:value-type="float" office:value="73.84999" calcext:value-type="float">
            <text:p>73,84999</text:p>
          </table:table-cell>
        </table:table-row>
        <table:table-row table:style-name="ro1">
          <table:table-cell office:value-type="float" office:value="75.005" calcext:value-type="float">
            <text:p>75,005</text:p>
          </table:table-cell>
        </table:table-row>
        <table:table-row table:style-name="ro1">
          <table:table-cell office:value-type="float" office:value="76.45" calcext:value-type="float">
            <text:p>76,45</text:p>
          </table:table-cell>
        </table:table-row>
        <table:table-row table:style-name="ro1">
          <table:table-cell office:value-type="float" office:value="77.7" calcext:value-type="float">
            <text:p>77,7</text:p>
          </table:table-cell>
        </table:table-row>
        <table:table-row table:style-name="ro1">
          <table:table-cell office:value-type="float" office:value="79.001" calcext:value-type="float">
            <text:p>79,001</text:p>
          </table:table-cell>
        </table:table-row>
        <table:table-row table:style-name="ro1">
          <table:table-cell office:value-type="float" office:value="78.211" calcext:value-type="float">
            <text:p>78,211</text:p>
          </table:table-cell>
        </table:table-row>
        <table:table-row table:style-name="ro1">
          <table:table-cell office:value-type="float" office:value="80.8" calcext:value-type="float">
            <text:p>80,8</text:p>
          </table:table-cell>
        </table:table-row>
        <table:table-row table:style-name="ro1">
          <table:table-cell office:value-type="float" office:value="80.4" calcext:value-type="float">
            <text:p>80,4</text:p>
          </table:table-cell>
        </table:table-row>
        <table:table-row table:style-name="ro1">
          <table:table-cell office:value-type="float" office:value="82.31" calcext:value-type="float">
            <text:p>82,31</text:p>
          </table:table-cell>
        </table:table-row>
        <table:table-row table:style-name="ro1">
          <table:table-cell office:value-type="float" office:value="82.399" calcext:value-type="float">
            <text:p>82,399</text:p>
          </table:table-cell>
        </table:table-row>
        <table:table-row table:style-name="ro1">
          <table:table-cell office:value-type="float" office:value="81.76804" calcext:value-type="float">
            <text:p>81,76804</text:p>
          </table:table-cell>
        </table:table-row>
        <table:table-row table:style-name="ro1">
          <table:table-cell office:value-type="float" office:value="81.3" calcext:value-type="float">
            <text:p>81,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5.1" calcext:value-type="float">
            <text:p>85,1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89.995" calcext:value-type="float">
            <text:p>89,995</text:p>
          </table:table-cell>
        </table:table-row>
        <table:table-row table:style-name="ro1">
          <table:table-cell office:value-type="float" office:value="83.668" calcext:value-type="float">
            <text:p>83,6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6.75" calcext:value-type="float">
            <text:p>86,75</text:p>
          </table:table-cell>
        </table:table-row>
        <table:table-row table:style-name="ro1">
          <table:table-cell office:value-type="float" office:value="87.795" calcext:value-type="float">
            <text:p>87,795</text:p>
          </table:table-cell>
        </table:table-row>
        <table:table-row table:style-name="ro1">
          <table:table-cell office:value-type="float" office:value="89.58208" calcext:value-type="float">
            <text:p>89,58208</text:p>
          </table:table-cell>
        </table:table-row>
        <table:table-row table:style-name="ro1">
          <table:table-cell office:value-type="float" office:value="93.577" calcext:value-type="float">
            <text:p>93,577</text:p>
          </table:table-cell>
        </table:table-row>
        <table:table-row table:style-name="ro1">
          <table:table-cell office:value-type="float" office:value="89.8" calcext:value-type="float">
            <text:p>89,8</text:p>
          </table:table-cell>
        </table:table-row>
        <table:table-row table:style-name="ro1">
          <table:table-cell office:value-type="float" office:value="92.0505" calcext:value-type="float">
            <text:p>92,0505</text:p>
          </table:table-cell>
        </table:table-row>
        <table:table-row table:style-name="ro1">
          <table:table-cell office:value-type="float" office:value="92.4" calcext:value-type="float">
            <text:p>92,4</text:p>
          </table:table-cell>
        </table:table-row>
        <table:table-row table:style-name="ro1">
          <table:table-cell office:value-type="float" office:value="92.75001" calcext:value-type="float">
            <text:p>92,75001</text:p>
          </table:table-cell>
        </table:table-row>
        <table:table-row table:style-name="ro1">
          <table:table-cell office:value-type="float" office:value="92.09901" calcext:value-type="float">
            <text:p>92,09901</text:p>
          </table:table-cell>
        </table:table-row>
        <table:table-row table:style-name="ro1">
          <table:table-cell office:value-type="float" office:value="93.00101" calcext:value-type="float">
            <text:p>93,00101</text:p>
          </table:table-cell>
        </table:table-row>
        <table:table-row table:style-name="ro1">
          <table:table-cell office:value-type="float" office:value="93.245" calcext:value-type="float">
            <text:p>93,245</text:p>
          </table:table-cell>
        </table:table-row>
        <table:table-row table:style-name="ro1">
          <table:table-cell office:value-type="float" office:value="86.02001" calcext:value-type="float">
            <text:p>86,02001</text:p>
          </table:table-cell>
        </table:table-row>
        <table:table-row table:style-name="ro1">
          <table:table-cell office:value-type="float" office:value="87.7" calcext:value-type="float">
            <text:p>87,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92.993" calcext:value-type="float">
            <text:p>92,993</text:p>
          </table:table-cell>
        </table:table-row>
        <table:table-row table:style-name="ro1">
          <table:table-cell office:value-type="float" office:value="92.45" calcext:value-type="float">
            <text:p>92,45</text:p>
          </table:table-cell>
        </table:table-row>
        <table:table-row table:style-name="ro1">
          <table:table-cell office:value-type="float" office:value="90.789" calcext:value-type="float">
            <text:p>90,789</text:p>
          </table:table-cell>
        </table:table-row>
        <table:table-row table:style-name="ro1">
          <table:table-cell office:value-type="float" office:value="91.34566" calcext:value-type="float">
            <text:p>91,34566</text:p>
          </table:table-cell>
        </table:table-row>
        <table:table-row table:style-name="ro1">
          <table:table-cell office:value-type="float" office:value="90.2" calcext:value-type="float">
            <text:p>90,2</text:p>
          </table:table-cell>
        </table:table-row>
        <table:table-row table:style-name="ro1">
          <table:table-cell office:value-type="float" office:value="90.59999" calcext:value-type="float">
            <text:p>90,59999</text:p>
          </table:table-cell>
        </table:table-row>
        <table:table-row table:style-name="ro1">
          <table:table-cell office:value-type="float" office:value="89.02685" calcext:value-type="float">
            <text:p>89,02685</text:p>
          </table:table-cell>
        </table:table-row>
        <table:table-row table:style-name="ro1">
          <table:table-cell office:value-type="float" office:value="88.85" calcext:value-type="float">
            <text:p>88,85</text:p>
          </table:table-cell>
        </table:table-row>
        <table:table-row table:style-name="ro1">
          <table:table-cell office:value-type="float" office:value="91.2" calcext:value-type="float">
            <text:p>91,2</text:p>
          </table:table-cell>
        </table:table-row>
        <table:table-row table:style-name="ro1">
          <table:table-cell office:value-type="float" office:value="92.049" calcext:value-type="float">
            <text:p>92,049</text:p>
          </table:table-cell>
        </table:table-row>
        <table:table-row table:style-name="ro1">
          <table:table-cell office:value-type="float" office:value="93.985" calcext:value-type="float">
            <text:p>93,985</text:p>
          </table:table-cell>
        </table:table-row>
        <table:table-row table:style-name="ro1">
          <table:table-cell office:value-type="float" office:value="92.55" calcext:value-type="float">
            <text:p>92,55</text:p>
          </table:table-cell>
        </table:table-row>
        <table:table-row table:style-name="ro1">
          <table:table-cell office:value-type="float" office:value="92.2" calcext:value-type="float">
            <text:p>92,2</text:p>
          </table:table-cell>
        </table:table-row>
        <table:table-row table:style-name="ro1">
          <table:table-cell office:value-type="float" office:value="92.7" calcext:value-type="float">
            <text:p>92,7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98.10001" calcext:value-type="float">
            <text:p>98,10001</text:p>
          </table:table-cell>
        </table:table-row>
        <table:table-row table:style-name="ro1">
          <table:table-cell office:value-type="float" office:value="98.205" calcext:value-type="float">
            <text:p>98,205</text:p>
          </table:table-cell>
        </table:table-row>
        <table:table-row table:style-name="ro1">
          <table:table-cell office:value-type="float" office:value="93.28" calcext:value-type="float">
            <text:p>93,28</text:p>
          </table:table-cell>
        </table:table-row>
        <table:table-row table:style-name="ro1">
          <table:table-cell office:value-type="float" office:value="96.4" calcext:value-type="float">
            <text:p>96,4</text:p>
          </table:table-cell>
        </table:table-row>
        <table:table-row table:style-name="ro1">
          <table:table-cell office:value-type="float" office:value="92.50001" calcext:value-type="float">
            <text:p>92,50001</text:p>
          </table:table-cell>
        </table:table-row>
        <table:table-row table:style-name="ro1">
          <table:table-cell office:value-type="float" office:value="89.75" calcext:value-type="float">
            <text:p>89,75</text:p>
          </table:table-cell>
        </table:table-row>
        <table:table-row table:style-name="ro1">
          <table:table-cell office:value-type="float" office:value="92.2" calcext:value-type="float">
            <text:p>92,2</text:p>
          </table:table-cell>
        </table:table-row>
        <table:table-row table:style-name="ro1">
          <table:table-cell office:value-type="float" office:value="93.125" calcext:value-type="float">
            <text:p>93,125</text:p>
          </table:table-cell>
        </table:table-row>
        <table:table-row table:style-name="ro1">
          <table:table-cell office:value-type="float" office:value="92.99" calcext:value-type="float">
            <text:p>92,99</text:p>
          </table:table-cell>
        </table:table-row>
        <table:table-row table:style-name="ro1">
          <table:table-cell office:value-type="float" office:value="92.6" calcext:value-type="float">
            <text:p>92,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9.15" calcext:value-type="float">
            <text:p>89,15</text:p>
          </table:table-cell>
        </table:table-row>
        <table:table-row table:style-name="ro1">
          <table:table-cell office:value-type="float" office:value="91.17" calcext:value-type="float">
            <text:p>91,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2985" calcext:value-type="float">
            <text:p>90,2985</text:p>
          </table:table-cell>
        </table:table-row>
        <table:table-row table:style-name="ro1">
          <table:table-cell office:value-type="float" office:value="91.45" calcext:value-type="float">
            <text:p>91,45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94.99998" calcext:value-type="float">
            <text:p>94,99998</text:p>
          </table:table-cell>
        </table:table-row>
        <table:table-row table:style-name="ro1">
          <table:table-cell office:value-type="float" office:value="93.99" calcext:value-type="float">
            <text:p>93,99</text:p>
          </table:table-cell>
        </table:table-row>
        <table:table-row table:style-name="ro1">
          <table:table-cell office:value-type="float" office:value="92.51" calcext:value-type="float">
            <text:p>92,51</text:p>
          </table:table-cell>
        </table:table-row>
        <table:table-row table:style-name="ro1">
          <table:table-cell office:value-type="float" office:value="92.9" calcext:value-type="float">
            <text:p>92,9</text:p>
          </table:table-cell>
        </table:table-row>
        <table:table-row table:style-name="ro1">
          <table:table-cell office:value-type="float" office:value="93.747" calcext:value-type="float">
            <text:p>93,747</text:p>
          </table:table-cell>
        </table:table-row>
        <table:table-row table:style-name="ro1">
          <table:table-cell office:value-type="float" office:value="92.2" calcext:value-type="float">
            <text:p>92,2</text:p>
          </table:table-cell>
        </table:table-row>
        <table:table-row table:style-name="ro1">
          <table:table-cell office:value-type="float" office:value="92.91605" calcext:value-type="float">
            <text:p>92,91605</text:p>
          </table:table-cell>
        </table:table-row>
        <table:table-row table:style-name="ro1">
          <table:table-cell office:value-type="float" office:value="92.92929" calcext:value-type="float">
            <text:p>92,92929</text:p>
          </table:table-cell>
        </table:table-row>
        <table:table-row table:style-name="ro1">
          <table:table-cell office:value-type="float" office:value="93.45" calcext:value-type="float">
            <text:p>93,45</text:p>
          </table:table-cell>
        </table:table-row>
        <table:table-row table:style-name="ro1"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float" office:value="99.315" calcext:value-type="float">
            <text:p>99,315</text:p>
          </table:table-cell>
        </table:table-row>
        <table:table-row table:style-name="ro1">
          <table:table-cell office:value-type="float" office:value="100.195" calcext:value-type="float">
            <text:p>100,195</text:p>
          </table:table-cell>
        </table:table-row>
        <table:table-row table:style-name="ro1">
          <table:table-cell office:value-type="float" office:value="99.777" calcext:value-type="float">
            <text:p>99,777</text:p>
          </table:table-cell>
        </table:table-row>
        <table:table-row table:style-name="ro1"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.95" calcext:value-type="float">
            <text:p>102,95</text:p>
          </table:table-cell>
        </table:table-row>
        <table:table-row table:style-name="ro1">
          <table:table-cell office:value-type="float" office:value="102.501" calcext:value-type="float">
            <text:p>102,501</text:p>
          </table:table-cell>
        </table:table-row>
        <table:table-row table:style-name="ro1">
          <table:table-cell office:value-type="float" office:value="99.70001" calcext:value-type="float">
            <text:p>99,70001</text:p>
          </table:table-cell>
        </table:table-row>
        <table:table-row table:style-name="ro1">
          <table:table-cell office:value-type="float" office:value="101.483" calcext:value-type="float">
            <text:p>101,483</text:p>
          </table:table-cell>
        </table:table-row>
        <table:table-row table:style-name="ro1">
          <table:table-cell office:value-type="float" office:value="103.495" calcext:value-type="float">
            <text:p>103,495</text:p>
          </table:table-cell>
        </table:table-row>
        <table:table-row table:style-name="ro1">
          <table:table-cell office:value-type="float" office:value="102.30008" calcext:value-type="float">
            <text:p>102,30008</text:p>
          </table:table-cell>
        </table:table-row>
        <table:table-row table:style-name="ro1">
          <table:table-cell office:value-type="float" office:value="101.20002" calcext:value-type="float">
            <text:p>101,20002</text:p>
          </table:table-cell>
        </table:table-row>
        <table:table-row table:style-name="ro1">
          <table:table-cell office:value-type="float" office:value="103.388" calcext:value-type="float">
            <text:p>103,388</text:p>
          </table:table-cell>
        </table:table-row>
        <table:table-row table:style-name="ro1">
          <table:table-cell office:value-type="float" office:value="101.99" calcext:value-type="float">
            <text:p>101,99</text:p>
          </table:table-cell>
        </table:table-row>
        <table:table-row table:style-name="ro1">
          <table:table-cell office:value-type="float" office:value="100.248" calcext:value-type="float">
            <text:p>100,2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.2" calcext:value-type="float">
            <text:p>103,2</text:p>
          </table:table-cell>
        </table:table-row>
        <table:table-row table:style-name="ro1">
          <table:table-cell office:value-type="float" office:value="102.99796" calcext:value-type="float">
            <text:p>102,997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.19794" calcext:value-type="float">
            <text:p>103,19794</text:p>
          </table:table-cell>
        </table:table-row>
        <table:table-row table:style-name="ro1">
          <table:table-cell office:value-type="float" office:value="103.19" calcext:value-type="float">
            <text:p>103,19</text:p>
          </table:table-cell>
        </table:table-row>
        <table:table-row table:style-name="ro1">
          <table:table-cell office:value-type="float" office:value="103.001" calcext:value-type="float">
            <text:p>103,001</text:p>
          </table:table-cell>
        </table:table-row>
        <table:table-row table:style-name="ro1">
          <table:table-cell office:value-type="float" office:value="101.25" calcext:value-type="float">
            <text:p>101,25</text:p>
          </table:table-cell>
        </table:table-row>
        <table:table-row table:style-name="ro1">
          <table:table-cell office:value-type="float" office:value="99.1" calcext:value-type="float">
            <text:p>99,1</text:p>
          </table:table-cell>
        </table:table-row>
        <table:table-row table:style-name="ro1">
          <table:table-cell office:value-type="float" office:value="97.65" calcext:value-type="float">
            <text:p>97,65</text:p>
          </table:table-cell>
        </table:table-row>
        <table:table-row table:style-name="ro1">
          <table:table-cell office:value-type="float" office:value="98.495" calcext:value-type="float">
            <text:p>98,495</text:p>
          </table:table-cell>
        </table:table-row>
        <table:table-row table:style-name="ro1">
          <table:table-cell office:value-type="float" office:value="97.99899" calcext:value-type="float">
            <text:p>97,99899</text:p>
          </table:table-cell>
        </table:table-row>
        <table:table-row table:style-name="ro1">
          <table:table-cell office:value-type="float" office:value="99.567" calcext:value-type="float">
            <text:p>99,567</text:p>
          </table:table-cell>
        </table:table-row>
        <table:table-row table:style-name="ro1">
          <table:table-cell office:value-type="float" office:value="98.05" calcext:value-type="float">
            <text:p>98,05</text:p>
          </table:table-cell>
        </table:table-row>
        <table:table-row table:style-name="ro1">
          <table:table-cell office:value-type="float" office:value="96.399" calcext:value-type="float">
            <text:p>96,3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.49999" calcext:value-type="float">
            <text:p>90,49999</text:p>
          </table:table-cell>
        </table:table-row>
        <table:table-row table:style-name="ro1">
          <table:table-cell office:value-type="float" office:value="93.75" calcext:value-type="float">
            <text:p>93,75</text:p>
          </table:table-cell>
        </table:table-row>
        <table:table-row table:style-name="ro1">
          <table:table-cell office:value-type="float" office:value="92.34615" calcext:value-type="float">
            <text:p>92,346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.3" calcext:value-type="float">
            <text:p>89,3</text:p>
          </table:table-cell>
        </table:table-row>
        <table:table-row table:style-name="ro1">
          <table:table-cell office:value-type="float" office:value="91.9" calcext:value-type="float">
            <text:p>91,9</text:p>
          </table:table-cell>
        </table:table-row>
        <table:table-row table:style-name="ro1"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float" office:value="96.55" calcext:value-type="float">
            <text:p>96,55</text:p>
          </table:table-cell>
        </table:table-row>
        <table:table-row table:style-name="ro1">
          <table:table-cell office:value-type="float" office:value="97.193" calcext:value-type="float">
            <text:p>97,193</text:p>
          </table:table-cell>
        </table:table-row>
        <table:table-row table:style-name="ro1">
          <table:table-cell office:value-type="float" office:value="96.02" calcext:value-type="float">
            <text:p>96,02</text:p>
          </table:table-cell>
        </table:table-row>
        <table:table-row table:style-name="ro1">
          <table:table-cell office:value-type="float" office:value="94.701" calcext:value-type="float">
            <text:p>94,701</text:p>
          </table:table-cell>
        </table:table-row>
        <table:table-row table:style-name="ro1">
          <table:table-cell office:value-type="float" office:value="94.981" calcext:value-type="float">
            <text:p>94,981</text:p>
          </table:table-cell>
        </table:table-row>
        <table:table-row table:style-name="ro1">
          <table:table-cell office:value-type="float" office:value="93.999" calcext:value-type="float">
            <text:p>93,999</text:p>
          </table:table-cell>
        </table:table-row>
        <table:table-row table:style-name="ro1">
          <table:table-cell office:value-type="float" office:value="96.575" calcext:value-type="float">
            <text:p>96,575</text:p>
          </table:table-cell>
        </table:table-row>
        <table:table-row table:style-name="ro1">
          <table:table-cell office:value-type="float" office:value="99.25" calcext:value-type="float">
            <text:p>99,25</text:p>
          </table:table-cell>
        </table:table-row>
        <table:table-row table:style-name="ro1">
          <table:table-cell office:value-type="float" office:value="99.788" calcext:value-type="float">
            <text:p>99,788</text:p>
          </table:table-cell>
        </table:table-row>
        <table:table-row table:style-name="ro1">
          <table:table-cell office:value-type="float" office:value="98.701" calcext:value-type="float">
            <text:p>98,701</text:p>
          </table:table-cell>
        </table:table-row>
        <table:table-row table:style-name="ro1">
          <table:table-cell office:value-type="float" office:value="99.48" calcext:value-type="float">
            <text:p>99,48</text:p>
          </table:table-cell>
        </table:table-row>
        <table:table-row table:style-name="ro1">
          <table:table-cell office:value-type="float" office:value="99.351" calcext:value-type="float">
            <text:p>99,351</text:p>
          </table:table-cell>
        </table:table-row>
        <table:table-row table:style-name="ro1">
          <table:table-cell office:value-type="float" office:value="99.4" calcext:value-type="float">
            <text:p>99,4</text:p>
          </table:table-cell>
        </table:table-row>
        <table:table-row table:style-name="ro1"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float" office:value="99.501" calcext:value-type="float">
            <text:p>99,501</text:p>
          </table:table-cell>
        </table:table-row>
        <table:table-row table:style-name="ro1"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float" office:value="100.45" calcext:value-type="float">
            <text:p>100,45</text:p>
          </table:table-cell>
        </table:table-row>
        <table:table-row table:style-name="ro1">
          <table:table-cell office:value-type="float" office:value="100.0033" calcext:value-type="float">
            <text:p>100,0033</text:p>
          </table:table-cell>
        </table:table-row>
        <table:table-row table:style-name="ro1">
          <table:table-cell office:value-type="float" office:value="100.69999" calcext:value-type="float">
            <text:p>100,69999</text:p>
          </table:table-cell>
        </table:table-row>
        <table:table-row table:style-name="ro1">
          <table:table-cell office:value-type="float" office:value="100.89999" calcext:value-type="float">
            <text:p>100,89999</text:p>
          </table:table-cell>
        </table:table-row>
        <table:table-row table:style-name="ro1">
          <table:table-cell office:value-type="float" office:value="100.55" calcext:value-type="float">
            <text:p>100,55</text:p>
          </table:table-cell>
        </table:table-row>
        <table:table-row table:style-name="ro1">
          <table:table-cell office:value-type="float" office:value="101.055" calcext:value-type="float">
            <text:p>101,055</text:p>
          </table:table-cell>
        </table:table-row>
        <table:table-row table:style-name="ro1">
          <table:table-cell office:value-type="float" office:value="101.6309" calcext:value-type="float">
            <text:p>101,6309</text:p>
          </table:table-cell>
        </table:table-row>
        <table:table-row table:style-name="ro1">
          <table:table-cell office:value-type="float" office:value="102.997" calcext:value-type="float">
            <text:p>102,997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</table:table-row>
        <table:table-row table:style-name="ro1">
          <table:table-cell office:value-type="float" office:value="104.65" calcext:value-type="float">
            <text:p>104,65</text:p>
          </table:table-cell>
        </table:table-row>
        <table:table-row table:style-name="ro1">
          <table:table-cell office:value-type="float" office:value="107.9" calcext:value-type="float">
            <text:p>107,9</text:p>
          </table:table-cell>
        </table:table-row>
        <table:table-row table:style-name="ro1">
          <table:table-cell office:value-type="float" office:value="106.6" calcext:value-type="float">
            <text:p>106,6</text:p>
          </table:table-cell>
        </table:table-row>
        <table:table-row table:style-name="ro1">
          <table:table-cell office:value-type="float" office:value="106.05" calcext:value-type="float">
            <text:p>106,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9.89" calcext:value-type="float">
            <text:p>109,89</text:p>
          </table:table-cell>
        </table:table-row>
        <table:table-row table:style-name="ro1">
          <table:table-cell office:value-type="float" office:value="112.1" calcext:value-type="float">
            <text:p>112,1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2.8" calcext:value-type="float">
            <text:p>102,8</text:p>
          </table:table-cell>
        </table:table-row>
        <table:table-row table:style-name="ro1">
          <table:table-cell office:value-type="float" office:value="103.53" calcext:value-type="float">
            <text:p>103,53</text:p>
          </table:table-cell>
        </table:table-row>
        <table:table-row table:style-name="ro1">
          <table:table-cell office:value-type="float" office:value="102.65" calcext:value-type="float">
            <text:p>102,65</text:p>
          </table:table-cell>
        </table:table-row>
        <table:table-row table:style-name="ro1">
          <table:table-cell office:value-type="float" office:value="102.55" calcext:value-type="float">
            <text:p>102,55</text:p>
          </table:table-cell>
        </table:table-row>
        <table:table-row table:style-name="ro1">
          <table:table-cell office:value-type="float" office:value="103.05" calcext:value-type="float">
            <text:p>103,05</text:p>
          </table:table-cell>
        </table:table-row>
        <table:table-row table:style-name="ro1">
          <table:table-cell office:value-type="float" office:value="100.88" calcext:value-type="float">
            <text:p>100,88</text:p>
          </table:table-cell>
        </table:table-row>
        <table:table-row table:style-name="ro1">
          <table:table-cell office:value-type="float" office:value="101.59" calcext:value-type="float">
            <text:p>101,59</text:p>
          </table:table-cell>
        </table:table-row>
        <table:table-row table:style-name="ro1">
          <table:table-cell office:value-type="float" office:value="101.65" calcext:value-type="float">
            <text:p>101,65</text:p>
          </table:table-cell>
        </table:table-row>
        <table:table-row table:style-name="ro1">
          <table:table-cell office:value-type="float" office:value="103.53" calcext:value-type="float">
            <text:p>103,53</text:p>
          </table:table-cell>
        </table:table-row>
        <table:table-row table:style-name="ro1">
          <table:table-cell office:value-type="float" office:value="97.58" calcext:value-type="float">
            <text:p>97,58</text:p>
          </table:table-cell>
        </table:table-row>
        <table:table-row table:style-name="ro1"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float" office:value="96.19" calcext:value-type="float">
            <text:p>96,19</text:p>
          </table:table-cell>
        </table:table-row>
        <table:table-row table:style-name="ro1">
          <table:table-cell office:value-type="float" office:value="95.07" calcext:value-type="float">
            <text:p>95,07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90.51" calcext:value-type="float">
            <text:p>90,51</text:p>
          </table:table-cell>
        </table:table-row>
        <table:table-row table:style-name="ro1">
          <table:table-cell office:value-type="float" office:value="95.25" calcext:value-type="float">
            <text:p>95,25</text:p>
          </table:table-cell>
        </table:table-row>
        <table:table-row table:style-name="ro1">
          <table:table-cell office:value-type="float" office:value="94.01" calcext:value-type="float">
            <text:p>94,01</text:p>
          </table:table-cell>
        </table:table-row>
        <table:table-row table:style-name="ro1">
          <table:table-cell office:value-type="float" office:value="91.69" calcext:value-type="float">
            <text:p>91,69</text:p>
          </table:table-cell>
        </table:table-row>
        <table:table-row table:style-name="ro1">
          <table:table-cell office:value-type="float" office:value="94.76" calcext:value-type="float">
            <text:p>94,76</text:p>
          </table:table-cell>
        </table:table-row>
        <table:table-row table:style-name="ro1"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float" office:value="95.18" calcext:value-type="float">
            <text:p>95,18</text:p>
          </table:table-cell>
        </table:table-row>
        <table:table-row table:style-name="ro1">
          <table:table-cell office:value-type="float" office:value="94.87" calcext:value-type="float">
            <text:p>94,87</text:p>
          </table:table-cell>
        </table:table-row>
        <table:table-row table:style-name="ro1">
          <table:table-cell office:value-type="float" office:value="92.11" calcext:value-type="float">
            <text:p>92,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.53" calcext:value-type="float">
            <text:p>95,53</text:p>
          </table:table-cell>
        </table:table-row>
        <table:table-row table:style-name="ro1"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float" office:value="97.91" calcext:value-type="float">
            <text:p>97,91</text:p>
          </table:table-cell>
        </table:table-row>
        <table:table-row table:style-name="ro1">
          <table:table-cell office:value-type="float" office:value="97.55" calcext:value-type="float">
            <text:p>97,55</text:p>
          </table:table-cell>
        </table:table-row>
        <table:table-row table:style-name="ro1">
          <table:table-cell office:value-type="float" office:value="95.17" calcext:value-type="float">
            <text:p>95,17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93.6" calcext:value-type="float">
            <text:p>93,6</text:p>
          </table:table-cell>
        </table:table-row>
        <table:table-row table:style-name="ro1">
          <table:table-cell office:value-type="float" office:value="94.7" calcext:value-type="float">
            <text:p>94,7</text:p>
          </table:table-cell>
        </table:table-row>
        <table:table-row table:style-name="ro1">
          <table:table-cell office:value-type="float" office:value="95.12" calcext:value-type="float">
            <text:p>95,12</text:p>
          </table:table-cell>
        </table:table-row>
        <table:table-row table:style-name="ro1">
          <table:table-cell office:value-type="float" office:value="94.4" calcext:value-type="float">
            <text:p>94,4</text:p>
          </table:table-cell>
        </table:table-row>
        <table:table-row table:style-name="ro1"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float" office:value="99.85" calcext:value-type="float">
            <text:p>99,85</text:p>
          </table:table-cell>
        </table:table-row>
        <table:table-row table:style-name="ro1">
          <table:table-cell office:value-type="float" office:value="103.1" calcext:value-type="float">
            <text:p>103,1</text:p>
          </table:table-cell>
        </table:table-row>
        <table:table-row table:style-name="ro1">
          <table:table-cell office:value-type="float" office:value="101.54" calcext:value-type="float">
            <text:p>101,54</text:p>
          </table:table-cell>
        </table:table-row>
        <table:table-row table:style-name="ro1">
          <table:table-cell office:value-type="float" office:value="102.03" calcext:value-type="float">
            <text:p>102,03</text:p>
          </table:table-cell>
        </table:table-row>
        <table:table-row table:style-name="ro1">
          <table:table-cell office:value-type="float" office:value="101.3" calcext:value-type="float">
            <text:p>101,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.8" calcext:value-type="float">
            <text:p>101,8</text:p>
          </table:table-cell>
        </table:table-row>
        <table:table-row table:style-name="ro1">
          <table:table-cell office:value-type="float" office:value="102.29" calcext:value-type="float">
            <text:p>102,29</text:p>
          </table:table-cell>
        </table:table-row>
        <table:table-row table:style-name="ro1">
          <table:table-cell office:value-type="float" office:value="102.88" calcext:value-type="float">
            <text:p>102,88</text:p>
          </table:table-cell>
        </table:table-row>
        <table:table-row table:style-name="ro1">
          <table:table-cell office:value-type="float" office:value="102.6" calcext:value-type="float">
            <text:p>102,6</text:p>
          </table:table-cell>
        </table:table-row>
        <table:table-row table:style-name="ro1">
          <table:table-cell office:value-type="float" office:value="104.7" calcext:value-type="float">
            <text:p>104,7</text:p>
          </table:table-cell>
        </table:table-row>
        <table:table-row table:style-name="ro1">
          <table:table-cell office:value-type="float" office:value="102.81" calcext:value-type="float">
            <text:p>102,81</text:p>
          </table:table-cell>
        </table:table-row>
        <table:table-row table:style-name="ro1">
          <table:table-cell office:value-type="float" office:value="101.79" calcext:value-type="float">
            <text:p>101,79</text:p>
          </table:table-cell>
        </table:table-row>
        <table:table-row table:style-name="ro1">
          <table:table-cell office:value-type="float" office:value="103.56" calcext:value-type="float">
            <text:p>103,56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</table:table-row>
        <table:table-row table:style-name="ro1">
          <table:table-cell office:value-type="float" office:value="106.09" calcext:value-type="float">
            <text:p>106,09</text:p>
          </table:table-cell>
        </table:table-row>
        <table:table-row table:style-name="ro1">
          <table:table-cell office:value-type="float" office:value="106.16" calcext:value-type="float">
            <text:p>106,16</text:p>
          </table:table-cell>
        </table:table-row>
        <table:table-row table:style-name="ro1">
          <table:table-cell office:value-type="float" office:value="109.17" calcext:value-type="float">
            <text:p>109,17</text:p>
          </table:table-cell>
        </table:table-row>
        <table:table-row table:style-name="ro1">
          <table:table-cell office:value-type="float" office:value="108.9" calcext:value-type="float">
            <text:p>108,9</text:p>
          </table:table-cell>
        </table:table-row>
        <table:table-row table:style-name="ro1">
          <table:table-cell office:value-type="float" office:value="108.46" calcext:value-type="float">
            <text:p>108,46</text:p>
          </table:table-cell>
        </table:table-row>
        <table:table-row table:style-name="ro1">
          <table:table-cell office:value-type="float" office:value="108.65" calcext:value-type="float">
            <text:p>108,65</text:p>
          </table:table-cell>
        </table:table-row>
        <table:table-row table:style-name="ro1">
          <table:table-cell office:value-type="float" office:value="106.25" calcext:value-type="float">
            <text:p>106,25</text:p>
          </table:table-cell>
        </table:table-row>
        <table:table-row table:style-name="ro1">
          <table:table-cell office:value-type="float" office:value="105.11" calcext:value-type="float">
            <text:p>105,11</text:p>
          </table:table-cell>
        </table:table-row>
        <table:table-row table:style-name="ro1">
          <table:table-cell office:value-type="float" office:value="106.87" calcext:value-type="float">
            <text:p>106,87</text:p>
          </table:table-cell>
        </table:table-row>
        <table:table-row table:style-name="ro1">
          <table:table-cell office:value-type="float" office:value="106.31" calcext:value-type="float">
            <text:p>106,31</text:p>
          </table:table-cell>
        </table:table-row>
        <table:table-row table:style-name="ro1">
          <table:table-cell office:value-type="float" office:value="106.32" calcext:value-type="float">
            <text:p>106,32</text:p>
          </table:table-cell>
        </table:table-row>
        <table:table-row table:style-name="ro1">
          <table:table-cell office:value-type="float" office:value="107.7" calcext:value-type="float">
            <text:p>107,7</text:p>
          </table:table-cell>
        </table:table-row>
        <table:table-row table:style-name="ro1">
          <table:table-cell office:value-type="float" office:value="108.49" calcext:value-type="float">
            <text:p>108,49</text:p>
          </table:table-cell>
        </table:table-row>
        <table:table-row table:style-name="ro1">
          <table:table-cell office:value-type="float" office:value="106.4" calcext:value-type="float">
            <text:p>106,4</text:p>
          </table:table-cell>
        </table:table-row>
        <table:table-row table:style-name="ro1">
          <table:table-cell office:value-type="float" office:value="105.3" calcext:value-type="float">
            <text:p>105,3</text:p>
          </table:table-cell>
        </table:table-row>
        <table:table-row table:style-name="ro1">
          <table:table-cell office:value-type="float" office:value="107.51" calcext:value-type="float">
            <text:p>107,51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</table:table-row>
        <table:table-row table:style-name="ro1">
          <table:table-cell office:value-type="float" office:value="105.28" calcext:value-type="float">
            <text:p>105,28</text:p>
          </table:table-cell>
        </table:table-row>
        <table:table-row table:style-name="ro1">
          <table:table-cell office:value-type="float" office:value="106.77" calcext:value-type="float">
            <text:p>106,77</text:p>
          </table:table-cell>
        </table:table-row>
        <table:table-row table:style-name="ro1">
          <table:table-cell office:value-type="float" office:value="105.3" calcext:value-type="float">
            <text:p>105,3</text:p>
          </table:table-cell>
        </table:table-row>
        <table:table-row table:style-name="ro1">
          <table:table-cell office:value-type="float" office:value="106.7" calcext:value-type="float">
            <text:p>106,7</text:p>
          </table:table-cell>
        </table:table-row>
        <table:table-row table:style-name="ro1">
          <table:table-cell office:value-type="float" office:value="104.48" calcext:value-type="float">
            <text:p>104,48</text:p>
          </table:table-cell>
        </table:table-row>
        <table:table-row table:style-name="ro1">
          <table:table-cell office:value-type="float" office:value="105.9" calcext:value-type="float">
            <text:p>105,9</text:p>
          </table:table-cell>
        </table:table-row>
        <table:table-row table:style-name="ro1">
          <table:table-cell office:value-type="float" office:value="106.2" calcext:value-type="float">
            <text:p>106,2</text:p>
          </table:table-cell>
        </table:table-row>
        <table:table-row table:style-name="ro1">
          <table:table-cell office:value-type="float" office:value="105.06" calcext:value-type="float">
            <text:p>105,06</text:p>
          </table:table-cell>
        </table:table-row>
        <table:table-row table:style-name="ro1">
          <table:table-cell office:value-type="float" office:value="104.78" calcext:value-type="float">
            <text:p>104,78</text:p>
          </table:table-cell>
        </table:table-row>
        <table:table-row table:style-name="ro1">
          <table:table-cell office:value-type="float" office:value="103.86" calcext:value-type="float">
            <text:p>103,86</text:p>
          </table:table-cell>
        </table:table-row>
        <table:table-row table:style-name="ro1">
          <table:table-cell office:value-type="float" office:value="102.27" calcext:value-type="float">
            <text:p>102,27</text:p>
          </table:table-cell>
        </table:table-row>
        <table:table-row table:style-name="ro1">
          <table:table-cell office:value-type="float" office:value="101.45" calcext:value-type="float">
            <text:p>101,45</text:p>
          </table:table-cell>
        </table:table-row>
        <table:table-row table:style-name="ro1">
          <table:table-cell office:value-type="float" office:value="99.01" calcext:value-type="float">
            <text:p>99,01</text:p>
          </table:table-cell>
        </table:table-row>
        <table:table-row table:style-name="ro1">
          <table:table-cell office:value-type="float" office:value="97.9" calcext:value-type="float">
            <text:p>97,9</text:p>
          </table:table-cell>
        </table:table-row>
        <table:table-row table:style-name="ro1">
          <table:table-cell office:value-type="float" office:value="100.52" calcext:value-type="float">
            <text:p>100,52</text:p>
          </table:table-cell>
        </table:table-row>
        <table:table-row table:style-name="ro1">
          <table:table-cell office:value-type="float" office:value="100.73" calcext:value-type="float">
            <text:p>100,73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</table:table-row>
        <table:table-row table:style-name="ro1">
          <table:table-cell office:value-type="float" office:value="102.94" calcext:value-type="float">
            <text:p>102,94</text:p>
          </table:table-cell>
        </table:table-row>
        <table:table-row table:style-name="ro1">
          <table:table-cell office:value-type="float" office:value="103.94" calcext:value-type="float">
            <text:p>103,94</text:p>
          </table:table-cell>
        </table:table-row>
        <table:table-row table:style-name="ro1">
          <table:table-cell office:value-type="float" office:value="103.94" calcext:value-type="float">
            <text:p>103,94</text:p>
          </table:table-cell>
        </table:table-row>
        <table:table-row table:style-name="ro1">
          <table:table-cell office:value-type="float" office:value="103.22" calcext:value-type="float">
            <text:p>103,22</text:p>
          </table:table-cell>
        </table:table-row>
        <table:table-row table:style-name="ro1">
          <table:table-cell office:value-type="float" office:value="104.88" calcext:value-type="float">
            <text:p>104,88</text:p>
          </table:table-cell>
        </table:table-row>
        <table:table-row table:style-name="ro1">
          <table:table-cell office:value-type="float" office:value="104.7" calcext:value-type="float">
            <text:p>104,7</text:p>
          </table:table-cell>
        </table:table-row>
        <table:table-row table:style-name="ro1">
          <table:table-cell office:value-type="float" office:value="104.68" calcext:value-type="float">
            <text:p>104,68</text:p>
          </table:table-cell>
        </table:table-row>
        <table:table-row table:style-name="ro1">
          <table:table-cell office:value-type="float" office:value="107.6" calcext:value-type="float">
            <text:p>107,6</text:p>
          </table:table-cell>
        </table:table-row>
        <table:table-row table:style-name="ro1">
          <table:table-cell office:value-type="float" office:value="106.8" calcext:value-type="float">
            <text:p>106,8</text:p>
          </table:table-cell>
        </table:table-row>
        <table:table-row table:style-name="ro1">
          <table:table-cell office:value-type="float" office:value="107.49" calcext:value-type="float">
            <text:p>107,49</text:p>
          </table:table-cell>
        </table:table-row>
        <table:table-row table:style-name="ro1">
          <table:table-cell office:value-type="float" office:value="105.85" calcext:value-type="float">
            <text:p>105,85</text:p>
          </table:table-cell>
        </table:table-row>
        <table:table-row table:style-name="ro1">
          <table:table-cell office:value-type="float" office:value="103.6" calcext:value-type="float">
            <text:p>103,6</text:p>
          </table:table-cell>
        </table:table-row>
        <table:table-row table:style-name="ro1">
          <table:table-cell office:value-type="float" office:value="103.28" calcext:value-type="float">
            <text:p>103,28</text:p>
          </table:table-cell>
        </table:table-row>
        <table:table-row table:style-name="ro1">
          <table:table-cell office:value-type="float" office:value="105.6" calcext:value-type="float">
            <text:p>105,6</text:p>
          </table:table-cell>
        </table:table-row>
        <table:table-row table:style-name="ro1">
          <table:table-cell office:value-type="float" office:value="105.88" calcext:value-type="float">
            <text:p>105,88</text:p>
          </table:table-cell>
        </table:table-row>
        <table:table-row table:style-name="ro1">
          <table:table-cell office:value-type="float" office:value="106.43" calcext:value-type="float">
            <text:p>106,43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</table:table-row>
        <table:table-row table:style-name="ro1">
          <table:table-cell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103.25" calcext:value-type="float">
            <text:p>103,25</text:p>
          </table:table-cell>
        </table:table-row>
        <table:table-row table:style-name="ro1">
          <table:table-cell office:value-type="float" office:value="103.95" calcext:value-type="float">
            <text:p>103,95</text:p>
          </table:table-cell>
        </table:table-row>
        <table:table-row table:style-name="ro1">
          <table:table-cell office:value-type="float" office:value="103.3" calcext:value-type="float">
            <text:p>103,3</text:p>
          </table:table-cell>
        </table:table-row>
        <table:table-row table:style-name="ro1">
          <table:table-cell office:value-type="float" office:value="101.99" calcext:value-type="float">
            <text:p>101,99</text:p>
          </table:table-cell>
        </table:table-row>
        <table:table-row table:style-name="ro1">
          <table:table-cell office:value-type="float" office:value="102.07" calcext:value-type="float">
            <text:p>102,07</text:p>
          </table:table-cell>
        </table:table-row>
        <table:table-row table:style-name="ro1">
          <table:table-cell office:value-type="float" office:value="103.6" calcext:value-type="float">
            <text:p>103,6</text:p>
          </table:table-cell>
        </table:table-row>
        <table:table-row table:style-name="ro1">
          <table:table-cell office:value-type="float" office:value="104.28" calcext:value-type="float">
            <text:p>104,28</text:p>
          </table:table-cell>
        </table:table-row>
        <table:table-row table:style-name="ro1">
          <table:table-cell office:value-type="float" office:value="105.2" calcext:value-type="float">
            <text:p>105,2</text:p>
          </table:table-cell>
        </table:table-row>
        <table:table-row table:style-name="ro1">
          <table:table-cell office:value-type="float" office:value="104.29" calcext:value-type="float">
            <text:p>104,29</text:p>
          </table:table-cell>
        </table:table-row>
        <table:table-row table:style-name="ro1">
          <table:table-cell office:value-type="float" office:value="102.2" calcext:value-type="float">
            <text:p>102,2</text:p>
          </table:table-cell>
        </table:table-row>
        <table:table-row table:style-name="ro1">
          <table:table-cell office:value-type="float" office:value="97.12" calcext:value-type="float">
            <text:p>97,12</text:p>
          </table:table-cell>
        </table:table-row>
        <table:table-row table:style-name="ro1">
          <table:table-cell office:value-type="float" office:value="86.3" calcext:value-type="float">
            <text:p>86,3</text:p>
          </table:table-cell>
        </table:table-row>
        <table:table-row table:style-name="ro1">
          <table:table-cell office:value-type="float" office:value="96.15" calcext:value-type="float">
            <text:p>96,15</text:p>
          </table:table-cell>
        </table:table-row>
        <table:table-row table:style-name="ro1">
          <table:table-cell office:value-type="float" office:value="94.55" calcext:value-type="float">
            <text:p>94,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85" calcext:value-type="float">
            <text:p>91,85</text:p>
          </table:table-cell>
        </table:table-row>
        <table:table-row table:style-name="ro1">
          <table:table-cell office:value-type="float" office:value="93.61" calcext:value-type="float">
            <text:p>93,61</text:p>
          </table:table-cell>
        </table:table-row>
        <table:table-row table:style-name="ro1">
          <table:table-cell office:value-type="float" office:value="91.6" calcext:value-type="float">
            <text:p>91,6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.1" calcext:value-type="float">
            <text:p>86,1</text:p>
          </table:table-cell>
        </table:table-row>
        <table:table-row table:style-name="ro1">
          <table:table-cell office:value-type="float" office:value="83.8" calcext:value-type="float">
            <text:p>83,8</text:p>
          </table:table-cell>
        </table:table-row>
        <table:table-row table:style-name="ro1">
          <table:table-cell office:value-type="float" office:value="84.05" calcext:value-type="float">
            <text:p>84,05</text:p>
          </table:table-cell>
        </table:table-row>
        <table:table-row table:style-name="ro1">
          <table:table-cell office:value-type="float" office:value="85.15" calcext:value-type="float">
            <text:p>85,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.98" calcext:value-type="float">
            <text:p>84,98</text:p>
          </table:table-cell>
        </table:table-row>
        <table:table-row table:style-name="ro1">
          <table:table-cell office:value-type="float" office:value="83.8" calcext:value-type="float">
            <text:p>83,8</text:p>
          </table:table-cell>
        </table:table-row>
        <table:table-row table:style-name="ro1">
          <table:table-cell office:value-type="float" office:value="85.39" calcext:value-type="float">
            <text:p>85,39</text:p>
          </table:table-cell>
        </table:table-row>
        <table:table-row table:style-name="ro1">
          <table:table-cell office:value-type="float" office:value="83.67" calcext:value-type="float">
            <text:p>83,67</text:p>
          </table:table-cell>
        </table:table-row>
        <table:table-row table:style-name="ro1">
          <table:table-cell office:value-type="float" office:value="84.36" calcext:value-type="float">
            <text:p>84,36</text:p>
          </table:table-cell>
        </table:table-row>
        <table:table-row table:style-name="ro1">
          <table:table-cell office:value-type="float" office:value="82.96" calcext:value-type="float">
            <text:p>82,96</text:p>
          </table:table-cell>
        </table:table-row>
        <table:table-row table:style-name="ro1">
          <table:table-cell office:value-type="float" office:value="84.11" calcext:value-type="float">
            <text:p>84,11</text:p>
          </table:table-cell>
        </table:table-row>
        <table:table-row table:style-name="ro1">
          <table:table-cell office:value-type="float" office:value="85.7" calcext:value-type="float">
            <text:p>85,7</text:p>
          </table:table-cell>
        </table:table-row>
        <table:table-row table:style-name="ro1">
          <table:table-cell office:value-type="float" office:value="83.55" calcext:value-type="float">
            <text:p>83,55</text:p>
          </table:table-cell>
        </table:table-row>
        <table:table-row table:style-name="ro1">
          <table:table-cell office:value-type="float" office:value="82.4" calcext:value-type="float">
            <text:p>82,4</text:p>
          </table:table-cell>
        </table:table-row>
        <table:table-row table:style-name="ro1">
          <table:table-cell office:value-type="float" office:value="78.2" calcext:value-type="float">
            <text:p>78,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7.1" calcext:value-type="float">
            <text:p>77,1</text:p>
          </table:table-cell>
        </table:table-row>
        <table:table-row table:style-name="ro1">
          <table:table-cell office:value-type="float" office:value="79.37" calcext:value-type="float">
            <text:p>79,37</text:p>
          </table:table-cell>
        </table:table-row>
        <table:table-row table:style-name="ro1">
          <table:table-cell office:value-type="float" office:value="75.32" calcext:value-type="float">
            <text:p>75,32</text:p>
          </table:table-cell>
        </table:table-row>
        <table:table-row table:style-name="ro1">
          <table:table-cell office:value-type="float" office:value="74.9" calcext:value-type="float">
            <text:p>74,9</text:p>
          </table:table-cell>
        </table:table-row>
        <table:table-row table:style-name="ro1">
          <table:table-cell office:value-type="float" office:value="79.65" calcext:value-type="float">
            <text:p>79,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.56" calcext:value-type="float">
            <text:p>76,56</text:p>
          </table:table-cell>
        </table:table-row>
        <table:table-row table:style-name="ro1">
          <table:table-cell office:value-type="float" office:value="74.87" calcext:value-type="float">
            <text:p>74,87</text:p>
          </table:table-cell>
        </table:table-row>
        <table:table-row table:style-name="ro1">
          <table:table-cell office:value-type="float" office:value="73.73" calcext:value-type="float">
            <text:p>73,73</text:p>
          </table:table-cell>
        </table:table-row>
        <table:table-row table:style-name="ro1">
          <table:table-cell office:value-type="float" office:value="76.43" calcext:value-type="float">
            <text:p>76,43</text:p>
          </table:table-cell>
        </table:table-row>
        <table:table-row table:style-name="ro1">
          <table:table-cell office:value-type="float" office:value="72.87" calcext:value-type="float">
            <text:p>72,87</text:p>
          </table:table-cell>
        </table:table-row>
        <table:table-row table:style-name="ro1">
          <table:table-cell office:value-type="float" office:value="74.76" calcext:value-type="float">
            <text:p>74,76</text:p>
          </table:table-cell>
        </table:table-row>
        <table:table-row table:style-name="ro1">
          <table:table-cell office:value-type="float" office:value="74.63" calcext:value-type="float">
            <text:p>74,63</text:p>
          </table:table-cell>
        </table:table-row>
        <table:table-row table:style-name="ro1">
          <table:table-cell office:value-type="float" office:value="77.98" calcext:value-type="float">
            <text:p>77,98</text:p>
          </table:table-cell>
        </table:table-row>
        <table:table-row table:style-name="ro1">
          <table:table-cell office:value-type="float" office:value="74.84" calcext:value-type="float">
            <text:p>74,84</text:p>
          </table:table-cell>
        </table:table-row>
        <table:table-row table:style-name="ro1">
          <table:table-cell office:value-type="float" office:value="72.7" calcext:value-type="float">
            <text:p>72,7</text:p>
          </table:table-cell>
        </table:table-row>
        <table:table-row table:style-name="ro1">
          <table:table-cell office:value-type="float" office:value="73.54" calcext:value-type="float">
            <text:p>73,54</text:p>
          </table:table-cell>
        </table:table-row>
        <table:table-row table:style-name="ro1">
          <table:table-cell office:value-type="float" office:value="72.9" calcext:value-type="float">
            <text:p>72,9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76.82" calcext:value-type="float">
            <text:p>76,82</text:p>
          </table:table-cell>
        </table:table-row>
        <table:table-row table:style-name="ro1">
          <table:table-cell office:value-type="float" office:value="78.77" calcext:value-type="float">
            <text:p>78,77</text:p>
          </table:table-cell>
        </table:table-row>
        <table:table-row table:style-name="ro1">
          <table:table-cell office:value-type="float" office:value="77.14" calcext:value-type="float">
            <text:p>77,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.53" calcext:value-type="float">
            <text:p>78,53</text:p>
          </table:table-cell>
        </table:table-row>
        <table:table-row table:style-name="ro1">
          <table:table-cell office:value-type="float" office:value="77.3" calcext:value-type="float">
            <text:p>77,3</text:p>
          </table:table-cell>
        </table:table-row>
        <table:table-row table:style-name="ro1">
          <table:table-cell office:value-type="float" office:value="78.21" calcext:value-type="float">
            <text:p>78,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3.46" calcext:value-type="float">
            <text:p>73,46</text:p>
          </table:table-cell>
        </table:table-row>
        <table:table-row table:style-name="ro1">
          <table:table-cell office:value-type="float" office:value="74.23" calcext:value-type="float">
            <text:p>74,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.65" calcext:value-type="float">
            <text:p>75,65</text:p>
          </table:table-cell>
        </table:table-row>
        <table:table-row table:style-name="ro1">
          <table:table-cell office:value-type="float" office:value="73.74" calcext:value-type="float">
            <text:p>73,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.8" calcext:value-type="float">
            <text:p>74,8</text:p>
          </table:table-cell>
        </table:table-row>
        <table:table-row table:style-name="ro1">
          <table:table-cell office:value-type="float" office:value="74.95" calcext:value-type="float">
            <text:p>74,95</text:p>
          </table:table-cell>
        </table:table-row>
        <table:table-row table:style-name="ro1">
          <table:table-cell office:value-type="float" office:value="74.36" calcext:value-type="float">
            <text:p>74,36</text:p>
          </table:table-cell>
        </table:table-row>
        <table:table-row table:style-name="ro1">
          <table:table-cell office:value-type="float" office:value="74.51" calcext:value-type="float">
            <text:p>74,51</text:p>
          </table:table-cell>
        </table:table-row>
        <table:table-row table:style-name="ro1">
          <table:table-cell office:value-type="float" office:value="75.2" calcext:value-type="float">
            <text:p>75,2</text:p>
          </table:table-cell>
        </table:table-row>
        <table:table-row table:style-name="ro1">
          <table:table-cell office:value-type="float" office:value="75.65" calcext:value-type="float">
            <text:p>75,65</text:p>
          </table:table-cell>
        </table:table-row>
        <table:table-row table:style-name="ro1">
          <table:table-cell office:value-type="float" office:value="76.85" calcext:value-type="float">
            <text:p>76,85</text:p>
          </table:table-cell>
        </table:table-row>
        <table:table-row table:style-name="ro1">
          <table:table-cell office:value-type="float" office:value="77.77" calcext:value-type="float">
            <text:p>77,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.85" calcext:value-type="float">
            <text:p>80,85</text:p>
          </table:table-cell>
        </table:table-row>
        <table:table-row table:style-name="ro1">
          <table:table-cell office:value-type="float" office:value="80.98" calcext:value-type="float">
            <text:p>80,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.99" calcext:value-type="float">
            <text:p>80,99</text:p>
          </table:table-cell>
        </table:table-row>
        <table:table-row table:style-name="ro1">
          <table:table-cell office:value-type="float" office:value="83.9" calcext:value-type="float">
            <text:p>83,9</text:p>
          </table:table-cell>
        </table:table-row>
        <table:table-row table:style-name="ro1">
          <table:table-cell office:value-type="float" office:value="82.85" calcext:value-type="float">
            <text:p>82,85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84.65" calcext:value-type="float">
            <text:p>84,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.25" calcext:value-type="float">
            <text:p>88,25</text:p>
          </table:table-cell>
        </table:table-row>
        <table:table-row table:style-name="ro1">
          <table:table-cell office:value-type="float" office:value="86.4" calcext:value-type="float">
            <text:p>86,4</text:p>
          </table:table-cell>
        </table:table-row>
        <table:table-row table:style-name="ro1">
          <table:table-cell office:value-type="float" office:value="86.9" calcext:value-type="float">
            <text:p>86,9</text:p>
          </table:table-cell>
        </table:table-row>
        <table:table-row table:style-name="ro1">
          <table:table-cell office:value-type="float" office:value="85.81" calcext:value-type="float">
            <text:p>85,81</text:p>
          </table:table-cell>
        </table:table-row>
        <table:table-row table:style-name="ro1">
          <table:table-cell office:value-type="float" office:value="85.88" calcext:value-type="float">
            <text:p>85,88</text:p>
          </table:table-cell>
        </table:table-row>
        <table:table-row table:style-name="ro1">
          <table:table-cell office:value-type="float" office:value="84.69" calcext:value-type="float">
            <text:p>84,69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.56" calcext:value-type="float">
            <text:p>85,56</text:p>
          </table:table-cell>
        </table:table-row>
        <table:table-row table:style-name="ro1">
          <table:table-cell office:value-type="float" office:value="85.17" calcext:value-type="float">
            <text:p>85,17</text:p>
          </table:table-cell>
        </table:table-row>
        <table:table-row table:style-name="ro1">
          <table:table-cell office:value-type="float" office:value="83.52" calcext:value-type="float">
            <text:p>83,52</text:p>
          </table:table-cell>
        </table:table-row>
        <table:table-row table:style-name="ro1">
          <table:table-cell office:value-type="float" office:value="83.11" calcext:value-type="float">
            <text:p>83,11</text:p>
          </table:table-cell>
        </table:table-row>
        <table:table-row table:style-name="ro1">
          <table:table-cell office:value-type="float" office:value="81.99" calcext:value-type="float">
            <text:p>81,99</text:p>
          </table:table-cell>
        </table:table-row>
        <table:table-row table:style-name="ro1">
          <table:table-cell office:value-type="float" office:value="83.31" calcext:value-type="float">
            <text:p>83,31</text:p>
          </table:table-cell>
        </table:table-row>
        <table:table-row table:style-name="ro1">
          <table:table-cell office:value-type="float" office:value="79.51" calcext:value-type="float">
            <text:p>79,51</text:p>
          </table:table-cell>
        </table:table-row>
        <table:table-row table:style-name="ro1">
          <table:table-cell office:value-type="float" office:value="78.83" calcext:value-type="float">
            <text:p>78,83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79.2" calcext:value-type="float">
            <text:p>79,2</text:p>
          </table:table-cell>
        </table:table-row>
        <table:table-row table:style-name="ro1">
          <table:table-cell office:value-type="float" office:value="79.4" calcext:value-type="float">
            <text:p>79,4</text:p>
          </table:table-cell>
        </table:table-row>
        <table:table-row table:style-name="ro1">
          <table:table-cell office:value-type="float" office:value="79.49" calcext:value-type="float">
            <text:p>79,49</text:p>
          </table:table-cell>
        </table:table-row>
        <table:table-row table:style-name="ro1">
          <table:table-cell office:value-type="float" office:value="80.69" calcext:value-type="float">
            <text:p>80,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.2" calcext:value-type="float">
            <text:p>80,2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.8" calcext:value-type="float">
            <text:p>76,8</text:p>
          </table:table-cell>
        </table:table-row>
        <table:table-row table:style-name="ro1">
          <table:table-cell office:value-type="float" office:value="78.77" calcext:value-type="float">
            <text:p>78,77</text:p>
          </table:table-cell>
        </table:table-row>
        <table:table-row table:style-name="ro1">
          <table:table-cell office:value-type="float" office:value="75.8" calcext:value-type="float">
            <text:p>75,8</text:p>
          </table:table-cell>
        </table:table-row>
        <table:table-row table:style-name="ro1">
          <table:table-cell office:value-type="float" office:value="75.9" calcext:value-type="float">
            <text:p>75,9</text:p>
          </table:table-cell>
        </table:table-row>
        <table:table-row table:style-name="ro1">
          <table:table-cell office:value-type="float" office:value="74.1" calcext:value-type="float">
            <text:p>74,1</text:p>
          </table:table-cell>
        </table:table-row>
        <table:table-row table:style-name="ro1">
          <table:table-cell office:value-type="float" office:value="72.2" calcext:value-type="float">
            <text:p>72,2</text:p>
          </table:table-cell>
        </table:table-row>
        <table:table-row table:style-name="ro1">
          <table:table-cell office:value-type="float" office:value="71.7" calcext:value-type="float">
            <text:p>71,7</text:p>
          </table:table-cell>
        </table:table-row>
        <table:table-row table:style-name="ro1">
          <table:table-cell office:value-type="float" office:value="73.01" calcext:value-type="float">
            <text:p>73,01</text:p>
          </table:table-cell>
        </table:table-row>
        <table:table-row table:style-name="ro1">
          <table:table-cell office:value-type="float" office:value="72.94" calcext:value-type="float">
            <text:p>72,94</text:p>
          </table:table-cell>
        </table:table-row>
        <table:table-row table:style-name="ro1">
          <table:table-cell office:value-type="float" office:value="72.15" calcext:value-type="float">
            <text:p>72,15</text:p>
          </table:table-cell>
        </table:table-row>
        <table:table-row table:style-name="ro1">
          <table:table-cell office:value-type="float" office:value="75.04" calcext:value-type="float">
            <text:p>75,04</text:p>
          </table:table-cell>
        </table:table-row>
        <table:table-row table:style-name="ro1">
          <table:table-cell office:value-type="float" office:value="73.87" calcext:value-type="float">
            <text:p>73,87</text:p>
          </table:table-cell>
        </table:table-row>
        <table:table-row table:style-name="ro1">
          <table:table-cell office:value-type="float" office:value="75.1" calcext:value-type="float">
            <text:p>75,1</text:p>
          </table:table-cell>
        </table:table-row>
        <table:table-row table:style-name="ro1">
          <table:table-cell office:value-type="float" office:value="73.34" calcext:value-type="float">
            <text:p>73,34</text:p>
          </table:table-cell>
        </table:table-row>
        <table:table-row table:style-name="ro1">
          <table:table-cell office:value-type="float" office:value="73.21" calcext:value-type="float">
            <text:p>73,21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74.3" calcext:value-type="float">
            <text:p>74,3</text:p>
          </table:table-cell>
        </table:table-row>
        <table:table-row table:style-name="ro1">
          <table:table-cell office:value-type="float" office:value="76.49" calcext:value-type="float">
            <text:p>76,49</text:p>
          </table:table-cell>
        </table:table-row>
        <table:table-row table:style-name="ro1">
          <table:table-cell office:value-type="float" office:value="76.23" calcext:value-type="float">
            <text:p>76,23</text:p>
          </table:table-cell>
        </table:table-row>
        <table:table-row table:style-name="ro1">
          <table:table-cell office:value-type="float" office:value="76.3" calcext:value-type="float">
            <text:p>76,3</text:p>
          </table:table-cell>
        </table:table-row>
        <table:table-row table:style-name="ro1">
          <table:table-cell office:value-type="float" office:value="76.03" calcext:value-type="float">
            <text:p>76,03</text:p>
          </table:table-cell>
        </table:table-row>
        <table:table-row table:style-name="ro1">
          <table:table-cell office:value-type="float" office:value="76.49" calcext:value-type="float">
            <text:p>76,49</text:p>
          </table:table-cell>
        </table:table-row>
        <table:table-row table:style-name="ro1">
          <table:table-cell office:value-type="float" office:value="73.95" calcext:value-type="float">
            <text:p>73,95</text:p>
          </table:table-cell>
        </table:table-row>
        <table:table-row table:style-name="ro1">
          <table:table-cell office:value-type="float" office:value="70.99" calcext:value-type="float">
            <text:p>70,99</text:p>
          </table:table-cell>
        </table:table-row>
        <table:table-row table:style-name="ro1">
          <table:table-cell office:value-type="float" office:value="67.63" calcext:value-type="float">
            <text:p>67,63</text:p>
          </table:table-cell>
        </table:table-row>
        <table:table-row table:style-name="ro1">
          <table:table-cell office:value-type="float" office:value="68.49" calcext:value-type="float">
            <text:p>68,49</text:p>
          </table:table-cell>
        </table:table-row>
        <table:table-row table:style-name="ro1">
          <table:table-cell office:value-type="float" office:value="70.77" calcext:value-type="float">
            <text:p>70,77</text:p>
          </table:table-cell>
        </table:table-row>
        <table:table-row table:style-name="ro1">
          <table:table-cell office:value-type="float" office:value="68.15" calcext:value-type="float">
            <text:p>68,15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63.51" calcext:value-type="float">
            <text:p>63,51</text:p>
          </table:table-cell>
        </table:table-row>
        <table:table-row table:style-name="ro1">
          <table:table-cell office:value-type="float" office:value="64.05" calcext:value-type="float">
            <text:p>64,05</text:p>
          </table:table-cell>
        </table:table-row>
        <table:table-row table:style-name="ro1">
          <table:table-cell office:value-type="float" office:value="63.31" calcext:value-type="float">
            <text:p>63,31</text:p>
          </table:table-cell>
        </table:table-row>
        <table:table-row table:style-name="ro1">
          <table:table-cell office:value-type="float" office:value="63.02" calcext:value-type="float">
            <text:p>63,02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</table:table-row>
        <table:table-row table:style-name="ro1">
          <table:table-cell office:value-type="float" office:value="64.99" calcext:value-type="float">
            <text:p>64,99</text:p>
          </table:table-cell>
        </table:table-row>
        <table:table-row table:style-name="ro1">
          <table:table-cell office:value-type="float" office:value="65.98" calcext:value-type="float">
            <text:p>65,98</text:p>
          </table:table-cell>
        </table:table-row>
        <table:table-row table:style-name="ro1">
          <table:table-cell office:value-type="float" office:value="64.54" calcext:value-type="float">
            <text:p>64,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.25" calcext:value-type="float">
            <text:p>66,25</text:p>
          </table:table-cell>
        </table:table-row>
        <table:table-row table:style-name="ro1">
          <table:table-cell office:value-type="float" office:value="64.12" calcext:value-type="float">
            <text:p>64,12</text:p>
          </table:table-cell>
        </table:table-row>
        <table:table-row table:style-name="ro1">
          <table:table-cell office:value-type="float" office:value="62.01" calcext:value-type="float">
            <text:p>62,01</text:p>
          </table:table-cell>
        </table:table-row>
        <table:table-row table:style-name="ro1">
          <table:table-cell office:value-type="float" office:value="62.25" calcext:value-type="float">
            <text:p>62,25</text:p>
          </table:table-cell>
        </table:table-row>
        <table:table-row table:style-name="ro1">
          <table:table-cell office:value-type="float" office:value="62.71" calcext:value-type="float">
            <text:p>62,71</text:p>
          </table:table-cell>
        </table:table-row>
        <table:table-row table:style-name="ro1">
          <table:table-cell office:value-type="float" office:value="63.38" calcext:value-type="float">
            <text:p>63,38</text:p>
          </table:table-cell>
        </table:table-row>
        <table:table-row table:style-name="ro1">
          <table:table-cell office:value-type="float" office:value="58.48" calcext:value-type="float">
            <text:p>58,48</text:p>
          </table:table-cell>
        </table:table-row>
        <table:table-row table:style-name="ro1">
          <table:table-cell office:value-type="float" office:value="57.06" calcext:value-type="float">
            <text:p>57,06</text:p>
          </table:table-cell>
        </table:table-row>
        <table:table-row table:style-name="ro1">
          <table:table-cell office:value-type="float" office:value="56.66" calcext:value-type="float">
            <text:p>56,66</text:p>
          </table:table-cell>
        </table:table-row>
        <table:table-row table:style-name="ro1">
          <table:table-cell office:value-type="float" office:value="58.72" calcext:value-type="float">
            <text:p>58,72</text:p>
          </table:table-cell>
        </table:table-row>
        <table:table-row table:style-name="ro1">
          <table:table-cell office:value-type="float" office:value="56.32" calcext:value-type="float">
            <text:p>56,32</text:p>
          </table:table-cell>
        </table:table-row>
        <table:table-row table:style-name="ro1">
          <table:table-cell office:value-type="float" office:value="58.06" calcext:value-type="float">
            <text:p>58,06</text:p>
          </table:table-cell>
        </table:table-row>
        <table:table-row table:style-name="ro1">
          <table:table-cell office:value-type="float" office:value="60.48" calcext:value-type="float">
            <text:p>60,48</text:p>
          </table:table-cell>
        </table:table-row>
        <table:table-row table:style-name="ro1">
          <table:table-cell office:value-type="float" office:value="59.15" calcext:value-type="float">
            <text:p>59,15</text:p>
          </table:table-cell>
        </table:table-row>
        <table:table-row table:style-name="ro1">
          <table:table-cell office:value-type="float" office:value="54.18" calcext:value-type="float">
            <text:p>54,18</text:p>
          </table:table-cell>
        </table:table-row>
        <table:table-row table:style-name="ro1">
          <table:table-cell office:value-type="float" office:value="57.66" calcext:value-type="float">
            <text:p>57,66</text:p>
          </table:table-cell>
        </table:table-row>
        <table:table-row table:style-name="ro1"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49.46" calcext:value-type="float">
            <text:p>49,46</text:p>
          </table:table-cell>
        </table:table-row>
        <table:table-row table:style-name="ro1">
          <table:table-cell office:value-type="float" office:value="48.69" calcext:value-type="float">
            <text:p>48,69</text:p>
          </table:table-cell>
        </table:table-row>
        <table:table-row table:style-name="ro1">
          <table:table-cell office:value-type="float" office:value="46.89" calcext:value-type="float">
            <text:p>46,89</text:p>
          </table:table-cell>
        </table:table-row>
        <table:table-row table:style-name="ro1">
          <table:table-cell office:value-type="float" office:value="45.47" calcext:value-type="float">
            <text:p>45,47</text:p>
          </table:table-cell>
        </table:table-row>
        <table:table-row table:style-name="ro1">
          <table:table-cell office:value-type="float" office:value="42.85" calcext:value-type="float">
            <text:p>42,85</text:p>
          </table:table-cell>
        </table:table-row>
        <table:table-row table:style-name="ro1">
          <table:table-cell office:value-type="float" office:value="38.99" calcext:value-type="float">
            <text:p>38,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.64" calcext:value-type="float">
            <text:p>46,64</text:p>
          </table:table-cell>
        </table:table-row>
        <table:table-row table:style-name="ro1">
          <table:table-cell office:value-type="float" office:value="41.97" calcext:value-type="float">
            <text:p>41,97</text:p>
          </table:table-cell>
        </table:table-row>
        <table:table-row table:style-name="ro1"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5.7" calcext:value-type="float">
            <text:p>45,7</text:p>
          </table:table-cell>
        </table:table-row>
        <table:table-row table:style-name="ro1">
          <table:table-cell office:value-type="float" office:value="43.59" calcext:value-type="float">
            <text:p>43,59</text:p>
          </table:table-cell>
        </table:table-row>
        <table:table-row table:style-name="ro1">
          <table:table-cell office:value-type="float" office:value="37.17" calcext:value-type="float">
            <text:p>37,17</text:p>
          </table:table-cell>
        </table:table-row>
        <table:table-row table:style-name="ro1">
          <table:table-cell office:value-type="float" office:value="44.88" calcext:value-type="float">
            <text:p>44,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39.23" calcext:value-type="float">
            <text:p>39,23</text:p>
          </table:table-cell>
        </table:table-row>
        <table:table-row table:style-name="ro1">
          <table:table-cell office:value-type="float" office:value="36.01" calcext:value-type="float">
            <text:p>36,01</text:p>
          </table:table-cell>
        </table:table-row>
        <table:table-row table:style-name="ro1"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float" office:value="32.99" calcext:value-type="float">
            <text:p>32,99</text:p>
          </table:table-cell>
        </table:table-row>
        <table:table-row table:style-name="ro1">
          <table:table-cell office:value-type="float" office:value="33.54" calcext:value-type="float">
            <text:p>33,54</text:p>
          </table:table-cell>
        </table:table-row>
        <table:table-row table:style-name="ro1">
          <table:table-cell office:value-type="float" office:value="33.01" calcext:value-type="float">
            <text:p>33,01</text:p>
          </table:table-cell>
        </table:table-row>
        <table:table-row table:style-name="ro1">
          <table:table-cell office:value-type="float" office:value="33.98" calcext:value-type="float">
            <text:p>33,98</text:p>
          </table:table-cell>
        </table:table-row>
        <table:table-row table:style-name="ro1">
          <table:table-cell office:value-type="float" office:value="26.01" calcext:value-type="float">
            <text:p>26,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.57" calcext:value-type="float">
            <text:p>27,57</text:p>
          </table:table-cell>
        </table:table-row>
        <table:table-row table:style-name="ro1">
          <table:table-cell office:value-type="float" office:value="25.32" calcext:value-type="float">
            <text:p>25,32</text:p>
          </table:table-cell>
        </table:table-row>
        <table:table-row table:style-name="ro1">
          <table:table-cell office:value-type="float" office:value="24.53" calcext:value-type="float">
            <text:p>24,53</text:p>
          </table:table-cell>
        </table:table-row>
        <table:table-row table:style-name="ro1">
          <table:table-cell office:value-type="float" office:value="21.68" calcext:value-type="float">
            <text:p>21,68</text:p>
          </table:table-cell>
        </table:table-row>
        <table:table-row table:style-name="ro1"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float" office:value="24.99" calcext:value-type="float">
            <text:p>24,99</text:p>
          </table:table-cell>
        </table:table-row>
        <table:table-row table:style-name="ro1">
          <table:table-cell office:value-type="float" office:value="28.69" calcext:value-type="float">
            <text:p>28,69</text:p>
          </table:table-cell>
        </table:table-row>
        <table:table-row table:style-name="ro1">
          <table:table-cell office:value-type="float" office:value="28.6" calcext:value-type="float">
            <text:p>28,6</text:p>
          </table:table-cell>
        </table:table-row>
        <table:table-row table:style-name="ro1"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float" office:value="30.61" calcext:value-type="float">
            <text:p>30,61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25.15" calcext:value-type="float">
            <text:p>25,15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22.19" calcext:value-type="float">
            <text:p>22,19</text:p>
          </table:table-cell>
        </table:table-row>
        <table:table-row table:style-name="ro1">
          <table:table-cell office:value-type="float" office:value="24.32" calcext:value-type="float">
            <text:p>24,32</text:p>
          </table:table-cell>
        </table:table-row>
        <table:table-row table:style-name="ro1">
          <table:table-cell office:value-type="float" office:value="23.98" calcext:value-type="float">
            <text:p>23,98</text:p>
          </table:table-cell>
        </table:table-row>
        <table:table-row table:style-name="ro1">
          <table:table-cell office:value-type="float" office:value="26.64" calcext:value-type="float">
            <text:p>26,64</text:p>
          </table:table-cell>
        </table:table-row>
        <table:table-row table:style-name="ro1"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float" office:value="24.85" calcext:value-type="float">
            <text:p>24,85</text:p>
          </table:table-cell>
        </table:table-row>
        <table:table-row table:style-name="ro1">
          <table:table-cell office:value-type="float" office:value="23.19" calcext:value-type="float">
            <text:p>23,19</text:p>
          </table:table-cell>
        </table:table-row>
        <table:table-row table:style-name="ro1">
          <table:table-cell office:value-type="float" office:value="20.79" calcext:value-type="float">
            <text:p>20,79</text:p>
          </table:table-cell>
        </table:table-row>
        <table:table-row table:style-name="ro1">
          <table:table-cell office:value-type="float" office:value="21.11" calcext:value-type="float">
            <text:p>21,11</text:p>
          </table:table-cell>
        </table:table-row>
        <table:table-row table:style-name="ro1">
          <table:table-cell office:value-type="float" office:value="20.09" calcext:value-type="float">
            <text:p>20,09</text:p>
          </table:table-cell>
        </table:table-row>
        <table:table-row table:style-name="ro1">
          <table:table-cell office:value-type="float" office:value="21.67" calcext:value-type="float">
            <text:p>21,67</text:p>
          </table:table-cell>
        </table:table-row>
        <table:table-row table:style-name="ro1">
          <table:table-cell office:value-type="float" office:value="21.52" calcext:value-type="float">
            <text:p>21,52</text:p>
          </table:table-cell>
        </table:table-row>
        <table:table-row table:style-name="ro1">
          <table:table-cell office:value-type="float" office:value="21.17" calcext:value-type="float">
            <text:p>21,17</text:p>
          </table:table-cell>
        </table:table-row>
        <table:table-row table:style-name="ro1">
          <table:table-cell office:value-type="float" office:value="21.01" calcext:value-type="float">
            <text:p>21,01</text:p>
          </table:table-cell>
        </table:table-row>
        <table:table-row table:style-name="ro1">
          <table:table-cell office:value-type="float" office:value="21.04" calcext:value-type="float">
            <text:p>21,04</text:p>
          </table:table-cell>
        </table:table-row>
        <table:table-row table:style-name="ro1">
          <table:table-cell office:value-type="float" office:value="22.65" calcext:value-type="float">
            <text:p>22,65</text:p>
          </table:table-cell>
        </table:table-row>
        <table:table-row table:style-name="ro1">
          <table:table-cell office:value-type="float" office:value="22.19" calcext:value-type="float">
            <text:p>22,19</text:p>
          </table:table-cell>
        </table:table-row>
        <table:table-row table:style-name="ro1">
          <table:table-cell office:value-type="float" office:value="23.59" calcext:value-type="float">
            <text:p>23,59</text:p>
          </table:table-cell>
        </table:table-row>
        <table:table-row table:style-name="ro1">
          <table:table-cell office:value-type="float" office:value="22.24" calcext:value-type="float">
            <text:p>22,24</text:p>
          </table:table-cell>
        </table:table-row>
        <table:table-row table:style-name="ro1">
          <table:table-cell office:value-type="float" office:value="21.17" calcext:value-type="float">
            <text:p>21,17</text:p>
          </table:table-cell>
        </table:table-row>
        <table:table-row table:style-name="ro1">
          <table:table-cell office:value-type="float" office:value="22.14" calcext:value-type="float">
            <text:p>22,14</text:p>
          </table:table-cell>
        </table:table-row>
        <table:table-row table:style-name="ro1">
          <table:table-cell office:value-type="float" office:value="22.48" calcext:value-type="float">
            <text:p>22,48</text:p>
          </table:table-cell>
        </table:table-row>
        <table:table-row table:style-name="ro1">
          <table:table-cell office:value-type="float" office:value="23.42" calcext:value-type="float">
            <text:p>23,42</text:p>
          </table:table-cell>
        </table:table-row>
        <table:table-row table:style-name="ro1"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23.15" calcext:value-type="float">
            <text:p>23,15</text:p>
          </table:table-cell>
        </table:table-row>
        <table:table-row table:style-name="ro1">
          <table:table-cell office:value-type="float" office:value="22.38" calcext:value-type="float">
            <text:p>22,38</text:p>
          </table:table-cell>
        </table:table-row>
        <table:table-row table:style-name="ro1"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2.93" calcext:value-type="float">
            <text:p>22,93</text:p>
          </table:table-cell>
        </table:table-row>
        <table:table-row table:style-name="ro1">
          <table:table-cell office:value-type="float" office:value="23.3" calcext:value-type="float">
            <text:p>23,3</text:p>
          </table:table-cell>
        </table:table-row>
        <table:table-row table:style-name="ro1">
          <table:table-cell office:value-type="float" office:value="22.93" calcext:value-type="float">
            <text:p>22,93</text:p>
          </table:table-cell>
        </table:table-row>
        <table:table-row table:style-name="ro1"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22.31" calcext:value-type="float">
            <text:p>22,31</text:p>
          </table:table-cell>
        </table:table-row>
        <table:table-row table:style-name="ro1">
          <table:table-cell office:value-type="float" office:value="20.32" calcext:value-type="float">
            <text:p>20,32</text:p>
          </table:table-cell>
        </table:table-row>
        <table:table-row table:style-name="ro1">
          <table:table-cell office:value-type="float" office:value="20.55" calcext:value-type="float">
            <text:p>20,55</text:p>
          </table:table-cell>
        </table:table-row>
        <table:table-row table:style-name="ro1"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16.71" calcext:value-type="float">
            <text:p>16,71</text:p>
          </table:table-cell>
        </table:table-row>
        <table:table-row table:style-name="ro1">
          <table:table-cell office:value-type="float" office:value="18.01" calcext:value-type="float">
            <text:p>18,01</text:p>
          </table:table-cell>
        </table:table-row>
        <table:table-row table:style-name="ro1"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15.48" calcext:value-type="float">
            <text:p>15,48</text:p>
          </table:table-cell>
        </table:table-row>
        <table:table-row table:style-name="ro1">
          <table:table-cell office:value-type="float" office:value="17.11" calcext:value-type="float">
            <text:p>17,11</text:p>
          </table:table-cell>
        </table:table-row>
        <table:table-row table:style-name="ro1">
          <table:table-cell office:value-type="float" office:value="16.59" calcext:value-type="float">
            <text:p>16,59</text:p>
          </table:table-cell>
        </table:table-row>
        <table:table-row table:style-name="ro1">
          <table:table-cell office:value-type="float" office:value="17.3" calcext:value-type="float">
            <text:p>17,3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16.26" calcext:value-type="float">
            <text:p>16,26</text:p>
          </table:table-cell>
        </table:table-row>
        <table:table-row table:style-name="ro1">
          <table:table-cell office:value-type="float" office:value="15.91" calcext:value-type="float">
            <text:p>15,91</text:p>
          </table:table-cell>
        </table:table-row>
        <table:table-row table:style-name="ro1">
          <table:table-cell office:value-type="float" office:value="15.45" calcext:value-type="float">
            <text:p>15,45</text:p>
          </table:table-cell>
        </table:table-row>
        <table:table-row table:style-name="ro1">
          <table:table-cell office:value-type="float" office:value="15.06" calcext:value-type="float">
            <text:p>15,06</text:p>
          </table:table-cell>
        </table:table-row>
        <table:table-row table:style-name="ro1">
          <table:table-cell office:value-type="float" office:value="15.14" calcext:value-type="float">
            <text:p>15,14</text:p>
          </table:table-cell>
        </table:table-row>
        <table:table-row table:style-name="ro1">
          <table:table-cell office:value-type="float" office:value="15.63" calcext:value-type="float">
            <text:p>15,63</text:p>
          </table:table-cell>
        </table:table-row>
        <table:table-row table:style-name="ro1">
          <table:table-cell office:value-type="float" office:value="16.78" calcext:value-type="float">
            <text:p>16,78</text:p>
          </table:table-cell>
        </table:table-row>
        <table:table-row table:style-name="ro1">
          <table:table-cell office:value-type="float" office:value="16.78" calcext:value-type="float">
            <text:p>16,78</text:p>
          </table:table-cell>
        </table:table-row>
        <table:table-row table:style-name="ro1">
          <table:table-cell office:value-type="float" office:value="18.76" calcext:value-type="float">
            <text:p>18,76</text:p>
          </table:table-cell>
        </table:table-row>
        <table:table-row table:style-name="ro1">
          <table:table-cell office:value-type="float" office:value="18.99" calcext:value-type="float">
            <text:p>18,99</text:p>
          </table:table-cell>
        </table:table-row>
        <table:table-row table:style-name="ro1">
          <table:table-cell office:value-type="float" office:value="18.88" calcext:value-type="float">
            <text:p>18,88</text:p>
          </table:table-cell>
        </table:table-row>
        <table:table-row table:style-name="ro1">
          <table:table-cell office:value-type="float" office:value="17.49" calcext:value-type="float">
            <text:p>17,49</text:p>
          </table:table-cell>
        </table:table-row>
        <table:table-row table:style-name="ro1">
          <table:table-cell office:value-type="float" office:value="15.32" calcext:value-type="float">
            <text:p>15,32</text:p>
          </table:table-cell>
        </table:table-row>
        <table:table-row table:style-name="ro1">
          <table:table-cell office:value-type="float" office:value="14.71" calcext:value-type="float">
            <text:p>14,71</text:p>
          </table:table-cell>
        </table:table-row>
        <table:table-row table:style-name="ro1">
          <table:table-cell office:value-type="float" office:value="14.57" calcext:value-type="float">
            <text:p>14,57</text:p>
          </table:table-cell>
        </table:table-row>
        <table:table-row table:style-name="ro1">
          <table:table-cell office:value-type="float" office:value="13.99" calcext:value-type="float">
            <text:p>13,99</text:p>
          </table:table-cell>
        </table:table-row>
        <table:table-row table:style-name="ro1">
          <table:table-cell office:value-type="float" office:value="14.65" calcext:value-type="float">
            <text:p>14,65</text:p>
          </table:table-cell>
        </table:table-row>
        <table:table-row table:style-name="ro1">
          <table:table-cell office:value-type="float" office:value="14.41" calcext:value-type="float">
            <text:p>14,41</text:p>
          </table:table-cell>
        </table:table-row>
        <table:table-row table:style-name="ro1">
          <table:table-cell office:value-type="float" office:value="14.62" calcext:value-type="float">
            <text:p>14,62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</table:table-row>
        <table:table-row table:style-name="ro1">
          <table:table-cell office:value-type="float" office:value="15.29" calcext:value-type="float">
            <text:p>15,29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15.35" calcext:value-type="float">
            <text:p>15,35</text:p>
          </table:table-cell>
        </table:table-row>
        <table:table-row table:style-name="ro1">
          <table:table-cell office:value-type="float" office:value="16.06" calcext:value-type="float">
            <text:p>16,06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.29" calcext:value-type="float">
            <text:p>17,29</text:p>
          </table:table-cell>
        </table:table-row>
        <table:table-row table:style-name="ro1">
          <table:table-cell office:value-type="float" office:value="16.92" calcext:value-type="float">
            <text:p>16,92</text:p>
          </table:table-cell>
        </table:table-row>
        <table:table-row table:style-name="ro1">
          <table:table-cell office:value-type="float" office:value="18.52" calcext:value-type="float">
            <text:p>18,52</text:p>
          </table:table-cell>
        </table:table-row>
        <table:table-row table:style-name="ro1"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21.71" calcext:value-type="float">
            <text:p>21,71</text:p>
          </table:table-cell>
        </table:table-row>
        <table:table-row table:style-name="ro1">
          <table:table-cell office:value-type="float" office:value="23.99" calcext:value-type="float">
            <text:p>23,99</text:p>
          </table:table-cell>
        </table:table-row>
        <table:table-row table:style-name="ro1">
          <table:table-cell office:value-type="float" office:value="24.01" calcext:value-type="float">
            <text:p>24,01</text:p>
          </table:table-cell>
        </table:table-row>
        <table:table-row table:style-name="ro1"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float" office:value="23.28" calcext:value-type="float">
            <text:p>23,28</text:p>
          </table:table-cell>
        </table:table-row>
        <table:table-row table:style-name="ro1">
          <table:table-cell office:value-type="float" office:value="26.01" calcext:value-type="float">
            <text:p>26,01</text:p>
          </table:table-cell>
        </table:table-row>
        <table:table-row table:style-name="ro1">
          <table:table-cell office:value-type="float" office:value="25.13" calcext:value-type="float">
            <text:p>25,13</text:p>
          </table:table-cell>
        </table:table-row>
        <table:table-row table:style-name="ro1">
          <table:table-cell office:value-type="float" office:value="21.88" calcext:value-type="float">
            <text:p>21,88</text:p>
          </table:table-cell>
        </table:table-row>
        <table:table-row table:style-name="ro1">
          <table:table-cell office:value-type="float" office:value="20.13" calcext:value-type="float">
            <text:p>20,13</text:p>
          </table:table-cell>
        </table:table-row>
        <table:table-row table:style-name="ro1">
          <table:table-cell office:value-type="float" office:value="20.98" calcext:value-type="float">
            <text:p>20,98</text:p>
          </table:table-cell>
        </table:table-row>
        <table:table-row table:style-name="ro1">
          <table:table-cell office:value-type="float" office:value="21.99" calcext:value-type="float">
            <text:p>21,99</text:p>
          </table:table-cell>
        </table:table-row>
        <table:table-row table:style-name="ro1">
          <table:table-cell office:value-type="float" office:value="23.36" calcext:value-type="float">
            <text:p>23,36</text:p>
          </table:table-cell>
        </table:table-row>
        <table:table-row table:style-name="ro1">
          <table:table-cell office:value-type="float" office:value="23.7" calcext:value-type="float">
            <text:p>23,7</text:p>
          </table:table-cell>
        </table:table-row>
        <table:table-row table:style-name="ro1">
          <table:table-cell office:value-type="float" office:value="23.43" calcext:value-type="float">
            <text:p>23,43</text:p>
          </table:table-cell>
        </table:table-row>
        <table:table-row table:style-name="ro1">
          <table:table-cell office:value-type="float" office:value="22.82" calcext:value-type="float">
            <text:p>22,82</text:p>
          </table:table-cell>
        </table:table-row>
        <table:table-row table:style-name="ro1">
          <table:table-cell office:value-type="float" office:value="25.36" calcext:value-type="float">
            <text:p>25,36</text:p>
          </table:table-cell>
        </table:table-row>
        <table:table-row table:style-name="ro1">
          <table:table-cell office:value-type="float" office:value="27.51" calcext:value-type="float">
            <text:p>27,51</text:p>
          </table:table-cell>
        </table:table-row>
        <table:table-row table:style-name="ro1">
          <table:table-cell office:value-type="float" office:value="26.74" calcext:value-type="float">
            <text:p>26,74</text:p>
          </table:table-cell>
        </table:table-row>
        <table:table-row table:style-name="ro1">
          <table:table-cell office:value-type="float" office:value="27.03" calcext:value-type="float">
            <text:p>27,03</text:p>
          </table:table-cell>
        </table:table-row>
        <table:table-row table:style-name="ro1">
          <table:table-cell office:value-type="float" office:value="28.25" calcext:value-type="float">
            <text:p>28,25</text:p>
          </table:table-cell>
        </table:table-row>
        <table:table-row table:style-name="ro1">
          <table:table-cell office:value-type="float" office:value="28.71" calcext:value-type="float">
            <text:p>28,71</text:p>
          </table:table-cell>
        </table:table-row>
        <table:table-row table:style-name="ro1">
          <table:table-cell office:value-type="float" office:value="29.7" calcext:value-type="float">
            <text:p>29,7</text:p>
          </table:table-cell>
        </table:table-row>
        <table:table-row table:style-name="ro1">
          <table:table-cell office:value-type="float" office:value="28.78" calcext:value-type="float">
            <text:p>28,78</text:p>
          </table:table-cell>
        </table:table-row>
        <table:table-row table:style-name="ro1">
          <table:table-cell office:value-type="float" office:value="25.7" calcext:value-type="float">
            <text:p>25,7</text:p>
          </table:table-cell>
        </table:table-row>
        <table:table-row table:style-name="ro1">
          <table:table-cell office:value-type="float" office:value="26.71" calcext:value-type="float">
            <text:p>26,71</text:p>
          </table:table-cell>
        </table:table-row>
        <table:table-row table:style-name="ro1">
          <table:table-cell office:value-type="float" office:value="27.25" calcext:value-type="float">
            <text:p>27,25</text:p>
          </table:table-cell>
        </table:table-row>
        <table:table-row table:style-name="ro1">
          <table:table-cell office:value-type="float" office:value="28.26" calcext:value-type="float">
            <text:p>28,26</text:p>
          </table:table-cell>
        </table:table-row>
        <table:table-row table:style-name="ro1">
          <table:table-cell office:value-type="float" office:value="27.51" calcext:value-type="float">
            <text:p>27,51</text:p>
          </table:table-cell>
        </table:table-row>
        <table:table-row table:style-name="ro1">
          <table:table-cell office:value-type="float" office:value="26.55" calcext:value-type="float">
            <text:p>26,55</text:p>
          </table:table-cell>
        </table:table-row>
        <table:table-row table:style-name="ro1">
          <table:table-cell office:value-type="float" office:value="26.32" calcext:value-type="float">
            <text:p>26,32</text:p>
          </table:table-cell>
        </table:table-row>
        <table:table-row table:style-name="ro1">
          <table:table-cell office:value-type="float" office:value="27.77" calcext:value-type="float">
            <text:p>27,77</text:p>
          </table:table-cell>
        </table:table-row>
        <table:table-row table:style-name="ro1"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float" office:value="29.69" calcext:value-type="float">
            <text:p>29,69</text:p>
          </table:table-cell>
        </table:table-row>
        <table:table-row table:style-name="ro1">
          <table:table-cell office:value-type="float" office:value="30.01" calcext:value-type="float">
            <text:p>30,01</text:p>
          </table:table-cell>
        </table:table-row>
        <table:table-row table:style-name="ro1">
          <table:table-cell office:value-type="float" office:value="31.42" calcext:value-type="float">
            <text:p>31,42</text:p>
          </table:table-cell>
        </table:table-row>
        <table:table-row table:style-name="ro1">
          <table:table-cell office:value-type="float" office:value="31.22" calcext:value-type="float">
            <text:p>31,22</text:p>
          </table:table-cell>
        </table:table-row>
        <table:table-row table:style-name="ro1">
          <table:table-cell office:value-type="float" office:value="34.21" calcext:value-type="float">
            <text:p>34,21</text:p>
          </table:table-cell>
        </table:table-row>
        <table:table-row table:style-name="ro1">
          <table:table-cell office:value-type="float" office:value="31.48" calcext:value-type="float">
            <text:p>31,48</text:p>
          </table:table-cell>
        </table:table-row>
        <table:table-row table:style-name="ro1">
          <table:table-cell office:value-type="float" office:value="32.47" calcext:value-type="float">
            <text:p>32,47</text:p>
          </table:table-cell>
        </table:table-row>
        <table:table-row table:style-name="ro1">
          <table:table-cell office:value-type="float" office:value="32.17" calcext:value-type="float">
            <text:p>32,17</text:p>
          </table:table-cell>
        </table:table-row>
        <table:table-row table:style-name="ro1">
          <table:table-cell office:value-type="float" office:value="35.06" calcext:value-type="float">
            <text:p>35,06</text:p>
          </table:table-cell>
        </table:table-row>
        <table:table-row table:style-name="ro1">
          <table:table-cell office:value-type="float" office:value="36.26" calcext:value-type="float">
            <text:p>36,26</text:p>
          </table:table-cell>
        </table:table-row>
        <table:table-row table:style-name="ro1">
          <table:table-cell office:value-type="float" office:value="39.27" calcext:value-type="float">
            <text:p>39,27</text:p>
          </table:table-cell>
        </table:table-row>
        <table:table-row table:style-name="ro1">
          <table:table-cell office:value-type="float" office:value="40.45" calcext:value-type="float">
            <text:p>40,45</text:p>
          </table:table-cell>
        </table:table-row>
        <table:table-row table:style-name="ro1">
          <table:table-cell office:value-type="float" office:value="39.99" calcext:value-type="float">
            <text:p>39,99</text:p>
          </table:table-cell>
        </table:table-row>
        <table:table-row table:style-name="ro1">
          <table:table-cell office:value-type="float" office:value="42.56" calcext:value-type="float">
            <text:p>42,56</text:p>
          </table:table-cell>
        </table:table-row>
        <table:table-row table:style-name="ro1">
          <table:table-cell office:value-type="float" office:value="45.91" calcext:value-type="float">
            <text:p>45,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float" office:value="51.97" calcext:value-type="float">
            <text:p>51,97</text:p>
          </table:table-cell>
        </table:table-row>
        <table:table-row table:style-name="ro1">
          <table:table-cell office:value-type="float" office:value="49.38" calcext:value-type="float">
            <text:p>49,38</text:p>
          </table:table-cell>
        </table:table-row>
        <table:table-row table:style-name="ro1">
          <table:table-cell office:value-type="float" office:value="49.52" calcext:value-type="float">
            <text:p>49,52</text:p>
          </table:table-cell>
        </table:table-row>
        <table:table-row table:style-name="ro1">
          <table:table-cell office:value-type="float" office:value="49.52" calcext:value-type="float">
            <text:p>49,52</text:p>
          </table:table-cell>
        </table:table-row>
        <table:table-row table:style-name="ro1">
          <table:table-cell office:value-type="float" office:value="49.79" calcext:value-type="float">
            <text:p>49,79</text:p>
          </table:table-cell>
        </table:table-row>
        <table:table-row table:style-name="ro1">
          <table:table-cell office:value-type="float" office:value="46.86" calcext:value-type="float">
            <text:p>46,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43.63" calcext:value-type="float">
            <text:p>43,63</text:p>
          </table:table-cell>
        </table:table-row>
        <table:table-row table:style-name="ro1"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float" office:value="40.47" calcext:value-type="float">
            <text:p>40,47</text:p>
          </table:table-cell>
        </table:table-row>
        <table:table-row table:style-name="ro1">
          <table:table-cell office:value-type="float" office:value="34.55" calcext:value-type="float">
            <text:p>34,55</text:p>
          </table:table-cell>
        </table:table-row>
        <table:table-row table:style-name="ro1">
          <table:table-cell office:value-type="float" office:value="38.51" calcext:value-type="float">
            <text:p>38,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.98" calcext:value-type="float">
            <text:p>40,98</text:p>
          </table:table-cell>
        </table:table-row>
        <table:table-row table:style-name="ro1">
          <table:table-cell office:value-type="float" office:value="38.54" calcext:value-type="float">
            <text:p>38,54</text:p>
          </table:table-cell>
        </table:table-row>
        <table:table-row table:style-name="ro1">
          <table:table-cell office:value-type="float" office:value="38.77" calcext:value-type="float">
            <text:p>38,77</text:p>
          </table:table-cell>
        </table:table-row>
        <table:table-row table:style-name="ro1">
          <table:table-cell office:value-type="float" office:value="37.62" calcext:value-type="float">
            <text:p>37,62</text:p>
          </table:table-cell>
        </table:table-row>
        <table:table-row table:style-name="ro1">
          <table:table-cell office:value-type="float" office:value="37.53" calcext:value-type="float">
            <text:p>37,53</text:p>
          </table:table-cell>
        </table:table-row>
        <table:table-row table:style-name="ro1"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float" office:value="36.27" calcext:value-type="float">
            <text:p>36,27</text:p>
          </table:table-cell>
        </table:table-row>
        <table:table-row table:style-name="ro1">
          <table:table-cell office:value-type="float" office:value="36.39" calcext:value-type="float">
            <text:p>36,39</text:p>
          </table:table-cell>
        </table:table-row>
        <table:table-row table:style-name="ro1">
          <table:table-cell office:value-type="float" office:value="36.24" calcext:value-type="float">
            <text:p>36,24</text:p>
          </table:table-cell>
        </table:table-row>
        <table:table-row table:style-name="ro1">
          <table:table-cell office:value-type="float" office:value="33.39" calcext:value-type="float">
            <text:p>33,39</text:p>
          </table:table-cell>
        </table:table-row>
        <table:table-row table:style-name="ro1">
          <table:table-cell office:value-type="float" office:value="37.31" calcext:value-type="float">
            <text:p>37,31</text:p>
          </table:table-cell>
        </table:table-row>
        <table:table-row table:style-name="ro1"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38.38" calcext:value-type="float">
            <text:p>38,38</text:p>
          </table:table-cell>
        </table:table-row>
        <table:table-row table:style-name="ro1">
          <table:table-cell office:value-type="float" office:value="37.59" calcext:value-type="float">
            <text:p>37,59</text:p>
          </table:table-cell>
        </table:table-row>
        <table:table-row table:style-name="ro1">
          <table:table-cell office:value-type="float" office:value="38.65" calcext:value-type="float">
            <text:p>38,65</text:p>
          </table:table-cell>
        </table:table-row>
        <table:table-row table:style-name="ro1">
          <table:table-cell office:value-type="float" office:value="39.28" calcext:value-type="float">
            <text:p>39,28</text:p>
          </table:table-cell>
        </table:table-row>
        <table:table-row table:style-name="ro1">
          <table:table-cell office:value-type="float" office:value="40.14" calcext:value-type="float">
            <text:p>40,14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float" office:value="41.61" calcext:value-type="float">
            <text:p>41,61</text:p>
          </table:table-cell>
        </table:table-row>
        <table:table-row table:style-name="ro1">
          <table:table-cell office:value-type="float" office:value="42.19" calcext:value-type="float">
            <text:p>42,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.89" calcext:value-type="float">
            <text:p>39,89</text:p>
          </table:table-cell>
        </table:table-row>
        <table:table-row table:style-name="ro1">
          <table:table-cell office:value-type="float" office:value="42.95" calcext:value-type="float">
            <text:p>42,95</text:p>
          </table:table-cell>
        </table:table-row>
        <table:table-row table:style-name="ro1">
          <table:table-cell office:value-type="float" office:value="43.13" calcext:value-type="float">
            <text:p>43,13</text:p>
          </table:table-cell>
        </table:table-row>
        <table:table-row table:style-name="ro1">
          <table:table-cell office:value-type="float" office:value="45.88" calcext:value-type="float">
            <text:p>45,88</text:p>
          </table:table-cell>
        </table:table-row>
        <table:table-row table:style-name="ro1">
          <table:table-cell office:value-type="float" office:value="46.03" calcext:value-type="float">
            <text:p>46,03</text:p>
          </table:table-cell>
        </table:table-row>
        <table:table-row table:style-name="ro1">
          <table:table-cell office:value-type="float" office:value="46.71" calcext:value-type="float">
            <text:p>46,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.59" calcext:value-type="float">
            <text:p>47,59</text:p>
          </table:table-cell>
        </table:table-row>
        <table:table-row table:style-name="ro1">
          <table:table-cell office:value-type="float" office:value="48.05" calcext:value-type="float">
            <text:p>48,05</text:p>
          </table:table-cell>
        </table:table-row>
        <table:table-row table:style-name="ro1">
          <table:table-cell office:value-type="float" office:value="46.11" calcext:value-type="float">
            <text:p>46,11</text:p>
          </table:table-cell>
        </table:table-row>
        <table:table-row table:style-name="ro1">
          <table:table-cell office:value-type="float" office:value="48.75" calcext:value-type="float">
            <text:p>48,75</text:p>
          </table:table-cell>
        </table:table-row>
        <table:table-row table:style-name="ro1">
          <table:table-cell office:value-type="float" office:value="48.19" calcext:value-type="float">
            <text:p>48,19</text:p>
          </table:table-cell>
        </table:table-row>
        <table:table-row table:style-name="ro1"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45.63" calcext:value-type="float">
            <text:p>45,63</text:p>
          </table:table-cell>
        </table:table-row>
        <table:table-row table:style-name="ro1">
          <table:table-cell office:value-type="float" office:value="47.59" calcext:value-type="float">
            <text:p>47,59</text:p>
          </table:table-cell>
        </table:table-row>
        <table:table-row table:style-name="ro1">
          <table:table-cell office:value-type="float" office:value="47.81" calcext:value-type="float">
            <text:p>47,81</text:p>
          </table:table-cell>
        </table:table-row>
        <table:table-row table:style-name="ro1">
          <table:table-cell office:value-type="float" office:value="48.22" calcext:value-type="float">
            <text:p>48,22</text:p>
          </table:table-cell>
        </table:table-row>
        <table:table-row table:style-name="ro1">
          <table:table-cell office:value-type="float" office:value="49.51" calcext:value-type="float">
            <text:p>49,51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54.51" calcext:value-type="float">
            <text:p>54,51</text:p>
          </table:table-cell>
        </table:table-row>
        <table:table-row table:style-name="ro1">
          <table:table-cell office:value-type="float" office:value="55.49" calcext:value-type="float">
            <text:p>55,49</text:p>
          </table:table-cell>
        </table:table-row>
        <table:table-row table:style-name="ro1"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58.49" calcext:value-type="float">
            <text:p>58,49</text:p>
          </table:table-cell>
        </table:table-row>
        <table:table-row table:style-name="ro1">
          <table:table-cell office:value-type="float" office:value="57.27" calcext:value-type="float">
            <text:p>57,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.27" calcext:value-type="float">
            <text:p>59,27</text:p>
          </table:table-cell>
        </table:table-row>
        <table:table-row table:style-name="ro1">
          <table:table-cell office:value-type="float" office:value="62.12" calcext:value-type="float">
            <text:p>62,12</text:p>
          </table:table-cell>
        </table:table-row>
        <table:table-row table:style-name="ro1">
          <table:table-cell office:value-type="float" office:value="62.77" calcext:value-type="float">
            <text:p>62,77</text:p>
          </table:table-cell>
        </table:table-row>
        <table:table-row table:style-name="ro1">
          <table:table-cell office:value-type="float" office:value="58.22" calcext:value-type="float">
            <text:p>58,22</text:p>
          </table:table-cell>
        </table:table-row>
        <table:table-row table:style-name="ro1">
          <table:table-cell office:value-type="float" office:value="57.96" calcext:value-type="float">
            <text:p>57,96</text:p>
          </table:table-cell>
        </table:table-row>
        <table:table-row table:style-name="ro1">
          <table:table-cell office:value-type="float" office:value="56.31" calcext:value-type="float">
            <text:p>56,31</text:p>
          </table:table-cell>
        </table:table-row>
        <table:table-row table:style-name="ro1">
          <table:table-cell office:value-type="float" office:value="58.86" calcext:value-type="float">
            <text:p>58,86</text:p>
          </table:table-cell>
        </table:table-row>
        <table:table-row table:style-name="ro1">
          <table:table-cell office:value-type="float" office:value="59.3" calcext:value-type="float">
            <text:p>59,3</text:p>
          </table:table-cell>
        </table:table-row>
        <table:table-row table:style-name="ro1">
          <table:table-cell office:value-type="float" office:value="58.02" calcext:value-type="float">
            <text:p>58,02</text:p>
          </table:table-cell>
        </table:table-row>
        <table:table-row table:style-name="ro1">
          <table:table-cell office:value-type="float" office:value="58.99" calcext:value-type="float">
            <text:p>58,99</text:p>
          </table:table-cell>
        </table:table-row>
        <table:table-row table:style-name="ro1">
          <table:table-cell office:value-type="float" office:value="60.79" calcext:value-type="float">
            <text:p>60,79</text:p>
          </table:table-cell>
        </table:table-row>
        <table:table-row table:style-name="ro1">
          <table:table-cell office:value-type="float" office:value="60.68" calcext:value-type="float">
            <text:p>60,68</text:p>
          </table:table-cell>
        </table:table-row>
        <table:table-row table:style-name="ro1">
          <table:table-cell office:value-type="float" office:value="60.49" calcext:value-type="float">
            <text:p>60,49</text:p>
          </table:table-cell>
        </table:table-row>
        <table:table-row table:style-name="ro1"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float" office:value="58.87" calcext:value-type="float">
            <text:p>58,87</text:p>
          </table:table-cell>
        </table:table-row>
        <table:table-row table:style-name="ro1">
          <table:table-cell office:value-type="float" office:value="59.47" calcext:value-type="float">
            <text:p>59,47</text:p>
          </table:table-cell>
        </table:table-row>
        <table:table-row table:style-name="ro1">
          <table:table-cell office:value-type="float" office:value="61.31" calcext:value-type="float">
            <text:p>61,31</text:p>
          </table:table-cell>
        </table:table-row>
        <table:table-row table:style-name="ro1">
          <table:table-cell office:value-type="float" office:value="63.01" calcext:value-type="float">
            <text:p>63,01</text:p>
          </table:table-cell>
        </table:table-row>
        <table:table-row table:style-name="ro1">
          <table:table-cell office:value-type="float" office:value="66.63" calcext:value-type="float">
            <text:p>66,63</text:p>
          </table:table-cell>
        </table:table-row>
        <table:table-row table:style-name="ro1">
          <table:table-cell office:value-type="float" office:value="69.33" calcext:value-type="float">
            <text:p>69,33</text:p>
          </table:table-cell>
        </table:table-row>
        <table:table-row table:style-name="ro1">
          <table:table-cell office:value-type="float" office:value="70.62" calcext:value-type="float">
            <text:p>70,62</text:p>
          </table:table-cell>
        </table:table-row>
        <table:table-row table:style-name="ro1">
          <table:table-cell office:value-type="float" office:value="69.9" calcext:value-type="float">
            <text:p>69,9</text:p>
          </table:table-cell>
        </table:table-row>
        <table:table-row table:style-name="ro1">
          <table:table-cell office:value-type="float" office:value="71.8" calcext:value-type="float">
            <text:p>71,8</text:p>
          </table:table-cell>
        </table:table-row>
        <table:table-row table:style-name="ro1">
          <table:table-cell office:value-type="float" office:value="68.95" calcext:value-type="float">
            <text:p>68,95</text:p>
          </table:table-cell>
        </table:table-row>
        <table:table-row table:style-name="ro1">
          <table:table-cell office:value-type="float" office:value="65.66" calcext:value-type="float">
            <text:p>65,66</text:p>
          </table:table-cell>
        </table:table-row>
        <table:table-row table:style-name="ro1">
          <table:table-cell office:value-type="float" office:value="70.08" calcext:value-type="float">
            <text:p>70,08</text:p>
          </table:table-cell>
        </table:table-row>
        <table:table-row table:style-name="ro1">
          <table:table-cell office:value-type="float" office:value="68.3" calcext:value-type="float">
            <text:p>68,3</text:p>
          </table:table-cell>
        </table:table-row>
        <table:table-row table:style-name="ro1">
          <table:table-cell office:value-type="float" office:value="69.04" calcext:value-type="float">
            <text:p>69,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.3" calcext:value-type="float">
            <text:p>69,3</text:p>
          </table:table-cell>
        </table:table-row>
        <table:table-row table:style-name="ro1">
          <table:table-cell office:value-type="float" office:value="68.51" calcext:value-type="float">
            <text:p>68,51</text:p>
          </table:table-cell>
        </table:table-row>
        <table:table-row table:style-name="ro1">
          <table:table-cell office:value-type="float" office:value="68.51" calcext:value-type="float">
            <text:p>68,51</text:p>
          </table:table-cell>
        </table:table-row>
        <table:table-row table:style-name="ro1">
          <table:table-cell office:value-type="float" office:value="64.7" calcext:value-type="float">
            <text:p>64,7</text:p>
          </table:table-cell>
        </table:table-row>
        <table:table-row table:style-name="ro1">
          <table:table-cell office:value-type="float" office:value="68.1" calcext:value-type="float">
            <text:p>68,1</text:p>
          </table:table-cell>
        </table:table-row>
        <table:table-row table:style-name="ro1">
          <table:table-cell office:value-type="float" office:value="64.06" calcext:value-type="float">
            <text:p>64,06</text:p>
          </table:table-cell>
        </table:table-row>
        <table:table-row table:style-name="ro1">
          <table:table-cell office:value-type="float" office:value="65.62" calcext:value-type="float">
            <text:p>65,62</text:p>
          </table:table-cell>
        </table:table-row>
        <table:table-row table:style-name="ro1"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float" office:value="65.9" calcext:value-type="float">
            <text:p>65,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9.93" calcext:value-type="float">
            <text:p>69,93</text:p>
          </table:table-cell>
        </table:table-row>
        <table:table-row table:style-name="ro1">
          <table:table-cell office:value-type="float" office:value="69.19" calcext:value-type="float">
            <text:p>69,19</text:p>
          </table:table-cell>
        </table:table-row>
        <table:table-row table:style-name="ro1">
          <table:table-cell office:value-type="float" office:value="68.8" calcext:value-type="float">
            <text:p>68,8</text:p>
          </table:table-cell>
        </table:table-row>
        <table:table-row table:style-name="ro1">
          <table:table-cell office:value-type="float" office:value="70.93" calcext:value-type="float">
            <text:p>70,93</text:p>
          </table:table-cell>
        </table:table-row>
        <table:table-row table:style-name="ro1">
          <table:table-cell office:value-type="float" office:value="73.38" calcext:value-type="float">
            <text:p>73,38</text:p>
          </table:table-cell>
        </table:table-row>
        <table:table-row table:style-name="ro1">
          <table:table-cell office:value-type="float" office:value="73.98" calcext:value-type="float">
            <text:p>73,98</text:p>
          </table:table-cell>
        </table:table-row>
        <table:table-row table:style-name="ro1">
          <table:table-cell office:value-type="float" office:value="72.88" calcext:value-type="float">
            <text:p>72,88</text:p>
          </table:table-cell>
        </table:table-row>
        <table:table-row table:style-name="ro1">
          <table:table-cell office:value-type="float" office:value="71.59" calcext:value-type="float">
            <text:p>71,59</text:p>
          </table:table-cell>
        </table:table-row>
        <table:table-row table:style-name="ro1">
          <table:table-cell office:value-type="float" office:value="72.37" calcext:value-type="float">
            <text:p>72,37</text:p>
          </table:table-cell>
        </table:table-row>
        <table:table-row table:style-name="ro1">
          <table:table-cell office:value-type="float" office:value="70.26" calcext:value-type="float">
            <text:p>70,26</text:p>
          </table:table-cell>
        </table:table-row>
        <table:table-row table:style-name="ro1">
          <table:table-cell office:value-type="float" office:value="71.71" calcext:value-type="float">
            <text:p>71,71</text:p>
          </table:table-cell>
        </table:table-row>
        <table:table-row table:style-name="ro1">
          <table:table-cell office:value-type="float" office:value="69.02" calcext:value-type="float">
            <text:p>69,02</text:p>
          </table:table-cell>
        </table:table-row>
        <table:table-row table:style-name="ro1">
          <table:table-cell office:value-type="float" office:value="64.98" calcext:value-type="float">
            <text:p>64,98</text:p>
          </table:table-cell>
        </table:table-row>
        <table:table-row table:style-name="ro1">
          <table:table-cell office:value-type="float" office:value="68.41" calcext:value-type="float">
            <text:p>68,41</text:p>
          </table:table-cell>
        </table:table-row>
        <table:table-row table:style-name="ro1">
          <table:table-cell office:value-type="float" office:value="69.89" calcext:value-type="float">
            <text:p>69,89</text:p>
          </table:table-cell>
        </table:table-row>
        <table:table-row table:style-name="ro1">
          <table:table-cell office:value-type="float" office:value="70.99" calcext:value-type="float">
            <text:p>70,99</text:p>
          </table:table-cell>
        </table:table-row>
        <table:table-row table:style-name="ro1">
          <table:table-cell office:value-type="float" office:value="71.99" calcext:value-type="float">
            <text:p>71,99</text:p>
          </table:table-cell>
        </table:table-row>
        <table:table-row table:style-name="ro1">
          <table:table-cell office:value-type="float" office:value="72.02" calcext:value-type="float">
            <text:p>72,02</text:p>
          </table:table-cell>
        </table:table-row>
        <table:table-row table:style-name="ro1">
          <table:table-cell office:value-type="float" office:value="73.99" calcext:value-type="float">
            <text:p>73,99</text:p>
          </table:table-cell>
        </table:table-row>
        <table:table-row table:style-name="ro1">
          <table:table-cell office:value-type="float" office:value="73.03" calcext:value-type="float">
            <text:p>73,03</text:p>
          </table:table-cell>
        </table:table-row>
        <table:table-row table:style-name="ro1">
          <table:table-cell office:value-type="float" office:value="72.13" calcext:value-type="float">
            <text:p>72,13</text:p>
          </table:table-cell>
        </table:table-row>
        <table:table-row table:style-name="ro1">
          <table:table-cell office:value-type="float" office:value="72.78" calcext:value-type="float">
            <text:p>72,78</text:p>
          </table:table-cell>
        </table:table-row>
        <table:table-row table:style-name="ro1">
          <table:table-cell office:value-type="float" office:value="74.8" calcext:value-type="float">
            <text:p>74,8</text:p>
          </table:table-cell>
        </table:table-row>
        <table:table-row table:style-name="ro1">
          <table:table-cell office:value-type="float" office:value="74.8" calcext:value-type="float">
            <text:p>74,8</text:p>
          </table:table-cell>
        </table:table-row>
        <table:table-row table:style-name="ro1">
          <table:table-cell office:value-type="float" office:value="76.21" calcext:value-type="float">
            <text:p>76,21</text:p>
          </table:table-cell>
        </table:table-row>
        <table:table-row table:style-name="ro1">
          <table:table-cell office:value-type="float" office:value="76.98" calcext:value-type="float">
            <text:p>76,98</text:p>
          </table:table-cell>
        </table:table-row>
        <table:table-row table:style-name="ro1">
          <table:table-cell office:value-type="float" office:value="81.28" calcext:value-type="float">
            <text:p>81,28</text:p>
          </table:table-cell>
        </table:table-row>
        <table:table-row table:style-name="ro1">
          <table:table-cell office:value-type="float" office:value="81.49" calcext:value-type="float">
            <text:p>81,49</text:p>
          </table:table-cell>
        </table:table-row>
        <table:table-row table:style-name="ro1">
          <table:table-cell office:value-type="float" office:value="82.13" calcext:value-type="float">
            <text:p>82,13</text:p>
          </table:table-cell>
        </table:table-row>
        <table:table-row table:style-name="ro1">
          <table:table-cell office:value-type="float" office:value="81.31" calcext:value-type="float">
            <text:p>81,31</text:p>
          </table:table-cell>
        </table:table-row>
        <table:table-row table:style-name="ro1">
          <table:table-cell office:value-type="float" office:value="82.12" calcext:value-type="float">
            <text:p>82,12</text:p>
          </table:table-cell>
        </table:table-row>
        <table:table-row table:style-name="ro1">
          <table:table-cell office:value-type="float" office:value="81.28" calcext:value-type="float">
            <text:p>81,28</text:p>
          </table:table-cell>
        </table:table-row>
        <table:table-row table:style-name="ro1">
          <table:table-cell office:value-type="float" office:value="81.18" calcext:value-type="float">
            <text:p>81,18</text:p>
          </table:table-cell>
        </table:table-row>
        <table:table-row table:style-name="ro1">
          <table:table-cell office:value-type="float" office:value="81.21" calcext:value-type="float">
            <text:p>81,21</text:p>
          </table:table-cell>
        </table:table-row>
        <table:table-row table:style-name="ro1">
          <table:table-cell office:value-type="float" office:value="80.38" calcext:value-type="float">
            <text:p>80,38</text:p>
          </table:table-cell>
        </table:table-row>
        <table:table-row table:style-name="ro1">
          <table:table-cell office:value-type="float" office:value="80.79" calcext:value-type="float">
            <text:p>80,79</text:p>
          </table:table-cell>
        </table:table-row>
        <table:table-row table:style-name="ro1">
          <table:table-cell office:value-type="float" office:value="86.56" calcext:value-type="float">
            <text:p>86,56</text:p>
          </table:table-cell>
        </table:table-row>
        <table:table-row table:style-name="ro1">
          <table:table-cell office:value-type="float" office:value="86.55" calcext:value-type="float">
            <text:p>86,55</text:p>
          </table:table-cell>
        </table:table-row>
        <table:table-row table:style-name="ro1">
          <table:table-cell office:value-type="float" office:value="84.4" calcext:value-type="float">
            <text:p>84,4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87.47" calcext:value-type="float">
            <text:p>87,47</text:p>
          </table:table-cell>
        </table:table-row>
        <table:table-row table:style-name="ro1">
          <table:table-cell office:value-type="float" office:value="87.86" calcext:value-type="float">
            <text:p>87,86</text:p>
          </table:table-cell>
        </table:table-row>
        <table:table-row table:style-name="ro1">
          <table:table-cell office:value-type="float" office:value="90.52" calcext:value-type="float">
            <text:p>90,52</text:p>
          </table:table-cell>
        </table:table-row>
        <table:table-row table:style-name="ro1">
          <table:table-cell office:value-type="float" office:value="92.02" calcext:value-type="float">
            <text:p>92,02</text:p>
          </table:table-cell>
        </table:table-row>
        <table:table-row table:style-name="ro1">
          <table:table-cell office:value-type="float" office:value="91.26" calcext:value-type="float">
            <text:p>91,26</text:p>
          </table:table-cell>
        </table:table-row>
        <table:table-row table:style-name="ro1">
          <table:table-cell office:value-type="float" office:value="88.46" calcext:value-type="float">
            <text:p>88,46</text:p>
          </table:table-cell>
        </table:table-row>
        <table:table-row table:style-name="ro1">
          <table:table-cell office:value-type="float" office:value="85.68" calcext:value-type="float">
            <text:p>85,68</text:p>
          </table:table-cell>
        </table:table-row>
        <table:table-row table:style-name="ro1">
          <table:table-cell office:value-type="float" office:value="86.99" calcext:value-type="float">
            <text:p>86,99</text:p>
          </table:table-cell>
        </table:table-row>
        <table:table-row table:style-name="ro1">
          <table:table-cell office:value-type="float" office:value="85.61" calcext:value-type="float">
            <text:p>85,61</text:p>
          </table:table-cell>
        </table:table-row>
        <table:table-row table:style-name="ro1">
          <table:table-cell office:value-type="float" office:value="88.01" calcext:value-type="float">
            <text:p>88,01</text:p>
          </table:table-cell>
        </table:table-row>
        <table:table-row table:style-name="ro1">
          <table:table-cell office:value-type="float" office:value="86.45" calcext:value-type="float">
            <text:p>86,45</text:p>
          </table:table-cell>
        </table:table-row>
        <table:table-row table:style-name="ro1">
          <table:table-cell office:value-type="float" office:value="87.61" calcext:value-type="float">
            <text:p>87,61</text:p>
          </table:table-cell>
        </table:table-row>
        <table:table-row table:style-name="ro1">
          <table:table-cell office:value-type="float" office:value="88.4" calcext:value-type="float">
            <text:p>88,4</text:p>
          </table:table-cell>
        </table:table-row>
        <table:table-row table:style-name="ro1">
          <table:table-cell office:value-type="float" office:value="88.71" calcext:value-type="float">
            <text:p>88,71</text:p>
          </table:table-cell>
        </table:table-row>
        <table:table-row table:style-name="ro1">
          <table:table-cell office:value-type="float" office:value="88.11" calcext:value-type="float">
            <text:p>88,11</text:p>
          </table:table-cell>
        </table:table-row>
        <table:table-row table:style-name="ro1">
          <table:table-cell office:value-type="float" office:value="83.2" calcext:value-type="float">
            <text:p>83,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3.01" calcext:value-type="float">
            <text:p>83,01</text:p>
          </table:table-cell>
        </table:table-row>
        <table:table-row table:style-name="ro1">
          <table:table-cell office:value-type="float" office:value="83.37" calcext:value-type="float">
            <text:p>83,37</text:p>
          </table:table-cell>
        </table:table-row>
        <table:table-row table:style-name="ro1">
          <table:table-cell office:value-type="float" office:value="80.03" calcext:value-type="float">
            <text:p>80,03</text:p>
          </table:table-cell>
        </table:table-row>
        <table:table-row table:style-name="ro1">
          <table:table-cell office:value-type="float" office:value="81.03" calcext:value-type="float">
            <text:p>81,03</text:p>
          </table:table-cell>
        </table:table-row>
        <table:table-row table:style-name="ro1">
          <table:table-cell office:value-type="float" office:value="83.85" calcext:value-type="float">
            <text:p>83,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.04" calcext:value-type="float">
            <text:p>78,04</text:p>
          </table:table-cell>
        </table:table-row>
        <table:table-row table:style-name="ro1">
          <table:table-cell office:value-type="float" office:value="78.59" calcext:value-type="float">
            <text:p>78,59</text:p>
          </table:table-cell>
        </table:table-row>
        <table:table-row table:style-name="ro1">
          <table:table-cell office:value-type="float" office:value="75.62" calcext:value-type="float">
            <text:p>75,62</text:p>
          </table:table-cell>
        </table:table-row>
        <table:table-row table:style-name="ro1">
          <table:table-cell office:value-type="float" office:value="75.65" calcext:value-type="float">
            <text:p>75,65</text:p>
          </table:table-cell>
        </table:table-row>
        <table:table-row table:style-name="ro1">
          <table:table-cell office:value-type="float" office:value="75.2" calcext:value-type="float">
            <text:p>75,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.07" calcext:value-type="float">
            <text:p>80,07</text:p>
          </table:table-cell>
        </table:table-row>
        <table:table-row table:style-name="ro1">
          <table:table-cell office:value-type="float" office:value="82.41" calcext:value-type="float">
            <text:p>82,41</text:p>
          </table:table-cell>
        </table:table-row>
        <table:table-row table:style-name="ro1">
          <table:table-cell office:value-type="float" office:value="82.25" calcext:value-type="float">
            <text:p>82,25</text:p>
          </table:table-cell>
        </table:table-row>
        <table:table-row table:style-name="ro1">
          <table:table-cell office:value-type="float" office:value="83.59" calcext:value-type="float">
            <text:p>83,59</text:p>
          </table:table-cell>
        </table:table-row>
        <table:table-row table:style-name="ro1">
          <table:table-cell office:value-type="float" office:value="86.98" calcext:value-type="float">
            <text:p>86,98</text:p>
          </table:table-cell>
        </table:table-row>
        <table:table-row table:style-name="ro1">
          <table:table-cell office:value-type="float" office:value="89.15" calcext:value-type="float">
            <text:p>89,15</text:p>
          </table:table-cell>
        </table:table-row>
        <table:table-row table:style-name="ro1">
          <table:table-cell office:value-type="float" office:value="87.01" calcext:value-type="float">
            <text:p>87,01</text:p>
          </table:table-cell>
        </table:table-row>
        <table:table-row table:style-name="ro1">
          <table:table-cell office:value-type="float" office:value="88.04" calcext:value-type="float">
            <text:p>88,04</text:p>
          </table:table-cell>
        </table:table-row>
        <table:table-row table:style-name="ro1">
          <table:table-cell office:value-type="float" office:value="88.3" calcext:value-type="float">
            <text:p>88,3</text:p>
          </table:table-cell>
        </table:table-row>
        <table:table-row table:style-name="ro1">
          <table:table-cell office:value-type="float" office:value="88.42" calcext:value-type="float">
            <text:p>88,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4" calcext:value-type="float">
            <text:p>89,04</text:p>
          </table:table-cell>
        </table:table-row>
        <table:table-row table:style-name="ro1">
          <table:table-cell office:value-type="float" office:value="90.07" calcext:value-type="float">
            <text:p>90,07</text:p>
          </table:table-cell>
        </table:table-row>
        <table:table-row table:style-name="ro1">
          <table:table-cell office:value-type="float" office:value="87.51" calcext:value-type="float">
            <text:p>87,51</text:p>
          </table:table-cell>
        </table:table-row>
        <table:table-row table:style-name="ro1">
          <table:table-cell office:value-type="float" office:value="87.03" calcext:value-type="float">
            <text:p>87,03</text:p>
          </table:table-cell>
        </table:table-row>
        <table:table-row table:style-name="ro1">
          <table:table-cell office:value-type="float" office:value="86.48" calcext:value-type="float">
            <text:p>86,48</text:p>
          </table:table-cell>
        </table:table-row>
        <table:table-row table:style-name="ro1">
          <table:table-cell office:value-type="float" office:value="86.73" calcext:value-type="float">
            <text:p>86,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85.86" calcext:value-type="float">
            <text:p>85,86</text:p>
          </table:table-cell>
        </table:table-row>
        <table:table-row table:style-name="ro1">
          <table:table-cell office:value-type="float" office:value="84.9" calcext:value-type="float">
            <text:p>84,9</text:p>
          </table:table-cell>
        </table:table-row>
        <table:table-row table:style-name="ro1">
          <table:table-cell office:value-type="float" office:value="86.41" calcext:value-type="float">
            <text:p>86,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.51" calcext:value-type="float">
            <text:p>88,51</text:p>
          </table:table-cell>
        </table:table-row>
        <table:table-row table:style-name="ro1">
          <table:table-cell office:value-type="float" office:value="88.48" calcext:value-type="float">
            <text:p>88,48</text:p>
          </table:table-cell>
        </table:table-row>
        <table:table-row table:style-name="ro1">
          <table:table-cell office:value-type="float" office:value="88.61" calcext:value-type="float">
            <text:p>88,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.47" calcext:value-type="float">
            <text:p>85,47</text:p>
          </table:table-cell>
        </table:table-row>
        <table:table-row table:style-name="ro1">
          <table:table-cell office:value-type="float" office:value="87.75" calcext:value-type="float">
            <text:p>87,75</text:p>
          </table:table-cell>
        </table:table-row>
        <table:table-row table:style-name="ro1">
          <table:table-cell office:value-type="float" office:value="85.83" calcext:value-type="float">
            <text:p>85,83</text:p>
          </table:table-cell>
        </table:table-row>
        <table:table-row table:style-name="ro1">
          <table:table-cell office:value-type="float" office:value="88.11" calcext:value-type="float">
            <text:p>88,11</text:p>
          </table:table-cell>
        </table:table-row>
        <table:table-row table:style-name="ro1">
          <table:table-cell office:value-type="float" office:value="89.71" calcext:value-type="float">
            <text:p>89,71</text:p>
          </table:table-cell>
        </table:table-row>
        <table:table-row table:style-name="ro1">
          <table:table-cell office:value-type="float" office:value="88.67" calcext:value-type="float">
            <text:p>88,67</text:p>
          </table:table-cell>
        </table:table-row>
        <table:table-row table:style-name="ro1">
          <table:table-cell office:value-type="float" office:value="85.6" calcext:value-type="float">
            <text:p>85,6</text:p>
          </table:table-cell>
        </table:table-row>
        <table:table-row table:style-name="ro1">
          <table:table-cell office:value-type="float" office:value="85.96" calcext:value-type="float">
            <text:p>85,96</text:p>
          </table:table-cell>
        </table:table-row>
        <table:table-row table:style-name="ro1">
          <table:table-cell office:value-type="float" office:value="87.2" calcext:value-type="float">
            <text:p>87,2</text:p>
          </table:table-cell>
        </table:table-row>
        <table:table-row table:style-name="ro1">
          <table:table-cell office:value-type="float" office:value="85.01" calcext:value-type="float">
            <text:p>85,01</text:p>
          </table:table-cell>
        </table:table-row>
        <table:table-row table:style-name="ro1">
          <table:table-cell office:value-type="float" office:value="84.99" calcext:value-type="float">
            <text:p>84,99</text:p>
          </table:table-cell>
        </table:table-row>
        <table:table-row table:style-name="ro1">
          <table:table-cell office:value-type="float" office:value="85.38" calcext:value-type="float">
            <text:p>85,38</text:p>
          </table:table-cell>
        </table:table-row>
        <table:table-row table:style-name="ro1">
          <table:table-cell office:value-type="float" office:value="84.33" calcext:value-type="float">
            <text:p>84,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.13" calcext:value-type="float">
            <text:p>80,13</text:p>
          </table:table-cell>
        </table:table-row>
        <table:table-row table:style-name="ro1">
          <table:table-cell office:value-type="float" office:value="81.01" calcext:value-type="float">
            <text:p>81,01</text:p>
          </table:table-cell>
        </table:table-row>
        <table:table-row table:style-name="ro1">
          <table:table-cell office:value-type="float" office:value="79.19" calcext:value-type="float">
            <text:p>79,19</text:p>
          </table:table-cell>
        </table:table-row>
        <table:table-row table:style-name="ro1">
          <table:table-cell office:value-type="float" office:value="75.17" calcext:value-type="float">
            <text:p>75,17</text:p>
          </table:table-cell>
        </table:table-row>
        <table:table-row table:style-name="ro1">
          <table:table-cell office:value-type="float" office:value="74.79" calcext:value-type="float">
            <text:p>74,79</text:p>
          </table:table-cell>
        </table:table-row>
        <table:table-row table:style-name="ro1">
          <table:table-cell office:value-type="float" office:value="70.96" calcext:value-type="float">
            <text:p>70,96</text:p>
          </table:table-cell>
        </table:table-row>
        <table:table-row table:style-name="ro1">
          <table:table-cell office:value-type="float" office:value="73.6" calcext:value-type="float">
            <text:p>73,6</text:p>
          </table:table-cell>
        </table:table-row>
        <table:table-row table:style-name="ro1">
          <table:table-cell office:value-type="float" office:value="74.29" calcext:value-type="float">
            <text:p>74,29</text:p>
          </table:table-cell>
        </table:table-row>
        <table:table-row table:style-name="ro1">
          <table:table-cell office:value-type="float" office:value="82.68" calcext:value-type="float">
            <text:p>82,68</text:p>
          </table:table-cell>
        </table:table-row>
        <table:table-row table:style-name="ro1">
          <table:table-cell office:value-type="float" office:value="79.81" calcext:value-type="float">
            <text:p>79,81</text:p>
          </table:table-cell>
        </table:table-row>
        <table:table-row table:style-name="ro1">
          <table:table-cell office:value-type="float" office:value="75.3" calcext:value-type="float">
            <text:p>75,3</text:p>
          </table:table-cell>
        </table:table-row>
        <table:table-row table:style-name="ro1">
          <table:table-cell office:value-type="float" office:value="76.99" calcext:value-type="float">
            <text:p>76,99</text:p>
          </table:table-cell>
        </table:table-row>
        <table:table-row table:style-name="ro1">
          <table:table-cell office:value-type="float" office:value="75.49" calcext:value-type="float">
            <text:p>75,49</text:p>
          </table:table-cell>
        </table:table-row>
        <table:table-row table:style-name="ro1">
          <table:table-cell office:value-type="float" office:value="74.01" calcext:value-type="float">
            <text:p>74,01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0.99" calcext:value-type="float">
            <text:p>70,99</text:p>
          </table:table-cell>
        </table:table-row>
        <table:table-row table:style-name="ro1">
          <table:table-cell office:value-type="float" office:value="67.38" calcext:value-type="float">
            <text:p>67,38</text:p>
          </table:table-cell>
        </table:table-row>
        <table:table-row table:style-name="ro1">
          <table:table-cell office:value-type="float" office:value="66.17" calcext:value-type="float">
            <text:p>66,17</text:p>
          </table:table-cell>
        </table:table-row>
        <table:table-row table:style-name="ro1">
          <table:table-cell office:value-type="float" office:value="71.21" calcext:value-type="float">
            <text:p>71,21</text:p>
          </table:table-cell>
        </table:table-row>
        <table:table-row table:style-name="ro1">
          <table:table-cell office:value-type="float" office:value="70.29" calcext:value-type="float">
            <text:p>70,29</text:p>
          </table:table-cell>
        </table:table-row>
        <table:table-row table:style-name="ro1">
          <table:table-cell office:value-type="float" office:value="70.43" calcext:value-type="float">
            <text:p>70,43</text:p>
          </table:table-cell>
        </table:table-row>
        <table:table-row table:style-name="ro1">
          <table:table-cell office:value-type="float" office:value="69.53" calcext:value-type="float">
            <text:p>69,53</text:p>
          </table:table-cell>
        </table:table-row>
        <table:table-row table:style-name="ro1">
          <table:table-cell office:value-type="float" office:value="72.98" calcext:value-type="float">
            <text:p>72,98</text:p>
          </table:table-cell>
        </table:table-row>
        <table:table-row table:style-name="ro1">
          <table:table-cell office:value-type="float" office:value="72.26" calcext:value-type="float">
            <text:p>72,26</text:p>
          </table:table-cell>
        </table:table-row>
        <table:table-row table:style-name="ro1">
          <table:table-cell office:value-type="float" office:value="67.65" calcext:value-type="float">
            <text:p>67,65</text:p>
          </table:table-cell>
        </table:table-row>
        <table:table-row table:style-name="ro1">
          <table:table-cell office:value-type="float" office:value="71.98" calcext:value-type="float">
            <text:p>71,98</text:p>
          </table:table-cell>
        </table:table-row>
        <table:table-row table:style-name="ro1">
          <table:table-cell office:value-type="float" office:value="71.74" calcext:value-type="float">
            <text:p>71,74</text:p>
          </table:table-cell>
        </table:table-row>
        <table:table-row table:style-name="ro1">
          <table:table-cell office:value-type="float" office:value="72.08" calcext:value-type="float">
            <text:p>72,08</text:p>
          </table:table-cell>
        </table:table-row>
        <table:table-row table:style-name="ro1">
          <table:table-cell office:value-type="float" office:value="73.76" calcext:value-type="float">
            <text:p>73,76</text:p>
          </table:table-cell>
        </table:table-row>
        <table:table-row table:style-name="ro1">
          <table:table-cell office:value-type="float" office:value="72.65" calcext:value-type="float">
            <text:p>72,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.48" calcext:value-type="float">
            <text:p>76,48</text:p>
          </table:table-cell>
        </table:table-row>
        <table:table-row table:style-name="ro1">
          <table:table-cell office:value-type="float" office:value="78.89" calcext:value-type="float">
            <text:p>78,89</text:p>
          </table:table-cell>
        </table:table-row>
        <table:table-row table:style-name="ro1">
          <table:table-cell office:value-type="float" office:value="82.01" calcext:value-type="float">
            <text:p>82,0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.59" calcext:value-type="float">
            <text:p>81,59</text:p>
          </table:table-cell>
        </table:table-row>
        <table:table-row table:style-name="ro1">
          <table:table-cell office:value-type="float" office:value="81.73" calcext:value-type="float">
            <text:p>81,73</text:p>
          </table:table-cell>
        </table:table-row>
        <table:table-row table:style-name="ro1">
          <table:table-cell office:value-type="float" office:value="80.07" calcext:value-type="float">
            <text:p>80,07</text:p>
          </table:table-cell>
        </table:table-row>
        <table:table-row table:style-name="ro1">
          <table:table-cell office:value-type="float" office:value="78.54" calcext:value-type="float">
            <text:p>78,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7.11" calcext:value-type="float">
            <text:p>77,11</text:p>
          </table:table-cell>
        </table:table-row>
        <table:table-row table:style-name="ro1">
          <table:table-cell office:value-type="float" office:value="75.1" calcext:value-type="float">
            <text:p>75,1</text:p>
          </table:table-cell>
        </table:table-row>
        <table:table-row table:style-name="ro1">
          <table:table-cell office:value-type="float" office:value="73.19" calcext:value-type="float">
            <text:p>73,19</text:p>
          </table:table-cell>
        </table:table-row>
        <table:table-row table:style-name="ro1">
          <table:table-cell office:value-type="float" office:value="73.06" calcext:value-type="float">
            <text:p>73,06</text:p>
          </table:table-cell>
        </table:table-row>
        <table:table-row table:style-name="ro1">
          <table:table-cell office:value-type="float" office:value="74.16" calcext:value-type="float">
            <text:p>74,16</text:p>
          </table:table-cell>
        </table:table-row>
        <table:table-row table:style-name="ro1">
          <table:table-cell office:value-type="float" office:value="75.66" calcext:value-type="float">
            <text:p>75,66</text:p>
          </table:table-cell>
        </table:table-row>
        <table:table-row table:style-name="ro1">
          <table:table-cell office:value-type="float" office:value="78.91" calcext:value-type="float">
            <text:p>78,91</text:p>
          </table:table-cell>
        </table:table-row>
        <table:table-row table:style-name="ro1">
          <table:table-cell office:value-type="float" office:value="78.2" calcext:value-type="float">
            <text:p>78,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.39" calcext:value-type="float">
            <text:p>79,39</text:p>
          </table:table-cell>
        </table:table-row>
        <table:table-row table:style-name="ro1">
          <table:table-cell office:value-type="float" office:value="83.01" calcext:value-type="float">
            <text:p>83,01</text:p>
          </table:table-cell>
        </table:table-row>
        <table:table-row table:style-name="ro1">
          <table:table-cell office:value-type="float" office:value="82.22" calcext:value-type="float">
            <text:p>82,22</text:p>
          </table:table-cell>
        </table:table-row>
        <table:table-row table:style-name="ro1">
          <table:table-cell office:value-type="float" office:value="81.13" calcext:value-type="float">
            <text:p>81,13</text:p>
          </table:table-cell>
        </table:table-row>
        <table:table-row table:style-name="ro1">
          <table:table-cell office:value-type="float" office:value="78.65" calcext:value-type="float">
            <text:p>78,65</text:p>
          </table:table-cell>
        </table:table-row>
        <table:table-row table:style-name="ro1">
          <table:table-cell office:value-type="float" office:value="81.17" calcext:value-type="float">
            <text:p>81,17</text:p>
          </table:table-cell>
        </table:table-row>
        <table:table-row table:style-name="ro1">
          <table:table-cell office:value-type="float" office:value="80.71" calcext:value-type="float">
            <text:p>80,71</text:p>
          </table:table-cell>
        </table:table-row>
        <table:table-row table:style-name="ro1">
          <table:table-cell office:value-type="float" office:value="80.99" calcext:value-type="float">
            <text:p>80,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.11" calcext:value-type="float">
            <text:p>84,11</text:p>
          </table:table-cell>
        </table:table-row>
        <table:table-row table:style-name="ro1">
          <table:table-cell office:value-type="float" office:value="84.22" calcext:value-type="float">
            <text:p>84,22</text:p>
          </table:table-cell>
        </table:table-row>
        <table:table-row table:style-name="ro1">
          <table:table-cell office:value-type="float" office:value="84.9" calcext:value-type="float">
            <text:p>84,9</text:p>
          </table:table-cell>
        </table:table-row>
        <table:table-row table:style-name="ro1">
          <table:table-cell office:value-type="float" office:value="84.51" calcext:value-type="float">
            <text:p>84,51</text:p>
          </table:table-cell>
        </table:table-row>
        <table:table-row table:style-name="ro1">
          <table:table-cell office:value-type="float" office:value="85.89" calcext:value-type="float">
            <text:p>85,89</text:p>
          </table:table-cell>
        </table:table-row>
        <table:table-row table:style-name="ro1">
          <table:table-cell office:value-type="float" office:value="85.4" calcext:value-type="float">
            <text:p>85,4</text:p>
          </table:table-cell>
        </table:table-row>
        <table:table-row table:style-name="ro1">
          <table:table-cell office:value-type="float" office:value="86.85" calcext:value-type="float">
            <text:p>86,85</text:p>
          </table:table-cell>
        </table:table-row>
        <table:table-row table:style-name="ro1">
          <table:table-cell office:value-type="float" office:value="85.44" calcext:value-type="float">
            <text:p>85,44</text:p>
          </table:table-cell>
        </table:table-row>
        <table:table-row table:style-name="ro1">
          <table:table-cell office:value-type="float" office:value="85.91" calcext:value-type="float">
            <text:p>85,91</text:p>
          </table:table-cell>
        </table:table-row>
        <table:table-row table:style-name="ro1">
          <table:table-cell office:value-type="float" office:value="84.79" calcext:value-type="float">
            <text:p>84,79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83.1" calcext:value-type="float">
            <text:p>83,1</text:p>
          </table:table-cell>
        </table:table-row>
        <table:table-row table:style-name="ro1">
          <table:table-cell office:value-type="float" office:value="81.95" calcext:value-type="float">
            <text:p>81,95</text:p>
          </table:table-cell>
        </table:table-row>
        <table:table-row table:style-name="ro1">
          <table:table-cell office:value-type="float" office:value="80.28" calcext:value-type="float">
            <text:p>80,28</text:p>
          </table:table-cell>
        </table:table-row>
        <table:table-row table:style-name="ro1">
          <table:table-cell office:value-type="float" office:value="82.01" calcext:value-type="float">
            <text:p>82,01</text:p>
          </table:table-cell>
        </table:table-row>
        <table:table-row table:style-name="ro1">
          <table:table-cell office:value-type="float" office:value="81.16" calcext:value-type="float">
            <text:p>81,16</text:p>
          </table:table-cell>
        </table:table-row>
        <table:table-row table:style-name="ro1">
          <table:table-cell office:value-type="float" office:value="80.4" calcext:value-type="float">
            <text:p>80,4</text:p>
          </table:table-cell>
        </table:table-row>
        <table:table-row table:style-name="ro1">
          <table:table-cell office:value-type="float" office:value="81.16" calcext:value-type="float">
            <text:p>81,16</text:p>
          </table:table-cell>
        </table:table-row>
        <table:table-row table:style-name="ro1">
          <table:table-cell office:value-type="float" office:value="81.15" calcext:value-type="float">
            <text:p>81,15</text:p>
          </table:table-cell>
        </table:table-row>
        <table:table-row table:style-name="ro1">
          <table:table-cell office:value-type="float" office:value="79.39" calcext:value-type="float">
            <text:p>79,39</text:p>
          </table:table-cell>
        </table:table-row>
        <table:table-row table:style-name="ro1">
          <table:table-cell office:value-type="float" office:value="78.49" calcext:value-type="float">
            <text:p>78,49</text:p>
          </table:table-cell>
        </table:table-row>
        <table:table-row table:style-name="ro1">
          <table:table-cell office:value-type="float" office:value="77.4" calcext:value-type="float">
            <text:p>77,4</text:p>
          </table:table-cell>
        </table:table-row>
        <table:table-row table:style-name="ro1">
          <table:table-cell office:value-type="float" office:value="75.2" calcext:value-type="float">
            <text:p>75,2</text:p>
          </table:table-cell>
        </table:table-row>
        <table:table-row table:style-name="ro1">
          <table:table-cell office:value-type="float" office:value="74.98" calcext:value-type="float">
            <text:p>74,98</text:p>
          </table:table-cell>
        </table:table-row>
        <table:table-row table:style-name="ro1">
          <table:table-cell office:value-type="float" office:value="76.05" calcext:value-type="float">
            <text:p>76,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.03" calcext:value-type="float">
            <text:p>76,03</text:p>
          </table:table-cell>
        </table:table-row>
        <table:table-row table:style-name="ro1">
          <table:table-cell office:value-type="float" office:value="78.55" calcext:value-type="float">
            <text:p>78,55</text:p>
          </table:table-cell>
        </table:table-row>
        <table:table-row table:style-name="ro1">
          <table:table-cell office:value-type="float" office:value="80.44" calcext:value-type="float">
            <text:p>80,44</text:p>
          </table:table-cell>
        </table:table-row>
        <table:table-row table:style-name="ro1">
          <table:table-cell office:value-type="float" office:value="80.7" calcext:value-type="float">
            <text:p>80,7</text:p>
          </table:table-cell>
        </table:table-row>
        <table:table-row table:style-name="ro1">
          <table:table-cell office:value-type="float" office:value="82.11" calcext:value-type="float">
            <text:p>82,11</text:p>
          </table:table-cell>
        </table:table-row>
        <table:table-row table:style-name="ro1">
          <table:table-cell office:value-type="float" office:value="81.39" calcext:value-type="float">
            <text:p>81,39</text:p>
          </table:table-cell>
        </table:table-row>
        <table:table-row table:style-name="ro1">
          <table:table-cell office:value-type="float" office:value="79.66" calcext:value-type="float">
            <text:p>79,66</text:p>
          </table:table-cell>
        </table:table-row>
        <table:table-row table:style-name="ro1">
          <table:table-cell office:value-type="float" office:value="82.05" calcext:value-type="float">
            <text:p>82,05</text:p>
          </table:table-cell>
        </table:table-row>
        <table:table-row table:style-name="ro1">
          <table:table-cell office:value-type="float" office:value="83.37" calcext:value-type="float">
            <text:p>83,37</text:p>
          </table:table-cell>
        </table:table-row>
        <table:table-row table:style-name="ro1">
          <table:table-cell office:value-type="float" office:value="84.55" calcext:value-type="float">
            <text:p>84,55</text:p>
          </table:table-cell>
        </table:table-row>
        <table:table-row table:style-name="ro1">
          <table:table-cell office:value-type="float" office:value="84.25" calcext:value-type="float">
            <text:p>84,25</text:p>
          </table:table-cell>
        </table:table-row>
        <table:table-row table:style-name="ro1">
          <table:table-cell office:value-type="float" office:value="84.23" calcext:value-type="float">
            <text:p>84,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3.72" calcext:value-type="float">
            <text:p>83,72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83.51" calcext:value-type="float">
            <text:p>83,51</text:p>
          </table:table-cell>
        </table:table-row>
        <table:table-row table:style-name="ro1">
          <table:table-cell office:value-type="float" office:value="83.87" calcext:value-type="float">
            <text:p>83,87</text:p>
          </table:table-cell>
        </table:table-row>
        <table:table-row table:style-name="ro1">
          <table:table-cell office:value-type="float" office:value="82.85" calcext:value-type="float">
            <text:p>82,85</text:p>
          </table:table-cell>
        </table:table-row>
        <table:table-row table:style-name="ro1">
          <table:table-cell office:value-type="float" office:value="83.89" calcext:value-type="float">
            <text:p>83,89</text:p>
          </table:table-cell>
        </table:table-row>
        <table:table-row table:style-name="ro1">
          <table:table-cell office:value-type="float" office:value="85.26" calcext:value-type="float">
            <text:p>85,26</text:p>
          </table:table-cell>
        </table:table-row>
        <table:table-row table:style-name="ro1">
          <table:table-cell office:value-type="float" office:value="83.26" calcext:value-type="float">
            <text:p>83,26</text:p>
          </table:table-cell>
        </table:table-row>
        <table:table-row table:style-name="ro1">
          <table:table-cell office:value-type="float" office:value="83.46" calcext:value-type="float">
            <text:p>83,46</text:p>
          </table:table-cell>
        </table:table-row>
        <table:table-row table:style-name="ro1">
          <table:table-cell office:value-type="float" office:value="83.69" calcext:value-type="float">
            <text:p>83,69</text:p>
          </table:table-cell>
        </table:table-row>
        <table:table-row table:style-name="ro1">
          <table:table-cell office:value-type="float" office:value="85.94" calcext:value-type="float">
            <text:p>85,94</text:p>
          </table:table-cell>
        </table:table-row>
        <table:table-row table:style-name="ro1">
          <table:table-cell office:value-type="float" office:value="89.3" calcext:value-type="float">
            <text:p>89,3</text:p>
          </table:table-cell>
        </table:table-row>
        <table:table-row table:style-name="ro1">
          <table:table-cell office:value-type="float" office:value="89.8" calcext:value-type="float">
            <text:p>89,8</text:p>
          </table:table-cell>
        </table:table-row>
        <table:table-row table:style-name="ro1">
          <table:table-cell office:value-type="float" office:value="92.52" calcext:value-type="float">
            <text:p>92,52</text:p>
          </table:table-cell>
        </table:table-row>
        <table:table-row table:style-name="ro1">
          <table:table-cell office:value-type="float" office:value="91.41" calcext:value-type="float">
            <text:p>91,41</text:p>
          </table:table-cell>
        </table:table-row>
        <table:table-row table:style-name="ro1">
          <table:table-cell office:value-type="float" office:value="90.22" calcext:value-type="float">
            <text:p>90,22</text:p>
          </table:table-cell>
        </table:table-row>
        <table:table-row table:style-name="ro1">
          <table:table-cell office:value-type="float" office:value="90.98" calcext:value-type="float">
            <text:p>90,98</text:p>
          </table:table-cell>
        </table:table-row>
        <table:table-row table:style-name="ro1">
          <table:table-cell office:value-type="float" office:value="90.89" calcext:value-type="float">
            <text:p>90,89</text:p>
          </table:table-cell>
        </table:table-row>
        <table:table-row table:style-name="ro1">
          <table:table-cell office:value-type="float" office:value="91.62" calcext:value-type="float">
            <text:p>91,62</text:p>
          </table:table-cell>
        </table:table-row>
        <table:table-row table:style-name="ro1">
          <table:table-cell office:value-type="float" office:value="91.8" calcext:value-type="float">
            <text:p>91,8</text:p>
          </table:table-cell>
        </table:table-row>
        <table:table-row table:style-name="ro1">
          <table:table-cell office:value-type="float" office:value="91.21" calcext:value-type="float">
            <text:p>91,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.08" calcext:value-type="float">
            <text:p>95,08</text:p>
          </table:table-cell>
        </table:table-row>
        <table:table-row table:style-name="ro1">
          <table:table-cell office:value-type="float" office:value="94.96" calcext:value-type="float">
            <text:p>94,96</text:p>
          </table:table-cell>
        </table:table-row>
        <table:table-row table:style-name="ro1">
          <table:table-cell office:value-type="float" office:value="97.87" calcext:value-type="float">
            <text:p>97,87</text:p>
          </table:table-cell>
        </table:table-row>
        <table:table-row table:style-name="ro1">
          <table:table-cell office:value-type="float" office:value="103.4" calcext:value-type="float">
            <text:p>103,4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</table:table-row>
        <table:table-row table:style-name="ro1">
          <table:table-cell office:value-type="float" office:value="101.2" calcext:value-type="float">
            <text:p>101,2</text:p>
          </table:table-cell>
        </table:table-row>
        <table:table-row table:style-name="ro1">
          <table:table-cell office:value-type="float" office:value="100.4" calcext:value-type="float">
            <text:p>100,4</text:p>
          </table:table-cell>
        </table:table-row>
        <table:table-row table:style-name="ro1">
          <table:table-cell office:value-type="float" office:value="99.07" calcext:value-type="float">
            <text:p>99,07</text:p>
          </table:table-cell>
        </table:table-row>
        <table:table-row table:style-name="ro1">
          <table:table-cell office:value-type="float" office:value="102.34" calcext:value-type="float">
            <text:p>102,34</text:p>
          </table:table-cell>
        </table:table-row>
        <table:table-row table:style-name="ro1">
          <table:table-cell office:value-type="float" office:value="102.1" calcext:value-type="float">
            <text:p>102,1</text:p>
          </table:table-cell>
        </table:table-row>
        <table:table-row table:style-name="ro1">
          <table:table-cell office:value-type="float" office:value="102.59" calcext:value-type="float">
            <text:p>102,59</text:p>
          </table:table-cell>
        </table:table-row>
        <table:table-row table:style-name="ro1">
          <table:table-cell office:value-type="float" office:value="105.58" calcext:value-type="float">
            <text:p>105,58</text:p>
          </table:table-cell>
        </table:table-row>
        <table:table-row table:style-name="ro1">
          <table:table-cell office:value-type="float" office:value="103.75" calcext:value-type="float">
            <text:p>103,75</text:p>
          </table:table-cell>
        </table:table-row>
        <table:table-row table:style-name="ro1">
          <table:table-cell office:value-type="float" office:value="102.97" calcext:value-type="float">
            <text:p>102,97</text:p>
          </table:table-cell>
        </table:table-row>
        <table:table-row table:style-name="ro1">
          <table:table-cell office:value-type="float" office:value="101.38" calcext:value-type="float">
            <text:p>101,38</text:p>
          </table:table-cell>
        </table:table-row>
        <table:table-row table:style-name="ro1">
          <table:table-cell office:value-type="float" office:value="97.11" calcext:value-type="float">
            <text:p>97,11</text:p>
          </table:table-cell>
        </table:table-row>
        <table:table-row table:style-name="ro1">
          <table:table-cell office:value-type="float" office:value="97.36" calcext:value-type="float">
            <text:p>97,36</text:p>
          </table:table-cell>
        </table:table-row>
        <table:table-row table:style-name="ro1">
          <table:table-cell office:value-type="float" office:value="98.15" calcext:value-type="float">
            <text:p>98,15</text:p>
          </table:table-cell>
        </table:table-row>
        <table:table-row table:style-name="ro1">
          <table:table-cell office:value-type="float" office:value="98.23" calcext:value-type="float">
            <text:p>98,23</text:p>
          </table:table-cell>
        </table:table-row>
        <table:table-row table:style-name="ro1">
          <table:table-cell office:value-type="float" office:value="94.8" calcext:value-type="float">
            <text:p>94,8</text:p>
          </table:table-cell>
        </table:table-row>
        <table:table-row table:style-name="ro1">
          <table:table-cell office:value-type="float" office:value="98.21" calcext:value-type="float">
            <text:p>98,21</text:p>
          </table:table-cell>
        </table:table-row>
        <table:table-row table:style-name="ro1">
          <table:table-cell office:value-type="float" office:value="99.76" calcext:value-type="float">
            <text:p>99,76</text:p>
          </table:table-cell>
        </table:table-row>
        <table:table-row table:style-name="ro1">
          <table:table-cell office:value-type="float" office:value="99.73" calcext:value-type="float">
            <text:p>99,73</text:p>
          </table:table-cell>
        </table:table-row>
        <table:table-row table:style-name="ro1">
          <table:table-cell office:value-type="float" office:value="98.31" calcext:value-type="float">
            <text:p>98,31</text:p>
          </table:table-cell>
        </table:table-row>
        <table:table-row table:style-name="ro1">
          <table:table-cell office:value-type="float" office:value="98.95" calcext:value-type="float">
            <text:p>98,95</text:p>
          </table:table-cell>
        </table:table-row>
        <table:table-row table:style-name="ro1">
          <table:table-cell office:value-type="float" office:value="101.41" calcext:value-type="float">
            <text:p>101,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2.26" calcext:value-type="float">
            <text:p>102,26</text:p>
          </table:table-cell>
        </table:table-row>
        <table:table-row table:style-name="ro1">
          <table:table-cell office:value-type="float" office:value="101.01" calcext:value-type="float">
            <text:p>101,01</text:p>
          </table:table-cell>
        </table:table-row>
        <table:table-row table:style-name="ro1">
          <table:table-cell office:value-type="float" office:value="102.12" calcext:value-type="float">
            <text:p>102,12</text:p>
          </table:table-cell>
        </table:table-row>
        <table:table-row table:style-name="ro1">
          <table:table-cell office:value-type="float" office:value="103.99" calcext:value-type="float">
            <text:p>103,99</text:p>
          </table:table-cell>
        </table:table-row>
        <table:table-row table:style-name="ro1">
          <table:table-cell office:value-type="float" office:value="103.75" calcext:value-type="float">
            <text:p>103,75</text:p>
          </table:table-cell>
        </table:table-row>
        <table:table-row table:style-name="ro1">
          <table:table-cell office:value-type="float" office:value="103.42" calcext:value-type="float">
            <text:p>103,42</text:p>
          </table:table-cell>
        </table:table-row>
        <table:table-row table:style-name="ro1">
          <table:table-cell office:value-type="float" office:value="106.01" calcext:value-type="float">
            <text:p>106,01</text:p>
          </table:table-cell>
        </table:table-row>
        <table:table-row table:style-name="ro1">
          <table:table-cell office:value-type="float" office:value="106.55" calcext:value-type="float">
            <text:p>106,55</text:p>
          </table:table-cell>
        </table:table-row>
        <table:table-row table:style-name="ro1">
          <table:table-cell office:value-type="float" office:value="106.01" calcext:value-type="float">
            <text:p>106,01</text:p>
          </table:table-cell>
        </table:table-row>
        <table:table-row table:style-name="ro1">
          <table:table-cell office:value-type="float" office:value="104.87" calcext:value-type="float">
            <text:p>104,87</text:p>
          </table:table-cell>
        </table:table-row>
        <table:table-row table:style-name="ro1">
          <table:table-cell office:value-type="float" office:value="105.8" calcext:value-type="float">
            <text:p>105,8</text:p>
          </table:table-cell>
        </table:table-row>
        <table:table-row table:style-name="ro1">
          <table:table-cell office:value-type="float" office:value="107.17" calcext:value-type="float">
            <text:p>107,17</text:p>
          </table:table-cell>
        </table:table-row>
        <table:table-row table:style-name="ro1">
          <table:table-cell office:value-type="float" office:value="106.99" calcext:value-type="float">
            <text:p>106,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.81" calcext:value-type="float">
            <text:p>106,81</text:p>
          </table:table-cell>
        </table:table-row>
        <table:table-row table:style-name="ro1">
          <table:table-cell office:value-type="float" office:value="105.49" calcext:value-type="float">
            <text:p>105,49</text:p>
          </table:table-cell>
        </table:table-row>
        <table:table-row table:style-name="ro1">
          <table:table-cell office:value-type="float" office:value="106.17" calcext:value-type="float">
            <text:p>106,17</text:p>
          </table:table-cell>
        </table:table-row>
        <table:table-row table:style-name="ro1">
          <table:table-cell office:value-type="float" office:value="106.95" calcext:value-type="float">
            <text:p>106,95</text:p>
          </table:table-cell>
        </table:table-row>
        <table:table-row table:style-name="ro1">
          <table:table-cell office:value-type="float" office:value="107.01" calcext:value-type="float">
            <text:p>107,01</text:p>
          </table:table-cell>
        </table:table-row>
        <table:table-row table:style-name="ro1">
          <table:table-cell office:value-type="float" office:value="107.07" calcext:value-type="float">
            <text:p>107,07</text:p>
          </table:table-cell>
        </table:table-row>
        <table:table-row table:style-name="ro1">
          <table:table-cell office:value-type="float" office:value="106.25" calcext:value-type="float">
            <text:p>106,25</text:p>
          </table:table-cell>
        </table:table-row>
        <table:table-row table:style-name="ro1">
          <table:table-cell office:value-type="float" office:value="105.36" calcext:value-type="float">
            <text:p>105,36</text:p>
          </table:table-cell>
        </table:table-row>
        <table:table-row table:style-name="ro1">
          <table:table-cell office:value-type="float" office:value="104.83" calcext:value-type="float">
            <text:p>104,83</text:p>
          </table:table-cell>
        </table:table-row>
        <table:table-row table:style-name="ro1">
          <table:table-cell office:value-type="float" office:value="104.38" calcext:value-type="float">
            <text:p>104,38</text:p>
          </table:table-cell>
        </table:table-row>
        <table:table-row table:style-name="ro1">
          <table:table-cell office:value-type="float" office:value="104.99" calcext:value-type="float">
            <text:p>104,99</text:p>
          </table:table-cell>
        </table:table-row>
        <table:table-row table:style-name="ro1">
          <table:table-cell office:value-type="float" office:value="104.41" calcext:value-type="float">
            <text:p>104,41</text:p>
          </table:table-cell>
        </table:table-row>
        <table:table-row table:style-name="ro1">
          <table:table-cell office:value-type="float" office:value="107.34" calcext:value-type="float">
            <text:p>107,34</text:p>
          </table:table-cell>
        </table:table-row>
        <table:table-row table:style-name="ro1">
          <table:table-cell office:value-type="float" office:value="107.14" calcext:value-type="float">
            <text:p>107,14</text:p>
          </table:table-cell>
        </table:table-row>
        <table:table-row table:style-name="ro1">
          <table:table-cell office:value-type="float" office:value="107.32" calcext:value-type="float">
            <text:p>107,32</text:p>
          </table:table-cell>
        </table:table-row>
        <table:table-row table:style-name="ro1">
          <table:table-cell office:value-type="float" office:value="109.59" calcext:value-type="float">
            <text:p>109,59</text:p>
          </table:table-cell>
        </table:table-row>
        <table:table-row table:style-name="ro1">
          <table:table-cell office:value-type="float" office:value="108.9" calcext:value-type="float">
            <text:p>108,9</text:p>
          </table:table-cell>
        </table:table-row>
        <table:table-row table:style-name="ro1">
          <table:table-cell office:value-type="float" office:value="106.86" calcext:value-type="float">
            <text:p>106,86</text:p>
          </table:table-cell>
        </table:table-row>
        <table:table-row table:style-name="ro1">
          <table:table-cell office:value-type="float" office:value="105.51" calcext:value-type="float">
            <text:p>105,51</text:p>
          </table:table-cell>
        </table:table-row>
        <table:table-row table:style-name="ro1">
          <table:table-cell office:value-type="float" office:value="106.02" calcext:value-type="float">
            <text:p>106,02</text:p>
          </table:table-cell>
        </table:table-row>
        <table:table-row table:style-name="ro1">
          <table:table-cell office:value-type="float" office:value="104.41" calcext:value-type="float">
            <text:p>104,41</text:p>
          </table:table-cell>
        </table:table-row>
        <table:table-row table:style-name="ro1">
          <table:table-cell office:value-type="float" office:value="106.55" calcext:value-type="float">
            <text:p>106,55</text:p>
          </table:table-cell>
        </table:table-row>
        <table:table-row table:style-name="ro1">
          <table:table-cell office:value-type="float" office:value="108.99" calcext:value-type="float">
            <text:p>108,99</text:p>
          </table:table-cell>
        </table:table-row>
        <table:table-row table:style-name="ro1">
          <table:table-cell office:value-type="float" office:value="107.36" calcext:value-type="float">
            <text:p>107,36</text:p>
          </table:table-cell>
        </table:table-row>
        <table:table-row table:style-name="ro1">
          <table:table-cell office:value-type="float" office:value="105.79" calcext:value-type="float">
            <text:p>105,79</text:p>
          </table:table-cell>
        </table:table-row>
        <table:table-row table:style-name="ro1">
          <table:table-cell office:value-type="float" office:value="106.45" calcext:value-type="float">
            <text:p>106,45</text:p>
          </table:table-cell>
        </table:table-row>
        <table:table-row table:style-name="ro1">
          <table:table-cell office:value-type="float" office:value="107.01" calcext:value-type="float">
            <text:p>107,01</text:p>
          </table:table-cell>
        </table:table-row>
        <table:table-row table:style-name="ro1">
          <table:table-cell office:value-type="float" office:value="104.45" calcext:value-type="float">
            <text:p>104,45</text:p>
          </table:table-cell>
        </table:table-row>
        <table:table-row table:style-name="ro1">
          <table:table-cell office:value-type="float" office:value="104.36" calcext:value-type="float">
            <text:p>104,36</text:p>
          </table:table-cell>
        </table:table-row>
        <table:table-row table:style-name="ro1">
          <table:table-cell office:value-type="float" office:value="103.36" calcext:value-type="float">
            <text:p>103,36</text:p>
          </table:table-cell>
        </table:table-row>
        <table:table-row table:style-name="ro1">
          <table:table-cell office:value-type="float" office:value="103.1" calcext:value-type="float">
            <text:p>103,1</text:p>
          </table:table-cell>
        </table:table-row>
        <table:table-row table:style-name="ro1">
          <table:table-cell office:value-type="float" office:value="101.61" calcext:value-type="float">
            <text:p>101,61</text:p>
          </table:table-cell>
        </table:table-row>
        <table:table-row table:style-name="ro1">
          <table:table-cell office:value-type="float" office:value="99.8" calcext:value-type="float">
            <text:p>99,8</text:p>
          </table:table-cell>
        </table:table-row>
        <table:table-row table:style-name="ro1">
          <table:table-cell office:value-type="float" office:value="96.43" calcext:value-type="float">
            <text:p>96,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1.48" calcext:value-type="float">
            <text:p>101,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.65" calcext:value-type="float">
            <text:p>101,65</text:p>
          </table:table-cell>
        </table:table-row>
        <table:table-row table:style-name="ro1">
          <table:table-cell office:value-type="float" office:value="101.2" calcext:value-type="float">
            <text:p>101,2</text:p>
          </table:table-cell>
        </table:table-row>
        <table:table-row table:style-name="ro1">
          <table:table-cell office:value-type="float" office:value="100.85" calcext:value-type="float">
            <text:p>100,85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float" office:value="97.25" calcext:value-type="float">
            <text:p>97,25</text:p>
          </table:table-cell>
        </table:table-row>
        <table:table-row table:style-name="ro1">
          <table:table-cell office:value-type="float" office:value="98.19" calcext:value-type="float">
            <text:p>98,19</text:p>
          </table:table-cell>
        </table:table-row>
        <table:table-row table:style-name="ro1">
          <table:table-cell office:value-type="float" office:value="100.83" calcext:value-type="float">
            <text:p>100,83</text:p>
          </table:table-cell>
        </table:table-row>
        <table:table-row table:style-name="ro1">
          <table:table-cell office:value-type="float" office:value="102.51" calcext:value-type="float">
            <text:p>102,51</text:p>
          </table:table-cell>
        </table:table-row>
        <table:table-row table:style-name="ro1">
          <table:table-cell office:value-type="float" office:value="98.99" calcext:value-type="float">
            <text:p>98,99</text:p>
          </table:table-cell>
        </table:table-row>
        <table:table-row table:style-name="ro1">
          <table:table-cell office:value-type="float" office:value="100.21" calcext:value-type="float">
            <text:p>100,21</text:p>
          </table:table-cell>
        </table:table-row>
        <table:table-row table:style-name="ro1">
          <table:table-cell office:value-type="float" office:value="102.43" calcext:value-type="float">
            <text:p>102,43</text:p>
          </table:table-cell>
        </table:table-row>
        <table:table-row table:style-name="ro1">
          <table:table-cell office:value-type="float" office:value="102.43" calcext:value-type="float">
            <text:p>102,43</text:p>
          </table:table-cell>
        </table:table-row>
        <table:table-row table:style-name="ro1">
          <table:table-cell office:value-type="float" office:value="101.85" calcext:value-type="float">
            <text:p>101,85</text:p>
          </table:table-cell>
        </table:table-row>
        <table:table-row table:style-name="ro1">
          <table:table-cell office:value-type="float" office:value="101.99" calcext:value-type="float">
            <text:p>101,99</text:p>
          </table:table-cell>
        </table:table-row>
        <table:table-row table:style-name="ro1">
          <table:table-cell office:value-type="float" office:value="98.99" calcext:value-type="float">
            <text:p>98,99</text:p>
          </table:table-cell>
        </table:table-row>
        <table:table-row table:style-name="ro1">
          <table:table-cell office:value-type="float" office:value="97.96" calcext:value-type="float">
            <text:p>97,96</text:p>
          </table:table-cell>
        </table:table-row>
        <table:table-row table:style-name="ro1">
          <table:table-cell office:value-type="float" office:value="95.25" calcext:value-type="float">
            <text:p>95,25</text:p>
          </table:table-cell>
        </table:table-row>
        <table:table-row table:style-name="ro1">
          <table:table-cell office:value-type="float" office:value="96.03" calcext:value-type="float">
            <text:p>96,03</text:p>
          </table:table-cell>
        </table:table-row>
        <table:table-row table:style-name="ro1">
          <table:table-cell office:value-type="float" office:value="94.99" calcext:value-type="float">
            <text:p>94,9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.92" calcext:value-type="float">
            <text:p>100,92</text:p>
          </table:table-cell>
        </table:table-row>
        <table:table-row table:style-name="ro1">
          <table:table-cell office:value-type="float" office:value="100.7" calcext:value-type="float">
            <text:p>100,7</text:p>
          </table:table-cell>
        </table:table-row>
        <table:table-row table:style-name="ro1">
          <table:table-cell office:value-type="float" office:value="99.97" calcext:value-type="float">
            <text:p>99,97</text:p>
          </table:table-cell>
        </table:table-row>
        <table:table-row table:style-name="ro1">
          <table:table-cell office:value-type="float" office:value="101.47" calcext:value-type="float">
            <text:p>101,47</text:p>
          </table:table-cell>
        </table:table-row>
        <table:table-row table:style-name="ro1">
          <table:table-cell office:value-type="float" office:value="105.37" calcext:value-type="float">
            <text:p>105,37</text:p>
          </table:table-cell>
        </table:table-row>
        <table:table-row table:style-name="ro1">
          <table:table-cell office:value-type="float" office:value="106.49" calcext:value-type="float">
            <text:p>106,49</text:p>
          </table:table-cell>
        </table:table-row>
        <table:table-row table:style-name="ro1">
          <table:table-cell office:value-type="float" office:value="106.09" calcext:value-type="float">
            <text:p>106,09</text:p>
          </table:table-cell>
        </table:table-row>
        <table:table-row table:style-name="ro1">
          <table:table-cell office:value-type="float" office:value="107.15" calcext:value-type="float">
            <text:p>107,15</text:p>
          </table:table-cell>
        </table:table-row>
        <table:table-row table:style-name="ro1">
          <table:table-cell office:value-type="float" office:value="107.04" calcext:value-type="float">
            <text:p>107,04</text:p>
          </table:table-cell>
        </table:table-row>
        <table:table-row table:style-name="ro1">
          <table:table-cell office:value-type="float" office:value="106.73" calcext:value-type="float">
            <text:p>106,73</text:p>
          </table:table-cell>
        </table:table-row>
        <table:table-row table:style-name="ro1">
          <table:table-cell office:value-type="float" office:value="108.81" calcext:value-type="float">
            <text:p>108,81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</table:table-row>
        <table:table-row table:style-name="ro1">
          <table:table-cell office:value-type="float" office:value="107.1" calcext:value-type="float">
            <text:p>107,1</text:p>
          </table:table-cell>
        </table:table-row>
        <table:table-row table:style-name="ro1">
          <table:table-cell office:value-type="float" office:value="107.6" calcext:value-type="float">
            <text:p>107,6</text:p>
          </table:table-cell>
        </table:table-row>
        <table:table-row table:style-name="ro1">
          <table:table-cell office:value-type="float" office:value="107.59" calcext:value-type="float">
            <text:p>107,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6.99" calcext:value-type="float">
            <text:p>106,99</text:p>
          </table:table-cell>
        </table:table-row>
        <table:table-row table:style-name="ro1">
          <table:table-cell office:value-type="float" office:value="105.56" calcext:value-type="float">
            <text:p>105,56</text:p>
          </table:table-cell>
        </table:table-row>
        <table:table-row table:style-name="ro1">
          <table:table-cell office:value-type="float" office:value="105.84" calcext:value-type="float">
            <text:p>105,84</text:p>
          </table:table-cell>
        </table:table-row>
        <table:table-row table:style-name="ro1">
          <table:table-cell office:value-type="float" office:value="106.42" calcext:value-type="float">
            <text:p>106,42</text:p>
          </table:table-cell>
        </table:table-row>
        <table:table-row table:style-name="ro1">
          <table:table-cell office:value-type="float" office:value="105.28" calcext:value-type="float">
            <text:p>105,28</text:p>
          </table:table-cell>
        </table:table-row>
        <table:table-row table:style-name="ro1">
          <table:table-cell office:value-type="float" office:value="100.6" calcext:value-type="float">
            <text:p>100,6</text:p>
          </table:table-cell>
        </table:table-row>
        <table:table-row table:style-name="ro1">
          <table:table-cell office:value-type="float" office:value="102.64" calcext:value-type="float">
            <text:p>102,64</text:p>
          </table:table-cell>
        </table:table-row>
        <table:table-row table:style-name="ro1">
          <table:table-cell office:value-type="float" office:value="103.77" calcext:value-type="float">
            <text:p>103,77</text:p>
          </table:table-cell>
        </table:table-row>
        <table:table-row table:style-name="ro1">
          <table:table-cell office:value-type="float" office:value="102.78" calcext:value-type="float">
            <text:p>102,78</text:p>
          </table:table-cell>
        </table:table-row>
        <table:table-row table:style-name="ro1">
          <table:table-cell office:value-type="float" office:value="104.36" calcext:value-type="float">
            <text:p>104,36</text:p>
          </table:table-cell>
        </table:table-row>
        <table:table-row table:style-name="ro1">
          <table:table-cell office:value-type="float" office:value="101.22" calcext:value-type="float">
            <text:p>101,22</text:p>
          </table:table-cell>
        </table:table-row>
        <table:table-row table:style-name="ro1">
          <table:table-cell office:value-type="float" office:value="102.16" calcext:value-type="float">
            <text:p>102,16</text:p>
          </table:table-cell>
        </table:table-row>
        <table:table-row table:style-name="ro1">
          <table:table-cell office:value-type="float" office:value="101.87" calcext:value-type="float">
            <text:p>101,87</text:p>
          </table:table-cell>
        </table:table-row>
        <table:table-row table:style-name="ro1">
          <table:table-cell office:value-type="float" office:value="100.76" calcext:value-type="float">
            <text:p>100,76</text:p>
          </table:table-cell>
        </table:table-row>
        <table:table-row table:style-name="ro1"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float" office:value="97.52" calcext:value-type="float">
            <text:p>97,52</text:p>
          </table:table-cell>
        </table:table-row>
        <table:table-row table:style-name="ro1"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float" office:value="95.41" calcext:value-type="float">
            <text:p>95,41</text:p>
          </table:table-cell>
        </table:table-row>
        <table:table-row table:style-name="ro1">
          <table:table-cell office:value-type="float" office:value="97.77" calcext:value-type="float">
            <text:p>97,77</text:p>
          </table:table-cell>
        </table:table-row>
        <table:table-row table:style-name="ro1">
          <table:table-cell office:value-type="float" office:value="98.01" calcext:value-type="float">
            <text:p>98,01</text:p>
          </table:table-cell>
        </table:table-row>
        <table:table-row table:style-name="ro1">
          <table:table-cell office:value-type="float" office:value="95.88" calcext:value-type="float">
            <text:p>95,88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97.05" calcext:value-type="float">
            <text:p>97,05</text:p>
          </table:table-cell>
        </table:table-row>
        <table:table-row table:style-name="ro1">
          <table:table-cell office:value-type="float" office:value="98.12" calcext:value-type="float">
            <text:p>98,12</text:p>
          </table:table-cell>
        </table:table-row>
        <table:table-row table:style-name="ro1">
          <table:table-cell office:value-type="float" office:value="97.19" calcext:value-type="float">
            <text:p>97,19</text:p>
          </table:table-cell>
        </table:table-row>
        <table:table-row table:style-name="ro1">
          <table:table-cell office:value-type="float" office:value="97.9" calcext:value-type="float">
            <text:p>97,9</text:p>
          </table:table-cell>
        </table:table-row>
        <table:table-row table:style-name="ro1"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float" office:value="92.99" calcext:value-type="float">
            <text:p>92,99</text:p>
          </table:table-cell>
        </table:table-row>
        <table:table-row table:style-name="ro1">
          <table:table-cell office:value-type="float" office:value="92.05" calcext:value-type="float">
            <text:p>92,05</text:p>
          </table:table-cell>
        </table:table-row>
        <table:table-row table:style-name="ro1">
          <table:table-cell office:value-type="float" office:value="92.58" calcext:value-type="float">
            <text:p>92,58</text:p>
          </table:table-cell>
        </table:table-row>
        <table:table-row table:style-name="ro1">
          <table:table-cell office:value-type="float" office:value="95.95" calcext:value-type="float">
            <text:p>95,95</text:p>
          </table:table-cell>
        </table:table-row>
        <table:table-row table:style-name="ro1">
          <table:table-cell office:value-type="float" office:value="96.2" calcext:value-type="float">
            <text:p>96,2</text:p>
          </table:table-cell>
        </table:table-row>
        <table:table-row table:style-name="ro1">
          <table:table-cell office:value-type="float" office:value="96.95" calcext:value-type="float">
            <text:p>96,95</text:p>
          </table:table-cell>
        </table:table-row>
        <table:table-row table:style-name="ro1"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.72" calcext:value-type="float">
            <text:p>95,72</text:p>
          </table:table-cell>
        </table:table-row>
        <table:table-row table:style-name="ro1">
          <table:table-cell office:value-type="float" office:value="96.93" calcext:value-type="float">
            <text:p>96,93</text:p>
          </table:table-cell>
        </table:table-row>
        <table:table-row table:style-name="ro1">
          <table:table-cell office:value-type="float" office:value="95.11" calcext:value-type="float">
            <text:p>95,11</text:p>
          </table:table-cell>
        </table:table-row>
        <table:table-row table:style-name="ro1">
          <table:table-cell office:value-type="float" office:value="95.75" calcext:value-type="float">
            <text:p>95,75</text:p>
          </table:table-cell>
        </table:table-row>
        <table:table-row table:style-name="ro1">
          <table:table-cell office:value-type="float" office:value="96.05" calcext:value-type="float">
            <text:p>96,05</text:p>
          </table:table-cell>
        </table:table-row>
        <table:table-row table:style-name="ro1">
          <table:table-cell office:value-type="float" office:value="96.39" calcext:value-type="float">
            <text:p>96,39</text:p>
          </table:table-cell>
        </table:table-row>
        <table:table-row table:style-name="ro1">
          <table:table-cell office:value-type="float" office:value="98.75" calcext:value-type="float">
            <text:p>98,75</text:p>
          </table:table-cell>
        </table:table-row>
        <table:table-row table:style-name="ro1"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float" office:value="97.61" calcext:value-type="float">
            <text:p>97,61</text:p>
          </table:table-cell>
        </table:table-row>
        <table:table-row table:style-name="ro1">
          <table:table-cell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96.56" calcext:value-type="float">
            <text:p>96,56</text:p>
          </table:table-cell>
        </table:table-row>
        <table:table-row table:style-name="ro1">
          <table:table-cell office:value-type="float" office:value="94.8" calcext:value-type="float">
            <text:p>94,8</text:p>
          </table:table-cell>
        </table:table-row>
        <table:table-row table:style-name="ro1">
          <table:table-cell office:value-type="float" office:value="95.29" calcext:value-type="float">
            <text:p>95,29</text:p>
          </table:table-cell>
        </table:table-row>
        <table:table-row table:style-name="ro1">
          <table:table-cell office:value-type="float" office:value="96.18" calcext:value-type="float">
            <text:p>96,18</text:p>
          </table:table-cell>
        </table:table-row>
        <table:table-row table:style-name="ro1">
          <table:table-cell office:value-type="float" office:value="94.85" calcext:value-type="float">
            <text:p>94,85</text:p>
          </table:table-cell>
        </table:table-row>
        <table:table-row table:style-name="ro1">
          <table:table-cell office:value-type="float" office:value="95.33" calcext:value-type="float">
            <text:p>95,33</text:p>
          </table:table-cell>
        </table:table-row>
        <table:table-row table:style-name="ro1"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float" office:value="96.8" calcext:value-type="float">
            <text:p>96,8</text:p>
          </table:table-cell>
        </table:table-row>
        <table:table-row table:style-name="ro1">
          <table:table-cell office:value-type="float" office:value="99.29" calcext:value-type="float">
            <text:p>99,29</text:p>
          </table:table-cell>
        </table:table-row>
        <table:table-row table:style-name="ro1">
          <table:table-cell office:value-type="float" office:value="99.53" calcext:value-type="float">
            <text:p>99,53</text:p>
          </table:table-cell>
        </table:table-row>
        <table:table-row table:style-name="ro1">
          <table:table-cell office:value-type="float" office:value="100.05" calcext:value-type="float">
            <text:p>100,05</text:p>
          </table:table-cell>
        </table:table-row>
        <table:table-row table:style-name="ro1">
          <table:table-cell office:value-type="float" office:value="104.99" calcext:value-type="float">
            <text:p>104,99</text:p>
          </table:table-cell>
        </table:table-row>
        <table:table-row table:style-name="ro1">
          <table:table-cell office:value-type="float" office:value="104.77" calcext:value-type="float">
            <text:p>104,77</text:p>
          </table:table-cell>
        </table:table-row>
        <table:table-row table:style-name="ro1">
          <table:table-cell office:value-type="float" office:value="104.53" calcext:value-type="float">
            <text:p>104,53</text:p>
          </table:table-cell>
        </table:table-row>
        <table:table-row table:style-name="ro1">
          <table:table-cell office:value-type="float" office:value="104.95" calcext:value-type="float">
            <text:p>104,95</text:p>
          </table:table-cell>
        </table:table-row>
        <table:table-row table:style-name="ro1">
          <table:table-cell office:value-type="float" office:value="107.4" calcext:value-type="float">
            <text:p>107,4</text:p>
          </table:table-cell>
        </table:table-row>
        <table:table-row table:style-name="ro1">
          <table:table-cell office:value-type="float" office:value="104.82" calcext:value-type="float">
            <text:p>104,82</text:p>
          </table:table-cell>
        </table:table-row>
        <table:table-row table:style-name="ro1">
          <table:table-cell office:value-type="float" office:value="101.49" calcext:value-type="float">
            <text:p>101,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.98" calcext:value-type="float">
            <text:p>102,98</text:p>
          </table:table-cell>
        </table:table-row>
        <table:table-row table:style-name="ro1">
          <table:table-cell office:value-type="float" office:value="103.88" calcext:value-type="float">
            <text:p>103,88</text:p>
          </table:table-cell>
        </table:table-row>
        <table:table-row table:style-name="ro1">
          <table:table-cell office:value-type="float" office:value="105.12" calcext:value-type="float">
            <text:p>105,12</text:p>
          </table:table-cell>
        </table:table-row>
        <table:table-row table:style-name="ro1">
          <table:table-cell office:value-type="float" office:value="101.72" calcext:value-type="float">
            <text:p>101,72</text:p>
          </table:table-cell>
        </table:table-row>
        <table:table-row table:style-name="ro1">
          <table:table-cell office:value-type="float" office:value="103.21" calcext:value-type="float">
            <text:p>103,21</text:p>
          </table:table-cell>
        </table:table-row>
        <table:table-row table:style-name="ro1">
          <table:table-cell office:value-type="float" office:value="102.25" calcext:value-type="float">
            <text:p>102,25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</table:table-row>
        <table:table-row table:style-name="ro1">
          <table:table-cell office:value-type="float" office:value="100.71" calcext:value-type="float">
            <text:p>100,71</text:p>
          </table:table-cell>
        </table:table-row>
        <table:table-row table:style-name="ro1">
          <table:table-cell office:value-type="float" office:value="102.81" calcext:value-type="float">
            <text:p>102,81</text:p>
          </table:table-cell>
        </table:table-row>
        <table:table-row table:style-name="ro1">
          <table:table-cell office:value-type="float" office:value="102.16" calcext:value-type="float">
            <text:p>102,16</text:p>
          </table:table-cell>
        </table:table-row>
        <table:table-row table:style-name="ro1">
          <table:table-cell office:value-type="float" office:value="101.18" calcext:value-type="float">
            <text:p>101,18</text:p>
          </table:table-cell>
        </table:table-row>
        <table:table-row table:style-name="ro1">
          <table:table-cell office:value-type="float" office:value="101.98" calcext:value-type="float">
            <text:p>101,98</text:p>
          </table:table-cell>
        </table:table-row>
        <table:table-row table:style-name="ro1">
          <table:table-cell office:value-type="float" office:value="103.11" calcext:value-type="float">
            <text:p>103,11</text:p>
          </table:table-cell>
        </table:table-row>
        <table:table-row table:style-name="ro1">
          <table:table-cell office:value-type="float" office:value="102.41" calcext:value-type="float">
            <text:p>102,41</text:p>
          </table:table-cell>
        </table:table-row>
        <table:table-row table:style-name="ro1">
          <table:table-cell office:value-type="float" office:value="101.39" calcext:value-type="float">
            <text:p>101,39</text:p>
          </table:table-cell>
        </table:table-row>
        <table:table-row table:style-name="ro1">
          <table:table-cell office:value-type="float" office:value="100.1" calcext:value-type="float">
            <text:p>100,1</text:p>
          </table:table-cell>
        </table:table-row>
        <table:table-row table:style-name="ro1">
          <table:table-cell office:value-type="float" office:value="95.06" calcext:value-type="float">
            <text:p>95,06</text:p>
          </table:table-cell>
        </table:table-row>
        <table:table-row table:style-name="ro1">
          <table:table-cell office:value-type="float" office:value="93.15" calcext:value-type="float">
            <text:p>93,15</text:p>
          </table:table-cell>
        </table:table-row>
        <table:table-row table:style-name="ro1">
          <table:table-cell office:value-type="float" office:value="87.19" calcext:value-type="float">
            <text:p>87,19</text:p>
          </table:table-cell>
        </table:table-row>
        <table:table-row table:style-name="ro1"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float" office:value="87.03" calcext:value-type="float">
            <text:p>87,03</text:p>
          </table:table-cell>
        </table:table-row>
        <table:table-row table:style-name="ro1">
          <table:table-cell office:value-type="float" office:value="84.97" calcext:value-type="float">
            <text:p>84,97</text:p>
          </table:table-cell>
        </table:table-row>
        <table:table-row table:style-name="ro1"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float" office:value="87.45" calcext:value-type="float">
            <text:p>87,45</text:p>
          </table:table-cell>
        </table:table-row>
        <table:table-row table:style-name="ro1">
          <table:table-cell office:value-type="float" office:value="86.68" calcext:value-type="float">
            <text:p>86,68</text:p>
          </table:table-cell>
        </table:table-row>
        <table:table-row table:style-name="ro1">
          <table:table-cell office:value-type="float" office:value="85.84" calcext:value-type="float">
            <text:p>85,84</text:p>
          </table:table-cell>
        </table:table-row>
        <table:table-row table:style-name="ro1">
          <table:table-cell office:value-type="float" office:value="79.9" calcext:value-type="float">
            <text:p>79,9</text:p>
          </table:table-cell>
        </table:table-row>
        <table:table-row table:style-name="ro1">
          <table:table-cell office:value-type="float" office:value="77.18" calcext:value-type="float">
            <text:p>77,18</text:p>
          </table:table-cell>
        </table:table-row>
        <table:table-row table:style-name="ro1">
          <table:table-cell office:value-type="float" office:value="79.7" calcext:value-type="float">
            <text:p>79,7</text:p>
          </table:table-cell>
        </table:table-row>
        <table:table-row table:style-name="ro1">
          <table:table-cell office:value-type="float" office:value="77.76" calcext:value-type="float">
            <text:p>77,76</text:p>
          </table:table-cell>
        </table:table-row>
        <table:table-row table:style-name="ro1">
          <table:table-cell office:value-type="float" office:value="78.55" calcext:value-type="float">
            <text:p>78,55</text:p>
          </table:table-cell>
        </table:table-row>
        <table:table-row table:style-name="ro1">
          <table:table-cell office:value-type="float" office:value="79.59" calcext:value-type="float">
            <text:p>79,59</text:p>
          </table:table-cell>
        </table:table-row>
        <table:table-row table:style-name="ro1">
          <table:table-cell office:value-type="float" office:value="79.3" calcext:value-type="float">
            <text:p>79,3</text:p>
          </table:table-cell>
        </table:table-row>
        <table:table-row table:style-name="ro1">
          <table:table-cell office:value-type="float" office:value="82.01" calcext:value-type="float">
            <text:p>82,01</text:p>
          </table:table-cell>
        </table:table-row>
        <table:table-row table:style-name="ro1">
          <table:table-cell office:value-type="float" office:value="82.9" calcext:value-type="float">
            <text:p>82,9</text:p>
          </table:table-cell>
        </table:table-row>
        <table:table-row table:style-name="ro1">
          <table:table-cell office:value-type="float" office:value="84.6" calcext:value-type="float">
            <text:p>84,6</text:p>
          </table:table-cell>
        </table:table-row>
        <table:table-row table:style-name="ro1">
          <table:table-cell office:value-type="float" office:value="83.95" calcext:value-type="float">
            <text:p>83,95</text:p>
          </table:table-cell>
        </table:table-row>
        <table:table-row table:style-name="ro1">
          <table:table-cell office:value-type="float" office:value="81.04" calcext:value-type="float">
            <text:p>81,04</text:p>
          </table:table-cell>
        </table:table-row>
        <table:table-row table:style-name="ro1">
          <table:table-cell office:value-type="float" office:value="80.27" calcext:value-type="float">
            <text:p>80,27</text:p>
          </table:table-cell>
        </table:table-row>
        <table:table-row table:style-name="ro1">
          <table:table-cell office:value-type="float" office:value="82.02" calcext:value-type="float">
            <text:p>82,02</text:p>
          </table:table-cell>
        </table:table-row>
        <table:table-row table:style-name="ro1">
          <table:table-cell office:value-type="float" office:value="83.73" calcext:value-type="float">
            <text:p>83,73</text:p>
          </table:table-cell>
        </table:table-row>
        <table:table-row table:style-name="ro1">
          <table:table-cell office:value-type="float" office:value="83.73" calcext:value-type="float">
            <text:p>83,73</text:p>
          </table:table-cell>
        </table:table-row>
        <table:table-row table:style-name="ro1">
          <table:table-cell office:value-type="float" office:value="80.89" calcext:value-type="float">
            <text:p>80,89</text:p>
          </table:table-cell>
        </table:table-row>
        <table:table-row table:style-name="ro1">
          <table:table-cell office:value-type="float" office:value="80.79" calcext:value-type="float">
            <text:p>80,79</text:p>
          </table:table-cell>
        </table:table-row>
        <table:table-row table:style-name="ro1">
          <table:table-cell office:value-type="float" office:value="79.22" calcext:value-type="float">
            <text:p>79,22</text:p>
          </table:table-cell>
        </table:table-row>
        <table:table-row table:style-name="ro1">
          <table:table-cell office:value-type="float" office:value="81.12" calcext:value-type="float">
            <text:p>81,12</text:p>
          </table:table-cell>
        </table:table-row>
        <table:table-row table:style-name="ro1">
          <table:table-cell office:value-type="float" office:value="81.99" calcext:value-type="float">
            <text:p>81,99</text:p>
          </table:table-cell>
        </table:table-row>
        <table:table-row table:style-name="ro1">
          <table:table-cell office:value-type="float" office:value="80.61" calcext:value-type="float">
            <text:p>80,61</text:p>
          </table:table-cell>
        </table:table-row>
        <table:table-row table:style-name="ro1">
          <table:table-cell office:value-type="float" office:value="80.34" calcext:value-type="float">
            <text:p>80,34</text:p>
          </table:table-cell>
        </table:table-row>
        <table:table-row table:style-name="ro1">
          <table:table-cell office:value-type="float" office:value="81.69" calcext:value-type="float">
            <text:p>81,69</text:p>
          </table:table-cell>
        </table:table-row>
        <table:table-row table:style-name="ro1">
          <table:table-cell office:value-type="float" office:value="79.23" calcext:value-type="float">
            <text:p>79,23</text:p>
          </table:table-cell>
        </table:table-row>
        <table:table-row table:style-name="ro1">
          <table:table-cell office:value-type="float" office:value="71.58" calcext:value-type="float">
            <text:p>71,58</text:p>
          </table:table-cell>
        </table:table-row>
        <table:table-row table:style-name="ro1">
          <table:table-cell office:value-type="float" office:value="67.11" calcext:value-type="float">
            <text:p>67,11</text:p>
          </table:table-cell>
        </table:table-row>
        <table:table-row table:style-name="ro1">
          <table:table-cell office:value-type="float" office:value="71.77" calcext:value-type="float">
            <text:p>71,77</text:p>
          </table:table-cell>
        </table:table-row>
        <table:table-row table:style-name="ro1">
          <table:table-cell office:value-type="float" office:value="71.89" calcext:value-type="float">
            <text:p>71,89</text:p>
          </table:table-cell>
        </table:table-row>
        <table:table-row table:style-name="ro1">
          <table:table-cell office:value-type="float" office:value="70.69" calcext:value-type="float">
            <text:p>70,69</text:p>
          </table:table-cell>
        </table:table-row>
        <table:table-row table:style-name="ro1">
          <table:table-cell office:value-type="float" office:value="74.29" calcext:value-type="float">
            <text:p>74,29</text:p>
          </table:table-cell>
        </table:table-row>
        <table:table-row table:style-name="ro1">
          <table:table-cell office:value-type="float" office:value="67.3" calcext:value-type="float">
            <text:p>67,3</text:p>
          </table:table-cell>
        </table:table-row>
        <table:table-row table:style-name="ro1">
          <table:table-cell office:value-type="float" office:value="67.95" calcext:value-type="float">
            <text:p>67,95</text:p>
          </table:table-cell>
        </table:table-row>
        <table:table-row table:style-name="ro1">
          <table:table-cell office:value-type="float" office:value="63.84" calcext:value-type="float">
            <text:p>63,84</text:p>
          </table:table-cell>
        </table:table-row>
        <table:table-row table:style-name="ro1">
          <table:table-cell office:value-type="float" office:value="64.63" calcext:value-type="float">
            <text:p>64,63</text:p>
          </table:table-cell>
        </table:table-row>
        <table:table-row table:style-name="ro1">
          <table:table-cell office:value-type="float" office:value="67.26" calcext:value-type="float">
            <text:p>67,26</text:p>
          </table:table-cell>
        </table:table-row>
        <table:table-row table:style-name="ro1">
          <table:table-cell office:value-type="float" office:value="68.82" calcext:value-type="float">
            <text:p>68,82</text:p>
          </table:table-cell>
        </table:table-row>
        <table:table-row table:style-name="ro1">
          <table:table-cell office:value-type="float" office:value="69.79" calcext:value-type="float">
            <text:p>69,79</text:p>
          </table:table-cell>
        </table:table-row>
        <table:table-row table:style-name="ro1">
          <table:table-cell office:value-type="float" office:value="70.02" calcext:value-type="float">
            <text:p>70,02</text:p>
          </table:table-cell>
        </table:table-row>
        <table:table-row table:style-name="ro1">
          <table:table-cell office:value-type="float" office:value="73.96" calcext:value-type="float">
            <text:p>73,96</text:p>
          </table:table-cell>
        </table:table-row>
        <table:table-row table:style-name="ro1">
          <table:table-cell office:value-type="float" office:value="75.97" calcext:value-type="float">
            <text:p>75,97</text:p>
          </table:table-cell>
        </table:table-row>
        <table:table-row table:style-name="ro1">
          <table:table-cell office:value-type="float" office:value="82.55" calcext:value-type="float">
            <text:p>82,55</text:p>
          </table:table-cell>
        </table:table-row>
        <table:table-row table:style-name="ro1">
          <table:table-cell office:value-type="float" office:value="79.18" calcext:value-type="float">
            <text:p>79,18</text:p>
          </table:table-cell>
        </table:table-row>
        <table:table-row table:style-name="ro1">
          <table:table-cell office:value-type="float" office:value="80.06" calcext:value-type="float">
            <text:p>80,06</text:p>
          </table:table-cell>
        </table:table-row>
        <table:table-row table:style-name="ro1">
          <table:table-cell office:value-type="float" office:value="78.99" calcext:value-type="float">
            <text:p>78,99</text:p>
          </table:table-cell>
        </table:table-row>
        <table:table-row table:style-name="ro1">
          <table:table-cell office:value-type="float" office:value="81.66" calcext:value-type="float">
            <text:p>81,66</text:p>
          </table:table-cell>
        </table:table-row>
        <table:table-row table:style-name="ro1">
          <table:table-cell office:value-type="float" office:value="83.99" calcext:value-type="float">
            <text:p>83,99</text:p>
          </table:table-cell>
        </table:table-row>
        <table:table-row table:style-name="ro1">
          <table:table-cell office:value-type="float" office:value="83.77" calcext:value-type="float">
            <text:p>83,77</text:p>
          </table:table-cell>
        </table:table-row>
        <table:table-row table:style-name="ro1">
          <table:table-cell office:value-type="float" office:value="82.54" calcext:value-type="float">
            <text:p>82,54</text:p>
          </table:table-cell>
        </table:table-row>
        <table:table-row table:style-name="ro1">
          <table:table-cell office:value-type="float" office:value="85.96" calcext:value-type="float">
            <text:p>85,96</text:p>
          </table:table-cell>
        </table:table-row>
        <table:table-row table:style-name="ro1">
          <table:table-cell office:value-type="float" office:value="84.81" calcext:value-type="float">
            <text:p>84,81</text:p>
          </table:table-cell>
        </table:table-row>
        <table:table-row table:style-name="ro1">
          <table:table-cell office:value-type="float" office:value="84.33" calcext:value-type="float">
            <text:p>84,33</text:p>
          </table:table-cell>
        </table:table-row>
        <table:table-row table:style-name="ro1">
          <table:table-cell office:value-type="float" office:value="80.83" calcext:value-type="float">
            <text:p>80,83</text:p>
          </table:table-cell>
        </table:table-row>
        <table:table-row table:style-name="ro1">
          <table:table-cell office:value-type="float" office:value="78.95" calcext:value-type="float">
            <text:p>78,95</text:p>
          </table:table-cell>
        </table:table-row>
        <table:table-row table:style-name="ro1">
          <table:table-cell office:value-type="float" office:value="77.24" calcext:value-type="float">
            <text:p>77,24</text:p>
          </table:table-cell>
        </table:table-row>
        <table:table-row table:style-name="ro1">
          <table:table-cell office:value-type="float" office:value="81.75" calcext:value-type="float">
            <text:p>81,75</text:p>
          </table:table-cell>
        </table:table-row>
        <table:table-row table:style-name="ro1">
          <table:table-cell office:value-type="float" office:value="82.48" calcext:value-type="float">
            <text:p>82,48</text:p>
          </table:table-cell>
        </table:table-row>
        <table:table-row table:style-name="ro1">
          <table:table-cell office:value-type="float" office:value="85.47" calcext:value-type="float">
            <text:p>85,47</text:p>
          </table:table-cell>
        </table:table-row>
        <table:table-row table:style-name="ro1">
          <table:table-cell office:value-type="float" office:value="77.35" calcext:value-type="float">
            <text:p>77,35</text:p>
          </table:table-cell>
        </table:table-row>
        <table:table-row table:style-name="ro1">
          <table:table-cell office:value-type="float" office:value="80.35" calcext:value-type="float">
            <text:p>80,35</text:p>
          </table:table-cell>
        </table:table-row>
        <table:table-row table:style-name="ro1">
          <table:table-cell office:value-type="float" office:value="81.85" calcext:value-type="float">
            <text:p>81,85</text:p>
          </table:table-cell>
        </table:table-row>
        <table:table-row table:style-name="ro1">
          <table:table-cell office:value-type="float" office:value="79.12" calcext:value-type="float">
            <text:p>79,12</text:p>
          </table:table-cell>
        </table:table-row>
        <table:table-row table:style-name="ro1">
          <table:table-cell office:value-type="float" office:value="79.47" calcext:value-type="float">
            <text:p>79,47</text:p>
          </table:table-cell>
        </table:table-row>
        <table:table-row table:style-name="ro1">
          <table:table-cell office:value-type="float" office:value="80.01" calcext:value-type="float">
            <text:p>80,01</text:p>
          </table:table-cell>
        </table:table-row>
        <table:table-row table:style-name="ro1">
          <table:table-cell office:value-type="float" office:value="79.06" calcext:value-type="float">
            <text:p>79,06</text:p>
          </table:table-cell>
        </table:table-row>
        <table:table-row table:style-name="ro1">
          <table:table-cell office:value-type="float" office:value="78.73" calcext:value-type="float">
            <text:p>78,73</text:p>
          </table:table-cell>
        </table:table-row>
        <table:table-row table:style-name="ro1">
          <table:table-cell office:value-type="float" office:value="76.74" calcext:value-type="float">
            <text:p>76,74</text:p>
          </table:table-cell>
        </table:table-row>
        <table:table-row table:style-name="ro1">
          <table:table-cell office:value-type="float" office:value="74.77" calcext:value-type="float">
            <text:p>74,77</text:p>
          </table:table-cell>
        </table:table-row>
        <table:table-row table:style-name="ro1">
          <table:table-cell office:value-type="float" office:value="76.89" calcext:value-type="float">
            <text:p>76,89</text:p>
          </table:table-cell>
        </table:table-row>
        <table:table-row table:style-name="ro1">
          <table:table-cell office:value-type="float" office:value="76.89" calcext:value-type="float">
            <text:p>76,89</text:p>
          </table:table-cell>
        </table:table-row>
        <table:table-row table:style-name="ro1">
          <table:table-cell office:value-type="float" office:value="80.12" calcext:value-type="float">
            <text:p>80,12</text:p>
          </table:table-cell>
        </table:table-row>
        <table:table-row table:style-name="ro1">
          <table:table-cell office:value-type="float" office:value="82.4" calcext:value-type="float">
            <text:p>82,4</text:p>
          </table:table-cell>
        </table:table-row>
        <table:table-row table:style-name="ro1">
          <table:table-cell office:value-type="float" office:value="82.47" calcext:value-type="float">
            <text:p>82,47</text:p>
          </table:table-cell>
        </table:table-row>
        <table:table-row table:style-name="ro1">
          <table:table-cell office:value-type="float" office:value="88.77" calcext:value-type="float">
            <text:p>88,77</text:p>
          </table:table-cell>
        </table:table-row>
        <table:table-row table:style-name="ro1">
          <table:table-cell office:value-type="float" office:value="87.91" calcext:value-type="float">
            <text:p>87,91</text:p>
          </table:table-cell>
        </table:table-row>
        <table:table-row table:style-name="ro1">
          <table:table-cell office:value-type="float" office:value="89.26" calcext:value-type="float">
            <text:p>89,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.23" calcext:value-type="float">
            <text:p>87,23</text:p>
          </table:table-cell>
        </table:table-row>
        <table:table-row table:style-name="ro1"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float" office:value="84.44" calcext:value-type="float">
            <text:p>84,44</text:p>
          </table:table-cell>
        </table:table-row>
        <table:table-row table:style-name="ro1">
          <table:table-cell office:value-type="float" office:value="84.1" calcext:value-type="float">
            <text:p>84,1</text:p>
          </table:table-cell>
        </table:table-row>
        <table:table-row table:style-name="ro1">
          <table:table-cell office:value-type="float" office:value="81.06" calcext:value-type="float">
            <text:p>81,06</text:p>
          </table:table-cell>
        </table:table-row>
        <table:table-row table:style-name="ro1">
          <table:table-cell office:value-type="float" office:value="81.64" calcext:value-type="float">
            <text:p>81,64</text:p>
          </table:table-cell>
        </table:table-row>
        <table:table-row table:style-name="ro1">
          <table:table-cell office:value-type="float" office:value="80.15" calcext:value-type="float">
            <text:p>80,15</text:p>
          </table:table-cell>
        </table:table-row>
        <table:table-row table:style-name="ro1">
          <table:table-cell office:value-type="float" office:value="82.85" calcext:value-type="float">
            <text:p>82,85</text:p>
          </table:table-cell>
        </table:table-row>
        <table:table-row table:style-name="ro1">
          <table:table-cell office:value-type="float" office:value="80.75" calcext:value-type="float">
            <text:p>80,75</text:p>
          </table:table-cell>
        </table:table-row>
        <table:table-row table:style-name="ro1">
          <table:table-cell office:value-type="float" office:value="80.89" calcext:value-type="float">
            <text:p>80,89</text:p>
          </table:table-cell>
        </table:table-row>
        <table:table-row table:style-name="ro1">
          <table:table-cell office:value-type="float" office:value="83.16" calcext:value-type="float">
            <text:p>83,16</text:p>
          </table:table-cell>
        </table:table-row>
        <table:table-row table:style-name="ro1">
          <table:table-cell office:value-type="float" office:value="80.33" calcext:value-type="float">
            <text:p>80,33</text:p>
          </table:table-cell>
        </table:table-row>
        <table:table-row table:style-name="ro1">
          <table:table-cell office:value-type="float" office:value="80.38" calcext:value-type="float">
            <text:p>80,38</text:p>
          </table:table-cell>
        </table:table-row>
        <table:table-row table:style-name="ro1">
          <table:table-cell office:value-type="float" office:value="80.6" calcext:value-type="float">
            <text:p>80,6</text:p>
          </table:table-cell>
        </table:table-row>
        <table:table-row table:style-name="ro1">
          <table:table-cell office:value-type="float" office:value="81.06" calcext:value-type="float">
            <text:p>81,06</text:p>
          </table:table-cell>
        </table:table-row>
        <table:table-row table:style-name="ro1">
          <table:table-cell office:value-type="float" office:value="79.75" calcext:value-type="float">
            <text:p>79,75</text:p>
          </table:table-cell>
        </table:table-row>
        <table:table-row table:style-name="ro1">
          <table:table-cell office:value-type="float" office:value="78.64" calcext:value-type="float">
            <text:p>78,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.91" calcext:value-type="float">
            <text:p>80,91</text:p>
          </table:table-cell>
        </table:table-row>
        <table:table-row table:style-name="ro1">
          <table:table-cell office:value-type="float" office:value="82.21" calcext:value-type="float">
            <text:p>82,21</text:p>
          </table:table-cell>
        </table:table-row>
        <table:table-row table:style-name="ro1">
          <table:table-cell office:value-type="float" office:value="84.16" calcext:value-type="float">
            <text:p>84,16</text:p>
          </table:table-cell>
        </table:table-row>
        <table:table-row table:style-name="ro1">
          <table:table-cell office:value-type="float" office:value="82.91" calcext:value-type="float">
            <text:p>82,91</text:p>
          </table:table-cell>
        </table:table-row>
        <table:table-row table:style-name="ro1">
          <table:table-cell office:value-type="float" office:value="82.95" calcext:value-type="float">
            <text:p>82,95</text:p>
          </table:table-cell>
        </table:table-row>
        <table:table-row table:style-name="ro1">
          <table:table-cell office:value-type="float" office:value="85.12" calcext:value-type="float">
            <text:p>85,12</text:p>
          </table:table-cell>
        </table:table-row>
        <table:table-row table:style-name="ro1">
          <table:table-cell office:value-type="float" office:value="86.13" calcext:value-type="float">
            <text:p>86,13</text:p>
          </table:table-cell>
        </table:table-row>
        <table:table-row table:style-name="ro1">
          <table:table-cell office:value-type="float" office:value="85.2" calcext:value-type="float">
            <text:p>85,2</text:p>
          </table:table-cell>
        </table:table-row>
        <table:table-row table:style-name="ro1">
          <table:table-cell office:value-type="float" office:value="84.76" calcext:value-type="float">
            <text:p>84,76</text:p>
          </table:table-cell>
        </table:table-row>
        <table:table-row table:style-name="ro1">
          <table:table-cell office:value-type="float" office:value="83.05" calcext:value-type="float">
            <text:p>83,05</text:p>
          </table:table-cell>
        </table:table-row>
        <table:table-row table:style-name="ro1">
          <table:table-cell office:value-type="float" office:value="84.87" calcext:value-type="float">
            <text:p>84,87</text:p>
          </table:table-cell>
        </table:table-row>
        <table:table-row table:style-name="ro1">
          <table:table-cell office:value-type="float" office:value="84.46" calcext:value-type="float">
            <text:p>84,46</text:p>
          </table:table-cell>
        </table:table-row>
        <table:table-row table:style-name="ro1">
          <table:table-cell office:value-type="float" office:value="85.97" calcext:value-type="float">
            <text:p>85,97</text:p>
          </table:table-cell>
        </table:table-row>
        <table:table-row table:style-name="ro1">
          <table:table-cell office:value-type="float" office:value="85.83" calcext:value-type="float">
            <text:p>85,83</text:p>
          </table:table-cell>
        </table:table-row>
        <table:table-row table:style-name="ro1">
          <table:table-cell office:value-type="float" office:value="85.16" calcext:value-type="float">
            <text:p>85,16</text:p>
          </table:table-cell>
        </table:table-row>
        <table:table-row table:style-name="ro1">
          <table:table-cell office:value-type="float" office:value="84.95" calcext:value-type="float">
            <text:p>84,95</text:p>
          </table:table-cell>
        </table:table-row>
        <table:table-row table:style-name="ro1">
          <table:table-cell office:value-type="float" office:value="86.67" calcext:value-type="float">
            <text:p>86,67</text:p>
          </table:table-cell>
        </table:table-row>
        <table:table-row table:style-name="ro1">
          <table:table-cell office:value-type="float" office:value="88.23" calcext:value-type="float">
            <text:p>88,23</text:p>
          </table:table-cell>
        </table:table-row>
        <table:table-row table:style-name="ro1">
          <table:table-cell office:value-type="float" office:value="90.43" calcext:value-type="float">
            <text:p>90,43</text:p>
          </table:table-cell>
        </table:table-row>
        <table:table-row table:style-name="ro1">
          <table:table-cell office:value-type="float" office:value="90.59" calcext:value-type="float">
            <text:p>90,59</text:p>
          </table:table-cell>
        </table:table-row>
        <table:table-row table:style-name="ro1">
          <table:table-cell office:value-type="float" office:value="90.69" calcext:value-type="float">
            <text:p>90,69</text:p>
          </table:table-cell>
        </table:table-row>
        <table:table-row table:style-name="ro1">
          <table:table-cell office:value-type="float" office:value="89.47" calcext:value-type="float">
            <text:p>89,47</text:p>
          </table:table-cell>
        </table:table-row>
        <table:table-row table:style-name="ro1">
          <table:table-cell office:value-type="float" office:value="93.62" calcext:value-type="float">
            <text:p>93,62</text:p>
          </table:table-cell>
        </table:table-row>
        <table:table-row table:style-name="ro1">
          <table:table-cell office:value-type="float" office:value="92.73" calcext:value-type="float">
            <text:p>92,73</text:p>
          </table:table-cell>
        </table:table-row>
        <table:table-row table:style-name="ro1">
          <table:table-cell office:value-type="float" office:value="94.59" calcext:value-type="float">
            <text:p>94,59</text:p>
          </table:table-cell>
        </table:table-row>
        <table:table-row table:style-name="ro1">
          <table:table-cell office:value-type="float" office:value="93.45" calcext:value-type="float">
            <text:p>93,45</text:p>
          </table:table-cell>
        </table:table-row>
        <table:table-row table:style-name="ro1">
          <table:table-cell office:value-type="float" office:value="94.45" calcext:value-type="float">
            <text:p>94,45</text:p>
          </table:table-cell>
        </table:table-row>
        <table:table-row table:style-name="ro1">
          <table:table-cell office:value-type="float" office:value="95.81" calcext:value-type="float">
            <text:p>95,81</text:p>
          </table:table-cell>
        </table:table-row>
        <table:table-row table:style-name="ro1"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float" office:value="95.43" calcext:value-type="float">
            <text:p>95,43</text:p>
          </table:table-cell>
        </table:table-row>
        <table:table-row table:style-name="ro1">
          <table:table-cell office:value-type="float" office:value="95.67" calcext:value-type="float">
            <text:p>95,67</text:p>
          </table:table-cell>
        </table:table-row>
        <table:table-row table:style-name="ro1">
          <table:table-cell office:value-type="float" office:value="97.23" calcext:value-type="float">
            <text:p>97,23</text:p>
          </table:table-cell>
        </table:table-row>
        <table:table-row table:style-name="ro1">
          <table:table-cell office:value-type="float" office:value="95.76" calcext:value-type="float">
            <text:p>95,76</text:p>
          </table:table-cell>
        </table:table-row>
        <table:table-row table:style-name="ro1">
          <table:table-cell office:value-type="float" office:value="97.08" calcext:value-type="float">
            <text:p>97,08</text:p>
          </table:table-cell>
        </table:table-row>
        <table:table-row table:style-name="ro1">
          <table:table-cell office:value-type="float" office:value="97.97" calcext:value-type="float">
            <text:p>97,97</text:p>
          </table:table-cell>
        </table:table-row>
        <table:table-row table:style-name="ro1">
          <table:table-cell office:value-type="float" office:value="97.03" calcext:value-type="float">
            <text:p>97,03</text:p>
          </table:table-cell>
        </table:table-row>
        <table:table-row table:style-name="ro1">
          <table:table-cell office:value-type="float" office:value="96.79" calcext:value-type="float">
            <text:p>96,79</text:p>
          </table:table-cell>
        </table:table-row>
        <table:table-row table:style-name="ro1">
          <table:table-cell office:value-type="float" office:value="96.42" calcext:value-type="float">
            <text:p>96,42</text:p>
          </table:table-cell>
        </table:table-row>
        <table:table-row table:style-name="ro1">
          <table:table-cell office:value-type="float" office:value="99.2" calcext:value-type="float">
            <text:p>99,2</text:p>
          </table:table-cell>
        </table:table-row>
        <table:table-row table:style-name="ro1">
          <table:table-cell office:value-type="float" office:value="99.74" calcext:value-type="float">
            <text:p>99,74</text:p>
          </table:table-cell>
        </table:table-row>
        <table:table-row table:style-name="ro1">
          <table:table-cell office:value-type="float" office:value="99.22" calcext:value-type="float">
            <text:p>99,22</text:p>
          </table:table-cell>
        </table:table-row>
        <table:table-row table:style-name="ro1">
          <table:table-cell office:value-type="float" office:value="99.26" calcext:value-type="float">
            <text:p>99,26</text:p>
          </table:table-cell>
        </table:table-row>
        <table:table-row table:style-name="ro1">
          <table:table-cell office:value-type="float" office:value="100.98" calcext:value-type="float">
            <text:p>100,98</text:p>
          </table:table-cell>
        </table:table-row>
        <table:table-row table:style-name="ro1">
          <table:table-cell office:value-type="float" office:value="102.45" calcext:value-type="float">
            <text:p>102,45</text:p>
          </table:table-cell>
        </table:table-row>
        <table:table-row table:style-name="ro1">
          <table:table-cell office:value-type="float" office:value="101.65" calcext:value-type="float">
            <text:p>101,65</text:p>
          </table:table-cell>
        </table:table-row>
        <table:table-row table:style-name="ro1">
          <table:table-cell office:value-type="float" office:value="97.43" calcext:value-type="float">
            <text:p>97,43</text:p>
          </table:table-cell>
        </table:table-row>
        <table:table-row table:style-name="ro1">
          <table:table-cell office:value-type="float" office:value="99.43" calcext:value-type="float">
            <text:p>99,43</text:p>
          </table:table-cell>
        </table:table-row>
        <table:table-row table:style-name="ro1">
          <table:table-cell office:value-type="float" office:value="98.69" calcext:value-type="float">
            <text:p>98,69</text:p>
          </table:table-cell>
        </table:table-row>
        <table:table-row table:style-name="ro1">
          <table:table-cell office:value-type="float" office:value="99.84" calcext:value-type="float">
            <text:p>99,84</text:p>
          </table:table-cell>
        </table:table-row>
        <table:table-row table:style-name="ro1">
          <table:table-cell office:value-type="float" office:value="101.92" calcext:value-type="float">
            <text:p>101,92</text:p>
          </table:table-cell>
        </table:table-row>
        <table:table-row table:style-name="ro1">
          <table:table-cell office:value-type="float" office:value="101.9" calcext:value-type="float">
            <text:p>101,9</text:p>
          </table:table-cell>
        </table:table-row>
        <table:table-row table:style-name="ro1">
          <table:table-cell office:value-type="float" office:value="100.76" calcext:value-type="float">
            <text:p>100,76</text:p>
          </table:table-cell>
        </table:table-row>
        <table:table-row table:style-name="ro1">
          <table:table-cell office:value-type="float" office:value="101.35" calcext:value-type="float">
            <text:p>101,35</text:p>
          </table:table-cell>
        </table:table-row>
        <table:table-row table:style-name="ro1">
          <table:table-cell office:value-type="float" office:value="99.61" calcext:value-type="float">
            <text:p>99,61</text:p>
          </table:table-cell>
        </table:table-row>
        <table:table-row table:style-name="ro1">
          <table:table-cell office:value-type="float" office:value="98.6" calcext:value-type="float">
            <text:p>98,6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96.45" calcext:value-type="float">
            <text:p>96,45</text:p>
          </table:table-cell>
        </table:table-row>
        <table:table-row table:style-name="ro1">
          <table:table-cell office:value-type="float" office:value="98.29" calcext:value-type="float">
            <text:p>98,29</text:p>
          </table:table-cell>
        </table:table-row>
        <table:table-row table:style-name="ro1">
          <table:table-cell office:value-type="float" office:value="100.75" calcext:value-type="float">
            <text:p>100,75</text:p>
          </table:table-cell>
        </table:table-row>
        <table:table-row table:style-name="ro1">
          <table:table-cell office:value-type="float" office:value="97.24" calcext:value-type="float">
            <text:p>97,24</text:p>
          </table:table-cell>
        </table:table-row>
        <table:table-row table:style-name="ro1">
          <table:table-cell office:value-type="float" office:value="97.24" calcext:value-type="float">
            <text:p>97,24</text:p>
          </table:table-cell>
        </table:table-row>
        <table:table-row table:style-name="ro1">
          <table:table-cell office:value-type="float" office:value="94.88" calcext:value-type="float">
            <text:p>94,88</text:p>
          </table:table-cell>
        </table:table-row>
        <table:table-row table:style-name="ro1">
          <table:table-cell office:value-type="float" office:value="95.58" calcext:value-type="float">
            <text:p>95,58</text:p>
          </table:table-cell>
        </table:table-row>
        <table:table-row table:style-name="ro1">
          <table:table-cell office:value-type="float" office:value="95.88" calcext:value-type="float">
            <text:p>95,88</text:p>
          </table:table-cell>
        </table:table-row>
        <table:table-row table:style-name="ro1">
          <table:table-cell office:value-type="float" office:value="97.36" calcext:value-type="float">
            <text:p>97,36</text:p>
          </table:table-cell>
        </table:table-row>
        <table:table-row table:style-name="ro1">
          <table:table-cell office:value-type="float" office:value="97.04" calcext:value-type="float">
            <text:p>97,04</text:p>
          </table:table-cell>
        </table:table-row>
        <table:table-row table:style-name="ro1">
          <table:table-cell office:value-type="float" office:value="97.03" calcext:value-type="float">
            <text:p>97,03</text:p>
          </table:table-cell>
        </table:table-row>
        <table:table-row table:style-name="ro1">
          <table:table-cell office:value-type="float" office:value="95.17" calcext:value-type="float">
            <text:p>95,17</text:p>
          </table:table-cell>
        </table:table-row>
        <table:table-row table:style-name="ro1">
          <table:table-cell office:value-type="float" office:value="95.59" calcext:value-type="float">
            <text:p>95,59</text:p>
          </table:table-cell>
        </table:table-row>
        <table:table-row table:style-name="ro1">
          <table:table-cell office:value-type="float" office:value="95.3" calcext:value-type="float">
            <text:p>95,3</text:p>
          </table:table-cell>
        </table:table-row>
        <table:table-row table:style-name="ro1">
          <table:table-cell office:value-type="float" office:value="96.64" calcext:value-type="float">
            <text:p>96,64</text:p>
          </table:table-cell>
        </table:table-row>
        <table:table-row table:style-name="ro1">
          <table:table-cell office:value-type="float" office:value="94.2" calcext:value-type="float">
            <text:p>94,2</text:p>
          </table:table-cell>
        </table:table-row>
        <table:table-row table:style-name="ro1">
          <table:table-cell office:value-type="float" office:value="92.55" calcext:value-type="float">
            <text:p>92,55</text:p>
          </table:table-cell>
        </table:table-row>
        <table:table-row table:style-name="ro1">
          <table:table-cell office:value-type="float" office:value="91.85" calcext:value-type="float">
            <text:p>91,85</text:p>
          </table:table-cell>
        </table:table-row>
        <table:table-row table:style-name="ro1">
          <table:table-cell office:value-type="float" office:value="93.98" calcext:value-type="float">
            <text:p>93,98</text:p>
          </table:table-cell>
        </table:table-row>
        <table:table-row table:style-name="ro1">
          <table:table-cell office:value-type="float" office:value="93.24" calcext:value-type="float">
            <text:p>93,24</text:p>
          </table:table-cell>
        </table:table-row>
        <table:table-row table:style-name="ro1">
          <table:table-cell office:value-type="float" office:value="94.2" calcext:value-type="float">
            <text:p>94,2</text:p>
          </table:table-cell>
        </table:table-row>
        <table:table-row table:style-name="ro1">
          <table:table-cell office:value-type="float" office:value="94.47" calcext:value-type="float">
            <text:p>94,47</text:p>
          </table:table-cell>
        </table:table-row>
        <table:table-row table:style-name="ro1">
          <table:table-cell office:value-type="float" office:value="93.03" calcext:value-type="float">
            <text:p>93,03</text:p>
          </table:table-cell>
        </table:table-row>
        <table:table-row table:style-name="ro1">
          <table:table-cell office:value-type="float" office:value="93.29" calcext:value-type="float">
            <text:p>93,29</text:p>
          </table:table-cell>
        </table:table-row>
        <table:table-row table:style-name="ro1">
          <table:table-cell office:value-type="float" office:value="93.8" calcext:value-type="float">
            <text:p>93,8</text:p>
          </table:table-cell>
        </table:table-row>
        <table:table-row table:style-name="ro1">
          <table:table-cell office:value-type="float" office:value="92.39" calcext:value-type="float">
            <text:p>92,39</text:p>
          </table:table-cell>
        </table:table-row>
        <table:table-row table:style-name="ro1">
          <table:table-cell office:value-type="float" office:value="93.74" calcext:value-type="float">
            <text:p>93,74</text:p>
          </table:table-cell>
        </table:table-row>
        <table:table-row table:style-name="ro1">
          <table:table-cell office:value-type="float" office:value="94.9" calcext:value-type="float">
            <text:p>94,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.75" calcext:value-type="float">
            <text:p>91,75</text:p>
          </table:table-cell>
        </table:table-row>
        <table:table-row table:style-name="ro1">
          <table:table-cell office:value-type="float" office:value="90.17" calcext:value-type="float">
            <text:p>90,17</text:p>
          </table:table-cell>
        </table:table-row>
        <table:table-row table:style-name="ro1">
          <table:table-cell office:value-type="float" office:value="90.98" calcext:value-type="float">
            <text:p>90,98</text:p>
          </table:table-cell>
        </table:table-row>
        <table:table-row table:style-name="ro1">
          <table:table-cell office:value-type="float" office:value="90.65" calcext:value-type="float">
            <text:p>90,65</text:p>
          </table:table-cell>
        </table:table-row>
        <table:table-row table:style-name="ro1">
          <table:table-cell office:value-type="float" office:value="90.68" calcext:value-type="float">
            <text:p>90,68</text:p>
          </table:table-cell>
        </table:table-row>
        <table:table-row table:style-name="ro1">
          <table:table-cell office:value-type="float" office:value="90.28" calcext:value-type="float">
            <text:p>90,28</text:p>
          </table:table-cell>
        </table:table-row>
        <table:table-row table:style-name="ro1">
          <table:table-cell office:value-type="float" office:value="87.2" calcext:value-type="float">
            <text:p>87,2</text:p>
          </table:table-cell>
        </table:table-row>
        <table:table-row table:style-name="ro1">
          <table:table-cell office:value-type="float" office:value="87.02" calcext:value-type="float">
            <text:p>87,02</text:p>
          </table:table-cell>
        </table:table-row>
        <table:table-row table:style-name="ro1">
          <table:table-cell office:value-type="float" office:value="86.34" calcext:value-type="float">
            <text:p>86,34</text:p>
          </table:table-cell>
        </table:table-row>
        <table:table-row table:style-name="ro1">
          <table:table-cell office:value-type="float" office:value="77.33" calcext:value-type="float">
            <text:p>77,33</text:p>
          </table:table-cell>
        </table:table-row>
        <table:table-row table:style-name="ro1">
          <table:table-cell office:value-type="float" office:value="78.88" calcext:value-type="float">
            <text:p>78,88</text:p>
          </table:table-cell>
        </table:table-row>
        <table:table-row table:style-name="ro1">
          <table:table-cell office:value-type="float" office:value="82.23" calcext:value-type="float">
            <text:p>82,23</text:p>
          </table:table-cell>
        </table:table-row>
        <table:table-row table:style-name="ro1">
          <table:table-cell office:value-type="float" office:value="80.84" calcext:value-type="float">
            <text:p>80,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.55" calcext:value-type="float">
            <text:p>81,55</text:p>
          </table:table-cell>
        </table:table-row>
        <table:table-row table:style-name="ro1">
          <table:table-cell office:value-type="float" office:value="81.43" calcext:value-type="float">
            <text:p>81,43</text:p>
          </table:table-cell>
        </table:table-row>
        <table:table-row table:style-name="ro1">
          <table:table-cell office:value-type="float" office:value="81.09" calcext:value-type="float">
            <text:p>81,09</text:p>
          </table:table-cell>
        </table:table-row>
        <table:table-row table:style-name="ro1">
          <table:table-cell office:value-type="float" office:value="83.41" calcext:value-type="float">
            <text:p>83,41</text:p>
          </table:table-cell>
        </table:table-row>
        <table:table-row table:style-name="ro1">
          <table:table-cell office:value-type="float" office:value="81.99" calcext:value-type="float">
            <text:p>81,99</text:p>
          </table:table-cell>
        </table:table-row>
        <table:table-row table:style-name="ro1">
          <table:table-cell office:value-type="float" office:value="81.77" calcext:value-type="float">
            <text:p>81,77</text:p>
          </table:table-cell>
        </table:table-row>
        <table:table-row table:style-name="ro1">
          <table:table-cell office:value-type="float" office:value="77.7" calcext:value-type="float">
            <text:p>77,7</text:p>
          </table:table-cell>
        </table:table-row>
        <table:table-row table:style-name="ro1">
          <table:table-cell office:value-type="float" office:value="79.34" calcext:value-type="float">
            <text:p>79,34</text:p>
          </table:table-cell>
        </table:table-row>
        <table:table-row table:style-name="ro1">
          <table:table-cell office:value-type="float" office:value="78.4" calcext:value-type="float">
            <text:p>78,4</text:p>
          </table:table-cell>
        </table:table-row>
        <table:table-row table:style-name="ro1">
          <table:table-cell office:value-type="float" office:value="80.94" calcext:value-type="float">
            <text:p>80,94</text:p>
          </table:table-cell>
        </table:table-row>
        <table:table-row table:style-name="ro1">
          <table:table-cell office:value-type="float" office:value="80.83" calcext:value-type="float">
            <text:p>80,83</text:p>
          </table:table-cell>
        </table:table-row>
        <table:table-row table:style-name="ro1">
          <table:table-cell office:value-type="float" office:value="81.82" calcext:value-type="float">
            <text:p>81,82</text:p>
          </table:table-cell>
        </table:table-row>
        <table:table-row table:style-name="ro1">
          <table:table-cell office:value-type="float" office:value="82.4" calcext:value-type="float">
            <text:p>82,4</text:p>
          </table:table-cell>
        </table:table-row>
        <table:table-row table:style-name="ro1">
          <table:table-cell office:value-type="float" office:value="82.67" calcext:value-type="float">
            <text:p>82,67</text:p>
          </table:table-cell>
        </table:table-row>
        <table:table-row table:style-name="ro1">
          <table:table-cell office:value-type="float" office:value="83.62" calcext:value-type="float">
            <text:p>83,62</text:p>
          </table:table-cell>
        </table:table-row>
        <table:table-row table:style-name="ro1">
          <table:table-cell office:value-type="float" office:value="86.28" calcext:value-type="float">
            <text:p>86,28</text:p>
          </table:table-cell>
        </table:table-row>
        <table:table-row table:style-name="ro1">
          <table:table-cell office:value-type="float" office:value="85.65" calcext:value-type="float">
            <text:p>85,65</text:p>
          </table:table-cell>
        </table:table-row>
        <table:table-row table:style-name="ro1">
          <table:table-cell office:value-type="float" office:value="86.84" calcext:value-type="float">
            <text:p>86,84</text:p>
          </table:table-cell>
        </table:table-row>
        <table:table-row table:style-name="ro1">
          <table:table-cell office:value-type="float" office:value="84.88" calcext:value-type="float">
            <text:p>84,88</text:p>
          </table:table-cell>
        </table:table-row>
        <table:table-row table:style-name="ro1">
          <table:table-cell office:value-type="float" office:value="83.74" calcext:value-type="float">
            <text:p>83,74</text:p>
          </table:table-cell>
        </table:table-row>
        <table:table-row table:style-name="ro1">
          <table:table-cell office:value-type="float" office:value="83.83" calcext:value-type="float">
            <text:p>83,83</text:p>
          </table:table-cell>
        </table:table-row>
        <table:table-row table:style-name="ro1">
          <table:table-cell office:value-type="float" office:value="82.81" calcext:value-type="float">
            <text:p>82,81</text:p>
          </table:table-cell>
        </table:table-row>
        <table:table-row table:style-name="ro1">
          <table:table-cell office:value-type="float" office:value="84.11" calcext:value-type="float">
            <text:p>84,11</text:p>
          </table:table-cell>
        </table:table-row>
        <table:table-row table:style-name="ro1">
          <table:table-cell office:value-type="float" office:value="84.38" calcext:value-type="float">
            <text:p>84,38</text:p>
          </table:table-cell>
        </table:table-row>
        <table:table-row table:style-name="ro1">
          <table:table-cell office:value-type="float" office:value="84.74" calcext:value-type="float">
            <text:p>84,74</text:p>
          </table:table-cell>
        </table:table-row>
        <table:table-row table:style-name="ro1">
          <table:table-cell office:value-type="float" office:value="86.02" calcext:value-type="float">
            <text:p>86,02</text:p>
          </table:table-cell>
        </table:table-row>
        <table:table-row table:style-name="ro1">
          <table:table-cell office:value-type="float" office:value="88.2" calcext:value-type="float">
            <text:p>88,2</text:p>
          </table:table-cell>
        </table:table-row>
        <table:table-row table:style-name="ro1">
          <table:table-cell office:value-type="float" office:value="90.01" calcext:value-type="float">
            <text:p>90,01</text:p>
          </table:table-cell>
        </table:table-row>
        <table:table-row table:style-name="ro1">
          <table:table-cell office:value-type="float" office:value="90.4" calcext:value-type="float">
            <text:p>90,4</text:p>
          </table:table-cell>
        </table:table-row>
        <table:table-row table:style-name="ro1">
          <table:table-cell office:value-type="float" office:value="91.07" calcext:value-type="float">
            <text:p>91,07</text:p>
          </table:table-cell>
        </table:table-row>
        <table:table-row table:style-name="ro1">
          <table:table-cell office:value-type="float" office:value="89.69" calcext:value-type="float">
            <text:p>89,69</text:p>
          </table:table-cell>
        </table:table-row>
        <table:table-row table:style-name="ro1">
          <table:table-cell office:value-type="float" office:value="89.83" calcext:value-type="float">
            <text:p>89,83</text:p>
          </table:table-cell>
        </table:table-row>
        <table:table-row table:style-name="ro1">
          <table:table-cell office:value-type="float" office:value="90.53" calcext:value-type="float">
            <text:p>90,53</text:p>
          </table:table-cell>
        </table:table-row>
        <table:table-row table:style-name="ro1">
          <table:table-cell office:value-type="float" office:value="89.87" calcext:value-type="float">
            <text:p>89,87</text:p>
          </table:table-cell>
        </table:table-row>
        <table:table-row table:style-name="ro1">
          <table:table-cell office:value-type="float" office:value="90.14" calcext:value-type="float">
            <text:p>90,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.06" calcext:value-type="float">
            <text:p>91,06</text:p>
          </table:table-cell>
        </table:table-row>
        <table:table-row table:style-name="ro1">
          <table:table-cell office:value-type="float" office:value="91.74" calcext:value-type="float">
            <text:p>91,74</text:p>
          </table:table-cell>
        </table:table-row>
        <table:table-row table:style-name="ro1">
          <table:table-cell office:value-type="float" office:value="92.43" calcext:value-type="float">
            <text:p>92,43</text:p>
          </table:table-cell>
        </table:table-row>
        <table:table-row table:style-name="ro1">
          <table:table-cell office:value-type="float" office:value="91.53" calcext:value-type="float">
            <text:p>91,53</text:p>
          </table:table-cell>
        </table:table-row>
        <table:table-row table:style-name="ro1">
          <table:table-cell office:value-type="float" office:value="88.85" calcext:value-type="float">
            <text:p>88,85</text:p>
          </table:table-cell>
        </table:table-row>
        <table:table-row table:style-name="ro1">
          <table:table-cell office:value-type="float" office:value="85.82" calcext:value-type="float">
            <text:p>85,82</text:p>
          </table:table-cell>
        </table:table-row>
        <table:table-row table:style-name="ro1">
          <table:table-cell office:value-type="float" office:value="83.65" calcext:value-type="float">
            <text:p>83,65</text:p>
          </table:table-cell>
        </table:table-row>
        <table:table-row table:style-name="ro1">
          <table:table-cell office:value-type="float" office:value="87.71" calcext:value-type="float">
            <text:p>87,71</text:p>
          </table:table-cell>
        </table:table-row>
        <table:table-row table:style-name="ro1">
          <table:table-cell office:value-type="float" office:value="88.94" calcext:value-type="float">
            <text:p>88,94</text:p>
          </table:table-cell>
        </table:table-row>
        <table:table-row table:style-name="ro1">
          <table:table-cell office:value-type="float" office:value="91.28" calcext:value-type="float">
            <text:p>91,28</text:p>
          </table:table-cell>
        </table:table-row>
        <table:table-row table:style-name="ro1">
          <table:table-cell office:value-type="float" office:value="90.78" calcext:value-type="float">
            <text:p>90,78</text:p>
          </table:table-cell>
        </table:table-row>
        <table:table-row table:style-name="ro1">
          <table:table-cell office:value-type="float" office:value="89.72" calcext:value-type="float">
            <text:p>89,72</text:p>
          </table:table-cell>
        </table:table-row>
        <table:table-row table:style-name="ro1">
          <table:table-cell office:value-type="float" office:value="89.42" calcext:value-type="float">
            <text:p>89,42</text:p>
          </table:table-cell>
        </table:table-row>
        <table:table-row table:style-name="ro1">
          <table:table-cell office:value-type="float" office:value="88.96" calcext:value-type="float">
            <text:p>88,96</text:p>
          </table:table-cell>
        </table:table-row>
        <table:table-row table:style-name="ro1">
          <table:table-cell office:value-type="float" office:value="92.51" calcext:value-type="float">
            <text:p>92,51</text:p>
          </table:table-cell>
        </table:table-row>
        <table:table-row table:style-name="ro1">
          <table:table-cell office:value-type="float" office:value="92.79" calcext:value-type="float">
            <text:p>92,79</text:p>
          </table:table-cell>
        </table:table-row>
        <table:table-row table:style-name="ro1">
          <table:table-cell office:value-type="float" office:value="93.56" calcext:value-type="float">
            <text:p>93,56</text:p>
          </table:table-cell>
        </table:table-row>
        <table:table-row table:style-name="ro1">
          <table:table-cell office:value-type="float" office:value="94.65" calcext:value-type="float">
            <text:p>94,65</text:p>
          </table:table-cell>
        </table:table-row>
        <table:table-row table:style-name="ro1">
          <table:table-cell office:value-type="float" office:value="93.12" calcext:value-type="float">
            <text:p>93,12</text:p>
          </table:table-cell>
        </table:table-row>
        <table:table-row table:style-name="ro1">
          <table:table-cell office:value-type="float" office:value="93.2" calcext:value-type="float">
            <text:p>93,2</text:p>
          </table:table-cell>
        </table:table-row>
        <table:table-row table:style-name="ro1">
          <table:table-cell office:value-type="float" office:value="93.74" calcext:value-type="float">
            <text:p>93,74</text:p>
          </table:table-cell>
        </table:table-row>
        <table:table-row table:style-name="ro1">
          <table:table-cell office:value-type="float" office:value="93.04" calcext:value-type="float">
            <text:p>93,04</text:p>
          </table:table-cell>
        </table:table-row>
        <table:table-row table:style-name="ro1">
          <table:table-cell office:value-type="float" office:value="93.36" calcext:value-type="float">
            <text:p>93,36</text:p>
          </table:table-cell>
        </table:table-row>
        <table:table-row table:style-name="ro1">
          <table:table-cell office:value-type="float" office:value="93.08" calcext:value-type="float">
            <text:p>93,08</text:p>
          </table:table-cell>
        </table:table-row>
        <table:table-row table:style-name="ro1">
          <table:table-cell office:value-type="float" office:value="92.27" calcext:value-type="float">
            <text:p>92,27</text:p>
          </table:table-cell>
        </table:table-row>
        <table:table-row table:style-name="ro1">
          <table:table-cell office:value-type="float" office:value="92.17" calcext:value-type="float">
            <text:p>92,17</text:p>
          </table:table-cell>
        </table:table-row>
        <table:table-row table:style-name="ro1">
          <table:table-cell office:value-type="float" office:value="92.77" calcext:value-type="float">
            <text:p>92,77</text:p>
          </table:table-cell>
        </table:table-row>
        <table:table-row table:style-name="ro1">
          <table:table-cell office:value-type="float" office:value="93.88" calcext:value-type="float">
            <text:p>93,88</text:p>
          </table:table-cell>
        </table:table-row>
        <table:table-row table:style-name="ro1">
          <table:table-cell office:value-type="float" office:value="92.61" calcext:value-type="float">
            <text:p>92,61</text:p>
          </table:table-cell>
        </table:table-row>
        <table:table-row table:style-name="ro1">
          <table:table-cell office:value-type="float" office:value="93.18" calcext:value-type="float">
            <text:p>93,18</text:p>
          </table:table-cell>
        </table:table-row>
        <table:table-row table:style-name="ro1">
          <table:table-cell office:value-type="float" office:value="92.66" calcext:value-type="float">
            <text:p>92,66</text:p>
          </table:table-cell>
        </table:table-row>
        <table:table-row table:style-name="ro1">
          <table:table-cell office:value-type="float" office:value="95.16" calcext:value-type="float">
            <text:p>95,16</text:p>
          </table:table-cell>
        </table:table-row>
        <table:table-row table:style-name="ro1">
          <table:table-cell office:value-type="float" office:value="94.67" calcext:value-type="float">
            <text:p>94,67</text:p>
          </table:table-cell>
        </table:table-row>
        <table:table-row table:style-name="ro1">
          <table:table-cell office:value-type="float" office:value="93.4" calcext:value-type="float">
            <text:p>93,4</text:p>
          </table:table-cell>
        </table:table-row>
        <table:table-row table:style-name="ro1">
          <table:table-cell office:value-type="float" office:value="93.42" calcext:value-type="float">
            <text:p>93,42</text:p>
          </table:table-cell>
        </table:table-row>
        <table:table-row table:style-name="ro1">
          <table:table-cell office:value-type="float" office:value="94.29" calcext:value-type="float">
            <text:p>94,29</text:p>
          </table:table-cell>
        </table:table-row>
        <table:table-row table:style-name="ro1">
          <table:table-cell office:value-type="float" office:value="92.97" calcext:value-type="float">
            <text:p>92,97</text:p>
          </table:table-cell>
        </table:table-row>
        <table:table-row table:style-name="ro1">
          <table:table-cell office:value-type="float" office:value="93.51" calcext:value-type="float">
            <text:p>93,51</text:p>
          </table:table-cell>
        </table:table-row>
        <table:table-row table:style-name="ro1">
          <table:table-cell office:value-type="float" office:value="94.28" calcext:value-type="float">
            <text:p>94,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.67" calcext:value-type="float">
            <text:p>93,67</text:p>
          </table:table-cell>
        </table:table-row>
        <table:table-row table:style-name="ro1">
          <table:table-cell office:value-type="float" office:value="94.31" calcext:value-type="float">
            <text:p>94,31</text:p>
          </table:table-cell>
        </table:table-row>
        <table:table-row table:style-name="ro1">
          <table:table-cell office:value-type="float" office:value="93.42" calcext:value-type="float">
            <text:p>93,42</text:p>
          </table:table-cell>
        </table:table-row>
        <table:table-row table:style-name="ro1">
          <table:table-cell office:value-type="float" office:value="95.28" calcext:value-type="float">
            <text:p>95,28</text:p>
          </table:table-cell>
        </table:table-row>
        <table:table-row table:style-name="ro1">
          <table:table-cell office:value-type="float" office:value="95.33" calcext:value-type="float">
            <text:p>95,33</text:p>
          </table:table-cell>
        </table:table-row>
        <table:table-row table:style-name="ro1">
          <table:table-cell office:value-type="float" office:value="94.98" calcext:value-type="float">
            <text:p>94,98</text:p>
          </table:table-cell>
        </table:table-row>
        <table:table-row table:style-name="ro1">
          <table:table-cell office:value-type="float" office:value="94.49" calcext:value-type="float">
            <text:p>94,49</text:p>
          </table:table-cell>
        </table:table-row>
        <table:table-row table:style-name="ro1">
          <table:table-cell office:value-type="float" office:value="93.12" calcext:value-type="float">
            <text:p>93,12</text:p>
          </table:table-cell>
        </table:table-row>
        <table:table-row table:style-name="ro1">
          <table:table-cell office:value-type="float" office:value="94.25" calcext:value-type="float">
            <text:p>94,25</text:p>
          </table:table-cell>
        </table:table-row>
        <table:table-row table:style-name="ro1">
          <table:table-cell office:value-type="float" office:value="93.57" calcext:value-type="float">
            <text:p>93,57</text:p>
          </table:table-cell>
        </table:table-row>
        <table:table-row table:style-name="ro1">
          <table:table-cell office:value-type="float" office:value="94.21" calcext:value-type="float">
            <text:p>94,21</text:p>
          </table:table-cell>
        </table:table-row>
        <table:table-row table:style-name="ro1">
          <table:table-cell office:value-type="float" office:value="92.75" calcext:value-type="float">
            <text:p>92,75</text:p>
          </table:table-cell>
        </table:table-row>
        <table:table-row table:style-name="ro1">
          <table:table-cell office:value-type="float" office:value="91.31" calcext:value-type="float">
            <text:p>91,31</text:p>
          </table:table-cell>
        </table:table-row>
        <table:table-row table:style-name="ro1">
          <table:table-cell office:value-type="float" office:value="90.65" calcext:value-type="float">
            <text:p>90,65</text:p>
          </table:table-cell>
        </table:table-row>
        <table:table-row table:style-name="ro1">
          <table:table-cell office:value-type="float" office:value="91.46" calcext:value-type="float">
            <text:p>91,46</text:p>
          </table:table-cell>
        </table:table-row>
        <table:table-row table:style-name="ro1">
          <table:table-cell office:value-type="float" office:value="91.99" calcext:value-type="float">
            <text:p>91,99</text:p>
          </table:table-cell>
        </table:table-row>
        <table:table-row table:style-name="ro1">
          <table:table-cell office:value-type="float" office:value="91.47" calcext:value-type="float">
            <text:p>91,47</text:p>
          </table:table-cell>
        </table:table-row>
        <table:table-row table:style-name="ro1">
          <table:table-cell office:value-type="float" office:value="92.36" calcext:value-type="float">
            <text:p>92,36</text:p>
          </table:table-cell>
        </table:table-row>
        <table:table-row table:style-name="ro1">
          <table:table-cell office:value-type="float" office:value="91.77" calcext:value-type="float">
            <text:p>91,77</text:p>
          </table:table-cell>
        </table:table-row>
        <table:table-row table:style-name="ro1">
          <table:table-cell office:value-type="float" office:value="92.43" calcext:value-type="float">
            <text:p>92,43</text:p>
          </table:table-cell>
        </table:table-row>
        <table:table-row table:style-name="ro1">
          <table:table-cell office:value-type="float" office:value="92.92" calcext:value-type="float">
            <text:p>92,92</text:p>
          </table:table-cell>
        </table:table-row>
        <table:table-row table:style-name="ro1">
          <table:table-cell office:value-type="float" office:value="92.19" calcext:value-type="float">
            <text:p>92,19</text:p>
          </table:table-cell>
        </table:table-row>
        <table:table-row table:style-name="ro1">
          <table:table-cell office:value-type="float" office:value="91.96" calcext:value-type="float">
            <text:p>91,96</text:p>
          </table:table-cell>
        </table:table-row>
        <table:table-row table:style-name="ro1">
          <table:table-cell office:value-type="float" office:value="92.22" calcext:value-type="float">
            <text:p>92,22</text:p>
          </table:table-cell>
        </table:table-row>
        <table:table-row table:style-name="ro1">
          <table:table-cell office:value-type="float" office:value="91.51" calcext:value-type="float">
            <text:p>91,51</text:p>
          </table:table-cell>
        </table:table-row>
        <table:table-row table:style-name="ro1">
          <table:table-cell office:value-type="float" office:value="91.87" calcext:value-type="float">
            <text:p>91,87</text:p>
          </table:table-cell>
        </table:table-row>
        <table:table-row table:style-name="ro1">
          <table:table-cell office:value-type="float" office:value="92.15" calcext:value-type="float">
            <text:p>92,15</text:p>
          </table:table-cell>
        </table:table-row>
        <table:table-row table:style-name="ro1">
          <table:table-cell office:value-type="float" office:value="93.66" calcext:value-type="float">
            <text:p>93,66</text:p>
          </table:table-cell>
        </table:table-row>
        <table:table-row table:style-name="ro1">
          <table:table-cell office:value-type="float" office:value="93.4" calcext:value-type="float">
            <text:p>93,4</text:p>
          </table:table-cell>
        </table:table-row>
        <table:table-row table:style-name="ro1">
          <table:table-cell office:value-type="float" office:value="92.75" calcext:value-type="float">
            <text:p>92,75</text:p>
          </table:table-cell>
        </table:table-row>
        <table:table-row table:style-name="ro1">
          <table:table-cell office:value-type="float" office:value="93.91" calcext:value-type="float">
            <text:p>93,91</text:p>
          </table:table-cell>
        </table:table-row>
        <table:table-row table:style-name="ro1">
          <table:table-cell office:value-type="float" office:value="93.76" calcext:value-type="float">
            <text:p>93,76</text:p>
          </table:table-cell>
        </table:table-row>
        <table:table-row table:style-name="ro1">
          <table:table-cell office:value-type="float" office:value="93.2" calcext:value-type="float">
            <text:p>93,2</text:p>
          </table:table-cell>
        </table:table-row>
        <table:table-row table:style-name="ro1">
          <table:table-cell office:value-type="float" office:value="91.79" calcext:value-type="float">
            <text:p>91,79</text:p>
          </table:table-cell>
        </table:table-row>
        <table:table-row table:style-name="ro1">
          <table:table-cell office:value-type="float" office:value="91.65" calcext:value-type="float">
            <text:p>91,65</text:p>
          </table:table-cell>
        </table:table-row>
        <table:table-row table:style-name="ro1">
          <table:table-cell office:value-type="float" office:value="91.3" calcext:value-type="float">
            <text:p>91,3</text:p>
          </table:table-cell>
        </table:table-row>
        <table:table-row table:style-name="ro1">
          <table:table-cell office:value-type="float" office:value="91.27" calcext:value-type="float">
            <text:p>91,27</text:p>
          </table:table-cell>
        </table:table-row>
        <table:table-row table:style-name="ro1">
          <table:table-cell office:value-type="float" office:value="91.6" calcext:value-type="float">
            <text:p>91,6</text:p>
          </table:table-cell>
        </table:table-row>
        <table:table-row table:style-name="ro1">
          <table:table-cell office:value-type="float" office:value="91.99" calcext:value-type="float">
            <text:p>91,99</text:p>
          </table:table-cell>
        </table:table-row>
        <table:table-row table:style-name="ro1">
          <table:table-cell office:value-type="float" office:value="91.82" calcext:value-type="float">
            <text:p>91,82</text:p>
          </table:table-cell>
        </table:table-row>
        <table:table-row table:style-name="ro1">
          <table:table-cell office:value-type="float" office:value="91.75" calcext:value-type="float">
            <text:p>91,75</text:p>
          </table:table-cell>
        </table:table-row>
        <table:table-row table:style-name="ro1">
          <table:table-cell office:value-type="float" office:value="89.25" calcext:value-type="float">
            <text:p>89,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.9" calcext:value-type="float">
            <text:p>85,9</text:p>
          </table:table-cell>
        </table:table-row>
        <table:table-row table:style-name="ro1">
          <table:table-cell office:value-type="float" office:value="85.83" calcext:value-type="float">
            <text:p>85,83</text:p>
          </table:table-cell>
        </table:table-row>
        <table:table-row table:style-name="ro1">
          <table:table-cell office:value-type="float" office:value="84.7" calcext:value-type="float">
            <text:p>84,7</text:p>
          </table:table-cell>
        </table:table-row>
        <table:table-row table:style-name="ro1">
          <table:table-cell office:value-type="float" office:value="84.23" calcext:value-type="float">
            <text:p>84,23</text:p>
          </table:table-cell>
        </table:table-row>
        <table:table-row table:style-name="ro1">
          <table:table-cell office:value-type="float" office:value="85.82" calcext:value-type="float">
            <text:p>85,82</text:p>
          </table:table-cell>
        </table:table-row>
        <table:table-row table:style-name="ro1">
          <table:table-cell office:value-type="float" office:value="86.7" calcext:value-type="float">
            <text:p>86,7</text:p>
          </table:table-cell>
        </table:table-row>
        <table:table-row table:style-name="ro1">
          <table:table-cell office:value-type="float" office:value="87.15" calcext:value-type="float">
            <text:p>87,15</text:p>
          </table:table-cell>
        </table:table-row>
        <table:table-row table:style-name="ro1">
          <table:table-cell office:value-type="float" office:value="86.35" calcext:value-type="float">
            <text:p>86,35</text:p>
          </table:table-cell>
        </table:table-row>
        <table:table-row table:style-name="ro1">
          <table:table-cell office:value-type="float" office:value="87.83" calcext:value-type="float">
            <text:p>87,83</text:p>
          </table:table-cell>
        </table:table-row>
        <table:table-row table:style-name="ro1">
          <table:table-cell office:value-type="float" office:value="88.48" calcext:value-type="float">
            <text:p>88,48</text:p>
          </table:table-cell>
        </table:table-row>
        <table:table-row table:style-name="ro1">
          <table:table-cell office:value-type="float" office:value="89.42" calcext:value-type="float">
            <text:p>89,42</text:p>
          </table:table-cell>
        </table:table-row>
        <table:table-row table:style-name="ro1">
          <table:table-cell office:value-type="float" office:value="89.64" calcext:value-type="float">
            <text:p>89,64</text:p>
          </table:table-cell>
        </table:table-row>
        <table:table-row table:style-name="ro1">
          <table:table-cell office:value-type="float" office:value="88.18" calcext:value-type="float">
            <text:p>88,18</text:p>
          </table:table-cell>
        </table:table-row>
        <table:table-row table:style-name="ro1">
          <table:table-cell office:value-type="float" office:value="88.72" calcext:value-type="float">
            <text:p>88,72</text:p>
          </table:table-cell>
        </table:table-row>
        <table:table-row table:style-name="ro1">
          <table:table-cell office:value-type="float" office:value="87.4" calcext:value-type="float">
            <text:p>87,4</text:p>
          </table:table-cell>
        </table:table-row>
        <table:table-row table:style-name="ro1">
          <table:table-cell office:value-type="float" office:value="91.24" calcext:value-type="float">
            <text:p>91,24</text:p>
          </table:table-cell>
        </table:table-row>
        <table:table-row table:style-name="ro1">
          <table:table-cell office:value-type="float" office:value="92.05" calcext:value-type="float">
            <text:p>92,05</text:p>
          </table:table-cell>
        </table:table-row>
        <table:table-row table:style-name="ro1">
          <table:table-cell office:value-type="float" office:value="92.58" calcext:value-type="float">
            <text:p>92,58</text:p>
          </table:table-cell>
        </table:table-row>
        <table:table-row table:style-name="ro1">
          <table:table-cell office:value-type="float" office:value="93.85" calcext:value-type="float">
            <text:p>93,85</text:p>
          </table:table-cell>
        </table:table-row>
        <table:table-row table:style-name="ro1">
          <table:table-cell office:value-type="float" office:value="93.51" calcext:value-type="float">
            <text:p>93,51</text:p>
          </table:table-cell>
        </table:table-row>
        <table:table-row table:style-name="ro1">
          <table:table-cell office:value-type="float" office:value="93.05" calcext:value-type="float">
            <text:p>93,05</text:p>
          </table:table-cell>
        </table:table-row>
        <table:table-row table:style-name="ro1">
          <table:table-cell office:value-type="float" office:value="93.78" calcext:value-type="float">
            <text:p>93,78</text:p>
          </table:table-cell>
        </table:table-row>
        <table:table-row table:style-name="ro1">
          <table:table-cell office:value-type="float" office:value="93.68" calcext:value-type="float">
            <text:p>93,68</text:p>
          </table:table-cell>
        </table:table-row>
        <table:table-row table:style-name="ro1">
          <table:table-cell office:value-type="float" office:value="93.44" calcext:value-type="float">
            <text:p>93,44</text:p>
          </table:table-cell>
        </table:table-row>
        <table:table-row table:style-name="ro1">
          <table:table-cell office:value-type="float" office:value="93.33" calcext:value-type="float">
            <text:p>93,33</text:p>
          </table:table-cell>
        </table:table-row>
        <table:table-row table:style-name="ro1">
          <table:table-cell office:value-type="float" office:value="93.29" calcext:value-type="float">
            <text:p>93,29</text:p>
          </table:table-cell>
        </table:table-row>
        <table:table-row table:style-name="ro1">
          <table:table-cell office:value-type="float" office:value="94.08" calcext:value-type="float">
            <text:p>94,08</text:p>
          </table:table-cell>
        </table:table-row>
        <table:table-row table:style-name="ro1">
          <table:table-cell office:value-type="float" office:value="95.42" calcext:value-type="float">
            <text:p>95,42</text:p>
          </table:table-cell>
        </table:table-row>
        <table:table-row table:style-name="ro1">
          <table:table-cell office:value-type="float" office:value="93.88" calcext:value-type="float">
            <text:p>93,88</text:p>
          </table:table-cell>
        </table:table-row>
        <table:table-row table:style-name="ro1"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float" office:value="92.97" calcext:value-type="float">
            <text:p>92,97</text:p>
          </table:table-cell>
        </table:table-row>
        <table:table-row table:style-name="ro1">
          <table:table-cell office:value-type="float" office:value="92.66" calcext:value-type="float">
            <text:p>92,66</text:p>
          </table:table-cell>
        </table:table-row>
        <table:table-row table:style-name="ro1">
          <table:table-cell office:value-type="float" office:value="92.07" calcext:value-type="float">
            <text:p>92,07</text:p>
          </table:table-cell>
        </table:table-row>
        <table:table-row table:style-name="ro1">
          <table:table-cell office:value-type="float" office:value="92.72" calcext:value-type="float">
            <text:p>92,72</text:p>
          </table:table-cell>
        </table:table-row>
        <table:table-row table:style-name="ro1">
          <table:table-cell office:value-type="float" office:value="92.52" calcext:value-type="float">
            <text:p>92,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.38" calcext:value-type="float">
            <text:p>98,38</text:p>
          </table:table-cell>
        </table:table-row>
        <table:table-row table:style-name="ro1">
          <table:table-cell office:value-type="float" office:value="98.21" calcext:value-type="float">
            <text:p>98,21</text:p>
          </table:table-cell>
        </table:table-row>
        <table:table-row table:style-name="ro1">
          <table:table-cell office:value-type="float" office:value="98.73" calcext:value-type="float">
            <text:p>98,73</text:p>
          </table:table-cell>
        </table:table-row>
        <table:table-row table:style-name="ro1">
          <table:table-cell office:value-type="float" office:value="100.06" calcext:value-type="float">
            <text:p>100,06</text:p>
          </table:table-cell>
        </table:table-row>
        <table:table-row table:style-name="ro1">
          <table:table-cell office:value-type="float" office:value="100.67" calcext:value-type="float">
            <text:p>100,67</text:p>
          </table:table-cell>
        </table:table-row>
        <table:table-row table:style-name="ro1">
          <table:table-cell office:value-type="float" office:value="99.75" calcext:value-type="float">
            <text:p>99,75</text:p>
          </table:table-cell>
        </table:table-row>
        <table:table-row table:style-name="ro1">
          <table:table-cell office:value-type="float" office:value="99.83" calcext:value-type="float">
            <text:p>99,83</text:p>
          </table:table-cell>
        </table:table-row>
        <table:table-row table:style-name="ro1">
          <table:table-cell office:value-type="float" office:value="101.65" calcext:value-type="float">
            <text:p>101,65</text:p>
          </table:table-cell>
        </table:table-row>
        <table:table-row table:style-name="ro1">
          <table:table-cell office:value-type="float" office:value="103.35" calcext:value-type="float">
            <text:p>103,35</text:p>
          </table:table-cell>
        </table:table-row>
        <table:table-row table:style-name="ro1">
          <table:table-cell office:value-type="float" office:value="103.44" calcext:value-type="float">
            <text:p>103,44</text:p>
          </table:table-cell>
        </table:table-row>
        <table:table-row table:style-name="ro1">
          <table:table-cell office:value-type="float" office:value="102.64" calcext:value-type="float">
            <text:p>102,64</text:p>
          </table:table-cell>
        </table:table-row>
        <table:table-row table:style-name="ro1">
          <table:table-cell office:value-type="float" office:value="102.7" calcext:value-type="float">
            <text:p>102,7</text:p>
          </table:table-cell>
        </table:table-row>
        <table:table-row table:style-name="ro1">
          <table:table-cell office:value-type="float" office:value="102.13" calcext:value-type="float">
            <text:p>102,13</text:p>
          </table:table-cell>
        </table:table-row>
        <table:table-row table:style-name="ro1">
          <table:table-cell office:value-type="float" office:value="104.34" calcext:value-type="float">
            <text:p>104,34</text:p>
          </table:table-cell>
        </table:table-row>
        <table:table-row table:style-name="ro1">
          <table:table-cell office:value-type="float" office:value="106.85" calcext:value-type="float">
            <text:p>106,85</text:p>
          </table:table-cell>
        </table:table-row>
        <table:table-row table:style-name="ro1">
          <table:table-cell office:value-type="float" office:value="107.69" calcext:value-type="float">
            <text:p>107,69</text:p>
          </table:table-cell>
        </table:table-row>
        <table:table-row table:style-name="ro1">
          <table:table-cell office:value-type="float" office:value="107.35" calcext:value-type="float">
            <text:p>107,35</text:p>
          </table:table-cell>
        </table:table-row>
        <table:table-row table:style-name="ro1">
          <table:table-cell office:value-type="float" office:value="109.91" calcext:value-type="float">
            <text:p>109,91</text:p>
          </table:table-cell>
        </table:table-row>
        <table:table-row table:style-name="ro1">
          <table:table-cell office:value-type="float" office:value="108.53" calcext:value-type="float">
            <text:p>108,53</text:p>
          </table:table-cell>
        </table:table-row>
        <table:table-row table:style-name="ro1">
          <table:table-cell office:value-type="float" office:value="107.13" calcext:value-type="float">
            <text:p>107,13</text:p>
          </table:table-cell>
        </table:table-row>
        <table:table-row table:style-name="ro1">
          <table:table-cell office:value-type="float" office:value="108.11" calcext:value-type="float">
            <text:p>108,11</text:p>
          </table:table-cell>
        </table:table-row>
        <table:table-row table:style-name="ro1">
          <table:table-cell office:value-type="float" office:value="106.84" calcext:value-type="float">
            <text:p>106,84</text:p>
          </table:table-cell>
        </table:table-row>
        <table:table-row table:style-name="ro1">
          <table:table-cell office:value-type="float" office:value="105.56" calcext:value-type="float">
            <text:p>105,56</text:p>
          </table:table-cell>
        </table:table-row>
        <table:table-row table:style-name="ro1">
          <table:table-cell office:value-type="float" office:value="107.82" calcext:value-type="float">
            <text:p>107,82</text:p>
          </table:table-cell>
        </table:table-row>
        <table:table-row table:style-name="ro1">
          <table:table-cell office:value-type="float" office:value="106.92" calcext:value-type="float">
            <text:p>106,92</text:p>
          </table:table-cell>
        </table:table-row>
        <table:table-row table:style-name="ro1">
          <table:table-cell office:value-type="float" office:value="109.24" calcext:value-type="float">
            <text:p>109,24</text:p>
          </table:table-cell>
        </table:table-row>
        <table:table-row table:style-name="ro1">
          <table:table-cell office:value-type="float" office:value="108.78" calcext:value-type="float">
            <text:p>108,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.38" calcext:value-type="float">
            <text:p>105,38</text:p>
          </table:table-cell>
        </table:table-row>
        <table:table-row table:style-name="ro1">
          <table:table-cell office:value-type="float" office:value="106.66" calcext:value-type="float">
            <text:p>106,66</text:p>
          </table:table-cell>
        </table:table-row>
        <table:table-row table:style-name="ro1">
          <table:table-cell office:value-type="float" office:value="108.51" calcext:value-type="float">
            <text:p>108,51</text:p>
          </table:table-cell>
        </table:table-row>
        <table:table-row table:style-name="ro1">
          <table:table-cell office:value-type="float" office:value="106.29" calcext:value-type="float">
            <text:p>106,29</text:p>
          </table:table-cell>
        </table:table-row>
        <table:table-row table:style-name="ro1">
          <table:table-cell office:value-type="float" office:value="107.09" calcext:value-type="float">
            <text:p>107,09</text:p>
          </table:table-cell>
        </table:table-row>
        <table:table-row table:style-name="ro1">
          <table:table-cell office:value-type="float" office:value="106.16" calcext:value-type="float">
            <text:p>106,16</text:p>
          </table:table-cell>
        </table:table-row>
        <table:table-row table:style-name="ro1">
          <table:table-cell office:value-type="float" office:value="104.97" calcext:value-type="float">
            <text:p>104,97</text:p>
          </table:table-cell>
        </table:table-row>
        <table:table-row table:style-name="ro1">
          <table:table-cell office:value-type="float" office:value="104.32" calcext:value-type="float">
            <text:p>104,32</text:p>
          </table:table-cell>
        </table:table-row>
        <table:table-row table:style-name="ro1">
          <table:table-cell office:value-type="float" office:value="104.29" calcext:value-type="float">
            <text:p>104,29</text:p>
          </table:table-cell>
        </table:table-row>
        <table:table-row table:style-name="ro1">
          <table:table-cell office:value-type="float" office:value="104.04" calcext:value-type="float">
            <text:p>104,04</text:p>
          </table:table-cell>
        </table:table-row>
        <table:table-row table:style-name="ro1">
          <table:table-cell office:value-type="float" office:value="102.97" calcext:value-type="float">
            <text:p>102,97</text:p>
          </table:table-cell>
        </table:table-row>
        <table:table-row table:style-name="ro1">
          <table:table-cell office:value-type="float" office:value="103.76" calcext:value-type="float">
            <text:p>103,76</text:p>
          </table:table-cell>
        </table:table-row>
        <table:table-row table:style-name="ro1">
          <table:table-cell office:value-type="float" office:value="104.47" calcext:value-type="float">
            <text:p>104,47</text:p>
          </table:table-cell>
        </table:table-row>
        <table:table-row table:style-name="ro1">
          <table:table-cell office:value-type="float" office:value="105.53" calcext:value-type="float">
            <text:p>105,53</text:p>
          </table:table-cell>
        </table:table-row>
        <table:table-row table:style-name="ro1">
          <table:table-cell office:value-type="float" office:value="106.61" calcext:value-type="float">
            <text:p>106,61</text:p>
          </table:table-cell>
        </table:table-row>
        <table:table-row table:style-name="ro1">
          <table:table-cell office:value-type="float" office:value="106.52" calcext:value-type="float">
            <text:p>106,52</text:p>
          </table:table-cell>
        </table:table-row>
        <table:table-row table:style-name="ro1">
          <table:table-cell office:value-type="float" office:value="105.7" calcext:value-type="float">
            <text:p>105,7</text:p>
          </table:table-cell>
        </table:table-row>
        <table:table-row table:style-name="ro1">
          <table:table-cell office:value-type="float" office:value="104.02" calcext:value-type="float">
            <text:p>104,02</text:p>
          </table:table-cell>
        </table:table-row>
        <table:table-row table:style-name="ro1">
          <table:table-cell office:value-type="float" office:value="105.52" calcext:value-type="float">
            <text:p>105,52</text:p>
          </table:table-cell>
        </table:table-row>
        <table:table-row table:style-name="ro1">
          <table:table-cell office:value-type="float" office:value="101.52" calcext:value-type="float">
            <text:p>101,52</text:p>
          </table:table-cell>
        </table:table-row>
        <table:table-row table:style-name="ro1">
          <table:table-cell office:value-type="float" office:value="101.02" calcext:value-type="float">
            <text:p>101,02</text:p>
          </table:table-cell>
        </table:table-row>
        <table:table-row table:style-name="ro1">
          <table:table-cell office:value-type="float" office:value="100.18" calcext:value-type="float">
            <text:p>100,18</text:p>
          </table:table-cell>
        </table:table-row>
        <table:table-row table:style-name="ro1">
          <table:table-cell office:value-type="float" office:value="102.26" calcext:value-type="float">
            <text:p>102,26</text:p>
          </table:table-cell>
        </table:table-row>
        <table:table-row table:style-name="ro1">
          <table:table-cell office:value-type="float" office:value="101.02" calcext:value-type="float">
            <text:p>101,02</text:p>
          </table:table-cell>
        </table:table-row>
        <table:table-row table:style-name="ro1">
          <table:table-cell office:value-type="float" office:value="100.91" calcext:value-type="float">
            <text:p>100,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.63" calcext:value-type="float">
            <text:p>97,63</text:p>
          </table:table-cell>
        </table:table-row>
        <table:table-row table:style-name="ro1">
          <table:table-cell office:value-type="float" office:value="96.15" calcext:value-type="float">
            <text:p>96,15</text:p>
          </table:table-cell>
        </table:table-row>
        <table:table-row table:style-name="ro1">
          <table:table-cell office:value-type="float" office:value="98.72" calcext:value-type="float">
            <text:p>98,72</text:p>
          </table:table-cell>
        </table:table-row>
        <table:table-row table:style-name="ro1">
          <table:table-cell office:value-type="float" office:value="98.34" calcext:value-type="float">
            <text:p>98,34</text:p>
          </table:table-cell>
        </table:table-row>
        <table:table-row table:style-name="ro1">
          <table:table-cell office:value-type="float" office:value="98.25" calcext:value-type="float">
            <text:p>98,25</text:p>
          </table:table-cell>
        </table:table-row>
        <table:table-row table:style-name="ro1">
          <table:table-cell office:value-type="float" office:value="98.97" calcext:value-type="float">
            <text:p>98,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.21" calcext:value-type="float">
            <text:p>100,21</text:p>
          </table:table-cell>
        </table:table-row>
        <table:table-row table:style-name="ro1">
          <table:table-cell office:value-type="float" office:value="100.26" calcext:value-type="float">
            <text:p>100,26</text:p>
          </table:table-cell>
        </table:table-row>
        <table:table-row table:style-name="ro1">
          <table:table-cell office:value-type="float" office:value="100.81" calcext:value-type="float">
            <text:p>100,81</text:p>
          </table:table-cell>
        </table:table-row>
        <table:table-row table:style-name="ro1">
          <table:table-cell office:value-type="float" office:value="102.83" calcext:value-type="float">
            <text:p>102,83</text:p>
          </table:table-cell>
        </table:table-row>
        <table:table-row table:style-name="ro1">
          <table:table-cell office:value-type="float" office:value="102.95" calcext:value-type="float">
            <text:p>102,95</text:p>
          </table:table-cell>
        </table:table-row>
        <table:table-row table:style-name="ro1">
          <table:table-cell office:value-type="float" office:value="99.48" calcext:value-type="float">
            <text:p>99,48</text:p>
          </table:table-cell>
        </table:table-row>
        <table:table-row table:style-name="ro1">
          <table:table-cell office:value-type="float" office:value="97.27" calcext:value-type="float">
            <text:p>97,27</text:p>
          </table:table-cell>
        </table:table-row>
        <table:table-row table:style-name="ro1">
          <table:table-cell office:value-type="float" office:value="95.54" calcext:value-type="float">
            <text:p>95,54</text:p>
          </table:table-cell>
        </table:table-row>
        <table:table-row table:style-name="ro1">
          <table:table-cell office:value-type="float" office:value="96.38" calcext:value-type="float">
            <text:p>96,38</text:p>
          </table:table-cell>
        </table:table-row>
        <table:table-row table:style-name="ro1">
          <table:table-cell office:value-type="float" office:value="94.97" calcext:value-type="float">
            <text:p>94,97</text:p>
          </table:table-cell>
        </table:table-row>
        <table:table-row table:style-name="ro1">
          <table:table-cell office:value-type="float" office:value="96.49" calcext:value-type="float">
            <text:p>96,49</text:p>
          </table:table-cell>
        </table:table-row>
        <table:table-row table:style-name="ro1">
          <table:table-cell office:value-type="float" office:value="97.41" calcext:value-type="float">
            <text:p>97,41</text:p>
          </table:table-cell>
        </table:table-row>
        <table:table-row table:style-name="ro1">
          <table:table-cell office:value-type="float" office:value="94.36" calcext:value-type="float">
            <text:p>94,36</text:p>
          </table:table-cell>
        </table:table-row>
        <table:table-row table:style-name="ro1">
          <table:table-cell office:value-type="float" office:value="96.85" calcext:value-type="float">
            <text:p>96,85</text:p>
          </table:table-cell>
        </table:table-row>
        <table:table-row table:style-name="ro1">
          <table:table-cell office:value-type="float" office:value="98.18" calcext:value-type="float">
            <text:p>98,18</text:p>
          </table:table-cell>
        </table:table-row>
        <table:table-row table:style-name="ro1">
          <table:table-cell office:value-type="float" office:value="95.83" calcext:value-type="float">
            <text:p>95,83</text:p>
          </table:table-cell>
        </table:table-row>
        <table:table-row table:style-name="ro1">
          <table:table-cell office:value-type="float" office:value="96.29" calcext:value-type="float">
            <text:p>96,29</text:p>
          </table:table-cell>
        </table:table-row>
        <table:table-row table:style-name="ro1">
          <table:table-cell office:value-type="float" office:value="94.65" calcext:value-type="float">
            <text:p>94,65</text:p>
          </table:table-cell>
        </table:table-row>
        <table:table-row table:style-name="ro1">
          <table:table-cell office:value-type="float" office:value="94.65" calcext:value-type="float">
            <text:p>94,65</text:p>
          </table:table-cell>
        </table:table-row>
        <table:table-row table:style-name="ro1">
          <table:table-cell office:value-type="float" office:value="99.07" calcext:value-type="float">
            <text:p>99,07</text:p>
          </table:table-cell>
        </table:table-row>
        <table:table-row table:style-name="ro1">
          <table:table-cell office:value-type="float" office:value="101.72" calcext:value-type="float">
            <text:p>101,72</text:p>
          </table:table-cell>
        </table:table-row>
        <table:table-row table:style-name="ro1">
          <table:table-cell office:value-type="float" office:value="102.72" calcext:value-type="float">
            <text:p>102,72</text:p>
          </table:table-cell>
        </table:table-row>
        <table:table-row table:style-name="ro1">
          <table:table-cell office:value-type="float" office:value="102.2" calcext:value-type="float">
            <text:p>102,2</text:p>
          </table:table-cell>
        </table:table-row>
        <table:table-row table:style-name="ro1">
          <table:table-cell office:value-type="float" office:value="105.35" calcext:value-type="float">
            <text:p>105,35</text:p>
          </table:table-cell>
        </table:table-row>
        <table:table-row table:style-name="ro1">
          <table:table-cell office:value-type="float" office:value="105.35" calcext:value-type="float">
            <text:p>105,35</text:p>
          </table:table-cell>
        </table:table-row>
        <table:table-row table:style-name="ro1">
          <table:table-cell office:value-type="float" office:value="105.26" calcext:value-type="float">
            <text:p>105,26</text:p>
          </table:table-cell>
        </table:table-row>
        <table:table-row table:style-name="ro1">
          <table:table-cell office:value-type="float" office:value="102.97" calcext:value-type="float">
            <text:p>102,97</text:p>
          </table:table-cell>
        </table:table-row>
        <table:table-row table:style-name="ro1">
          <table:table-cell office:value-type="float" office:value="103.93" calcext:value-type="float">
            <text:p>103,93</text:p>
          </table:table-cell>
        </table:table-row>
        <table:table-row table:style-name="ro1">
          <table:table-cell office:value-type="float" office:value="104.03" calcext:value-type="float">
            <text:p>104,03</text:p>
          </table:table-cell>
        </table:table-row>
        <table:table-row table:style-name="ro1">
          <table:table-cell office:value-type="float" office:value="102.73" calcext:value-type="float">
            <text:p>102,73</text:p>
          </table:table-cell>
        </table:table-row>
        <table:table-row table:style-name="ro1">
          <table:table-cell office:value-type="float" office:value="102.67" calcext:value-type="float">
            <text:p>102,67</text:p>
          </table:table-cell>
        </table:table-row>
        <table:table-row table:style-name="ro1">
          <table:table-cell office:value-type="float" office:value="105.51" calcext:value-type="float">
            <text:p>105,51</text:p>
          </table:table-cell>
        </table:table-row>
        <table:table-row table:style-name="ro1">
          <table:table-cell office:value-type="float" office:value="106.48" calcext:value-type="float">
            <text:p>106,48</text:p>
          </table:table-cell>
        </table:table-row>
        <table:table-row table:style-name="ro1">
          <table:table-cell office:value-type="float" office:value="107.39" calcext:value-type="float">
            <text:p>107,39</text:p>
          </table:table-cell>
        </table:table-row>
        <table:table-row table:style-name="ro1">
          <table:table-cell office:value-type="float" office:value="106.16" calcext:value-type="float">
            <text:p>106,16</text:p>
          </table:table-cell>
        </table:table-row>
        <table:table-row table:style-name="ro1">
          <table:table-cell office:value-type="float" office:value="103.56" calcext:value-type="float">
            <text:p>103,56</text:p>
          </table:table-cell>
        </table:table-row>
        <table:table-row table:style-name="ro1">
          <table:table-cell office:value-type="float" office:value="103.45" calcext:value-type="float">
            <text:p>103,45</text:p>
          </table:table-cell>
        </table:table-row>
        <table:table-row table:style-name="ro1">
          <table:table-cell office:value-type="float" office:value="103.03" calcext:value-type="float">
            <text:p>103,03</text:p>
          </table:table-cell>
        </table:table-row>
        <table:table-row table:style-name="ro1">
          <table:table-cell office:value-type="float" office:value="99.48" calcext:value-type="float">
            <text:p>99,48</text:p>
          </table:table-cell>
        </table:table-row>
        <table:table-row table:style-name="ro1">
          <table:table-cell office:value-type="float" office:value="100.33" calcext:value-type="float">
            <text:p>100,33</text:p>
          </table:table-cell>
        </table:table-row>
        <table:table-row table:style-name="ro1">
          <table:table-cell office:value-type="float" office:value="97.25" calcext:value-type="float">
            <text:p>97,25</text:p>
          </table:table-cell>
        </table:table-row>
        <table:table-row table:style-name="ro1">
          <table:table-cell office:value-type="float" office:value="99.58" calcext:value-type="float">
            <text:p>99,58</text:p>
          </table:table-cell>
        </table:table-row>
        <table:table-row table:style-name="ro1">
          <table:table-cell office:value-type="float" office:value="97.73" calcext:value-type="float">
            <text:p>97,73</text:p>
          </table:table-cell>
        </table:table-row>
        <table:table-row table:style-name="ro1">
          <table:table-cell office:value-type="float" office:value="97.55" calcext:value-type="float">
            <text:p>97,55</text:p>
          </table:table-cell>
        </table:table-row>
        <table:table-row table:style-name="ro1"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float" office:value="99.73" calcext:value-type="float">
            <text:p>99,73</text:p>
          </table:table-cell>
        </table:table-row>
        <table:table-row table:style-name="ro1">
          <table:table-cell office:value-type="float" office:value="97.52" calcext:value-type="float">
            <text:p>97,52</text:p>
          </table:table-cell>
        </table:table-row>
        <table:table-row table:style-name="ro1">
          <table:table-cell office:value-type="float" office:value="97.52" calcext:value-type="float">
            <text:p>97,52</text:p>
          </table:table-cell>
        </table:table-row>
        <table:table-row table:style-name="ro1">
          <table:table-cell office:value-type="float" office:value="92.71" calcext:value-type="float">
            <text:p>92,71</text:p>
          </table:table-cell>
        </table:table-row>
        <table:table-row table:style-name="ro1">
          <table:table-cell office:value-type="float" office:value="92.07" calcext:value-type="float">
            <text:p>92,07</text:p>
          </table:table-cell>
        </table:table-row>
        <table:table-row table:style-name="ro1">
          <table:table-cell office:value-type="float" office:value="94.55" calcext:value-type="float">
            <text:p>94,55</text:p>
          </table:table-cell>
        </table:table-row>
        <table:table-row table:style-name="ro1">
          <table:table-cell office:value-type="float" office:value="95.3" calcext:value-type="float">
            <text:p>95,3</text:p>
          </table:table-cell>
        </table:table-row>
        <table:table-row table:style-name="ro1">
          <table:table-cell office:value-type="float" office:value="96.3" calcext:value-type="float">
            <text:p>96,3</text:p>
          </table:table-cell>
        </table:table-row>
        <table:table-row table:style-name="ro1">
          <table:table-cell office:value-type="float" office:value="91.44" calcext:value-type="float">
            <text:p>91,44</text:p>
          </table:table-cell>
        </table:table-row>
        <table:table-row table:style-name="ro1">
          <table:table-cell office:value-type="float" office:value="92.03" calcext:value-type="float">
            <text:p>92,03</text:p>
          </table:table-cell>
        </table:table-row>
        <table:table-row table:style-name="ro1">
          <table:table-cell office:value-type="float" office:value="91.34" calcext:value-type="float">
            <text:p>91,34</text:p>
          </table:table-cell>
        </table:table-row>
        <table:table-row table:style-name="ro1">
          <table:table-cell office:value-type="float" office:value="89.66" calcext:value-type="float">
            <text:p>89,66</text:p>
          </table:table-cell>
        </table:table-row>
        <table:table-row table:style-name="ro1">
          <table:table-cell office:value-type="float" office:value="89.8" calcext:value-type="float">
            <text:p>89,8</text:p>
          </table:table-cell>
        </table:table-row>
        <table:table-row table:style-name="ro1">
          <table:table-cell office:value-type="float" office:value="93.3" calcext:value-type="float">
            <text:p>93,3</text:p>
          </table:table-cell>
        </table:table-row>
        <table:table-row table:style-name="ro1">
          <table:table-cell office:value-type="float" office:value="93.15" calcext:value-type="float">
            <text:p>93,15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95.03" calcext:value-type="float">
            <text:p>95,03</text:p>
          </table:table-cell>
        </table:table-row>
        <table:table-row table:style-name="ro1">
          <table:table-cell office:value-type="float" office:value="93.71" calcext:value-type="float">
            <text:p>93,71</text:p>
          </table:table-cell>
        </table:table-row>
        <table:table-row table:style-name="ro1">
          <table:table-cell office:value-type="float" office:value="93.44" calcext:value-type="float">
            <text:p>93,44</text:p>
          </table:table-cell>
        </table:table-row>
        <table:table-row table:style-name="ro1">
          <table:table-cell office:value-type="float" office:value="94.48" calcext:value-type="float">
            <text:p>94,48</text:p>
          </table:table-cell>
        </table:table-row>
        <table:table-row table:style-name="ro1">
          <table:table-cell office:value-type="float" office:value="92.55" calcext:value-type="float">
            <text:p>92,55</text:p>
          </table:table-cell>
        </table:table-row>
        <table:table-row table:style-name="ro1">
          <table:table-cell office:value-type="float" office:value="93.29" calcext:value-type="float">
            <text:p>93,29</text:p>
          </table:table-cell>
        </table:table-row>
        <table:table-row table:style-name="ro1">
          <table:table-cell office:value-type="float" office:value="92.54" calcext:value-type="float">
            <text:p>92,54</text:p>
          </table:table-cell>
        </table:table-row>
        <table:table-row table:style-name="ro1">
          <table:table-cell office:value-type="float" office:value="92.87" calcext:value-type="float">
            <text:p>92,87</text:p>
          </table:table-cell>
        </table:table-row>
        <table:table-row table:style-name="ro1">
          <table:table-cell office:value-type="float" office:value="95.45" calcext:value-type="float">
            <text:p>95,45</text:p>
          </table:table-cell>
        </table:table-row>
        <table:table-row table:style-name="ro1">
          <table:table-cell office:value-type="float" office:value="99.15" calcext:value-type="float">
            <text:p>99,15</text:p>
          </table:table-cell>
        </table:table-row>
        <table:table-row table:style-name="ro1">
          <table:table-cell office:value-type="float" office:value="100.28" calcext:value-type="float">
            <text:p>100,28</text:p>
          </table:table-cell>
        </table:table-row>
        <table:table-row table:style-name="ro1">
          <table:table-cell office:value-type="float" office:value="99.39" calcext:value-type="float">
            <text:p>99,39</text:p>
          </table:table-cell>
        </table:table-row>
        <table:table-row table:style-name="ro1">
          <table:table-cell office:value-type="float" office:value="100.68" calcext:value-type="float">
            <text:p>100,68</text:p>
          </table:table-cell>
        </table:table-row>
        <table:table-row table:style-name="ro1">
          <table:table-cell office:value-type="float" office:value="98.77" calcext:value-type="float">
            <text:p>98,77</text:p>
          </table:table-cell>
        </table:table-row>
        <table:table-row table:style-name="ro1">
          <table:table-cell office:value-type="float" office:value="100.17" calcext:value-type="float">
            <text:p>100,17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95.98" calcext:value-type="float">
            <text:p>95,98</text:p>
          </table:table-cell>
        </table:table-row>
        <table:table-row table:style-name="ro1">
          <table:table-cell office:value-type="float" office:value="96.37" calcext:value-type="float">
            <text:p>96,37</text:p>
          </table:table-cell>
        </table:table-row>
        <table:table-row table:style-name="ro1">
          <table:table-cell office:value-type="float" office:value="96.48" calcext:value-type="float">
            <text:p>96,48</text:p>
          </table:table-cell>
        </table:table-row>
        <table:table-row table:style-name="ro1">
          <table:table-cell office:value-type="float" office:value="94.81" calcext:value-type="float">
            <text:p>94,81</text:p>
          </table:table-cell>
        </table:table-row>
        <table:table-row table:style-name="ro1">
          <table:table-cell office:value-type="float" office:value="94.78" calcext:value-type="float">
            <text:p>94,78</text:p>
          </table:table-cell>
        </table:table-row>
        <table:table-row table:style-name="ro1"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float" office:value="96.1" calcext:value-type="float">
            <text:p>96,1</text:p>
          </table:table-cell>
        </table:table-row>
        <table:table-row table:style-name="ro1">
          <table:table-cell office:value-type="float" office:value="97.41" calcext:value-type="float">
            <text:p>97,41</text:p>
          </table:table-cell>
        </table:table-row>
        <table:table-row table:style-name="ro1">
          <table:table-cell office:value-type="float" office:value="96.98" calcext:value-type="float">
            <text:p>96,98</text:p>
          </table:table-cell>
        </table:table-row>
        <table:table-row table:style-name="ro1"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float" office:value="94.34" calcext:value-type="float">
            <text:p>94,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.6" calcext:value-type="float">
            <text:p>94,6</text:p>
          </table:table-cell>
        </table:table-row>
        <table:table-row table:style-name="ro1">
          <table:table-cell office:value-type="float" office:value="95.29" calcext:value-type="float">
            <text:p>95,29</text:p>
          </table:table-cell>
        </table:table-row>
        <table:table-row table:style-name="ro1">
          <table:table-cell office:value-type="float" office:value="96.62" calcext:value-type="float">
            <text:p>96,62</text:p>
          </table:table-cell>
        </table:table-row>
        <table:table-row table:style-name="ro1">
          <table:table-cell office:value-type="float" office:value="97.99" calcext:value-type="float">
            <text:p>97,99</text:p>
          </table:table-cell>
        </table:table-row>
        <table:table-row table:style-name="ro1">
          <table:table-cell office:value-type="float" office:value="97.55" calcext:value-type="float">
            <text:p>97,55</text:p>
          </table:table-cell>
        </table:table-row>
        <table:table-row table:style-name="ro1">
          <table:table-cell office:value-type="float" office:value="95.73" calcext:value-type="float">
            <text:p>95,73</text:p>
          </table:table-cell>
        </table:table-row>
        <table:table-row table:style-name="ro1">
          <table:table-cell office:value-type="float" office:value="94.01" calcext:value-type="float">
            <text:p>94,01</text:p>
          </table:table-cell>
        </table:table-row>
        <table:table-row table:style-name="ro1">
          <table:table-cell office:value-type="float" office:value="92.74" calcext:value-type="float">
            <text:p>92,74</text:p>
          </table:table-cell>
        </table:table-row>
        <table:table-row table:style-name="ro1">
          <table:table-cell office:value-type="float" office:value="92.22" calcext:value-type="float">
            <text:p>92,22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91.95" calcext:value-type="float">
            <text:p>91,95</text:p>
          </table:table-cell>
        </table:table-row>
        <table:table-row table:style-name="ro1">
          <table:table-cell office:value-type="float" office:value="92.7" calcext:value-type="float">
            <text:p>92,7</text:p>
          </table:table-cell>
        </table:table-row>
        <table:table-row table:style-name="ro1">
          <table:table-cell office:value-type="float" office:value="90.32" calcext:value-type="float">
            <text:p>90,32</text:p>
          </table:table-cell>
        </table:table-row>
        <table:table-row table:style-name="ro1">
          <table:table-cell office:value-type="float" office:value="90.27" calcext:value-type="float">
            <text:p>90,27</text:p>
          </table:table-cell>
        </table:table-row>
        <table:table-row table:style-name="ro1">
          <table:table-cell office:value-type="float" office:value="90.17" calcext:value-type="float">
            <text:p>90,17</text:p>
          </table:table-cell>
        </table:table-row>
        <table:table-row table:style-name="ro1">
          <table:table-cell office:value-type="float" office:value="89.76" calcext:value-type="float">
            <text:p>89,76</text:p>
          </table:table-cell>
        </table:table-row>
        <table:table-row table:style-name="ro1">
          <table:table-cell office:value-type="float" office:value="88.72" calcext:value-type="float">
            <text:p>88,72</text:p>
          </table:table-cell>
        </table:table-row>
        <table:table-row table:style-name="ro1">
          <table:table-cell office:value-type="float" office:value="90.47" calcext:value-type="float">
            <text:p>90,47</text:p>
          </table:table-cell>
        </table:table-row>
        <table:table-row table:style-name="ro1">
          <table:table-cell office:value-type="float" office:value="90.24" calcext:value-type="float">
            <text:p>90,24</text:p>
          </table:table-cell>
        </table:table-row>
        <table:table-row table:style-name="ro1">
          <table:table-cell office:value-type="float" office:value="90.65" calcext:value-type="float">
            <text:p>90,65</text:p>
          </table:table-cell>
        </table:table-row>
        <table:table-row table:style-name="ro1">
          <table:table-cell office:value-type="float" office:value="92.63" calcext:value-type="float">
            <text:p>92,63</text:p>
          </table:table-cell>
        </table:table-row>
        <table:table-row table:style-name="ro1">
          <table:table-cell office:value-type="float" office:value="93.64" calcext:value-type="float">
            <text:p>93,64</text:p>
          </table:table-cell>
        </table:table-row>
        <table:table-row table:style-name="ro1">
          <table:table-cell office:value-type="float" office:value="95.47" calcext:value-type="float">
            <text:p>95,47</text:p>
          </table:table-cell>
        </table:table-row>
        <table:table-row table:style-name="ro1">
          <table:table-cell office:value-type="float" office:value="96.16" calcext:value-type="float">
            <text:p>96,16</text:p>
          </table:table-cell>
        </table:table-row>
        <table:table-row table:style-name="ro1">
          <table:table-cell office:value-type="float" office:value="95.77" calcext:value-type="float">
            <text:p>95,77</text:p>
          </table:table-cell>
        </table:table-row>
        <table:table-row table:style-name="ro1">
          <table:table-cell office:value-type="float" office:value="94.92" calcext:value-type="float">
            <text:p>94,92</text:p>
          </table:table-cell>
        </table:table-row>
        <table:table-row table:style-name="ro1">
          <table:table-cell office:value-type="float" office:value="97.49" calcext:value-type="float">
            <text:p>97,49</text:p>
          </table:table-cell>
        </table:table-row>
        <table:table-row table:style-name="ro1">
          <table:table-cell office:value-type="float" office:value="98.1" calcext:value-type="float">
            <text:p>98,1</text:p>
          </table:table-cell>
        </table:table-row>
        <table:table-row table:style-name="ro1">
          <table:table-cell office:value-type="float" office:value="99.22" calcext:value-type="float">
            <text:p>99,22</text:p>
          </table:table-cell>
        </table:table-row>
        <table:table-row table:style-name="ro1">
          <table:table-cell office:value-type="float" office:value="102.95" calcext:value-type="float">
            <text:p>102,95</text:p>
          </table:table-cell>
        </table:table-row>
        <table:table-row table:style-name="ro1">
          <table:table-cell office:value-type="float" office:value="101.65" calcext:value-type="float">
            <text:p>101,65</text:p>
          </table:table-cell>
        </table:table-row>
        <table:table-row table:style-name="ro1">
          <table:table-cell office:value-type="float" office:value="102.25" calcext:value-type="float">
            <text:p>102,25</text:p>
          </table:table-cell>
        </table:table-row>
        <table:table-row table:style-name="ro1">
          <table:table-cell office:value-type="float" office:value="101.07" calcext:value-type="float">
            <text:p>101,07</text:p>
          </table:table-cell>
        </table:table-row>
        <table:table-row table:style-name="ro1">
          <table:table-cell office:value-type="float" office:value="100.49" calcext:value-type="float">
            <text:p>100,49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</table:table-row>
        <table:table-row table:style-name="ro1">
          <table:table-cell office:value-type="float" office:value="101.28" calcext:value-type="float">
            <text:p>101,28</text:p>
          </table:table-cell>
        </table:table-row>
        <table:table-row table:style-name="ro1">
          <table:table-cell office:value-type="float" office:value="97.93" calcext:value-type="float">
            <text:p>97,93</text:p>
          </table:table-cell>
        </table:table-row>
        <table:table-row table:style-name="ro1">
          <table:table-cell office:value-type="float" office:value="98.43" calcext:value-type="float">
            <text:p>98,43</text:p>
          </table:table-cell>
        </table:table-row>
        <table:table-row table:style-name="ro1">
          <table:table-cell office:value-type="float" office:value="98.72" calcext:value-type="float">
            <text:p>98,72</text:p>
          </table:table-cell>
        </table:table-row>
        <table:table-row table:style-name="ro1">
          <table:table-cell office:value-type="float" office:value="98.14" calcext:value-type="float">
            <text:p>98,14</text:p>
          </table:table-cell>
        </table:table-row>
        <table:table-row table:style-name="ro1">
          <table:table-cell office:value-type="float" office:value="98.01" calcext:value-type="float">
            <text:p>98,01</text:p>
          </table:table-cell>
        </table:table-row>
        <table:table-row table:style-name="ro1">
          <table:table-cell office:value-type="float" office:value="99.76" calcext:value-type="float">
            <text:p>99,76</text:p>
          </table:table-cell>
        </table:table-row>
        <table:table-row table:style-name="ro1">
          <table:table-cell office:value-type="float" office:value="100.47" calcext:value-type="float">
            <text:p>100,47</text:p>
          </table:table-cell>
        </table:table-row>
        <table:table-row table:style-name="ro1">
          <table:table-cell office:value-type="float" office:value="101.85" calcext:value-type="float">
            <text:p>101,85</text:p>
          </table:table-cell>
        </table:table-row>
        <table:table-row table:style-name="ro1">
          <table:table-cell office:value-type="float" office:value="101.99" calcext:value-type="float">
            <text:p>101,99</text:p>
          </table:table-cell>
        </table:table-row>
        <table:table-row table:style-name="ro1">
          <table:table-cell office:value-type="float" office:value="103.57" calcext:value-type="float">
            <text:p>103,57</text:p>
          </table:table-cell>
        </table:table-row>
        <table:table-row table:style-name="ro1">
          <table:table-cell office:value-type="float" office:value="102.33" calcext:value-type="float">
            <text:p>102,33</text:p>
          </table:table-cell>
        </table:table-row>
        <table:table-row table:style-name="ro1">
          <table:table-cell office:value-type="float" office:value="104.23" calcext:value-type="float">
            <text:p>104,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.04" calcext:value-type="float">
            <text:p>103,04</text:p>
          </table:table-cell>
        </table:table-row>
        <table:table-row table:style-name="ro1">
          <table:table-cell office:value-type="float" office:value="103.85" calcext:value-type="float">
            <text:p>103,85</text:p>
          </table:table-cell>
        </table:table-row>
        <table:table-row table:style-name="ro1">
          <table:table-cell office:value-type="float" office:value="105.75" calcext:value-type="float">
            <text:p>105,75</text:p>
          </table:table-cell>
        </table:table-row>
        <table:table-row table:style-name="ro1">
          <table:table-cell office:value-type="float" office:value="105.05" calcext:value-type="float">
            <text:p>105,05</text:p>
          </table:table-cell>
        </table:table-row>
        <table:table-row table:style-name="ro1">
          <table:table-cell office:value-type="float" office:value="104.76" calcext:value-type="float">
            <text:p>104,76</text:p>
          </table:table-cell>
        </table:table-row>
        <table:table-row table:style-name="ro1">
          <table:table-cell office:value-type="float" office:value="103.45" calcext:value-type="float">
            <text:p>103,45</text:p>
          </table:table-cell>
        </table:table-row>
        <table:table-row table:style-name="ro1">
          <table:table-cell office:value-type="float" office:value="102.49" calcext:value-type="float">
            <text:p>102,49</text:p>
          </table:table-cell>
        </table:table-row>
        <table:table-row table:style-name="ro1">
          <table:table-cell office:value-type="float" office:value="103.8" calcext:value-type="float">
            <text:p>103,8</text:p>
          </table:table-cell>
        </table:table-row>
        <table:table-row table:style-name="ro1">
          <table:table-cell office:value-type="float" office:value="102.69" calcext:value-type="float">
            <text:p>102,69</text:p>
          </table:table-cell>
        </table:table-row>
        <table:table-row table:style-name="ro1">
          <table:table-cell office:value-type="float" office:value="102.9" calcext:value-type="float">
            <text:p>102,9</text:p>
          </table:table-cell>
        </table:table-row>
        <table:table-row table:style-name="ro1">
          <table:table-cell office:value-type="float" office:value="102.39" calcext:value-type="float">
            <text:p>102,39</text:p>
          </table:table-cell>
        </table:table-row>
        <table:table-row table:style-name="ro1">
          <table:table-cell office:value-type="float" office:value="102.63" calcext:value-type="float">
            <text:p>102,63</text:p>
          </table:table-cell>
        </table:table-row>
        <table:table-row table:style-name="ro1">
          <table:table-cell office:value-type="float" office:value="103.85" calcext:value-type="float">
            <text:p>103,85</text:p>
          </table:table-cell>
        </table:table-row>
        <table:table-row table:style-name="ro1">
          <table:table-cell office:value-type="float" office:value="102.69" calcext:value-type="float">
            <text:p>102,69</text:p>
          </table:table-cell>
        </table:table-row>
        <table:table-row table:style-name="ro1">
          <table:table-cell office:value-type="float" office:value="102.53" calcext:value-type="float">
            <text:p>102,53</text:p>
          </table:table-cell>
        </table:table-row>
        <table:table-row table:style-name="ro1">
          <table:table-cell office:value-type="float" office:value="102.15" calcext:value-type="float">
            <text:p>102,15</text:p>
          </table:table-cell>
        </table:table-row>
        <table:table-row table:style-name="ro1">
          <table:table-cell office:value-type="float" office:value="102.4" calcext:value-type="float">
            <text:p>102,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.65" calcext:value-type="float">
            <text:p>103,65</text:p>
          </table:table-cell>
        </table:table-row>
        <table:table-row table:style-name="ro1">
          <table:table-cell office:value-type="float" office:value="103.44" calcext:value-type="float">
            <text:p>103,44</text:p>
          </table:table-cell>
        </table:table-row>
        <table:table-row table:style-name="ro1">
          <table:table-cell office:value-type="float" office:value="104.32" calcext:value-type="float">
            <text:p>104,32</text:p>
          </table:table-cell>
        </table:table-row>
        <table:table-row table:style-name="ro1">
          <table:table-cell office:value-type="float" office:value="104.11" calcext:value-type="float">
            <text:p>104,11</text:p>
          </table:table-cell>
        </table:table-row>
        <table:table-row table:style-name="ro1">
          <table:table-cell office:value-type="float" office:value="106.14" calcext:value-type="float">
            <text:p>106,14</text:p>
          </table:table-cell>
        </table:table-row>
        <table:table-row table:style-name="ro1">
          <table:table-cell office:value-type="float" office:value="105.92" calcext:value-type="float">
            <text:p>105,92</text:p>
          </table:table-cell>
        </table:table-row>
        <table:table-row table:style-name="ro1">
          <table:table-cell office:value-type="float" office:value="105.39" calcext:value-type="float">
            <text:p>105,39</text:p>
          </table:table-cell>
        </table:table-row>
        <table:table-row table:style-name="ro1">
          <table:table-cell office:value-type="float" office:value="105.23" calcext:value-type="float">
            <text:p>105,23</text:p>
          </table:table-cell>
        </table:table-row>
        <table:table-row table:style-name="ro1">
          <table:table-cell office:value-type="float" office:value="105.7" calcext:value-type="float">
            <text:p>105,7</text:p>
          </table:table-cell>
        </table:table-row>
        <table:table-row table:style-name="ro1">
          <table:table-cell office:value-type="float" office:value="105.14" calcext:value-type="float">
            <text:p>105,14</text:p>
          </table:table-cell>
        </table:table-row>
        <table:table-row table:style-name="ro1">
          <table:table-cell office:value-type="float" office:value="103.43" calcext:value-type="float">
            <text:p>103,43</text:p>
          </table:table-cell>
        </table:table-row>
        <table:table-row table:style-name="ro1">
          <table:table-cell office:value-type="float" office:value="103.42" calcext:value-type="float">
            <text:p>103,42</text:p>
          </table:table-cell>
        </table:table-row>
        <table:table-row table:style-name="ro1">
          <table:table-cell office:value-type="float" office:value="102.38" calcext:value-type="float">
            <text:p>102,38</text:p>
          </table:table-cell>
        </table:table-row>
        <table:table-row table:style-name="ro1">
          <table:table-cell office:value-type="float" office:value="100.28" calcext:value-type="float">
            <text:p>100,28</text:p>
          </table:table-cell>
        </table:table-row>
        <table:table-row table:style-name="ro1">
          <table:table-cell office:value-type="float" office:value="99.24" calcext:value-type="float">
            <text:p>99,24</text:p>
          </table:table-cell>
        </table:table-row>
        <table:table-row table:style-name="ro1">
          <table:table-cell office:value-type="float" office:value="98.28" calcext:value-type="float">
            <text:p>98,28</text:p>
          </table:table-cell>
        </table:table-row>
        <table:table-row table:style-name="ro1">
          <table:table-cell office:value-type="float" office:value="100.2" calcext:value-type="float">
            <text:p>100,2</text:p>
          </table:table-cell>
        </table:table-row>
        <table:table-row table:style-name="ro1">
          <table:table-cell office:value-type="float" office:value="101.13" calcext:value-type="float">
            <text:p>101,13</text:p>
          </table:table-cell>
        </table:table-row>
        <table:table-row table:style-name="ro1">
          <table:table-cell office:value-type="float" office:value="99.42" calcext:value-type="float">
            <text:p>99,42</text:p>
          </table:table-cell>
        </table:table-row>
        <table:table-row table:style-name="ro1">
          <table:table-cell office:value-type="float" office:value="99.42" calcext:value-type="float">
            <text:p>99,42</text:p>
          </table:table-cell>
        </table:table-row>
        <table:table-row table:style-name="ro1">
          <table:table-cell office:value-type="float" office:value="99.04" calcext:value-type="float">
            <text:p>99,04</text:p>
          </table:table-cell>
        </table:table-row>
        <table:table-row table:style-name="ro1">
          <table:table-cell office:value-type="float" office:value="98.45" calcext:value-type="float">
            <text:p>98,45</text:p>
          </table:table-cell>
        </table:table-row>
        <table:table-row table:style-name="ro1">
          <table:table-cell office:value-type="float" office:value="100.33" calcext:value-type="float">
            <text:p>100,33</text:p>
          </table:table-cell>
        </table:table-row>
        <table:table-row table:style-name="ro1">
          <table:table-cell office:value-type="float" office:value="100.43" calcext:value-type="float">
            <text:p>100,43</text:p>
          </table:table-cell>
        </table:table-row>
        <table:table-row table:style-name="ro1">
          <table:table-cell office:value-type="float" office:value="101.37" calcext:value-type="float">
            <text:p>101,37</text:p>
          </table:table-cell>
        </table:table-row>
        <table:table-row table:style-name="ro1">
          <table:table-cell office:value-type="float" office:value="101.73" calcext:value-type="float">
            <text:p>101,73</text:p>
          </table:table-cell>
        </table:table-row>
        <table:table-row table:style-name="ro1">
          <table:table-cell office:value-type="float" office:value="102.62" calcext:value-type="float">
            <text:p>102,62</text:p>
          </table:table-cell>
        </table:table-row>
        <table:table-row table:style-name="ro1">
          <table:table-cell office:value-type="float" office:value="102.39" calcext:value-type="float">
            <text:p>102,39</text:p>
          </table:table-cell>
        </table:table-row>
        <table:table-row table:style-name="ro1">
          <table:table-cell office:value-type="float" office:value="102.07" calcext:value-type="float">
            <text:p>102,07</text:p>
          </table:table-cell>
        </table:table-row>
        <table:table-row table:style-name="ro1">
          <table:table-cell office:value-type="float" office:value="101.57" calcext:value-type="float">
            <text:p>101,57</text:p>
          </table:table-cell>
        </table:table-row>
        <table:table-row table:style-name="ro1">
          <table:table-cell office:value-type="float" office:value="101.96" calcext:value-type="float">
            <text:p>101,96</text:p>
          </table:table-cell>
        </table:table-row>
        <table:table-row table:style-name="ro1">
          <table:table-cell office:value-type="float" office:value="100.67" calcext:value-type="float">
            <text:p>100,67</text:p>
          </table:table-cell>
        </table:table-row>
        <table:table-row table:style-name="ro1">
          <table:table-cell office:value-type="float" office:value="100.02" calcext:value-type="float">
            <text:p>100,02</text:p>
          </table:table-cell>
        </table:table-row>
        <table:table-row table:style-name="ro1">
          <table:table-cell office:value-type="float" office:value="98.86" calcext:value-type="float">
            <text:p>98,86</text:p>
          </table:table-cell>
        </table:table-row>
        <table:table-row table:style-name="ro1">
          <table:table-cell office:value-type="float" office:value="98.21" calcext:value-type="float">
            <text:p>98,21</text:p>
          </table:table-cell>
        </table:table-row>
        <table:table-row table:style-name="ro1">
          <table:table-cell office:value-type="float" office:value="97.8" calcext:value-type="float">
            <text:p>97,8</text:p>
          </table:table-cell>
        </table:table-row>
        <table:table-row table:style-name="ro1">
          <table:table-cell office:value-type="float" office:value="99.3" calcext:value-type="float">
            <text:p>99,3</text:p>
          </table:table-cell>
        </table:table-row>
        <table:table-row table:style-name="ro1">
          <table:table-cell office:value-type="float" office:value="99.16" calcext:value-type="float">
            <text:p>99,16</text:p>
          </table:table-cell>
        </table:table-row>
        <table:table-row table:style-name="ro1">
          <table:table-cell office:value-type="float" office:value="99.81" calcext:value-type="float">
            <text:p>99,81</text:p>
          </table:table-cell>
        </table:table-row>
        <table:table-row table:style-name="ro1">
          <table:table-cell office:value-type="float" office:value="101.04" calcext:value-type="float">
            <text:p>101,04</text:p>
          </table:table-cell>
        </table:table-row>
        <table:table-row table:style-name="ro1">
          <table:table-cell office:value-type="float" office:value="100.25" calcext:value-type="float">
            <text:p>100,25</text:p>
          </table:table-cell>
        </table:table-row>
        <table:table-row table:style-name="ro1">
          <table:table-cell office:value-type="float" office:value="100.97" calcext:value-type="float">
            <text:p>100,97</text:p>
          </table:table-cell>
        </table:table-row>
        <table:table-row table:style-name="ro1">
          <table:table-cell office:value-type="float" office:value="102.46" calcext:value-type="float">
            <text:p>102,46</text:p>
          </table:table-cell>
        </table:table-row>
        <table:table-row table:style-name="ro1">
          <table:table-cell office:value-type="float" office:value="102.03" calcext:value-type="float">
            <text:p>102,03</text:p>
          </table:table-cell>
        </table:table-row>
        <table:table-row table:style-name="ro1">
          <table:table-cell office:value-type="float" office:value="102.27" calcext:value-type="float">
            <text:p>102,27</text:p>
          </table:table-cell>
        </table:table-row>
        <table:table-row table:style-name="ro1">
          <table:table-cell office:value-type="float" office:value="100.94" calcext:value-type="float">
            <text:p>100,94</text:p>
          </table:table-cell>
        </table:table-row>
        <table:table-row table:style-name="ro1">
          <table:table-cell office:value-type="float" office:value="99.01" calcext:value-type="float">
            <text:p>99,01</text:p>
          </table:table-cell>
        </table:table-row>
        <table:table-row table:style-name="ro1">
          <table:table-cell office:value-type="float" office:value="98.09" calcext:value-type="float">
            <text:p>98,09</text:p>
          </table:table-cell>
        </table:table-row>
        <table:table-row table:style-name="ro1">
          <table:table-cell office:value-type="float" office:value="98.44" calcext:value-type="float">
            <text:p>98,44</text:p>
          </table:table-cell>
        </table:table-row>
        <table:table-row table:style-name="ro1">
          <table:table-cell office:value-type="float" office:value="96.23" calcext:value-type="float">
            <text:p>96,23</text:p>
          </table:table-cell>
        </table:table-row>
        <table:table-row table:style-name="ro1">
          <table:table-cell office:value-type="float" office:value="95.83" calcext:value-type="float">
            <text:p>95,83</text:p>
          </table:table-cell>
        </table:table-row>
        <table:table-row table:style-name="ro1">
          <table:table-cell office:value-type="float" office:value="95.09" calcext:value-type="float">
            <text:p>95,09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94.46" calcext:value-type="float">
            <text:p>94,46</text:p>
          </table:table-cell>
        </table:table-row>
        <table:table-row table:style-name="ro1">
          <table:table-cell office:value-type="float" office:value="95.71" calcext:value-type="float">
            <text:p>95,71</text:p>
          </table:table-cell>
        </table:table-row>
        <table:table-row table:style-name="ro1">
          <table:table-cell office:value-type="float" office:value="97.17" calcext:value-type="float">
            <text:p>97,17</text:p>
          </table:table-cell>
        </table:table-row>
        <table:table-row table:style-name="ro1">
          <table:table-cell office:value-type="float" office:value="96.79" calcext:value-type="float">
            <text:p>96,79</text:p>
          </table:table-cell>
        </table:table-row>
        <table:table-row table:style-name="ro1">
          <table:table-cell office:value-type="float" office:value="95.67" calcext:value-type="float">
            <text:p>95,67</text:p>
          </table:table-cell>
        </table:table-row>
        <table:table-row table:style-name="ro1">
          <table:table-cell office:value-type="float" office:value="96.94" calcext:value-type="float">
            <text:p>96,94</text:p>
          </table:table-cell>
        </table:table-row>
        <table:table-row table:style-name="ro1">
          <table:table-cell office:value-type="float" office:value="96.16" calcext:value-type="float">
            <text:p>96,16</text:p>
          </table:table-cell>
        </table:table-row>
        <table:table-row table:style-name="ro1">
          <table:table-cell office:value-type="float" office:value="96.05" calcext:value-type="float">
            <text:p>96,05</text:p>
          </table:table-cell>
        </table:table-row>
        <table:table-row table:style-name="ro1">
          <table:table-cell office:value-type="float" office:value="97.39" calcext:value-type="float">
            <text:p>97,39</text:p>
          </table:table-cell>
        </table:table-row>
        <table:table-row table:style-name="ro1">
          <table:table-cell office:value-type="float" office:value="97.56" calcext:value-type="float">
            <text:p>97,56</text:p>
          </table:table-cell>
        </table:table-row>
        <table:table-row table:style-name="ro1">
          <table:table-cell office:value-type="float" office:value="96.21" calcext:value-type="float">
            <text:p>96,21</text:p>
          </table:table-cell>
        </table:table-row>
        <table:table-row table:style-name="ro1">
          <table:table-cell office:value-type="float" office:value="94.28" calcext:value-type="float">
            <text:p>94,28</text:p>
          </table:table-cell>
        </table:table-row>
        <table:table-row table:style-name="ro1">
          <table:table-cell office:value-type="float" office:value="95.09" calcext:value-type="float">
            <text:p>95,09</text:p>
          </table:table-cell>
        </table:table-row>
        <table:table-row table:style-name="ro1">
          <table:table-cell office:value-type="float" office:value="94.48" calcext:value-type="float">
            <text:p>94,48</text:p>
          </table:table-cell>
        </table:table-row>
        <table:table-row table:style-name="ro1">
          <table:table-cell office:value-type="float" office:value="95.33" calcext:value-type="float">
            <text:p>95,33</text:p>
          </table:table-cell>
        </table:table-row>
        <table:table-row table:style-name="ro1">
          <table:table-cell office:value-type="float" office:value="94.35" calcext:value-type="float">
            <text:p>94,35</text:p>
          </table:table-cell>
        </table:table-row>
        <table:table-row table:style-name="ro1">
          <table:table-cell office:value-type="float" office:value="92.21" calcext:value-type="float">
            <text:p>92,21</text:p>
          </table:table-cell>
        </table:table-row>
        <table:table-row table:style-name="ro1">
          <table:table-cell office:value-type="float" office:value="90.23" calcext:value-type="float">
            <text:p>90,23</text:p>
          </table:table-cell>
        </table:table-row>
        <table:table-row table:style-name="ro1">
          <table:table-cell office:value-type="float" office:value="83.95" calcext:value-type="float">
            <text:p>83,95</text:p>
          </table:table-cell>
        </table:table-row>
        <table:table-row table:style-name="ro1">
          <table:table-cell office:value-type="float" office:value="77.51" calcext:value-type="float">
            <text:p>77,51</text:p>
          </table:table-cell>
        </table:table-row>
        <table:table-row table:style-name="ro1">
          <table:table-cell office:value-type="float" office:value="81.78" calcext:value-type="float">
            <text:p>81,78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80.86" calcext:value-type="float">
            <text:p>80,86</text:p>
          </table:table-cell>
        </table:table-row>
        <table:table-row table:style-name="ro1">
          <table:table-cell office:value-type="float" office:value="79.2" calcext:value-type="float">
            <text:p>79,2</text:p>
          </table:table-cell>
        </table:table-row>
        <table:table-row table:style-name="ro1">
          <table:table-cell office:value-type="float" office:value="75.15" calcext:value-type="float">
            <text:p>75,15</text:p>
          </table:table-cell>
        </table:table-row>
        <table:table-row table:style-name="ro1">
          <table:table-cell office:value-type="float" office:value="73.33" calcext:value-type="float">
            <text:p>73,33</text:p>
          </table:table-cell>
        </table:table-row>
        <table:table-row table:style-name="ro1">
          <table:table-cell office:value-type="float" office:value="66.88" calcext:value-type="float">
            <text:p>66,88</text:p>
          </table:table-cell>
        </table:table-row>
        <table:table-row table:style-name="ro1">
          <table:table-cell office:value-type="float" office:value="72.81" calcext:value-type="float">
            <text:p>72,81</text:p>
          </table:table-cell>
        </table:table-row>
        <table:table-row table:style-name="ro1">
          <table:table-cell office:value-type="float" office:value="77.81" calcext:value-type="float">
            <text:p>77,81</text:p>
          </table:table-cell>
        </table:table-row>
        <table:table-row table:style-name="ro1">
          <table:table-cell office:value-type="float" office:value="80.93" calcext:value-type="float">
            <text:p>80,93</text:p>
          </table:table-cell>
        </table:table-row>
        <table:table-row table:style-name="ro1">
          <table:table-cell office:value-type="float" office:value="79.53" calcext:value-type="float">
            <text:p>79,53</text:p>
          </table:table-cell>
        </table:table-row>
        <table:table-row table:style-name="ro1">
          <table:table-cell office:value-type="float" office:value="77.05" calcext:value-type="float">
            <text:p>77,05</text:p>
          </table:table-cell>
        </table:table-row>
        <table:table-row table:style-name="ro1">
          <table:table-cell office:value-type="float" office:value="79.46" calcext:value-type="float">
            <text:p>79,46</text:p>
          </table:table-cell>
        </table:table-row>
        <table:table-row table:style-name="ro1">
          <table:table-cell office:value-type="float" office:value="77.68" calcext:value-type="float">
            <text:p>77,68</text:p>
          </table:table-cell>
        </table:table-row>
        <table:table-row table:style-name="ro1">
          <table:table-cell office:value-type="float" office:value="82.59" calcext:value-type="float">
            <text:p>82,59</text:p>
          </table:table-cell>
        </table:table-row>
        <table:table-row table:style-name="ro1">
          <table:table-cell office:value-type="float" office:value="82.45" calcext:value-type="float">
            <text:p>82,45</text:p>
          </table:table-cell>
        </table:table-row>
        <table:table-row table:style-name="ro1">
          <table:table-cell office:value-type="float" office:value="80.43" calcext:value-type="float">
            <text:p>80,43</text:p>
          </table:table-cell>
        </table:table-row>
        <table:table-row table:style-name="ro1">
          <table:table-cell office:value-type="float" office:value="81.32" calcext:value-type="float">
            <text:p>81,32</text:p>
          </table:table-cell>
        </table:table-row>
        <table:table-row table:style-name="ro1">
          <table:table-cell office:value-type="float" office:value="84.45" calcext:value-type="float">
            <text:p>84,45</text:p>
          </table:table-cell>
        </table:table-row>
        <table:table-row table:style-name="ro1">
          <table:table-cell office:value-type="float" office:value="83.17" calcext:value-type="float">
            <text:p>83,17</text:p>
          </table:table-cell>
        </table:table-row>
        <table:table-row table:style-name="ro1">
          <table:table-cell office:value-type="float" office:value="82.78" calcext:value-type="float">
            <text:p>82,78</text:p>
          </table:table-cell>
        </table:table-row>
        <table:table-row table:style-name="ro1">
          <table:table-cell office:value-type="float" office:value="81.48" calcext:value-type="float">
            <text:p>81,48</text:p>
          </table:table-cell>
        </table:table-row>
        <table:table-row table:style-name="ro1">
          <table:table-cell office:value-type="float" office:value="80.81" calcext:value-type="float">
            <text:p>80,81</text:p>
          </table:table-cell>
        </table:table-row>
        <table:table-row table:style-name="ro1">
          <table:table-cell office:value-type="float" office:value="78.72" calcext:value-type="float">
            <text:p>78,72</text:p>
          </table:table-cell>
        </table:table-row>
        <table:table-row table:style-name="ro1">
          <table:table-cell office:value-type="float" office:value="79.26" calcext:value-type="float">
            <text:p>79,26</text:p>
          </table:table-cell>
        </table:table-row>
        <table:table-row table:style-name="ro1">
          <table:table-cell office:value-type="float" office:value="79.8" calcext:value-type="float">
            <text:p>79,8</text:p>
          </table:table-cell>
        </table:table-row>
        <table:table-row table:style-name="ro1">
          <table:table-cell office:value-type="float" office:value="78.45" calcext:value-type="float">
            <text:p>78,45</text:p>
          </table:table-cell>
        </table:table-row>
        <table:table-row table:style-name="ro1">
          <table:table-cell office:value-type="float" office:value="78.3" calcext:value-type="float">
            <text:p>78,3</text:p>
          </table:table-cell>
        </table:table-row>
        <table:table-row table:style-name="ro1">
          <table:table-cell office:value-type="float" office:value="78.21" calcext:value-type="float">
            <text:p>78,21</text:p>
          </table:table-cell>
        </table:table-row>
        <table:table-row table:style-name="ro1">
          <table:table-cell office:value-type="float" office:value="75.97" calcext:value-type="float">
            <text:p>75,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.51" calcext:value-type="float">
            <text:p>78,51</text:p>
          </table:table-cell>
        </table:table-row>
        <table:table-row table:style-name="ro1">
          <table:table-cell office:value-type="float" office:value="78.51" calcext:value-type="float">
            <text:p>78,51</text:p>
          </table:table-cell>
        </table:table-row>
        <table:table-row table:style-name="ro1">
          <table:table-cell office:value-type="float" office:value="77.13" calcext:value-type="float">
            <text:p>77,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.75" calcext:value-type="float">
            <text:p>75,75</text:p>
          </table:table-cell>
        </table:table-row>
        <table:table-row table:style-name="ro1">
          <table:table-cell office:value-type="float" office:value="71.47" calcext:value-type="float">
            <text:p>71,47</text:p>
          </table:table-cell>
        </table:table-row>
        <table:table-row table:style-name="ro1">
          <table:table-cell office:value-type="float" office:value="68.65" calcext:value-type="float">
            <text:p>68,65</text:p>
          </table:table-cell>
        </table:table-row>
        <table:table-row table:style-name="ro1">
          <table:table-cell office:value-type="float" office:value="73.8" calcext:value-type="float">
            <text:p>73,8</text:p>
          </table:table-cell>
        </table:table-row>
        <table:table-row table:style-name="ro1">
          <table:table-cell office:value-type="float" office:value="72.57" calcext:value-type="float">
            <text:p>72,57</text:p>
          </table:table-cell>
        </table:table-row>
        <table:table-row table:style-name="ro1">
          <table:table-cell office:value-type="float" office:value="71.19" calcext:value-type="float">
            <text:p>71,19</text:p>
          </table:table-cell>
        </table:table-row>
        <table:table-row table:style-name="ro1">
          <table:table-cell office:value-type="float" office:value="71.91" calcext:value-type="float">
            <text:p>71,91</text:p>
          </table:table-cell>
        </table:table-row>
        <table:table-row table:style-name="ro1">
          <table:table-cell office:value-type="float" office:value="73.29" calcext:value-type="float">
            <text:p>73,29</text:p>
          </table:table-cell>
        </table:table-row>
        <table:table-row table:style-name="ro1">
          <table:table-cell office:value-type="float" office:value="73.79" calcext:value-type="float">
            <text:p>73,79</text:p>
          </table:table-cell>
        </table:table-row>
        <table:table-row table:style-name="ro1">
          <table:table-cell office:value-type="float" office:value="79.62" calcext:value-type="float">
            <text:p>79,62</text:p>
          </table:table-cell>
        </table:table-row>
        <table:table-row table:style-name="ro1">
          <table:table-cell office:value-type="float" office:value="78.71" calcext:value-type="float">
            <text:p>78,71</text:p>
          </table:table-cell>
        </table:table-row>
        <table:table-row table:style-name="ro1">
          <table:table-cell office:value-type="float" office:value="79.82" calcext:value-type="float">
            <text:p>79,82</text:p>
          </table:table-cell>
        </table:table-row>
        <table:table-row table:style-name="ro1">
          <table:table-cell office:value-type="float" office:value="79.75" calcext:value-type="float">
            <text:p>79,75</text:p>
          </table:table-cell>
        </table:table-row>
        <table:table-row table:style-name="ro1">
          <table:table-cell office:value-type="float" office:value="81.81" calcext:value-type="float">
            <text:p>81,81</text:p>
          </table:table-cell>
        </table:table-row>
        <table:table-row table:style-name="ro1">
          <table:table-cell office:value-type="float" office:value="79.38" calcext:value-type="float">
            <text:p>79,38</text:p>
          </table:table-cell>
        </table:table-row>
        <table:table-row table:style-name="ro1">
          <table:table-cell office:value-type="float" office:value="80.04" calcext:value-type="float">
            <text:p>80,04</text:p>
          </table:table-cell>
        </table:table-row>
        <table:table-row table:style-name="ro1">
          <table:table-cell office:value-type="float" office:value="82.23" calcext:value-type="float">
            <text:p>82,23</text:p>
          </table:table-cell>
        </table:table-row>
        <table:table-row table:style-name="ro1">
          <table:table-cell office:value-type="float" office:value="82.36" calcext:value-type="float">
            <text:p>82,36</text:p>
          </table:table-cell>
        </table:table-row>
        <table:table-row table:style-name="ro1">
          <table:table-cell office:value-type="float" office:value="83.74" calcext:value-type="float">
            <text:p>83,74</text:p>
          </table:table-cell>
        </table:table-row>
        <table:table-row table:style-name="ro1">
          <table:table-cell office:value-type="float" office:value="82.86" calcext:value-type="float">
            <text:p>82,86</text:p>
          </table:table-cell>
        </table:table-row>
        <table:table-row table:style-name="ro1">
          <table:table-cell office:value-type="float" office:value="86.69" calcext:value-type="float">
            <text:p>86,69</text:p>
          </table:table-cell>
        </table:table-row>
        <table:table-row table:style-name="ro1">
          <table:table-cell office:value-type="float" office:value="85.76" calcext:value-type="float">
            <text:p>85,76</text:p>
          </table:table-cell>
        </table:table-row>
        <table:table-row table:style-name="ro1">
          <table:table-cell office:value-type="float" office:value="84.17" calcext:value-type="float">
            <text:p>84,17</text:p>
          </table:table-cell>
        </table:table-row>
        <table:table-row table:style-name="ro1">
          <table:table-cell office:value-type="float" office:value="84.47" calcext:value-type="float">
            <text:p>84,47</text:p>
          </table:table-cell>
        </table:table-row>
        <table:table-row table:style-name="ro1">
          <table:table-cell office:value-type="float" office:value="85.58" calcext:value-type="float">
            <text:p>85,58</text:p>
          </table:table-cell>
        </table:table-row>
        <table:table-row table:style-name="ro1">
          <table:table-cell office:value-type="float" office:value="85.55" calcext:value-type="float">
            <text:p>85,55</text:p>
          </table:table-cell>
        </table:table-row>
        <table:table-row table:style-name="ro1">
          <table:table-cell office:value-type="float" office:value="85.39" calcext:value-type="float">
            <text:p>85,39</text:p>
          </table:table-cell>
        </table:table-row>
        <table:table-row table:style-name="ro1">
          <table:table-cell office:value-type="float" office:value="86.53" calcext:value-type="float">
            <text:p>86,53</text:p>
          </table:table-cell>
        </table:table-row>
        <table:table-row table:style-name="ro1">
          <table:table-cell office:value-type="float" office:value="88.57" calcext:value-type="float">
            <text:p>88,57</text:p>
          </table:table-cell>
        </table:table-row>
        <table:table-row table:style-name="ro1">
          <table:table-cell office:value-type="float" office:value="87.11" calcext:value-type="float">
            <text:p>87,11</text:p>
          </table:table-cell>
        </table:table-row>
        <table:table-row table:style-name="ro1">
          <table:table-cell office:value-type="float" office:value="88.81" calcext:value-type="float">
            <text:p>88,81</text:p>
          </table:table-cell>
        </table:table-row>
        <table:table-row table:style-name="ro1">
          <table:table-cell office:value-type="float" office:value="88.32" calcext:value-type="float">
            <text:p>88,32</text:p>
          </table:table-cell>
        </table:table-row>
        <table:table-row table:style-name="ro1">
          <table:table-cell office:value-type="float" office:value="89.08" calcext:value-type="float">
            <text:p>89,08</text:p>
          </table:table-cell>
        </table:table-row>
        <table:table-row table:style-name="ro1">
          <table:table-cell office:value-type="float" office:value="89.08" calcext:value-type="float">
            <text:p>89,08</text:p>
          </table:table-cell>
        </table:table-row>
        <table:table-row table:style-name="ro1">
          <table:table-cell office:value-type="float" office:value="89.08" calcext:value-type="float">
            <text:p>89,08</text:p>
          </table:table-cell>
        </table:table-row>
        <table:table-row table:style-name="ro1">
          <table:table-cell office:value-type="float" office:value="84.9" calcext:value-type="float">
            <text:p>84,9</text:p>
          </table:table-cell>
        </table:table-row>
        <table:table-row table:style-name="ro1">
          <table:table-cell office:value-type="float" office:value="85.23" calcext:value-type="float">
            <text:p>85,23</text:p>
          </table:table-cell>
        </table:table-row>
        <table:table-row table:style-name="ro1">
          <table:table-cell office:value-type="float" office:value="83.64" calcext:value-type="float">
            <text:p>83,64</text:p>
          </table:table-cell>
        </table:table-row>
        <table:table-row table:style-name="ro1">
          <table:table-cell office:value-type="float" office:value="84.49" calcext:value-type="float">
            <text:p>84,49</text:p>
          </table:table-cell>
        </table:table-row>
        <table:table-row table:style-name="ro1">
          <table:table-cell office:value-type="float" office:value="84.34" calcext:value-type="float">
            <text:p>84,34</text:p>
          </table:table-cell>
        </table:table-row>
        <table:table-row table:style-name="ro1">
          <table:table-cell office:value-type="float" office:value="84.63" calcext:value-type="float">
            <text:p>84,63</text:p>
          </table:table-cell>
        </table:table-row>
        <table:table-row table:style-name="ro1">
          <table:table-cell office:value-type="float" office:value="84.08" calcext:value-type="float">
            <text:p>84,08</text:p>
          </table:table-cell>
        </table:table-row>
        <table:table-row table:style-name="ro1">
          <table:table-cell office:value-type="float" office:value="85.93" calcext:value-type="float">
            <text:p>85,93</text:p>
          </table:table-cell>
        </table:table-row>
        <table:table-row table:style-name="ro1">
          <table:table-cell office:value-type="float" office:value="84.91" calcext:value-type="float">
            <text:p>84,91</text:p>
          </table:table-cell>
        </table:table-row>
        <table:table-row table:style-name="ro1">
          <table:table-cell office:value-type="float" office:value="84.3" calcext:value-type="float">
            <text:p>84,3</text:p>
          </table:table-cell>
        </table:table-row>
        <table:table-row table:style-name="ro1">
          <table:table-cell office:value-type="float" office:value="84.26" calcext:value-type="float">
            <text:p>84,26</text:p>
          </table:table-cell>
        </table:table-row>
        <table:table-row table:style-name="ro1">
          <table:table-cell office:value-type="float" office:value="83.46" calcext:value-type="float">
            <text:p>83,46</text:p>
          </table:table-cell>
        </table:table-row>
        <table:table-row table:style-name="ro1">
          <table:table-cell office:value-type="float" office:value="84.59" calcext:value-type="float">
            <text:p>84,59</text:p>
          </table:table-cell>
        </table:table-row>
        <table:table-row table:style-name="ro1"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float" office:value="85.56" calcext:value-type="float">
            <text:p>85,56</text:p>
          </table:table-cell>
        </table:table-row>
        <table:table-row table:style-name="ro1">
          <table:table-cell office:value-type="float" office:value="84.54" calcext:value-type="float">
            <text:p>84,54</text:p>
          </table:table-cell>
        </table:table-row>
        <table:table-row table:style-name="ro1">
          <table:table-cell office:value-type="float" office:value="85.75" calcext:value-type="float">
            <text:p>85,75</text:p>
          </table:table-cell>
        </table:table-row>
        <table:table-row table:style-name="ro1">
          <table:table-cell office:value-type="float" office:value="85.14" calcext:value-type="float">
            <text:p>85,14</text:p>
          </table:table-cell>
        </table:table-row>
        <table:table-row table:style-name="ro1">
          <table:table-cell office:value-type="float" office:value="85.86" calcext:value-type="float">
            <text:p>85,86</text:p>
          </table:table-cell>
        </table:table-row>
        <table:table-row table:style-name="ro1">
          <table:table-cell office:value-type="float" office:value="84.4" calcext:value-type="float">
            <text:p>84,4</text:p>
          </table:table-cell>
        </table:table-row>
        <table:table-row table:style-name="ro1">
          <table:table-cell office:value-type="float" office:value="84.68" calcext:value-type="float">
            <text:p>84,68</text:p>
          </table:table-cell>
        </table:table-row>
        <table:table-row table:style-name="ro1">
          <table:table-cell office:value-type="float" office:value="83.33" calcext:value-type="float">
            <text:p>83,33</text:p>
          </table:table-cell>
        </table:table-row>
        <table:table-row table:style-name="ro1">
          <table:table-cell office:value-type="float" office:value="83.28" calcext:value-type="float">
            <text:p>83,28</text:p>
          </table:table-cell>
        </table:table-row>
        <table:table-row table:style-name="ro1">
          <table:table-cell office:value-type="float" office:value="81.65" calcext:value-type="float">
            <text:p>81,65</text:p>
          </table:table-cell>
        </table:table-row>
        <table:table-row table:style-name="ro1">
          <table:table-cell office:value-type="float" office:value="80.01" calcext:value-type="float">
            <text:p>80,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7.26" calcext:value-type="float">
            <text:p>77,26</text:p>
          </table:table-cell>
        </table:table-row>
        <table:table-row table:style-name="ro1">
          <table:table-cell office:value-type="float" office:value="78.7" calcext:value-type="float">
            <text:p>78,7</text:p>
          </table:table-cell>
        </table:table-row>
        <table:table-row table:style-name="ro1">
          <table:table-cell office:value-type="float" office:value="76.66" calcext:value-type="float">
            <text:p>76,66</text:p>
          </table:table-cell>
        </table:table-row>
        <table:table-row table:style-name="ro1">
          <table:table-cell office:value-type="float" office:value="76.37" calcext:value-type="float">
            <text:p>76,37</text:p>
          </table:table-cell>
        </table:table-row>
        <table:table-row table:style-name="ro1">
          <table:table-cell office:value-type="float" office:value="74.11" calcext:value-type="float">
            <text:p>74,11</text:p>
          </table:table-cell>
        </table:table-row>
        <table:table-row table:style-name="ro1">
          <table:table-cell office:value-type="float" office:value="72.27" calcext:value-type="float">
            <text:p>72,27</text:p>
          </table:table-cell>
        </table:table-row>
        <table:table-row table:style-name="ro1">
          <table:table-cell office:value-type="float" office:value="74.25" calcext:value-type="float">
            <text:p>74,25</text:p>
          </table:table-cell>
        </table:table-row>
        <table:table-row table:style-name="ro1">
          <table:table-cell office:value-type="float" office:value="75.15" calcext:value-type="float">
            <text:p>75,15</text:p>
          </table:table-cell>
        </table:table-row>
        <table:table-row table:style-name="ro1">
          <table:table-cell office:value-type="float" office:value="73.43" calcext:value-type="float">
            <text:p>73,43</text:p>
          </table:table-cell>
        </table:table-row>
        <table:table-row table:style-name="ro1">
          <table:table-cell office:value-type="float" office:value="73.44" calcext:value-type="float">
            <text:p>73,44</text:p>
          </table:table-cell>
        </table:table-row>
        <table:table-row table:style-name="ro1">
          <table:table-cell office:value-type="float" office:value="72.6" calcext:value-type="float">
            <text:p>72,6</text:p>
          </table:table-cell>
        </table:table-row>
        <table:table-row table:style-name="ro1">
          <table:table-cell office:value-type="float" office:value="69.74" calcext:value-type="float">
            <text:p>69,74</text:p>
          </table:table-cell>
        </table:table-row>
        <table:table-row table:style-name="ro1">
          <table:table-cell office:value-type="float" office:value="68.28" calcext:value-type="float">
            <text:p>68,28</text:p>
          </table:table-cell>
        </table:table-row>
        <table:table-row table:style-name="ro1">
          <table:table-cell office:value-type="float" office:value="68.73" calcext:value-type="float">
            <text:p>68,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.97" calcext:value-type="float">
            <text:p>73,97</text:p>
          </table:table-cell>
        </table:table-row>
        <table:table-row table:style-name="ro1">
          <table:table-cell office:value-type="float" office:value="73.7" calcext:value-type="float">
            <text:p>73,7</text:p>
          </table:table-cell>
        </table:table-row>
        <table:table-row table:style-name="ro1">
          <table:table-cell office:value-type="float" office:value="75.04" calcext:value-type="float">
            <text:p>75,04</text:p>
          </table:table-cell>
        </table:table-row>
        <table:table-row table:style-name="ro1">
          <table:table-cell office:value-type="float" office:value="74.63" calcext:value-type="float">
            <text:p>74,63</text:p>
          </table:table-cell>
        </table:table-row>
        <table:table-row table:style-name="ro1">
          <table:table-cell office:value-type="float" office:value="75.31" calcext:value-type="float">
            <text:p>75,31</text:p>
          </table:table-cell>
        </table:table-row>
        <table:table-row table:style-name="ro1">
          <table:table-cell office:value-type="float" office:value="75.49" calcext:value-type="float">
            <text:p>75,49</text:p>
          </table:table-cell>
        </table:table-row>
        <table:table-row table:style-name="ro1">
          <table:table-cell office:value-type="float" office:value="75.94" calcext:value-type="float">
            <text:p>75,94</text:p>
          </table:table-cell>
        </table:table-row>
        <table:table-row table:style-name="ro1">
          <table:table-cell office:value-type="float" office:value="77.41" calcext:value-type="float">
            <text:p>77,41</text:p>
          </table:table-cell>
        </table:table-row>
        <table:table-row table:style-name="ro1">
          <table:table-cell office:value-type="float" office:value="78.23" calcext:value-type="float">
            <text:p>78,23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78.19" calcext:value-type="float">
            <text:p>78,19</text:p>
          </table:table-cell>
        </table:table-row>
        <table:table-row table:style-name="ro1">
          <table:table-cell office:value-type="float" office:value="77.84" calcext:value-type="float">
            <text:p>77,84</text:p>
          </table:table-cell>
        </table:table-row>
        <table:table-row table:style-name="ro1">
          <table:table-cell office:value-type="float" office:value="77.28" calcext:value-type="float">
            <text:p>77,28</text:p>
          </table:table-cell>
        </table:table-row>
        <table:table-row table:style-name="ro1">
          <table:table-cell office:value-type="float" office:value="73.55" calcext:value-type="float">
            <text:p>73,55</text:p>
          </table:table-cell>
        </table:table-row>
        <table:table-row table:style-name="ro1">
          <table:table-cell office:value-type="float" office:value="73.33" calcext:value-type="float">
            <text:p>73,33</text:p>
          </table:table-cell>
        </table:table-row>
        <table:table-row table:style-name="ro1">
          <table:table-cell office:value-type="float" office:value="74.18" calcext:value-type="float">
            <text:p>74,18</text:p>
          </table:table-cell>
        </table:table-row>
        <table:table-row table:style-name="ro1">
          <table:table-cell office:value-type="float" office:value="74.19" calcext:value-type="float">
            <text:p>74,19</text:p>
          </table:table-cell>
        </table:table-row>
        <table:table-row table:style-name="ro1">
          <table:table-cell office:value-type="float" office:value="77.81" calcext:value-type="float">
            <text:p>77,81</text:p>
          </table:table-cell>
        </table:table-row>
        <table:table-row table:style-name="ro1">
          <table:table-cell office:value-type="float" office:value="79.05" calcext:value-type="float">
            <text:p>79,05</text:p>
          </table:table-cell>
        </table:table-row>
        <table:table-row table:style-name="ro1">
          <table:table-cell office:value-type="float" office:value="79.76" calcext:value-type="float">
            <text:p>79,76</text:p>
          </table:table-cell>
        </table:table-row>
        <table:table-row table:style-name="ro1">
          <table:table-cell office:value-type="float" office:value="79.29" calcext:value-type="float">
            <text:p>79,29</text:p>
          </table:table-cell>
        </table:table-row>
        <table:table-row table:style-name="ro1">
          <table:table-cell office:value-type="float" office:value="78.8" calcext:value-type="float">
            <text:p>78,8</text:p>
          </table:table-cell>
        </table:table-row>
        <table:table-row table:style-name="ro1">
          <table:table-cell office:value-type="float" office:value="78.99" calcext:value-type="float">
            <text:p>78,99</text:p>
          </table:table-cell>
        </table:table-row>
        <table:table-row table:style-name="ro1">
          <table:table-cell office:value-type="float" office:value="75.68" calcext:value-type="float">
            <text:p>75,68</text:p>
          </table:table-cell>
        </table:table-row>
        <table:table-row table:style-name="ro1">
          <table:table-cell office:value-type="float" office:value="76.46" calcext:value-type="float">
            <text:p>76,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.49" calcext:value-type="float">
            <text:p>77,49</text:p>
          </table:table-cell>
        </table:table-row>
        <table:table-row table:style-name="ro1"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float" office:value="77.77" calcext:value-type="float">
            <text:p>77,77</text:p>
          </table:table-cell>
        </table:table-row>
        <table:table-row table:style-name="ro1">
          <table:table-cell office:value-type="float" office:value="76.92" calcext:value-type="float">
            <text:p>76,92</text:p>
          </table:table-cell>
        </table:table-row>
        <table:table-row table:style-name="ro1">
          <table:table-cell office:value-type="float" office:value="76.66" calcext:value-type="float">
            <text:p>76,66</text:p>
          </table:table-cell>
        </table:table-row>
        <table:table-row table:style-name="ro1">
          <table:table-cell office:value-type="float" office:value="78.76" calcext:value-type="float">
            <text:p>78,76</text:p>
          </table:table-cell>
        </table:table-row>
        <table:table-row table:style-name="ro1">
          <table:table-cell office:value-type="float" office:value="79.64" calcext:value-type="float">
            <text:p>79,64</text:p>
          </table:table-cell>
        </table:table-row>
        <table:table-row table:style-name="ro1">
          <table:table-cell office:value-type="float" office:value="78.21" calcext:value-type="float">
            <text:p>78,21</text:p>
          </table:table-cell>
        </table:table-row>
        <table:table-row table:style-name="ro1">
          <table:table-cell office:value-type="float" office:value="78.07" calcext:value-type="float">
            <text:p>78,07</text:p>
          </table:table-cell>
        </table:table-row>
        <table:table-row table:style-name="ro1">
          <table:table-cell office:value-type="float" office:value="76.53" calcext:value-type="float">
            <text:p>76,53</text:p>
          </table:table-cell>
        </table:table-row>
        <table:table-row table:style-name="ro1">
          <table:table-cell office:value-type="float" office:value="75.88" calcext:value-type="float">
            <text:p>75,88</text:p>
          </table:table-cell>
        </table:table-row>
        <table:table-row table:style-name="ro1">
          <table:table-cell office:value-type="float" office:value="74.09" calcext:value-type="float">
            <text:p>74,09</text:p>
          </table:table-cell>
        </table:table-row>
        <table:table-row table:style-name="ro1">
          <table:table-cell office:value-type="float" office:value="73.93" calcext:value-type="float">
            <text:p>73,93</text:p>
          </table:table-cell>
        </table:table-row>
        <table:table-row table:style-name="ro1">
          <table:table-cell office:value-type="float" office:value="74.58" calcext:value-type="float">
            <text:p>74,58</text:p>
          </table:table-cell>
        </table:table-row>
        <table:table-row table:style-name="ro1">
          <table:table-cell office:value-type="float" office:value="76.3" calcext:value-type="float">
            <text:p>76,3</text:p>
          </table:table-cell>
        </table:table-row>
        <table:table-row table:style-name="ro1">
          <table:table-cell office:value-type="float" office:value="74.44" calcext:value-type="float">
            <text:p>74,44</text:p>
          </table:table-cell>
        </table:table-row>
        <table:table-row table:style-name="ro1">
          <table:table-cell office:value-type="float" office:value="74.82" calcext:value-type="float">
            <text:p>74,82</text:p>
          </table:table-cell>
        </table:table-row>
        <table:table-row table:style-name="ro1">
          <table:table-cell office:value-type="float" office:value="72.69" calcext:value-type="float">
            <text:p>72,69</text:p>
          </table:table-cell>
        </table:table-row>
        <table:table-row table:style-name="ro1">
          <table:table-cell office:value-type="float" office:value="74.13" calcext:value-type="float">
            <text:p>74,13</text:p>
          </table:table-cell>
        </table:table-row>
        <table:table-row table:style-name="ro1">
          <table:table-cell office:value-type="float" office:value="74.26" calcext:value-type="float">
            <text:p>74,26</text:p>
          </table:table-cell>
        </table:table-row>
        <table:table-row table:style-name="ro1">
          <table:table-cell office:value-type="float" office:value="74.25" calcext:value-type="float">
            <text:p>74,25</text:p>
          </table:table-cell>
        </table:table-row>
        <table:table-row table:style-name="ro1">
          <table:table-cell office:value-type="float" office:value="73.29" calcext:value-type="float">
            <text:p>73,29</text:p>
          </table:table-cell>
        </table:table-row>
        <table:table-row table:style-name="ro1">
          <table:table-cell office:value-type="float" office:value="71.52" calcext:value-type="float">
            <text:p>71,52</text:p>
          </table:table-cell>
        </table:table-row>
        <table:table-row table:style-name="ro1">
          <table:table-cell office:value-type="float" office:value="73.65" calcext:value-type="float">
            <text:p>73,65</text:p>
          </table:table-cell>
        </table:table-row>
        <table:table-row table:style-name="ro1">
          <table:table-cell office:value-type="float" office:value="71.45" calcext:value-type="float">
            <text:p>71,45</text:p>
          </table:table-cell>
        </table:table-row>
        <table:table-row table:style-name="ro1">
          <table:table-cell office:value-type="float" office:value="72.63" calcext:value-type="float">
            <text:p>72,63</text:p>
          </table:table-cell>
        </table:table-row>
        <table:table-row table:style-name="ro1">
          <table:table-cell office:value-type="float" office:value="71.2" calcext:value-type="float">
            <text:p>71,2</text:p>
          </table:table-cell>
        </table:table-row>
        <table:table-row table:style-name="ro1">
          <table:table-cell office:value-type="float" office:value="71.39" calcext:value-type="float">
            <text:p>71,39</text:p>
          </table:table-cell>
        </table:table-row>
      </table:table>
      <table:table table:name="Лист2" table:style-name="ta1">
        <table:shapes>
          <draw:frame draw:z-index="0" draw:style-name="gr1" draw:text-style-name="P1" svg:width="15.999cm" svg:height="8.999cm" svg:x="17.327cm" svg:y="4.723cm">
            <draw:object draw:notify-on-update-of-ranges="Лист2.B1:Лист2.B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formula="of:=[.B1]*1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1]/12" office:value-type="float" office:value="0.25" calcext:value-type="float">
            <text:p>0,25</text:p>
          </table:table-cell>
          <table:table-cell table:formula="of:=1/[.G1]" office:value-type="float" office:value="4" calcext:value-type="float">
            <text:p>4</text:p>
          </table:table-cell>
          <table:table-cell table:formula="of:=[.B1]*[.H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table:formula="of:=[.B2]*12" office:value-type="float" office:value="8.004" calcext:value-type="float">
            <text:p>8,004</text:p>
          </table:table-cell>
          <table:table-cell table:formula="of:=[.C2]-[.C1]" office:value-type="float" office:value="5.004" calcext:value-type="float">
            <text:p>5,004</text:p>
          </table:table-cell>
          <table:table-cell office:value-type="float" office:value="5" calcext:value-type="float">
            <text:p>5</text:p>
          </table:table-cell>
          <table:table-cell table:formula="of:=[.E2]+[.F1]" office:value-type="float" office:value="8" calcext:value-type="float">
            <text:p>8</text:p>
          </table:table-cell>
          <table:table-cell table:formula="of:=[.F2]/12" office:value-type="float" office:value="0.666666666666667" calcext:value-type="float">
            <text:p>0,6666666667</text:p>
          </table:table-cell>
          <table:table-cell table:formula="of:=1/[.G2]" office:value-type="float" office:value="1.5" calcext:value-type="float">
            <text:p>1,5</text:p>
          </table:table-cell>
          <table:table-cell table:formula="of:=[.B2]*[.H2]" office:value-type="float" office:value="1.0005" calcext:value-type="float">
            <text:p>1,0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,25</text:p>
          </table:table-cell>
          <table:table-cell table:formula="of:=[.B3]*12" office:value-type="float" office:value="15" calcext:value-type="float">
            <text:p>15</text:p>
          </table:table-cell>
          <table:table-cell table:formula="of:=[.C3]-[.C2]" office:value-type="float" office:value="6.996" calcext:value-type="float">
            <text:p>6,996</text:p>
          </table:table-cell>
          <table:table-cell office:value-type="float" office:value="7" calcext:value-type="float">
            <text:p>7</text:p>
          </table:table-cell>
          <table:table-cell table:formula="of:=[.E3]+[.F2]" office:value-type="float" office:value="15" calcext:value-type="float">
            <text:p>15</text:p>
          </table:table-cell>
          <table:table-cell table:formula="of:=[.F3]/12" office:value-type="float" office:value="1.25" calcext:value-type="float">
            <text:p>1,25</text:p>
          </table:table-cell>
          <table:table-cell table:formula="of:=1/[.G3]" office:value-type="float" office:value="0.8" calcext:value-type="float">
            <text:p>0,8</text:p>
          </table:table-cell>
          <table:table-cell table:formula="of:=[.B3]*[.H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4]*12" office:value-type="float" office:value="24" calcext:value-type="float">
            <text:p>24</text:p>
          </table:table-cell>
          <table:table-cell table:formula="of:=[.C4]-[.C3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E4]+[.F3]" office:value-type="float" office:value="24" calcext:value-type="float">
            <text:p>24</text:p>
          </table:table-cell>
          <table:table-cell table:formula="of:=[.F4]/12" office:value-type="float" office:value="2" calcext:value-type="float">
            <text:p>2</text:p>
          </table:table-cell>
          <table:table-cell table:formula="of:=1/[.G4]" office:value-type="float" office:value="0.5" calcext:value-type="float">
            <text:p>0,5</text:p>
          </table:table-cell>
          <table:table-cell table:formula="of:=[.B4]*[.H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1667" calcext:value-type="float">
            <text:p>2,91667</text:p>
          </table:table-cell>
          <table:table-cell table:formula="of:=[.B5]*12" office:value-type="float" office:value="35.00004" calcext:value-type="float">
            <text:p>35,00004</text:p>
          </table:table-cell>
          <table:table-cell table:formula="of:=[.C5]-[.C4]" office:value-type="float" office:value="11.00004" calcext:value-type="float">
            <text:p>11,00004</text:p>
          </table:table-cell>
          <table:table-cell office:value-type="float" office:value="11" calcext:value-type="float">
            <text:p>11</text:p>
          </table:table-cell>
          <table:table-cell table:formula="of:=[.E5]+[.F4]" office:value-type="float" office:value="35" calcext:value-type="float">
            <text:p>35</text:p>
          </table:table-cell>
          <table:table-cell table:formula="of:=[.F5]/12" office:value-type="float" office:value="2.91666666666667" calcext:value-type="float">
            <text:p>2,9166666667</text:p>
          </table:table-cell>
          <table:table-cell table:formula="of:=1/[.G5]" office:value-type="float" office:value="0.342857142857143" calcext:value-type="float">
            <text:p>0,3428571429</text:p>
          </table:table-cell>
          <table:table-cell table:formula="of:=[.B5]*[.H5]" office:value-type="float" office:value="1.00000114285714" calcext:value-type="float">
            <text:p>1,000001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B6]*12" office:value-type="float" office:value="48" calcext:value-type="float">
            <text:p>48</text:p>
          </table:table-cell>
          <table:table-cell table:formula="of:=[.C6]-[.C5]" office:value-type="float" office:value="12.99996" calcext:value-type="float">
            <text:p>12,99996</text:p>
          </table:table-cell>
          <table:table-cell office:value-type="float" office:value="13" calcext:value-type="float">
            <text:p>13</text:p>
          </table:table-cell>
          <table:table-cell table:formula="of:=[.E6]+[.F5]" office:value-type="float" office:value="48" calcext:value-type="float">
            <text:p>48</text:p>
          </table:table-cell>
          <table:table-cell table:formula="of:=[.F6]/12" office:value-type="float" office:value="4" calcext:value-type="float">
            <text:p>4</text:p>
          </table:table-cell>
          <table:table-cell table:formula="of:=1/[.G6]" office:value-type="float" office:value="0.25" calcext:value-type="float">
            <text:p>0,25</text:p>
          </table:table-cell>
          <table:table-cell table:formula="of:=[.B6]*[.H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5" calcext:value-type="float">
            <text:p>5,25</text:p>
          </table:table-cell>
          <table:table-cell table:formula="of:=[.B7]*12" office:value-type="float" office:value="63" calcext:value-type="float">
            <text:p>63</text:p>
          </table:table-cell>
          <table:table-cell table:formula="of:=[.C7]-[.C6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[.E7]+[.F6]" office:value-type="float" office:value="63" calcext:value-type="float">
            <text:p>63</text:p>
          </table:table-cell>
          <table:table-cell table:formula="of:=[.F7]/12" office:value-type="float" office:value="5.25" calcext:value-type="float">
            <text:p>5,25</text:p>
          </table:table-cell>
          <table:table-cell table:formula="of:=1/[.G7]" office:value-type="float" office:value="0.19047619047619" calcext:value-type="float">
            <text:p>0,1904761905</text:p>
          </table:table-cell>
          <table:table-cell table:formula="of:=[.B7]*[.H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667" calcext:value-type="float">
            <text:p>6,667</text:p>
          </table:table-cell>
          <table:table-cell table:formula="of:=[.B8]*12" office:value-type="float" office:value="80.004" calcext:value-type="float">
            <text:p>80,004</text:p>
          </table:table-cell>
          <table:table-cell table:formula="of:=[.C8]-[.C7]" office:value-type="float" office:value="17.004" calcext:value-type="float">
            <text:p>17,004</text:p>
          </table:table-cell>
          <table:table-cell office:value-type="float" office:value="17" calcext:value-type="float">
            <text:p>17</text:p>
          </table:table-cell>
          <table:table-cell table:formula="of:=[.E8]+[.F7]" office:value-type="float" office:value="80" calcext:value-type="float">
            <text:p>80</text:p>
          </table:table-cell>
          <table:table-cell table:formula="of:=[.F8]/12" office:value-type="float" office:value="6.66666666666667" calcext:value-type="float">
            <text:p>6,6666666667</text:p>
          </table:table-cell>
          <table:table-cell table:formula="of:=1/[.G8]" office:value-type="float" office:value="0.15" calcext:value-type="float">
            <text:p>0,15</text:p>
          </table:table-cell>
          <table:table-cell table:formula="of:=[.B8]*[.H8]" office:value-type="float" office:value="1.00005" calcext:value-type="float">
            <text:p>1,00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25" calcext:value-type="float">
            <text:p>8,25</text:p>
          </table:table-cell>
          <table:table-cell table:formula="of:=[.B9]*12" office:value-type="float" office:value="99" calcext:value-type="float">
            <text:p>99</text:p>
          </table:table-cell>
          <table:table-cell table:formula="of:=[.C9]-[.C8]" office:value-type="float" office:value="18.996" calcext:value-type="float">
            <text:p>18,996</text:p>
          </table:table-cell>
          <table:table-cell office:value-type="float" office:value="19" calcext:value-type="float">
            <text:p>19</text:p>
          </table:table-cell>
          <table:table-cell table:formula="of:=[.E9]+[.F8]" office:value-type="float" office:value="99" calcext:value-type="float">
            <text:p>99</text:p>
          </table:table-cell>
          <table:table-cell table:formula="of:=[.F9]/12" office:value-type="float" office:value="8.25" calcext:value-type="float">
            <text:p>8,25</text:p>
          </table:table-cell>
          <table:table-cell table:formula="of:=1/[.G9]" office:value-type="float" office:value="0.121212121212121" calcext:value-type="float">
            <text:p>0,1212121212</text:p>
          </table:table-cell>
          <table:table-cell table:formula="of:=[.B9]*[.H9]" office:value-type="float" office:value="1" calcext:value-type="float">
            <text:p>1</text:p>
          </table:table-cell>
        </table:table-row>
      </table:table>
      <table:table table:name="Лист3" table:style-name="ta1"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line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  <table:table-cell table:formula="of:=[.B2]*4" office:value-type="float" office:value="3" calcext:value-type="float">
            <text:p>3</text:p>
          </table:table-cell>
          <table:table-cell table:formula="of:=[.C2]/([.A2]+1)" office:value-type="float" office:value="1" calcext:value-type="float">
            <text:p>1</text:p>
          </table:table-cell>
          <table:table-cell table:formula="of:=[.D2]/(([.A2]-1)/1)" office:value-type="float" office:value="1" calcext:value-type="float">
            <text:p>1</text:p>
          </table:table-cell>
          <table:table-cell table:formula="of:=[.E2]*3" office:value-type="float" office:value="3" calcext:value-type="float">
            <text:p>3</text:p>
          </table:table-cell>
          <table:table-cell table:formula="of:=[.F2]*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3]*4" office:value-type="float" office:value="16" calcext:value-type="float">
            <text:p>16</text:p>
          </table:table-cell>
          <table:table-cell table:formula="of:=[.C3]/([.A3]+1)" office:value-type="float" office:value="4" calcext:value-type="float">
            <text:p>4</text:p>
          </table:table-cell>
          <table:table-cell table:formula="of:=[.D3]/(([.A3]-1)/1)" office:value-type="float" office:value="2" calcext:value-type="float">
            <text:p>2</text:p>
          </table:table-cell>
          <table:table-cell table:formula="of:=[.E3]*3" office:value-type="float" office:value="6" calcext:value-type="float">
            <text:p>6</text:p>
          </table:table-cell>
          <table:table-cell table:formula="of:=[.F3]*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,5</text:p>
          </table:table-cell>
          <table:table-cell table:formula="of:=[.B4]*4" office:value-type="float" office:value="50" calcext:value-type="float">
            <text:p>50</text:p>
          </table:table-cell>
          <table:table-cell table:formula="of:=[.C4]/([.A4]+1)" office:value-type="float" office:value="10" calcext:value-type="float">
            <text:p>10</text:p>
          </table:table-cell>
          <table:table-cell table:formula="of:=[.D4]/(([.A4]-1)/1)" office:value-type="float" office:value="3.33333333333333" calcext:value-type="float">
            <text:p>3,3333333333</text:p>
          </table:table-cell>
          <table:table-cell table:formula="of:=[.E4]*3" office:value-type="float" office:value="10" calcext:value-type="float">
            <text:p>10</text:p>
          </table:table-cell>
          <table:table-cell table:formula="of:=[.F4]*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B5]*4" office:value-type="float" office:value="120" calcext:value-type="float">
            <text:p>120</text:p>
          </table:table-cell>
          <table:table-cell table:formula="of:=[.C5]/([.A5]+1)" office:value-type="float" office:value="20" calcext:value-type="float">
            <text:p>20</text:p>
          </table:table-cell>
          <table:table-cell table:formula="of:=[.D5]/(([.A5]-1)/1)" office:value-type="float" office:value="5" calcext:value-type="float">
            <text:p>5</text:p>
          </table:table-cell>
          <table:table-cell table:formula="of:=[.E5]*3" office:value-type="float" office:value="15" calcext:value-type="float">
            <text:p>15</text:p>
          </table:table-cell>
          <table:table-cell table:formula="of:=[.F5]*1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.25" calcext:value-type="float">
            <text:p>61,25</text:p>
          </table:table-cell>
          <table:table-cell table:formula="of:=[.B6]*4" office:value-type="float" office:value="245" calcext:value-type="float">
            <text:p>245</text:p>
          </table:table-cell>
          <table:table-cell table:formula="of:=[.C6]/([.A6]+1)" office:value-type="float" office:value="35" calcext:value-type="float">
            <text:p>35</text:p>
          </table:table-cell>
          <table:table-cell table:formula="of:=[.D6]/(([.A6]-1)/1)" office:value-type="float" office:value="7" calcext:value-type="float">
            <text:p>7</text:p>
          </table:table-cell>
          <table:table-cell table:formula="of:=[.E6]*3" office:value-type="float" office:value="21" calcext:value-type="float">
            <text:p>21</text:p>
          </table:table-cell>
          <table:table-cell table:formula="of:=[.F6]*1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table:formula="of:=[.B7]*4" office:value-type="float" office:value="448" calcext:value-type="float">
            <text:p>448</text:p>
          </table:table-cell>
          <table:table-cell table:formula="of:=[.C7]/([.A7]+1)" office:value-type="float" office:value="56" calcext:value-type="float">
            <text:p>56</text:p>
          </table:table-cell>
          <table:table-cell table:formula="of:=[.D7]/(([.A7]-1)/1)" office:value-type="float" office:value="9.33333333333333" calcext:value-type="float">
            <text:p>9,3333333333</text:p>
          </table:table-cell>
          <table:table-cell table:formula="of:=[.E7]*3" office:value-type="float" office:value="28" calcext:value-type="float">
            <text:p>28</text:p>
          </table:table-cell>
          <table:table-cell table:formula="of:=[.F7]*1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table:formula="of:=[.B8]*4" office:value-type="float" office:value="756" calcext:value-type="float">
            <text:p>756</text:p>
          </table:table-cell>
          <table:table-cell table:formula="of:=[.C8]/([.A8]+1)" office:value-type="float" office:value="84" calcext:value-type="float">
            <text:p>84</text:p>
          </table:table-cell>
          <table:table-cell table:formula="of:=[.D8]/(([.A8]-1)/1)" office:value-type="float" office:value="12" calcext:value-type="float">
            <text:p>12</text:p>
          </table:table-cell>
          <table:table-cell table:formula="of:=[.E8]*3" office:value-type="float" office:value="36" calcext:value-type="float">
            <text:p>36</text:p>
          </table:table-cell>
          <table:table-cell table:formula="of:=[.F8]*1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table:formula="of:=[.B9]*4" office:value-type="float" office:value="1200" calcext:value-type="float">
            <text:p>1200</text:p>
          </table:table-cell>
          <table:table-cell table:formula="of:=[.C9]/([.A9]+1)" office:value-type="float" office:value="120" calcext:value-type="float">
            <text:p>120</text:p>
          </table:table-cell>
          <table:table-cell table:formula="of:=[.D9]/(([.A9]-1)/1)" office:value-type="float" office:value="15" calcext:value-type="float">
            <text:p>15</text:p>
          </table:table-cell>
          <table:table-cell table:formula="of:=[.E9]*3" office:value-type="float" office:value="45" calcext:value-type="float">
            <text:p>45</text:p>
          </table:table-cell>
          <table:table-cell table:formula="of:=[.F9]*1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3.75" calcext:value-type="float">
            <text:p>453,75</text:p>
          </table:table-cell>
          <table:table-cell table:formula="of:=[.B10]*4" office:value-type="float" office:value="1815" calcext:value-type="float">
            <text:p>1815</text:p>
          </table:table-cell>
          <table:table-cell table:formula="of:=[.C10]/([.A10]+1)" office:value-type="float" office:value="165" calcext:value-type="float">
            <text:p>165</text:p>
          </table:table-cell>
          <table:table-cell table:formula="of:=[.D10]/(([.A10]-1)/1)" office:value-type="float" office:value="18.3333333333333" calcext:value-type="float">
            <text:p>18,3333333333</text:p>
          </table:table-cell>
          <table:table-cell table:formula="of:=[.E10]*3" office:value-type="float" office:value="55" calcext:value-type="float">
            <text:p>55</text:p>
          </table:table-cell>
          <table:table-cell table:formula="of:=[.F10]*1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B15]*4" office:value-type="float" office:value="2" calcext:value-type="float">
            <text:p>2</text:p>
          </table:table-cell>
          <table:table-cell table:formula="of:=[.C15]/([.A15]+1)" office:value-type="float" office:value="0.666666666666667" calcext:value-type="float">
            <text:p>0,6666666667</text:p>
          </table:table-cell>
          <table:table-cell table:formula="of:=[.D15]/(([.A15]-1)/1)" office:value-type="float" office:value="0.666666666666667" calcext:value-type="float">
            <text:p>0,6666666667</text:p>
          </table:table-cell>
          <table:table-cell table:formula="of:=[.E15]*3" office:value-type="float" office:value="2" calcext:value-type="float">
            <text:p>2</text:p>
          </table:table-cell>
          <table:table-cell table:formula="of:=[.F15]*3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6]*4" office:value-type="float" office:value="8" calcext:value-type="float">
            <text:p>8</text:p>
          </table:table-cell>
          <table:table-cell table:formula="of:=[.C16]/([.A16]+1)" office:value-type="float" office:value="2" calcext:value-type="float">
            <text:p>2</text:p>
          </table:table-cell>
          <table:table-cell table:formula="of:=[.D16]/(([.A16]-1)/1)" office:value-type="float" office:value="1" calcext:value-type="float">
            <text:p>1</text:p>
          </table:table-cell>
          <table:table-cell table:formula="of:=[.E16]*3" office:value-type="float" office:value="3" calcext:value-type="float">
            <text:p>3</text:p>
          </table:table-cell>
          <table:table-cell table:formula="of:=[.F16]*3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7]*4" office:value-type="float" office:value="20" calcext:value-type="float">
            <text:p>20</text:p>
          </table:table-cell>
          <table:table-cell table:formula="of:=[.C17]/([.A17]+1)" office:value-type="float" office:value="4" calcext:value-type="float">
            <text:p>4</text:p>
          </table:table-cell>
          <table:table-cell table:formula="of:=[.D17]/(([.A17]-1)/1)" office:value-type="float" office:value="1.33333333333333" calcext:value-type="float">
            <text:p>1,3333333333</text:p>
          </table:table-cell>
          <table:table-cell table:formula="of:=[.E17]*3" office:value-type="float" office:value="4" calcext:value-type="float">
            <text:p>4</text:p>
          </table:table-cell>
          <table:table-cell table:formula="of:=[.F17]*3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8]*4" office:value-type="float" office:value="40" calcext:value-type="float">
            <text:p>40</text:p>
          </table:table-cell>
          <table:table-cell table:formula="of:=[.C18]/([.A18]+1)" office:value-type="float" office:value="6.66666666666667" calcext:value-type="float">
            <text:p>6,6666666667</text:p>
          </table:table-cell>
          <table:table-cell table:formula="of:=[.D18]/(([.A18]-1)/1)" office:value-type="float" office:value="1.66666666666667" calcext:value-type="float">
            <text:p>1,6666666667</text:p>
          </table:table-cell>
          <table:table-cell table:formula="of:=[.E18]*3" office:value-type="float" office:value="5" calcext:value-type="float">
            <text:p>5</text:p>
          </table:table-cell>
          <table:table-cell table:formula="of:=[.F18]*3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5" calcext:value-type="float">
            <text:p>17,5</text:p>
          </table:table-cell>
          <table:table-cell table:formula="of:=[.B19]*4" office:value-type="float" office:value="70" calcext:value-type="float">
            <text:p>70</text:p>
          </table:table-cell>
          <table:table-cell table:formula="of:=[.C19]/([.A19]+1)" office:value-type="float" office:value="10" calcext:value-type="float">
            <text:p>10</text:p>
          </table:table-cell>
          <table:table-cell table:formula="of:=[.D19]/(([.A19]-1)/1)" office:value-type="float" office:value="2" calcext:value-type="float">
            <text:p>2</text:p>
          </table:table-cell>
          <table:table-cell table:formula="of:=[.E19]*3" office:value-type="float" office:value="6" calcext:value-type="float">
            <text:p>6</text:p>
          </table:table-cell>
          <table:table-cell table:formula="of:=[.F19]*3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B20]*4" office:value-type="float" office:value="112" calcext:value-type="float">
            <text:p>112</text:p>
          </table:table-cell>
          <table:table-cell table:formula="of:=[.C20]/([.A20]+1)" office:value-type="float" office:value="14" calcext:value-type="float">
            <text:p>14</text:p>
          </table:table-cell>
          <table:table-cell table:formula="of:=[.D20]/(([.A20]-1)/1)" office:value-type="float" office:value="2.33333333333333" calcext:value-type="float">
            <text:p>2,3333333333</text:p>
          </table:table-cell>
          <table:table-cell table:formula="of:=[.E20]*3" office:value-type="float" office:value="7" calcext:value-type="float">
            <text:p>7</text:p>
          </table:table-cell>
          <table:table-cell table:formula="of:=[.F20]*3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formula="of:=[.B21]*4" office:value-type="float" office:value="168" calcext:value-type="float">
            <text:p>168</text:p>
          </table:table-cell>
          <table:table-cell table:formula="of:=[.C21]/([.A21]+1)" office:value-type="float" office:value="18.6666666666667" calcext:value-type="float">
            <text:p>18,6666666667</text:p>
          </table:table-cell>
          <table:table-cell table:formula="of:=[.D21]/(([.A21]-1)/1)" office:value-type="float" office:value="2.66666666666667" calcext:value-type="float">
            <text:p>2,6666666667</text:p>
          </table:table-cell>
          <table:table-cell table:formula="of:=[.E21]*3" office:value-type="float" office:value="8" calcext:value-type="float">
            <text:p>8</text:p>
          </table:table-cell>
          <table:table-cell table:formula="of:=[.F21]*3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B22]*4" office:value-type="float" office:value="240" calcext:value-type="float">
            <text:p>240</text:p>
          </table:table-cell>
          <table:table-cell table:formula="of:=[.C22]/([.A22]+1)" office:value-type="float" office:value="24" calcext:value-type="float">
            <text:p>24</text:p>
          </table:table-cell>
          <table:table-cell table:formula="of:=[.D22]/(([.A22]-1)/1)" office:value-type="float" office:value="3" calcext:value-type="float">
            <text:p>3</text:p>
          </table:table-cell>
          <table:table-cell table:formula="of:=[.E22]*3" office:value-type="float" office:value="9" calcext:value-type="float">
            <text:p>9</text:p>
          </table:table-cell>
          <table:table-cell table:formula="of:=[.F22]*3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.5" calcext:value-type="float">
            <text:p>82,5</text:p>
          </table:table-cell>
          <table:table-cell table:formula="of:=[.B23]*4" office:value-type="float" office:value="330" calcext:value-type="float">
            <text:p>330</text:p>
          </table:table-cell>
          <table:table-cell table:formula="of:=[.C23]/([.A23]+1)" office:value-type="float" office:value="30" calcext:value-type="float">
            <text:p>30</text:p>
          </table:table-cell>
          <table:table-cell table:formula="of:=[.D23]/(([.A23]-1)/1)" office:value-type="float" office:value="3.33333333333333" calcext:value-type="float">
            <text:p>3,3333333333</text:p>
          </table:table-cell>
          <table:table-cell table:formula="of:=[.E23]*3" office:value-type="float" office:value="10" calcext:value-type="float">
            <text:p>10</text:p>
          </table:table-cell>
          <table:table-cell table:formula="of:=[.F23]*3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formula="of:=[.B24]*4" office:value-type="float" office:value="440" calcext:value-type="float">
            <text:p>440</text:p>
          </table:table-cell>
          <table:table-cell table:formula="of:=[.C24]/([.A24]+1)" office:value-type="float" office:value="36.6666666666667" calcext:value-type="float">
            <text:p>36,6666666667</text:p>
          </table:table-cell>
          <table:table-cell table:formula="of:=[.D24]/(([.A24]-1)/1)" office:value-type="float" office:value="3.66666666666667" calcext:value-type="float">
            <text:p>3,6666666667</text:p>
          </table:table-cell>
          <table:table-cell table:formula="of:=[.E24]*3" office:value-type="float" office:value="11" calcext:value-type="float">
            <text:p>11</text:p>
          </table:table-cell>
          <table:table-cell table:formula="of:=[.F24]*3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ine k=2</text:p>
          </table:table-cell>
          <table:table-cell table:number-columns-repeated="7"/>
          <table:table-cell office:value-type="string" calcext:value-type="string">
            <text:p>line k=2, s=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29]*4" office:value-type="float" office:value="4" calcext:value-type="float">
            <text:p>4</text:p>
          </table:table-cell>
          <table:table-cell table:formula="of:=[.C29]/([.A29]+1)" office:value-type="float" office:value="1" calcext:value-type="float">
            <text:p>1</text:p>
          </table:table-cell>
          <table:table-cell table:formula="of:=[.D29]/(([.A29]-1)/1)" office:value-type="float" office:value="0.5" calcext:value-type="float">
            <text:p>0,5</text:p>
          </table:table-cell>
          <table:table-cell table:formula="of:=[.E29]*3" office:value-type="float" office:value="1.5" calcext:value-type="float">
            <text:p>1,5</text:p>
          </table:table-cell>
          <table:table-cell table:formula="of:=[.F29]*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30]*4" office:value-type="float" office:value="24" calcext:value-type="float">
            <text:p>24</text:p>
          </table:table-cell>
          <table:table-cell table:formula="of:=[.C30]/([.A30]+1)" office:value-type="float" office:value="4" calcext:value-type="float">
            <text:p>4</text:p>
          </table:table-cell>
          <table:table-cell table:formula="of:=[.D30]/(([.A30]-1)/1)" office:value-type="float" office:value="1" calcext:value-type="float">
            <text:p>1</text:p>
          </table:table-cell>
          <table:table-cell table:formula="of:=[.E30]*3" office:value-type="float" office:value="3" calcext:value-type="float">
            <text:p>3</text:p>
          </table:table-cell>
          <table:table-cell table:formula="of:=[.F30]*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30]*4" office:value-type="float" office:value="8" calcext:value-type="float">
            <text:p>8</text:p>
          </table:table-cell>
          <table:table-cell table:formula="of:=[.K30]/([.I30]+1)" office:value-type="float" office:value="1.33333333333333" calcext:value-type="float">
            <text:p>1,3333333333</text:p>
          </table:table-cell>
          <table:table-cell table:formula="of:=[.L30]/(([.I30]-1)/1)" office:value-type="float" office:value="0.333333333333333" calcext:value-type="float">
            <text:p>0,3333333333</text:p>
          </table:table-cell>
          <table:table-cell table:formula="of:=[.M30]*3" office:value-type="float" office:value="1" calcext:value-type="float">
            <text:p>1</text:p>
          </table:table-cell>
          <table:table-cell table:formula="of:=[.N30]*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31]*4" office:value-type="float" office:value="80" calcext:value-type="float">
            <text:p>80</text:p>
          </table:table-cell>
          <table:table-cell table:formula="of:=[.C31]/([.A31]+1)" office:value-type="float" office:value="10" calcext:value-type="float">
            <text:p>10</text:p>
          </table:table-cell>
          <table:table-cell table:formula="of:=[.D31]/(([.A31]-1)/1)" office:value-type="float" office:value="1.66666666666667" calcext:value-type="float">
            <text:p>1,6666666667</text:p>
          </table:table-cell>
          <table:table-cell table:formula="of:=[.E31]*3" office:value-type="float" office:value="5" calcext:value-type="float">
            <text:p>5</text:p>
          </table:table-cell>
          <table:table-cell table:formula="of:=[.F31]*2"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J31]*4" office:value-type="float" office:value="40" calcext:value-type="float">
            <text:p>40</text:p>
          </table:table-cell>
          <table:table-cell table:formula="of:=[.K31]/([.$A31]+1)" office:value-type="float" office:value="5" calcext:value-type="float">
            <text:p>5</text:p>
          </table:table-cell>
          <table:table-cell table:formula="of:=[.L31]/(([.I31]-1)/1)" office:value-type="float" office:value="0.833333333333333" calcext:value-type="float">
            <text:p>0,8333333333</text:p>
          </table:table-cell>
          <table:table-cell table:formula="of:=[.M31]*3" office:value-type="float" office:value="2.5" calcext:value-type="float">
            <text:p>2,5</text:p>
          </table:table-cell>
          <table:table-cell table:formula="of:=[.N31]*2" office:value-type="float" office:value="5" calcext:value-type="float">
            <text:p>5</text:p>
          </table:table-cell>
          <table:table-cell table:formula="of:=[.O31]-[.O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32]*4" office:value-type="float" office:value="200" calcext:value-type="float">
            <text:p>200</text:p>
          </table:table-cell>
          <table:table-cell table:formula="of:=[.C32]/([.A32]+1)" office:value-type="float" office:value="20" calcext:value-type="float">
            <text:p>20</text:p>
          </table:table-cell>
          <table:table-cell table:formula="of:=[.D32]/(([.A32]-1)/1)" office:value-type="float" office:value="2.5" calcext:value-type="float">
            <text:p>2,5</text:p>
          </table:table-cell>
          <table:table-cell table:formula="of:=[.E32]*3" office:value-type="float" office:value="7.5" calcext:value-type="float">
            <text:p>7,5</text:p>
          </table:table-cell>
          <table:table-cell table:formula="of:=[.F32]*2"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J32]*4" office:value-type="float" office:value="120" calcext:value-type="float">
            <text:p>120</text:p>
          </table:table-cell>
          <table:table-cell table:formula="of:=[.K32]/([.$A32]+1)" office:value-type="float" office:value="12" calcext:value-type="float">
            <text:p>12</text:p>
          </table:table-cell>
          <table:table-cell table:formula="of:=[.L32]/(([.I32]-1)/1)" office:value-type="float" office:value="1.5" calcext:value-type="float">
            <text:p>1,5</text:p>
          </table:table-cell>
          <table:table-cell table:formula="of:=[.M32]*3" office:value-type="float" office:value="4.5" calcext:value-type="float">
            <text:p>4,5</text:p>
          </table:table-cell>
          <table:table-cell table:formula="of:=[.N32]*2" office:value-type="float" office:value="9" calcext:value-type="float">
            <text:p>9</text:p>
          </table:table-cell>
          <table:table-cell table:formula="of:=[.O32]-[.O3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formula="of:=[.J33]*4" office:value-type="float" office:value="280" calcext:value-type="float">
            <text:p>280</text:p>
          </table:table-cell>
          <table:table-cell table:formula="of:=[.K33]/([.$A33]+1)" office:value-type="float" office:value="23.3333333333333" calcext:value-type="float">
            <text:p>23,3333333333</text:p>
          </table:table-cell>
          <table:table-cell table:formula="of:=[.L33]/(([.I33]-1)/1)" office:value-type="float" office:value="2.33333333333333" calcext:value-type="float">
            <text:p>2,3333333333</text:p>
          </table:table-cell>
          <table:table-cell table:formula="of:=[.M33]*3" office:value-type="float" office:value="7" calcext:value-type="float">
            <text:p>7</text:p>
          </table:table-cell>
          <table:table-cell table:formula="of:=[.N33]*2" office:value-type="float" office:value="14" calcext:value-type="float">
            <text:p>14</text:p>
          </table:table-cell>
          <table:table-cell table:formula="of:=[.O33]-[.O32]" office:value-type="float" office:value="5" calcext:value-type="float">
            <text:p>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ine k=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,25</text:p>
          </table:table-cell>
          <table:table-cell table:formula="of:=[.B36]*4" office:value-type="float" office:value="5" calcext:value-type="float">
            <text:p>5</text:p>
          </table:table-cell>
          <table:table-cell table:formula="of:=[.C36]/([.A36]+1)" office:value-type="float" office:value="1" calcext:value-type="float">
            <text:p>1</text:p>
          </table:table-cell>
          <table:table-cell table:formula="of:=[.D36]/(([.A36]-1)/1)" office:value-type="float" office:value="0.333333333333333" calcext:value-type="float">
            <text:p>0,3333333333</text:p>
          </table:table-cell>
          <table:table-cell table:formula="of:=[.E36]*3" office:value-type="float" office:value="1" calcext:value-type="float">
            <text:p>1</text:p>
          </table:table-cell>
          <table:table-cell table:formula="of:=[.F36]*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7]*4" office:value-type="float" office:value="32" calcext:value-type="float">
            <text:p>32</text:p>
          </table:table-cell>
          <table:table-cell table:formula="of:=[.C37]/([.$A37]+1)" office:value-type="float" office:value="4" calcext:value-type="float">
            <text:p>4</text:p>
          </table:table-cell>
          <table:table-cell table:formula="of:=[.D37]/(([.A37]-1)/1)" office:value-type="float" office:value="0.666666666666667" calcext:value-type="float">
            <text:p>0,6666666667</text:p>
          </table:table-cell>
          <table:table-cell table:formula="of:=[.E37]*3" office:value-type="float" office:value="2" calcext:value-type="float">
            <text:p>2</text:p>
          </table:table-cell>
          <table:table-cell table:formula="of:=[.F37]*3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5" calcext:value-type="float">
            <text:p>27,5</text:p>
          </table:table-cell>
          <table:table-cell table:formula="of:=[.B38]*4" office:value-type="float" office:value="110" calcext:value-type="float">
            <text:p>110</text:p>
          </table:table-cell>
          <table:table-cell table:formula="of:=[.C38]/([.$A38]+1)" office:value-type="float" office:value="10" calcext:value-type="float">
            <text:p>10</text:p>
          </table:table-cell>
          <table:table-cell table:formula="of:=[.D38]/(([.A38]-1)/1)" office:value-type="float" office:value="1.11111111111111" calcext:value-type="float">
            <text:p>1,1111111111</text:p>
          </table:table-cell>
          <table:table-cell table:formula="of:=[.E38]*3" office:value-type="float" office:value="3.33333333333333" calcext:value-type="float">
            <text:p>3,3333333333</text:p>
          </table:table-cell>
          <table:table-cell table:formula="of:=[.F38]*3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formula="of:=[.B39]*4" office:value-type="float" office:value="280" calcext:value-type="float">
            <text:p>280</text:p>
          </table:table-cell>
          <table:table-cell table:formula="of:=[.C39]/([.$A39]+1)" office:value-type="float" office:value="20" calcext:value-type="float">
            <text:p>20</text:p>
          </table:table-cell>
          <table:table-cell table:formula="of:=[.D39]/(([.A39]-1)/1)" office:value-type="float" office:value="1.66666666666667" calcext:value-type="float">
            <text:p>1,6666666667</text:p>
          </table:table-cell>
          <table:table-cell table:formula="of:=[.E39]*3" office:value-type="float" office:value="5" calcext:value-type="float">
            <text:p>5</text:p>
          </table:table-cell>
          <table:table-cell table:formula="of:=[.F39]*3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.75" calcext:value-type="float">
            <text:p>148,75</text:p>
          </table:table-cell>
          <table:table-cell table:formula="of:=[.B40]*4" office:value-type="float" office:value="595" calcext:value-type="float">
            <text:p>595</text:p>
          </table:table-cell>
          <table:table-cell table:formula="of:=[.C40]/([.$A40]+1)" office:value-type="float" office:value="35" calcext:value-type="float">
            <text:p>35</text:p>
          </table:table-cell>
          <table:table-cell table:formula="of:=[.D40]/(([.A40]-1)/1)" office:value-type="float" office:value="2.33333333333333" calcext:value-type="float">
            <text:p>2,3333333333</text:p>
          </table:table-cell>
          <table:table-cell table:formula="of:=[.E40]*3" office:value-type="float" office:value="7" calcext:value-type="float">
            <text:p>7</text:p>
          </table:table-cell>
          <table:table-cell table:formula="of:=[.F40]*3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0" calcext:value-type="float">
            <text:p>280</text:p>
          </table:table-cell>
          <table:table-cell table:formula="of:=[.B41]*4" office:value-type="float" office:value="1120" calcext:value-type="float">
            <text:p>1120</text:p>
          </table:table-cell>
          <table:table-cell table:formula="of:=[.C41]/([.$A41]+1)" office:value-type="float" office:value="56" calcext:value-type="float">
            <text:p>56</text:p>
          </table:table-cell>
          <table:table-cell table:formula="of:=[.D41]/(([.A41]-1)/1)" office:value-type="float" office:value="3.11111111111111" calcext:value-type="float">
            <text:p>3,1111111111</text:p>
          </table:table-cell>
          <table:table-cell table:formula="of:=[.E41]*3" office:value-type="float" office:value="9.33333333333333" calcext:value-type="float">
            <text:p>9,3333333333</text:p>
          </table:table-cell>
          <table:table-cell table:formula="of:=[.F41]*3" office:value-type="float" office:value="28" calcext:value-type="float">
            <text:p>28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8"/>
          <table:table-cell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G46]-[.G$49]" office:value-type="float" office:value="-2.33333333333333" calcext:value-type="float">
            <text:p>-2,3333333333</text:p>
          </table:table-cell>
          <table:table-cell table:formula="of:=[.H46]-[.$I$44]*[.F46]" office:value-type="float" office:value="0.166666666666667" calcext:value-type="float">
            <text:p>0,1666666667</text:p>
          </table:table-cell>
          <table:table-cell table:formula="of:=[.I46]-[.I47]"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G47]-[.G$49]" office:value-type="float" office:value="-0.333333333333333" calcext:value-type="float">
            <text:p>-0,3333333333</text:p>
          </table:table-cell>
          <table:table-cell table:formula="of:=[.H47]-[.$I$44]*[.F47]" office:value-type="float" office:value="-0.333333333333333" calcext:value-type="float">
            <text:p>-0,33333333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G48]-[.G$49]" office:value-type="float" office:value="2.66666666666667" calcext:value-type="float">
            <text:p>2,6666666667</text:p>
          </table:table-cell>
          <table:table-cell table:formula="of:=[.H48]-[.$I$44]*[.F48]" office:value-type="float" office:value="0.166666666666667" calcext:value-type="float">
            <text:p>0,1666666667</text:p>
          </table:table-cell>
          <table:table-cell table:formula="of:=[.I48]-[.I47]" office:value-type="float" office:value="0.5" calcext:value-type="float">
            <text:p>0,5</text:p>
          </table:table-cell>
          <table:table-cell table:formula="of:=[.J48]/[.K49]" office:value-type="float" office:value="38461.5384615385" calcext:value-type="float">
            <text:p>38461,5384615385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SUM([.G46:.G48])/3" office:value-type="float" office:value="3.33333333333333" calcext:value-type="float">
            <text:p>3,3333333333</text:p>
          </table:table-cell>
          <table:table-cell table:formula="of:=SUM([.H46:.H48])/3" office:value-type="float" office:value="-1.48029736616688E-016" calcext:value-type="float">
            <text:p>-1,48029736616688E-016</text:p>
          </table:table-cell>
          <table:table-cell table:number-columns-repeated="2"/>
          <table:table-cell office:value-type="float" office:value="0.000013" calcext:value-type="float">
            <text:p>0,00001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3T19:22:47.144028920</dc:date>
    <meta:editing-duration>PT52M33S</meta:editing-duration>
    <meta:editing-cycles>10</meta:editing-cycles>
    <meta:generator>LibreOffice/4.3.3.2$Linux_X86_64 LibreOffice_project/430m0$Build-2</meta:generator>
    <meta:document-statistic meta:table-count="3" meta:cell-count="43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'sber-comma'.A1:'sber-comma'.A4026" svg:x="0.32cm" svg:y="0.18cm" svg:width="12.455cm" svg:height="8.64cm">
          <chartooo:coordinate-region svg:x="1.127cm" svg:y="0.379cm" svg:width="11.648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ber-comma'.A1:'sber-comma'.A4026" chart:class="chart:line">
            <chart:data-point chart:repeated="40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1">
                <text:p>1.31</text:p>
                <draw:g>
                  <svg:desc>'sber-comma'.A1:'sber-comma'.A4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0005">
                <text:p>0.7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05">
                <text:p>0.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133">
                <text:p>0.72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11">
                <text:p>0.3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0499">
                <text:p>0.304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9999">
                <text:p>0.29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15">
                <text:p>0.19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499">
                <text:p>0.19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479">
                <text:p>0.194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63">
                <text:p>0.3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4533">
                <text:p>0.345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999">
                <text:p>0.43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6999">
                <text:p>0.469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57">
                <text:p>0.4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599">
                <text:p>0.405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565">
                <text:p>0.45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4501">
                <text:p>0.445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2699">
                <text:p>0.426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995">
                <text:p>0.49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67">
                <text:p>0.4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411">
                <text:p>0.44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6499">
                <text:p>0.464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78">
                <text:p>0.5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6716">
                <text:p>0.67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751">
                <text:p>0.77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6001">
                <text:p>1.06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995">
                <text:p>1.09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105">
                <text:p>0.71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72201">
                <text:p>0.722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353">
                <text:p>0.83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1212">
                <text:p>0.712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605">
                <text:p>0.66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5001">
                <text:p>0.75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1502">
                <text:p>0.715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9001">
                <text:p>0.59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598">
                <text:p>0.55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751">
                <text:p>0.57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772">
                <text:p>0.57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835">
                <text:p>0.58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8499">
                <text:p>0.584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25">
                <text:p>0.6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275">
                <text:p>0.72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9799">
                <text:p>0.797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525">
                <text:p>0.95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0155">
                <text:p>1.01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825">
                <text:p>1.28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195">
                <text:p>1.31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6501">
                <text:p>1.365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525">
                <text:p>1.35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4055">
                <text:p>1.40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40551">
                <text:p>1.405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675">
                <text:p>1.36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5685">
                <text:p>1.56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519">
                <text:p>1.5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831">
                <text:p>1.38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4655">
                <text:p>1.46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4751">
                <text:p>1.47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255">
                <text:p>1.42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505">
                <text:p>1.45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3625">
                <text:p>1.3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4775">
                <text:p>1.47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485">
                <text:p>1.4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47155">
                <text:p>1.471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9715">
                <text:p>0.97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07999">
                <text:p>1.079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1111">
                <text:p>1.11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35">
                <text:p>1.2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6101">
                <text:p>1.161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1501">
                <text:p>1.15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1695">
                <text:p>1.16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05401">
                <text:p>1.054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3289">
                <text:p>1.32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36101">
                <text:p>1.361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4005">
                <text:p>1.40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3025">
                <text:p>1.30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34117">
                <text:p>1.341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9383">
                <text:p>1.293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905">
                <text:p>1.29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3155">
                <text:p>1.31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3595">
                <text:p>1.35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3975">
                <text:p>1.39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38999">
                <text:p>1.3899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37051">
                <text:p>1.3705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36111">
                <text:p>1.361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4005">
                <text:p>1.40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3185">
                <text:p>1.31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1489">
                <text:p>1.148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10001">
                <text:p>1.100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11501">
                <text:p>1.115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19001">
                <text:p>1.190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14001">
                <text:p>1.1400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14345">
                <text:p>1.1434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0495">
                <text:p>1.04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05001">
                <text:p>1.0500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8995">
                <text:p>0.89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6988">
                <text:p>0.698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2997">
                <text:p>0.7299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7295">
                <text:p>0.72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175">
                <text:p>0.81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73999">
                <text:p>0.739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175">
                <text:p>0.717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6659">
                <text:p>0.66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6816">
                <text:p>0.68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6989">
                <text:p>0.6698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69995">
                <text:p>0.699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7109">
                <text:p>0.71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7505">
                <text:p>0.75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0001">
                <text:p>0.800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7805">
                <text:p>0.78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79102">
                <text:p>0.791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83075">
                <text:p>0.830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8901">
                <text:p>0.890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91501">
                <text:p>0.915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305">
                <text:p>0.93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9705">
                <text:p>0.970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145">
                <text:p>1.014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305">
                <text:p>1.030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1205">
                <text:p>1.12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.05499">
                <text:p>1.054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05499">
                <text:p>1.054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.1475">
                <text:p>1.14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09051">
                <text:p>1.090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.06501">
                <text:p>1.065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1105">
                <text:p>1.11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11011">
                <text:p>1.110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11801">
                <text:p>1.1180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1755">
                <text:p>1.17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0975">
                <text:p>1.09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.08311">
                <text:p>1.083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9465">
                <text:p>1.094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99005">
                <text:p>0.990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05007">
                <text:p>1.050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.0085">
                <text:p>1.00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05006">
                <text:p>1.050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03022">
                <text:p>1.030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.00151">
                <text:p>1.0015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99502">
                <text:p>0.995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00999">
                <text:p>1.009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.0115">
                <text:p>1.01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.00101">
                <text:p>1.0010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.02999">
                <text:p>1.029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.0459">
                <text:p>1.04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.05001">
                <text:p>1.050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.0891">
                <text:p>1.08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92938">
                <text:p>0.929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8513">
                <text:p>0.85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9299">
                <text:p>0.8929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8923">
                <text:p>0.89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93501">
                <text:p>0.935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9767">
                <text:p>0.97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9749">
                <text:p>0.974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9901">
                <text:p>0.99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99801">
                <text:p>0.998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888">
                <text:p>0.988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00385">
                <text:p>1.0038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.00302">
                <text:p>1.003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.05515">
                <text:p>1.055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.10415">
                <text:p>1.104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2601">
                <text:p>1.26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689">
                <text:p>1.6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.937">
                <text:p>1.9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907">
                <text:p>1.9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804">
                <text:p>1.80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983">
                <text:p>1.9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.254">
                <text:p>2.25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.20001">
                <text:p>2.200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.246">
                <text:p>2.2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.337">
                <text:p>2.3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.303">
                <text:p>2.3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.432">
                <text:p>2.43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.81187">
                <text:p>2.811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74999">
                <text:p>2.749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.68102">
                <text:p>2.681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.545">
                <text:p>2.54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.462">
                <text:p>2.4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.57001">
                <text:p>2.570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.548">
                <text:p>2.5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.578">
                <text:p>2.57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.54769">
                <text:p>2.547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.442">
                <text:p>2.44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.519">
                <text:p>2.5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.568">
                <text:p>2.5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.584">
                <text:p>2.5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.753">
                <text:p>2.75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70647">
                <text:p>2.706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.69554">
                <text:p>2.695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.653">
                <text:p>2.65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.654">
                <text:p>2.65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66665">
                <text:p>2.666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.785">
                <text:p>2.7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.7665">
                <text:p>2.766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726">
                <text:p>2.7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.905">
                <text:p>2.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015">
                <text:p>3.0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.9751">
                <text:p>2.975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055">
                <text:p>3.05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398">
                <text:p>3.3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369">
                <text:p>3.36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351">
                <text:p>3.35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497">
                <text:p>3.49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823">
                <text:p>3.82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138">
                <text:p>4.1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317">
                <text:p>4.3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337">
                <text:p>4.33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639">
                <text:p>4.6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884">
                <text:p>4.88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729">
                <text:p>4.72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6899">
                <text:p>4.689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923">
                <text:p>4.92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.2361">
                <text:p>5.23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.201">
                <text:p>5.20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.399">
                <text:p>5.39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.519">
                <text:p>5.51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.413">
                <text:p>5.4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.455">
                <text:p>5.4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.375">
                <text:p>5.37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.212">
                <text:p>5.21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.005">
                <text:p>5.00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.446">
                <text:p>5.44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.39">
                <text:p>5.3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.515">
                <text:p>5.5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.59002">
                <text:p>5.5900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.752">
                <text:p>5.7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.757">
                <text:p>5.7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.753">
                <text:p>5.75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.655">
                <text:p>5.6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.44606">
                <text:p>5.446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.3515">
                <text:p>5.35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.372">
                <text:p>5.3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.381">
                <text:p>5.38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.326">
                <text:p>5.32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.537">
                <text:p>5.53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.611">
                <text:p>5.6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.34212">
                <text:p>5.3421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.351">
                <text:p>5.3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.373">
                <text:p>5.37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306">
                <text:p>5.3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.315">
                <text:p>5.3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.38958">
                <text:p>5.389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.3011">
                <text:p>5.30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.323">
                <text:p>5.3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.32">
                <text:p>5.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.301">
                <text:p>5.30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.3105">
                <text:p>5.310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.251">
                <text:p>5.25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.265">
                <text:p>5.26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.051">
                <text:p>5.05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95102">
                <text:p>4.9510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4.882">
                <text:p>4.88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.09999">
                <text:p>5.0999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4.641">
                <text:p>4.64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4.302">
                <text:p>4.3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45001">
                <text:p>4.4500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4.556">
                <text:p>4.55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599">
                <text:p>4.59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4.743">
                <text:p>4.74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4.705">
                <text:p>4.70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.846">
                <text:p>4.84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.883">
                <text:p>4.88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.001">
                <text:p>5.00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.879">
                <text:p>4.87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.832">
                <text:p>4.83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4.79979">
                <text:p>4.7997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4.595">
                <text:p>4.59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4.781">
                <text:p>4.78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.088">
                <text:p>5.08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778">
                <text:p>4.77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81197">
                <text:p>4.8119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4.84099">
                <text:p>4.8409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.059">
                <text:p>5.05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.992">
                <text:p>4.99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.952">
                <text:p>4.9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.151">
                <text:p>5.15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.205">
                <text:p>5.20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.581">
                <text:p>5.58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.649">
                <text:p>5.64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.612">
                <text:p>5.61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.481">
                <text:p>5.48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.698">
                <text:p>5.69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.64">
                <text:p>5.6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.775">
                <text:p>5.77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.705">
                <text:p>5.70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.682">
                <text:p>5.68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.60101">
                <text:p>5.6010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.69899">
                <text:p>5.6989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.71012">
                <text:p>5.710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.891">
                <text:p>5.89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.041">
                <text:p>6.04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.018">
                <text:p>6.01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.129">
                <text:p>6.12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.94728">
                <text:p>5.9472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.899">
                <text:p>5.89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.007">
                <text:p>6.0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.043">
                <text:p>6.04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.07">
                <text:p>6.0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.18901">
                <text:p>6.1890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.21">
                <text:p>6.2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.222">
                <text:p>6.22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.326">
                <text:p>6.32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.255">
                <text:p>6.25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.255">
                <text:p>6.25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.45999">
                <text:p>6.4599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.369">
                <text:p>6.36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.309">
                <text:p>6.30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.188">
                <text:p>6.18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.224">
                <text:p>6.22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.019">
                <text:p>6.01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.066">
                <text:p>6.06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.995">
                <text:p>5.99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.128">
                <text:p>6.12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.097">
                <text:p>6.09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.91999">
                <text:p>5.9199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.92999">
                <text:p>5.929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.036">
                <text:p>6.03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.045">
                <text:p>6.04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.11101">
                <text:p>6.111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.145">
                <text:p>6.14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.12001">
                <text:p>6.1200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.231">
                <text:p>6.23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.279">
                <text:p>6.2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.297">
                <text:p>6.29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.19999">
                <text:p>6.1999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.246">
                <text:p>6.24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.1121">
                <text:p>6.112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.147">
                <text:p>6.14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.0245">
                <text:p>6.024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.981">
                <text:p>5.98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.10001">
                <text:p>6.1000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.12712">
                <text:p>6.1271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.122">
                <text:p>6.12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.0999">
                <text:p>6.099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.245">
                <text:p>6.24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.185">
                <text:p>6.18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.22899">
                <text:p>6.2289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.349">
                <text:p>6.34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.37576">
                <text:p>6.3757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.499">
                <text:p>6.49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.49999">
                <text:p>6.4999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76999">
                <text:p>6.7699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.651">
                <text:p>6.65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.686">
                <text:p>6.68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.881">
                <text:p>6.88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.82">
                <text:p>6.8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.794">
                <text:p>6.79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.599">
                <text:p>6.59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.451">
                <text:p>6.45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.608">
                <text:p>6.60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.67599">
                <text:p>6.6759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.455">
                <text:p>6.45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.57498">
                <text:p>6.5749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.385">
                <text:p>6.38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.425">
                <text:p>6.42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.531">
                <text:p>6.53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.643">
                <text:p>6.64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.802">
                <text:p>6.80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.73502">
                <text:p>6.7350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.77">
                <text:p>6.7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.779">
                <text:p>6.77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.789">
                <text:p>6.78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.885">
                <text:p>6.88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.902">
                <text:p>6.90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.941">
                <text:p>6.94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.028">
                <text:p>7.02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.15899">
                <text:p>7.1589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7.18999">
                <text:p>7.1899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7.095">
                <text:p>7.09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.179">
                <text:p>7.179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7.14001">
                <text:p>7.1400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.13">
                <text:p>7.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7.351">
                <text:p>7.35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7.923">
                <text:p>7.92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.049">
                <text:p>8.04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.985">
                <text:p>7.98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.039">
                <text:p>8.03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.018">
                <text:p>8.01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.001">
                <text:p>8.00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.44062">
                <text:p>8.4406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.382">
                <text:p>8.38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.47499">
                <text:p>8.4749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.1249">
                <text:p>8.1249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8.239">
                <text:p>8.239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8.145">
                <text:p>8.14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8.06">
                <text:p>8.0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.2935">
                <text:p>8.293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.67998">
                <text:p>8.6799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8.31">
                <text:p>8.3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8.325">
                <text:p>8.32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8.449">
                <text:p>8.44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8.49998">
                <text:p>8.4999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8.624">
                <text:p>8.62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.414">
                <text:p>8.41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8.614">
                <text:p>8.61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8.18995">
                <text:p>8.1899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8.065">
                <text:p>8.06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.38499">
                <text:p>7.3849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.545">
                <text:p>7.54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.655">
                <text:p>7.65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.661">
                <text:p>7.66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.695">
                <text:p>7.69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.355">
                <text:p>7.35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.251">
                <text:p>7.25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.29999">
                <text:p>7.2999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.365">
                <text:p>7.36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.578">
                <text:p>7.5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.54999">
                <text:p>7.5499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.616">
                <text:p>7.61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.64999">
                <text:p>7.6499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.73">
                <text:p>7.7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.635">
                <text:p>7.63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.649">
                <text:p>7.64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.2535">
                <text:p>7.253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.475">
                <text:p>7.47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.52">
                <text:p>7.5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.50001">
                <text:p>7.5000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.695">
                <text:p>7.69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.731">
                <text:p>7.73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.928">
                <text:p>7.92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8.261">
                <text:p>8.26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8.388">
                <text:p>8.38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.21005">
                <text:p>8.2100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8.195">
                <text:p>8.19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.205">
                <text:p>8.2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8.32798">
                <text:p>8.3279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.275">
                <text:p>8.27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.345">
                <text:p>8.34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.12501">
                <text:p>8.1250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8.005">
                <text:p>8.00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.9105">
                <text:p>7.91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.77419">
                <text:p>7.7741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.795">
                <text:p>7.79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.89999">
                <text:p>7.8999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.15021">
                <text:p>8.1502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8.26999">
                <text:p>8.2699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8.219">
                <text:p>8.21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8.97499">
                <text:p>8.9749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8.898">
                <text:p>8.89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8.89999">
                <text:p>8.8999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.999">
                <text:p>8.99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9.06499">
                <text:p>9.06499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9.1345">
                <text:p>9.134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9.01999">
                <text:p>9.0199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.95001">
                <text:p>8.9500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.595">
                <text:p>8.59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.351">
                <text:p>8.35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.777">
                <text:p>7.777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.945">
                <text:p>7.94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.924">
                <text:p>7.92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8.09999">
                <text:p>8.0999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8.069">
                <text:p>8.0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.9481">
                <text:p>7.948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.705">
                <text:p>7.70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.41">
                <text:p>7.4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.499">
                <text:p>7.49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.208">
                <text:p>7.20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.29999">
                <text:p>7.2999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.354">
                <text:p>7.354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.39">
                <text:p>7.3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.721">
                <text:p>7.72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.837">
                <text:p>7.83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.78">
                <text:p>7.7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.60202">
                <text:p>7.6020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.81001">
                <text:p>7.8100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.74999">
                <text:p>7.749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.517">
                <text:p>7.5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.5839">
                <text:p>7.583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.56101">
                <text:p>7.5610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.67499">
                <text:p>7.6749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.67999">
                <text:p>7.6799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8.33499">
                <text:p>8.3349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8.711">
                <text:p>8.7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8.554">
                <text:p>8.55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.62999">
                <text:p>8.6299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.245">
                <text:p>8.24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8.521">
                <text:p>8.52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8.567">
                <text:p>8.56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8.58409">
                <text:p>8.5840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.686">
                <text:p>8.68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.501">
                <text:p>8.50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.36899">
                <text:p>8.3689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8.349">
                <text:p>8.34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8.4699">
                <text:p>8.469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8.5975">
                <text:p>8.597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.57999">
                <text:p>8.5799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8.707">
                <text:p>8.70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8.979">
                <text:p>8.97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.957">
                <text:p>8.95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.005">
                <text:p>9.00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9.09889">
                <text:p>9.09889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9.311">
                <text:p>9.31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9.811">
                <text:p>9.81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0.145">
                <text:p>10.14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0.245">
                <text:p>10.24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0.099">
                <text:p>10.09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.916">
                <text:p>9.91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0.02499">
                <text:p>10.0249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.055">
                <text:p>10.05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.19999">
                <text:p>10.1999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.333">
                <text:p>10.33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1.59999">
                <text:p>11.5999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1.901">
                <text:p>11.90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2.73">
                <text:p>12.7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2.899">
                <text:p>12.89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2.349">
                <text:p>12.34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2.5999">
                <text:p>12.599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1.95001">
                <text:p>11.9500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2.04999">
                <text:p>12.0499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1.859">
                <text:p>11.85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1.85001">
                <text:p>11.8500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1.601">
                <text:p>11.60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1.72999">
                <text:p>11.7299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2.04999">
                <text:p>12.0499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1.215">
                <text:p>11.21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1.222">
                <text:p>11.22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1.045">
                <text:p>11.04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1.21">
                <text:p>11.2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0.90001">
                <text:p>10.9000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1.902">
                <text:p>11.90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2.33">
                <text:p>12.3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1.901">
                <text:p>11.90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1.92745">
                <text:p>11.9274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1.811">
                <text:p>11.81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1.557">
                <text:p>11.55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1.201">
                <text:p>11.20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1.765">
                <text:p>11.76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1.70999">
                <text:p>11.7099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1.967">
                <text:p>11.96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1.77601">
                <text:p>11.7760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1.525">
                <text:p>11.52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1.30212">
                <text:p>11.3021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1.14999">
                <text:p>11.1499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1.84999">
                <text:p>11.8499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1.802">
                <text:p>11.80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1.513">
                <text:p>11.51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1.785">
                <text:p>11.78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1.40001">
                <text:p>11.4000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1.661">
                <text:p>11.66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1.771">
                <text:p>11.77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1.655">
                <text:p>11.65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1.611">
                <text:p>11.61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1.75001">
                <text:p>11.7500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1.951">
                <text:p>11.95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2.77498">
                <text:p>12.7749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2.685">
                <text:p>12.68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2.766">
                <text:p>12.76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2.175">
                <text:p>12.17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2.18">
                <text:p>12.1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2.08">
                <text:p>12.0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0.807">
                <text:p>10.80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0.80898">
                <text:p>10.8089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0.781">
                <text:p>10.78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0.815">
                <text:p>10.81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0.749">
                <text:p>10.74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1.09998">
                <text:p>11.0999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1.055">
                <text:p>11.05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1.042">
                <text:p>11.04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1.05555">
                <text:p>11.0555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1.19788">
                <text:p>11.1978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1.40211">
                <text:p>11.4021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1.55201">
                <text:p>11.552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1.785">
                <text:p>11.78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1.895">
                <text:p>11.89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1.91998">
                <text:p>11.9199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1.855">
                <text:p>11.85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2.225">
                <text:p>12.22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2.089">
                <text:p>12.08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2.38">
                <text:p>12.3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2.465">
                <text:p>12.46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2.2811">
                <text:p>12.281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2.206">
                <text:p>12.206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2.225">
                <text:p>12.22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2.10101">
                <text:p>12.1010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2.19899">
                <text:p>12.1989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2.49">
                <text:p>12.4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2.47001">
                <text:p>12.4700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2.56001">
                <text:p>12.56001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2.721">
                <text:p>12.721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2.69997">
                <text:p>12.6999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2.385">
                <text:p>12.38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2.522">
                <text:p>12.52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2.81">
                <text:p>12.8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2.51">
                <text:p>12.5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3.109">
                <text:p>13.10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3.0715">
                <text:p>13.071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3.34999">
                <text:p>13.3499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3.401">
                <text:p>13.40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4.072">
                <text:p>14.07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4.172">
                <text:p>14.17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4.052">
                <text:p>14.05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4.19445">
                <text:p>14.1944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4.172">
                <text:p>14.17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4.00211">
                <text:p>14.0021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4.25001">
                <text:p>14.2500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3.842">
                <text:p>13.84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3.508">
                <text:p>13.50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3.601">
                <text:p>13.60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3.54595">
                <text:p>13.5459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3.751">
                <text:p>13.75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3.445">
                <text:p>13.44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3.48">
                <text:p>13.4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3.201">
                <text:p>13.20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2.79999">
                <text:p>12.7999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2.552">
                <text:p>12.552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2.0401">
                <text:p>12.040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2.648">
                <text:p>12.64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3.47763">
                <text:p>13.4776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3.101">
                <text:p>13.101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3.388">
                <text:p>13.38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3.68">
                <text:p>13.6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3.7435">
                <text:p>13.743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3.435">
                <text:p>13.43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3.92">
                <text:p>13.9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4.18">
                <text:p>14.1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3.961">
                <text:p>13.96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3.62">
                <text:p>13.6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3.544">
                <text:p>13.54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3.39898">
                <text:p>13.3989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3.545">
                <text:p>13.54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3.765">
                <text:p>13.76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3.987">
                <text:p>13.98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4.014">
                <text:p>14.01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3.97">
                <text:p>13.9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4.347">
                <text:p>14.34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4.301">
                <text:p>14.30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4.567">
                <text:p>14.56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4.705">
                <text:p>14.70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4.92">
                <text:p>14.9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5.09">
                <text:p>15.0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5.07101">
                <text:p>15.0710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5.69819">
                <text:p>15.6981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5.46">
                <text:p>15.46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5.473">
                <text:p>15.47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5.601">
                <text:p>15.60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5.548">
                <text:p>15.54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.295">
                <text:p>16.29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5.801">
                <text:p>15.80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5.94499">
                <text:p>15.9449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.57">
                <text:p>16.57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.649">
                <text:p>16.64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.251">
                <text:p>16.25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5.92">
                <text:p>15.9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5.8275">
                <text:p>15.827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5.106">
                <text:p>15.10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5.599">
                <text:p>15.599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5.907">
                <text:p>15.90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.41">
                <text:p>16.4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.425">
                <text:p>16.42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.27">
                <text:p>16.2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.13">
                <text:p>16.1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7.049">
                <text:p>17.04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7.397">
                <text:p>17.39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7.678">
                <text:p>17.67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7.64505">
                <text:p>17.6450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7.98607">
                <text:p>17.98607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7.901">
                <text:p>17.90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8.151">
                <text:p>18.15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7.84883">
                <text:p>17.8488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.105">
                <text:p>18.10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8.15101">
                <text:p>18.1510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7.96999">
                <text:p>17.96999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8.325">
                <text:p>18.32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8.15145">
                <text:p>18.1514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7.83">
                <text:p>17.8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7.785">
                <text:p>17.78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7.495">
                <text:p>17.49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8.069">
                <text:p>18.06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7.90101">
                <text:p>17.9010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7.87498">
                <text:p>17.8749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8.251">
                <text:p>18.25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7.85">
                <text:p>17.8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7.831">
                <text:p>17.831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7.994">
                <text:p>17.99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8.50101">
                <text:p>18.5010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8.549">
                <text:p>18.54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8.40501">
                <text:p>18.4050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8.565">
                <text:p>18.565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.381">
                <text:p>18.381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8.451">
                <text:p>18.45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8.377">
                <text:p>18.37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8.476">
                <text:p>18.47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8.511">
                <text:p>18.51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8.443">
                <text:p>18.44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8.599">
                <text:p>18.59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8.405">
                <text:p>18.40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8.895">
                <text:p>18.895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8.90021">
                <text:p>18.9002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8.8385">
                <text:p>18.838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9.406">
                <text:p>19.40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9.18">
                <text:p>19.1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9.30995">
                <text:p>19.3099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9.215">
                <text:p>19.21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0.24399">
                <text:p>20.2439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1.031">
                <text:p>21.03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1.19997">
                <text:p>21.19997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0.911">
                <text:p>20.91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0.721">
                <text:p>20.72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1.239">
                <text:p>21.239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1.189">
                <text:p>21.18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1.31">
                <text:p>21.3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3.23">
                <text:p>23.2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2.29969">
                <text:p>22.29969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2.111">
                <text:p>22.11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2.301">
                <text:p>22.30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2.66999">
                <text:p>22.6699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2.62101">
                <text:p>22.6210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2.486">
                <text:p>22.48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2.397">
                <text:p>22.397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2.09">
                <text:p>22.0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2.444">
                <text:p>22.44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2.851">
                <text:p>22.85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3.698">
                <text:p>23.69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3.45126">
                <text:p>23.4512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4.219">
                <text:p>24.219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5.147">
                <text:p>25.14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5.53708">
                <text:p>25.5370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5.595">
                <text:p>25.59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5.648">
                <text:p>25.64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5.298">
                <text:p>25.29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4.396">
                <text:p>24.39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4.253">
                <text:p>24.25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5.52401">
                <text:p>25.5240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5.76">
                <text:p>25.7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6.075">
                <text:p>26.07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6.87">
                <text:p>26.8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7.55">
                <text:p>27.5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7.47">
                <text:p>27.4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6.588">
                <text:p>26.58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5.95">
                <text:p>25.9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5.601">
                <text:p>25.60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5.24098">
                <text:p>25.2409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4.69989">
                <text:p>24.6998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4.799">
                <text:p>24.79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4.20002">
                <text:p>24.2000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3.645">
                <text:p>23.64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4.10625">
                <text:p>24.1062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4.55">
                <text:p>24.5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4.77">
                <text:p>24.77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5.399">
                <text:p>25.39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5.411">
                <text:p>25.41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6.505">
                <text:p>26.50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6.877">
                <text:p>26.87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7.35">
                <text:p>27.3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7.785">
                <text:p>27.78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8.312">
                <text:p>28.31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0.792">
                <text:p>30.792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1.35">
                <text:p>31.3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1.285">
                <text:p>31.28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1.41">
                <text:p>31.4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1.245">
                <text:p>31.24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1.41001">
                <text:p>31.4100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1.85">
                <text:p>31.8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1.64897">
                <text:p>31.64897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2.097">
                <text:p>32.097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3.133">
                <text:p>33.13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4.344">
                <text:p>34.34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3.85">
                <text:p>33.8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4.68">
                <text:p>34.6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4.799">
                <text:p>34.79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5.10001">
                <text:p>35.1000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4.74">
                <text:p>34.7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4.73001">
                <text:p>34.7300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4.601">
                <text:p>34.60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1.32">
                <text:p>31.3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4.683">
                <text:p>34.68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4.85">
                <text:p>34.85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7.49999">
                <text:p>37.4999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7.98">
                <text:p>37.9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7.59">
                <text:p>37.5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7.39998">
                <text:p>37.3999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7.88">
                <text:p>37.8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8.55">
                <text:p>38.5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47.65">
                <text:p>47.6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45.51">
                <text:p>45.5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46.125">
                <text:p>46.12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2.4155">
                <text:p>42.415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2.289">
                <text:p>42.28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3.05">
                <text:p>43.0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43.225">
                <text:p>43.22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42.65">
                <text:p>42.6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43.89">
                <text:p>43.8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42.475">
                <text:p>42.47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41.999">
                <text:p>41.99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41.15">
                <text:p>41.1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45.2775">
                <text:p>45.277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43.997">
                <text:p>43.99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3.59999">
                <text:p>43.5999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4.72">
                <text:p>44.7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44.01101">
                <text:p>44.0110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44.56867">
                <text:p>44.5686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5.50013">
                <text:p>45.5001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4.69899">
                <text:p>44.6989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44.88001">
                <text:p>44.8800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7.09575">
                <text:p>47.0957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44.91">
                <text:p>44.9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3.159">
                <text:p>43.15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2.85">
                <text:p>42.8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43.041">
                <text:p>43.041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1.95">
                <text:p>41.95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9.95">
                <text:p>39.9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9.105">
                <text:p>39.10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9.699">
                <text:p>39.69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41.092">
                <text:p>41.09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0.01">
                <text:p>40.0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9.197">
                <text:p>39.19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0.00001">
                <text:p>40.0000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9.739">
                <text:p>39.739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9.947">
                <text:p>39.94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40.49499">
                <text:p>40.4949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1.5779">
                <text:p>41.577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1.17103">
                <text:p>41.1710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41.43997">
                <text:p>41.4399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41.80005">
                <text:p>41.8000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3.525">
                <text:p>43.52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2.7995">
                <text:p>42.799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43.601">
                <text:p>43.60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3.498">
                <text:p>43.49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3.5999">
                <text:p>43.599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43.801">
                <text:p>43.80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43.85">
                <text:p>43.8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42.40101">
                <text:p>42.40101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2.849">
                <text:p>42.84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42.43207">
                <text:p>42.4320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43.50001">
                <text:p>43.5000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7.9009">
                <text:p>47.900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49.34999">
                <text:p>49.3499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52.299">
                <text:p>52.29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50.481">
                <text:p>50.48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48.67001">
                <text:p>48.6700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46.701">
                <text:p>46.70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3.69999">
                <text:p>43.6999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4.395">
                <text:p>44.39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40.512">
                <text:p>40.51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.002">
                <text:p>38.00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40.05">
                <text:p>40.0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3.20201">
                <text:p>43.2020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45.65">
                <text:p>45.6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47.999">
                <text:p>47.99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46.45">
                <text:p>46.45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3.65">
                <text:p>43.6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42.59999">
                <text:p>42.5999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0.489">
                <text:p>40.48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1.399">
                <text:p>41.39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43.522">
                <text:p>43.52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41.744">
                <text:p>41.74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4.785">
                <text:p>44.78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2.99999">
                <text:p>42.9999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46.09">
                <text:p>46.0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46.48501">
                <text:p>46.4850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46.85">
                <text:p>46.8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0.5995">
                <text:p>50.5995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51.992">
                <text:p>51.99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51.2285">
                <text:p>51.228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1.4775">
                <text:p>51.477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51.01202">
                <text:p>51.01202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1.5575">
                <text:p>51.557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2.975">
                <text:p>52.97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53.76381">
                <text:p>53.7638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54.005">
                <text:p>54.00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5.2995">
                <text:p>55.299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5.2955">
                <text:p>55.295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53.10051">
                <text:p>53.1005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55.101">
                <text:p>55.10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54.701">
                <text:p>54.70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4.975">
                <text:p>54.97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57.69">
                <text:p>57.6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57.489">
                <text:p>57.48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7.177">
                <text:p>57.17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9.75003">
                <text:p>59.7500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58.7011">
                <text:p>58.701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57.619">
                <text:p>57.61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.205">
                <text:p>56.205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4.49994">
                <text:p>54.49994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55.11">
                <text:p>55.1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55.20202">
                <text:p>55.2020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7.522">
                <text:p>57.522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58.39">
                <text:p>58.3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9.98999">
                <text:p>59.9899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59.35">
                <text:p>59.3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60.54001">
                <text:p>60.5400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61.16">
                <text:p>61.16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61.51">
                <text:p>61.51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0.05013">
                <text:p>60.0501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61.201">
                <text:p>61.20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2.302">
                <text:p>62.30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60.15">
                <text:p>60.15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61.14">
                <text:p>61.14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60.449">
                <text:p>60.449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60.97431">
                <text:p>60.9743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60.522">
                <text:p>60.52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62.06">
                <text:p>62.0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62.72">
                <text:p>62.7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63.799">
                <text:p>63.79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64.499">
                <text:p>64.499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63.40202">
                <text:p>63.4020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64.01">
                <text:p>64.01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4.975">
                <text:p>64.97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65.91401">
                <text:p>65.91401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65.225">
                <text:p>65.22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65.89998">
                <text:p>65.8999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5.899">
                <text:p>65.899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5.35">
                <text:p>65.3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65.45">
                <text:p>65.4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65.26436">
                <text:p>65.26436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65.85">
                <text:p>65.8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70.401">
                <text:p>70.40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73.84999">
                <text:p>73.84999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75.005">
                <text:p>75.00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76.45">
                <text:p>76.4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79.001">
                <text:p>79.00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78.211">
                <text:p>78.21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82.31">
                <text:p>82.3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82.399">
                <text:p>82.39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81.76804">
                <text:p>81.7680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89.995">
                <text:p>89.99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3.668">
                <text:p>83.668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87.795">
                <text:p>87.79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89.58208">
                <text:p>89.5820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3.577">
                <text:p>93.577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2.0505">
                <text:p>92.050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2.75001">
                <text:p>92.75001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2.09901">
                <text:p>92.0990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3.00101">
                <text:p>93.0010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3.245">
                <text:p>93.24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86.02001">
                <text:p>86.0200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2.993">
                <text:p>92.99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2.45">
                <text:p>92.4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0.789">
                <text:p>90.789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1.34566">
                <text:p>91.3456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0.59999">
                <text:p>90.59999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9.02685">
                <text:p>89.0268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2.049">
                <text:p>92.049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3.985">
                <text:p>93.98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8.10001">
                <text:p>98.1000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8.205">
                <text:p>98.205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3.28">
                <text:p>93.2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2.50001">
                <text:p>92.5000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89.75">
                <text:p>89.75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3.125">
                <text:p>93.12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2.99">
                <text:p>92.9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89.15">
                <text:p>89.1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1.17">
                <text:p>91.17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0.2985">
                <text:p>90.2985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1.45">
                <text:p>91.4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4.99998">
                <text:p>94.99998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3.99">
                <text:p>93.9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3.747">
                <text:p>93.747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2.91605">
                <text:p>92.9160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2.92929">
                <text:p>92.9292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3.45">
                <text:p>93.4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9.315">
                <text:p>99.315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00.195">
                <text:p>100.19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9.777">
                <text:p>99.77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02.95">
                <text:p>102.9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02.501">
                <text:p>102.50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9.70001">
                <text:p>99.7000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01.483">
                <text:p>101.48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03.495">
                <text:p>103.49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02.30008">
                <text:p>102.3000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01.20002">
                <text:p>101.20002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3.388">
                <text:p>103.388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01.99">
                <text:p>101.9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00.248">
                <text:p>100.248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2.99796">
                <text:p>102.99796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03.19794">
                <text:p>103.1979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03.19">
                <text:p>103.1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03.001">
                <text:p>103.00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01.25">
                <text:p>101.2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8.495">
                <text:p>98.49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7.99899">
                <text:p>97.9989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9.567">
                <text:p>99.567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8.05">
                <text:p>98.0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6.399">
                <text:p>96.39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0.49999">
                <text:p>90.49999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2.34615">
                <text:p>92.3461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6.55">
                <text:p>96.5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7.193">
                <text:p>97.19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6.02">
                <text:p>96.0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4.701">
                <text:p>94.701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4.981">
                <text:p>94.981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3.999">
                <text:p>93.999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6.575">
                <text:p>96.57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9.25">
                <text:p>99.2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9.788">
                <text:p>99.78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8.701">
                <text:p>98.70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9.351">
                <text:p>99.351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9.501">
                <text:p>99.50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00.45">
                <text:p>100.4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00.0033">
                <text:p>100.0033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00.69999">
                <text:p>100.69999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00.89999">
                <text:p>100.89999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00.55">
                <text:p>100.5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01.055">
                <text:p>101.05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01.6309">
                <text:p>101.6309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02.997">
                <text:p>102.99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04.65">
                <text:p>104.65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06.05">
                <text:p>106.05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09.89">
                <text:p>109.89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02.8">
                <text:p>102.8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02.65">
                <text:p>102.6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02.55">
                <text:p>102.5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03.05">
                <text:p>103.05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00.88">
                <text:p>100.8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01.59">
                <text:p>101.5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03.53">
                <text:p>103.5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7.58">
                <text:p>97.5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6.19">
                <text:p>96.19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5.07">
                <text:p>95.07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90.51">
                <text:p>90.51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94.01">
                <text:p>94.0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91.69">
                <text:p>91.69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94.76">
                <text:p>94.76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4.87">
                <text:p>94.87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92.11">
                <text:p>92.1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95.53">
                <text:p>95.5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97.91">
                <text:p>97.9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95.17">
                <text:p>95.17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99.85">
                <text:p>99.8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1.54">
                <text:p>101.5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2.03">
                <text:p>102.0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1.3">
                <text:p>101.3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2.29">
                <text:p>102.2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2.88">
                <text:p>102.8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2.81">
                <text:p>102.8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1.79">
                <text:p>101.7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3.56">
                <text:p>103.56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6.09">
                <text:p>106.09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9.17">
                <text:p>109.1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8.46">
                <text:p>108.4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8.65">
                <text:p>108.6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5.11">
                <text:p>105.11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6.87">
                <text:p>106.87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6.31">
                <text:p>106.3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6.32">
                <text:p>106.3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8.49">
                <text:p>108.4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7.51">
                <text:p>107.51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5.28">
                <text:p>105.28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6.77">
                <text:p>106.77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5.3">
                <text:p>105.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4.48">
                <text:p>104.4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5.06">
                <text:p>105.0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4.78">
                <text:p>104.78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3.86">
                <text:p>103.8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2.27">
                <text:p>102.27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1.45">
                <text:p>101.4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9.01">
                <text:p>99.0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0.52">
                <text:p>100.5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0.73">
                <text:p>100.73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2.94">
                <text:p>102.94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3.94">
                <text:p>103.94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3.94">
                <text:p>103.94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3.22">
                <text:p>103.2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4.88">
                <text:p>104.88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4.68">
                <text:p>104.68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7.49">
                <text:p>107.49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5.85">
                <text:p>105.8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3.28">
                <text:p>103.28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5.88">
                <text:p>105.8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6.43">
                <text:p>106.4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3.25">
                <text:p>103.25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3.95">
                <text:p>103.95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3.3">
                <text:p>103.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1.99">
                <text:p>101.99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3.6">
                <text:p>103.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4.28">
                <text:p>104.28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4.29">
                <text:p>104.2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97.12">
                <text:p>97.12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96.15">
                <text:p>96.1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94.55">
                <text:p>94.5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91.85">
                <text:p>91.8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3.61">
                <text:p>93.61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84.05">
                <text:p>84.0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85.15">
                <text:p>85.1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84.98">
                <text:p>84.98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85.39">
                <text:p>85.39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83.67">
                <text:p>83.67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84.36">
                <text:p>84.3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82.96">
                <text:p>82.96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83.55">
                <text:p>83.5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79.37">
                <text:p>79.3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75.32">
                <text:p>75.3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76.56">
                <text:p>76.56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74.87">
                <text:p>74.87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73.73">
                <text:p>73.73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76.43">
                <text:p>76.4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72.87">
                <text:p>72.87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74.76">
                <text:p>74.76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77.98">
                <text:p>77.9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74.84">
                <text:p>74.8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78.77">
                <text:p>78.77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77.14">
                <text:p>77.1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78.53">
                <text:p>78.5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73.46">
                <text:p>73.46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74.23">
                <text:p>74.2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73.74">
                <text:p>73.74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74.95">
                <text:p>74.9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74.51">
                <text:p>74.51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76.85">
                <text:p>76.8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80.85">
                <text:p>80.85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80.98">
                <text:p>80.9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80.99">
                <text:p>80.99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84.65">
                <text:p>84.6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85.88">
                <text:p>85.88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84.69">
                <text:p>84.6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83.52">
                <text:p>83.52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83.11">
                <text:p>83.1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79.51">
                <text:p>79.5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78.83">
                <text:p>78.8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79.49">
                <text:p>79.49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78.77">
                <text:p>78.77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73.01">
                <text:p>73.01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72.94">
                <text:p>72.94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72.15">
                <text:p>72.1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75.04">
                <text:p>75.04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73.34">
                <text:p>73.34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76.49">
                <text:p>76.49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76.23">
                <text:p>76.2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76.03">
                <text:p>76.03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76.49">
                <text:p>76.49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67.63">
                <text:p>67.6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70.77">
                <text:p>70.77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68.15">
                <text:p>68.15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63.51">
                <text:p>63.5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63.31">
                <text:p>63.31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63.02">
                <text:p>63.02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64.99">
                <text:p>64.99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65.98">
                <text:p>65.98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64.54">
                <text:p>64.54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4.12">
                <text:p>64.12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62.01">
                <text:p>62.0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62.71">
                <text:p>62.7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58.48">
                <text:p>58.4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57.06">
                <text:p>57.06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56.66">
                <text:p>56.6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58.72">
                <text:p>58.72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54.18">
                <text:p>54.1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57.66">
                <text:p>57.66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45.47">
                <text:p>45.47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42.85">
                <text:p>42.8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38.99">
                <text:p>38.99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46.64">
                <text:p>46.6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41.97">
                <text:p>41.97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3.59">
                <text:p>43.59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37.17">
                <text:p>37.17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44.88">
                <text:p>44.88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39.23">
                <text:p>39.2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36.01">
                <text:p>36.01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32.99">
                <text:p>32.9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33.54">
                <text:p>33.54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33.01">
                <text:p>33.0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33.98">
                <text:p>33.9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25.32">
                <text:p>25.3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4.53">
                <text:p>24.53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1.68">
                <text:p>21.68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4.99">
                <text:p>24.9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8.69">
                <text:p>28.69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30.61">
                <text:p>30.6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4.32">
                <text:p>24.32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23.98">
                <text:p>23.9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6.64">
                <text:p>26.6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24.85">
                <text:p>24.8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20.79">
                <text:p>20.79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1.67">
                <text:p>21.67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1.52">
                <text:p>21.5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21.01">
                <text:p>21.0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1.04">
                <text:p>21.04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22.65">
                <text:p>22.65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22.19">
                <text:p>22.1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21.17">
                <text:p>21.17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22.14">
                <text:p>22.14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2.38">
                <text:p>22.38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22.93">
                <text:p>22.9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20.32">
                <text:p>20.32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6.71">
                <text:p>16.7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15.48">
                <text:p>15.4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5.14">
                <text:p>15.14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8.88">
                <text:p>18.88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5.32">
                <text:p>15.32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14.71">
                <text:p>14.7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14.57">
                <text:p>14.57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3.99">
                <text:p>13.99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4.41">
                <text:p>14.4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4.62">
                <text:p>14.62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6.92">
                <text:p>16.92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18.52">
                <text:p>18.5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24.01">
                <text:p>24.0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26.01">
                <text:p>26.01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5.13">
                <text:p>25.13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0.13">
                <text:p>20.13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20.98">
                <text:p>20.9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21.99">
                <text:p>21.99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23.43">
                <text:p>23.43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2.82">
                <text:p>22.8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25.36">
                <text:p>25.36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28.71">
                <text:p>28.71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7.51">
                <text:p>27.51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26.55">
                <text:p>26.55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6.32">
                <text:p>26.32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27.77">
                <text:p>27.77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30.01">
                <text:p>30.01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31.22">
                <text:p>31.22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34.21">
                <text:p>34.21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32.47">
                <text:p>32.47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36.26">
                <text:p>36.26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40.45">
                <text:p>40.45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45.91">
                <text:p>45.91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51.97">
                <text:p>51.97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49.38">
                <text:p>49.38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49.79">
                <text:p>49.79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46.86">
                <text:p>46.86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43.63">
                <text:p>43.63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40.47">
                <text:p>40.4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38.51">
                <text:p>38.5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40.98">
                <text:p>40.98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8.77">
                <text:p>38.77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37.53">
                <text:p>37.53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36.39">
                <text:p>36.39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36.24">
                <text:p>36.2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33.39">
                <text:p>33.39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7.31">
                <text:p>37.31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38.38">
                <text:p>38.38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37.59">
                <text:p>37.59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39.28">
                <text:p>39.28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40.14">
                <text:p>40.14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41.61">
                <text:p>41.6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39.89">
                <text:p>39.8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43.13">
                <text:p>43.1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48.05">
                <text:p>48.05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46.11">
                <text:p>46.11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48.19">
                <text:p>48.1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45.63">
                <text:p>45.6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47.81">
                <text:p>47.8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48.22">
                <text:p>48.22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49.51">
                <text:p>49.5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54.51">
                <text:p>54.5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5.49">
                <text:p>55.4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58.49">
                <text:p>58.49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59.27">
                <text:p>59.27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62.77">
                <text:p>62.77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58.22">
                <text:p>58.2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57.96">
                <text:p>57.9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58.86">
                <text:p>58.86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58.99">
                <text:p>58.99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60.79">
                <text:p>60.79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58.87">
                <text:p>58.87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59.47">
                <text:p>59.47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63.01">
                <text:p>63.01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66.63">
                <text:p>66.63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69.33">
                <text:p>69.3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70.62">
                <text:p>70.62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68.95">
                <text:p>68.9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70.08">
                <text:p>70.08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8.51">
                <text:p>68.51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68.51">
                <text:p>68.5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64.06">
                <text:p>64.06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65.62">
                <text:p>65.62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69.93">
                <text:p>69.93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69.19">
                <text:p>69.19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70.93">
                <text:p>70.93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73.38">
                <text:p>73.38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73.98">
                <text:p>73.98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72.88">
                <text:p>72.88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1.59">
                <text:p>71.5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72.37">
                <text:p>72.37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70.26">
                <text:p>70.26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71.71">
                <text:p>71.7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69.02">
                <text:p>69.02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64.98">
                <text:p>64.98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68.41">
                <text:p>68.41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69.89">
                <text:p>69.89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71.99">
                <text:p>71.9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72.02">
                <text:p>72.0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73.99">
                <text:p>73.9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73.03">
                <text:p>73.03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72.13">
                <text:p>72.13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72.78">
                <text:p>72.7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76.21">
                <text:p>76.21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76.98">
                <text:p>76.98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81.49">
                <text:p>81.4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82.13">
                <text:p>82.13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81.31">
                <text:p>81.31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82.12">
                <text:p>82.12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81.18">
                <text:p>81.18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81.21">
                <text:p>81.2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80.38">
                <text:p>80.38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86.55">
                <text:p>86.55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87.47">
                <text:p>87.47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87.86">
                <text:p>87.86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90.52">
                <text:p>90.5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92.02">
                <text:p>92.02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91.26">
                <text:p>91.26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88.46">
                <text:p>88.4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85.68">
                <text:p>85.68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86.99">
                <text:p>86.99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85.61">
                <text:p>85.6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88.01">
                <text:p>88.01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86.45">
                <text:p>86.45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87.61">
                <text:p>87.6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88.71">
                <text:p>88.7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88.11">
                <text:p>88.1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83.01">
                <text:p>83.01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83.37">
                <text:p>83.37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80.03">
                <text:p>80.03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81.03">
                <text:p>81.0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83.85">
                <text:p>83.85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78.04">
                <text:p>78.04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78.59">
                <text:p>78.59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75.62">
                <text:p>75.62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75.65">
                <text:p>75.6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82.41">
                <text:p>82.41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83.59">
                <text:p>83.59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86.98">
                <text:p>86.98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89.15">
                <text:p>89.15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88.04">
                <text:p>88.04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88.42">
                <text:p>88.4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89.04">
                <text:p>89.04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90.07">
                <text:p>90.0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87.51">
                <text:p>87.51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87.03">
                <text:p>87.03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86.73">
                <text:p>86.73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86.41">
                <text:p>86.41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88.51">
                <text:p>88.5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88.61">
                <text:p>88.61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85.47">
                <text:p>85.47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85.83">
                <text:p>85.83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88.11">
                <text:p>88.11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89.71">
                <text:p>89.71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88.67">
                <text:p>88.67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85.96">
                <text:p>85.96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84.99">
                <text:p>84.99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85.38">
                <text:p>85.38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84.33">
                <text:p>84.33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80.13">
                <text:p>80.13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79.19">
                <text:p>79.19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75.17">
                <text:p>75.1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74.79">
                <text:p>74.79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70.96">
                <text:p>70.96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82.68">
                <text:p>82.68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79.81">
                <text:p>79.81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76.99">
                <text:p>76.99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75.49">
                <text:p>75.4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74.01">
                <text:p>74.01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70.99">
                <text:p>70.99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67.38">
                <text:p>67.38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66.17">
                <text:p>66.1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71.21">
                <text:p>71.21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70.29">
                <text:p>70.29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69.53">
                <text:p>69.53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72.98">
                <text:p>72.98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72.26">
                <text:p>72.26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71.98">
                <text:p>71.98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71.74">
                <text:p>71.74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72.08">
                <text:p>72.0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73.76">
                <text:p>73.76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72.65">
                <text:p>72.65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76.48">
                <text:p>76.48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78.89">
                <text:p>78.8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81.59">
                <text:p>81.59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81.73">
                <text:p>81.73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80.07">
                <text:p>80.07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78.54">
                <text:p>78.54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73.19">
                <text:p>73.19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74.16">
                <text:p>74.16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75.66">
                <text:p>75.66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78.91">
                <text:p>78.91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83.01">
                <text:p>83.01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81.13">
                <text:p>81.13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78.65">
                <text:p>78.65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80.71">
                <text:p>80.71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80.99">
                <text:p>80.99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84.22">
                <text:p>84.2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84.51">
                <text:p>84.51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85.89">
                <text:p>85.89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86.85">
                <text:p>86.85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84.79">
                <text:p>84.79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81.95">
                <text:p>81.95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80.28">
                <text:p>80.28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81.16">
                <text:p>81.16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81.16">
                <text:p>81.16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81.15">
                <text:p>81.15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78.49">
                <text:p>78.49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74.98">
                <text:p>74.98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76.03">
                <text:p>76.0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82.11">
                <text:p>82.11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81.39">
                <text:p>81.39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79.66">
                <text:p>79.66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82.05">
                <text:p>82.0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83.37">
                <text:p>83.3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84.55">
                <text:p>84.55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84.25">
                <text:p>84.25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84.23">
                <text:p>84.23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83.51">
                <text:p>83.51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83.89">
                <text:p>83.89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85.26">
                <text:p>85.26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83.26">
                <text:p>83.26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3.46">
                <text:p>83.46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83.69">
                <text:p>83.69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91.41">
                <text:p>91.41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90.22">
                <text:p>90.2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90.98">
                <text:p>90.98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90.89">
                <text:p>90.89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91.62">
                <text:p>91.62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91.21">
                <text:p>91.2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95.08">
                <text:p>95.08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94.96">
                <text:p>94.96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97.87">
                <text:p>97.87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99.07">
                <text:p>99.07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02.34">
                <text:p>102.34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02.59">
                <text:p>102.59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105.58">
                <text:p>105.58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101.38">
                <text:p>101.38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98.15">
                <text:p>98.15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98.23">
                <text:p>98.2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98.21">
                <text:p>98.21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98.31">
                <text:p>98.31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98.95">
                <text:p>98.95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101.41">
                <text:p>101.41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102.26">
                <text:p>102.26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101.01">
                <text:p>101.01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02.12">
                <text:p>102.1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03.99">
                <text:p>103.99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103.42">
                <text:p>103.42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06.01">
                <text:p>106.01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106.55">
                <text:p>106.55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106.01">
                <text:p>106.01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04.87">
                <text:p>104.87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107.17">
                <text:p>107.17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106.99">
                <text:p>106.99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106.81">
                <text:p>106.81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05.49">
                <text:p>105.49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106.17">
                <text:p>106.17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06.95">
                <text:p>106.95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107.01">
                <text:p>107.01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07.07">
                <text:p>107.07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105.36">
                <text:p>105.36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104.83">
                <text:p>104.83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04.38">
                <text:p>104.38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04.99">
                <text:p>104.99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104.41">
                <text:p>104.41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107.34">
                <text:p>107.34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107.14">
                <text:p>107.14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07.32">
                <text:p>107.3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09.59">
                <text:p>109.59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06.86">
                <text:p>106.86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105.51">
                <text:p>105.51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06.02">
                <text:p>106.02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104.41">
                <text:p>104.41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06.55">
                <text:p>106.55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08.99">
                <text:p>108.99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05.79">
                <text:p>105.79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106.45">
                <text:p>106.45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107.01">
                <text:p>107.01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104.45">
                <text:p>104.45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104.36">
                <text:p>104.36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103.36">
                <text:p>103.36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101.61">
                <text:p>101.61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96.43">
                <text:p>96.43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101.48">
                <text:p>101.48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100.85">
                <text:p>100.85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98.19">
                <text:p>98.19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100.83">
                <text:p>100.83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02.51">
                <text:p>102.5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98.99">
                <text:p>98.99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00.21">
                <text:p>100.21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02.43">
                <text:p>102.4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02.43">
                <text:p>102.43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01.85">
                <text:p>101.85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01.99">
                <text:p>101.99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98.99">
                <text:p>98.99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97.96">
                <text:p>97.96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95.25">
                <text:p>95.25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96.03">
                <text:p>96.03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94.99">
                <text:p>94.99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100.92">
                <text:p>100.92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99.97">
                <text:p>99.97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01.47">
                <text:p>101.47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105.37">
                <text:p>105.37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106.49">
                <text:p>106.49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106.09">
                <text:p>106.0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07.15">
                <text:p>107.1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07.04">
                <text:p>107.04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06.73">
                <text:p>106.73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107.59">
                <text:p>107.59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106.99">
                <text:p>106.99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05.56">
                <text:p>105.56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105.84">
                <text:p>105.84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06.42">
                <text:p>106.42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105.28">
                <text:p>105.28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102.64">
                <text:p>102.64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103.77">
                <text:p>103.77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102.78">
                <text:p>102.78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104.36">
                <text:p>104.36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101.22">
                <text:p>101.22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01.87">
                <text:p>101.87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00.76">
                <text:p>100.76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97.52">
                <text:p>97.52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95.41">
                <text:p>95.41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7.77">
                <text:p>97.77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5.88">
                <text:p>95.88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97.05">
                <text:p>97.0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98.12">
                <text:p>98.12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92.99">
                <text:p>92.99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92.05">
                <text:p>92.05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92.58">
                <text:p>92.58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95.95">
                <text:p>95.95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96.95">
                <text:p>96.95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95.72">
                <text:p>95.72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96.93">
                <text:p>96.93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95.11">
                <text:p>95.11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5.75">
                <text:p>95.75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96.05">
                <text:p>96.05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96.39">
                <text:p>96.39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97.61">
                <text:p>97.61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96.75">
                <text:p>96.75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96.56">
                <text:p>96.56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95.29">
                <text:p>95.29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96.18">
                <text:p>96.18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94.85">
                <text:p>94.85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95.33">
                <text:p>95.33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99.29">
                <text:p>99.29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99.53">
                <text:p>99.53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00.05">
                <text:p>100.05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104.99">
                <text:p>104.99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04.77">
                <text:p>104.77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104.53">
                <text:p>104.53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104.95">
                <text:p>104.9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104.82">
                <text:p>104.82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101.49">
                <text:p>101.49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102.98">
                <text:p>102.98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03.88">
                <text:p>103.88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105.12">
                <text:p>105.12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101.72">
                <text:p>101.72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103.21">
                <text:p>103.21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100.71">
                <text:p>100.71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102.81">
                <text:p>102.81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101.18">
                <text:p>101.18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101.98">
                <text:p>101.98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03.11">
                <text:p>103.11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102.41">
                <text:p>102.41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101.39">
                <text:p>101.39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95.06">
                <text:p>95.06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87.03">
                <text:p>87.03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84.97">
                <text:p>84.97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87.45">
                <text:p>87.45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85.84">
                <text:p>85.84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77.18">
                <text:p>77.18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77.76">
                <text:p>77.76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78.55">
                <text:p>78.55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79.59">
                <text:p>79.59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83.95">
                <text:p>83.95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81.04">
                <text:p>81.04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80.27">
                <text:p>80.27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82.02">
                <text:p>82.02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80.89">
                <text:p>80.89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80.79">
                <text:p>80.79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79.22">
                <text:p>79.2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80.61">
                <text:p>80.61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80.34">
                <text:p>80.34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81.69">
                <text:p>81.69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79.23">
                <text:p>79.23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71.58">
                <text:p>71.58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67.11">
                <text:p>67.11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71.77">
                <text:p>71.77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67.95">
                <text:p>67.95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63.84">
                <text:p>63.84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64.63">
                <text:p>64.6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68.82">
                <text:p>68.82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69.79">
                <text:p>69.79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70.02">
                <text:p>70.02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73.96">
                <text:p>73.96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75.97">
                <text:p>75.97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82.55">
                <text:p>82.55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79.18">
                <text:p>79.18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80.06">
                <text:p>80.06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81.66">
                <text:p>81.66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83.99">
                <text:p>83.99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83.77">
                <text:p>83.77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82.54">
                <text:p>82.54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85.96">
                <text:p>85.96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84.81">
                <text:p>84.81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84.33">
                <text:p>84.33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78.95">
                <text:p>78.95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77.24">
                <text:p>77.24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82.48">
                <text:p>82.48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85.47">
                <text:p>85.47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77.35">
                <text:p>77.35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80.35">
                <text:p>80.35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81.85">
                <text:p>81.85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79.47">
                <text:p>79.47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79.06">
                <text:p>79.06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78.73">
                <text:p>78.73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74.77">
                <text:p>74.77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76.89">
                <text:p>76.8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76.89">
                <text:p>76.89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82.47">
                <text:p>82.47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88.77">
                <text:p>88.77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87.91">
                <text:p>87.91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9.26">
                <text:p>89.26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87.23">
                <text:p>87.23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81.64">
                <text:p>81.64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80.15">
                <text:p>80.15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82.85">
                <text:p>82.85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80.75">
                <text:p>80.75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80.89">
                <text:p>80.89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83.16">
                <text:p>83.16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80.33">
                <text:p>80.33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80.38">
                <text:p>80.38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78.64">
                <text:p>78.64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80.91">
                <text:p>80.91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82.21">
                <text:p>82.21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84.16">
                <text:p>84.16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2.91">
                <text:p>82.91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82.95">
                <text:p>82.95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84.76">
                <text:p>84.76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84.46">
                <text:p>84.46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85.97">
                <text:p>85.97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85.83">
                <text:p>85.83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85.16">
                <text:p>85.16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84.95">
                <text:p>84.95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86.67">
                <text:p>86.67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88.23">
                <text:p>88.23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90.43">
                <text:p>90.43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90.59">
                <text:p>90.5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89.47">
                <text:p>89.47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93.62">
                <text:p>93.62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92.73">
                <text:p>92.7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94.59">
                <text:p>94.59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93.45">
                <text:p>93.45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94.45">
                <text:p>94.45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95.81">
                <text:p>95.81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95.43">
                <text:p>95.4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95.67">
                <text:p>95.67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97.23">
                <text:p>97.23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95.76">
                <text:p>95.76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7.08">
                <text:p>97.08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97.97">
                <text:p>97.97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97.03">
                <text:p>97.03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96.79">
                <text:p>96.79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96.42">
                <text:p>96.42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99.74">
                <text:p>99.74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99.22">
                <text:p>99.22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99.26">
                <text:p>99.26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100.98">
                <text:p>100.98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02.45">
                <text:p>102.45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97.43">
                <text:p>97.4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99.43">
                <text:p>99.43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98.69">
                <text:p>98.69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99.84">
                <text:p>99.84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101.92">
                <text:p>101.92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100.76">
                <text:p>100.76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01.35">
                <text:p>101.35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99.61">
                <text:p>99.61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96.45">
                <text:p>96.45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98.29">
                <text:p>98.29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00.75">
                <text:p>100.75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94.88">
                <text:p>94.88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95.58">
                <text:p>95.58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95.88">
                <text:p>95.88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97.04">
                <text:p>97.04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97.03">
                <text:p>97.03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95.17">
                <text:p>95.17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95.59">
                <text:p>95.59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6.64">
                <text:p>96.64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91.85">
                <text:p>91.85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93.98">
                <text:p>93.98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94.47">
                <text:p>94.47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93.03">
                <text:p>93.03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93.29">
                <text:p>93.29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92.39">
                <text:p>92.39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91.75">
                <text:p>91.75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90.17">
                <text:p>90.17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90.98">
                <text:p>90.98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90.65">
                <text:p>90.65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90.68">
                <text:p>90.68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90.28">
                <text:p>90.28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87.02">
                <text:p>87.02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77.33">
                <text:p>77.33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78.88">
                <text:p>78.88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82.23">
                <text:p>82.23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80.84">
                <text:p>80.84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81.43">
                <text:p>81.4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81.09">
                <text:p>81.09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83.41">
                <text:p>83.41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1.77">
                <text:p>81.77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79.34">
                <text:p>79.34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80.83">
                <text:p>80.83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81.82">
                <text:p>81.82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86.28">
                <text:p>86.28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85.65">
                <text:p>85.65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86.84">
                <text:p>86.84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84.88">
                <text:p>84.88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83.74">
                <text:p>83.7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83.83">
                <text:p>83.83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84.74">
                <text:p>84.74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86.02">
                <text:p>86.02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90.01">
                <text:p>90.01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91.07">
                <text:p>91.07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89.69">
                <text:p>89.69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89.83">
                <text:p>89.8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90.53">
                <text:p>90.53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89.87">
                <text:p>89.87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90.14">
                <text:p>90.14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91.06">
                <text:p>91.06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91.74">
                <text:p>91.74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92.43">
                <text:p>92.43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91.53">
                <text:p>91.53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88.85">
                <text:p>88.85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85.82">
                <text:p>85.82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83.65">
                <text:p>83.65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87.71">
                <text:p>87.71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88.94">
                <text:p>88.94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91.28">
                <text:p>91.28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90.78">
                <text:p>90.78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89.72">
                <text:p>89.72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88.96">
                <text:p>88.96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92.51">
                <text:p>92.51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92.79">
                <text:p>92.7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3.56">
                <text:p>93.56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4.65">
                <text:p>94.65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93.12">
                <text:p>93.12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93.04">
                <text:p>93.04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93.36">
                <text:p>93.36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93.08">
                <text:p>93.08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92.27">
                <text:p>92.27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92.17">
                <text:p>92.17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92.77">
                <text:p>92.77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93.88">
                <text:p>93.88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92.61">
                <text:p>92.61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93.18">
                <text:p>93.18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92.66">
                <text:p>92.66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95.16">
                <text:p>95.16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94.67">
                <text:p>94.67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93.42">
                <text:p>93.42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94.29">
                <text:p>94.29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93.51">
                <text:p>93.51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94.28">
                <text:p>94.28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93.67">
                <text:p>93.67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4.31">
                <text:p>94.31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93.42">
                <text:p>93.42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95.28">
                <text:p>95.28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95.33">
                <text:p>95.33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94.98">
                <text:p>94.98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94.49">
                <text:p>94.49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93.12">
                <text:p>93.12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94.25">
                <text:p>94.25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93.57">
                <text:p>93.57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94.21">
                <text:p>94.21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92.75">
                <text:p>92.75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91.31">
                <text:p>91.31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90.65">
                <text:p>90.65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91.46">
                <text:p>91.46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91.99">
                <text:p>91.99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91.47">
                <text:p>91.47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92.36">
                <text:p>92.36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91.77">
                <text:p>91.77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92.43">
                <text:p>92.43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92.92">
                <text:p>92.92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92.19">
                <text:p>92.19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91.96">
                <text:p>91.96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92.22">
                <text:p>92.22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1.51">
                <text:p>91.51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91.87">
                <text:p>91.87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93.66">
                <text:p>93.66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92.75">
                <text:p>92.75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93.91">
                <text:p>93.91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93.76">
                <text:p>93.76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91.79">
                <text:p>91.79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91.65">
                <text:p>91.65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91.27">
                <text:p>91.27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91.99">
                <text:p>91.99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91.82">
                <text:p>91.82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91.75">
                <text:p>91.75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89.25">
                <text:p>89.25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85.83">
                <text:p>85.83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84.23">
                <text:p>84.23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85.82">
                <text:p>85.82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87.15">
                <text:p>87.15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86.35">
                <text:p>86.35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87.83">
                <text:p>87.83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88.48">
                <text:p>88.48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89.42">
                <text:p>89.42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89.64">
                <text:p>89.64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88.18">
                <text:p>88.18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88.72">
                <text:p>88.72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91.24">
                <text:p>91.24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92.05">
                <text:p>92.05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92.58">
                <text:p>92.58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93.85">
                <text:p>93.85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93.51">
                <text:p>93.51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93.05">
                <text:p>93.05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93.78">
                <text:p>93.78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93.68">
                <text:p>93.68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93.44">
                <text:p>93.44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93.33">
                <text:p>93.3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93.29">
                <text:p>93.29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94.08">
                <text:p>94.08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95.42">
                <text:p>95.42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93.88">
                <text:p>93.88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92.97">
                <text:p>92.97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92.66">
                <text:p>92.66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92.07">
                <text:p>92.07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92.72">
                <text:p>92.72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98.21">
                <text:p>98.21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8.73">
                <text:p>98.73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00.06">
                <text:p>100.06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100.67">
                <text:p>100.67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99.83">
                <text:p>99.83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03.35">
                <text:p>103.35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03.44">
                <text:p>103.44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02.64">
                <text:p>102.64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02.13">
                <text:p>102.13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104.34">
                <text:p>104.34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06.85">
                <text:p>106.85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07.69">
                <text:p>107.69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107.35">
                <text:p>107.35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09.91">
                <text:p>109.91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08.53">
                <text:p>108.53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107.13">
                <text:p>107.13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108.11">
                <text:p>108.11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106.84">
                <text:p>106.84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05.56">
                <text:p>105.56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107.82">
                <text:p>107.82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109.24">
                <text:p>109.24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108.78">
                <text:p>108.78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105.38">
                <text:p>105.38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06.66">
                <text:p>106.66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108.51">
                <text:p>108.51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06.29">
                <text:p>106.29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107.09">
                <text:p>107.09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104.97">
                <text:p>104.97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104.32">
                <text:p>104.32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04.29">
                <text:p>104.29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103.76">
                <text:p>103.76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104.47">
                <text:p>104.47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105.53">
                <text:p>105.53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06.61">
                <text:p>106.61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06.52">
                <text:p>106.52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104.02">
                <text:p>104.02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105.52">
                <text:p>105.52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101.52">
                <text:p>101.52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101.02">
                <text:p>101.02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00.18">
                <text:p>100.18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02.26">
                <text:p>102.26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101.02">
                <text:p>101.02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100.91">
                <text:p>100.9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97.63">
                <text:p>97.63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96.15">
                <text:p>96.15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98.34">
                <text:p>98.34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98.97">
                <text:p>98.97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100.21">
                <text:p>100.21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100.26">
                <text:p>100.26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00.81">
                <text:p>100.81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102.83">
                <text:p>102.8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02.95">
                <text:p>102.95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97.27">
                <text:p>97.27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95.54">
                <text:p>95.54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96.38">
                <text:p>96.38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94.97">
                <text:p>94.97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97.41">
                <text:p>97.41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94.36">
                <text:p>94.36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96.85">
                <text:p>96.85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98.18">
                <text:p>98.18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95.83">
                <text:p>95.8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96.29">
                <text:p>96.29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94.65">
                <text:p>94.65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94.65">
                <text:p>94.65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99.07">
                <text:p>99.0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101.72">
                <text:p>101.72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105.35">
                <text:p>105.35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105.35">
                <text:p>105.35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105.26">
                <text:p>105.26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103.93">
                <text:p>103.93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104.03">
                <text:p>104.0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102.73">
                <text:p>102.73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02.67">
                <text:p>102.67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105.51">
                <text:p>105.51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06.48">
                <text:p>106.48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107.39">
                <text:p>107.39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106.16">
                <text:p>106.16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03.56">
                <text:p>103.56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103.45">
                <text:p>103.45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103.03">
                <text:p>103.03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100.33">
                <text:p>100.33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97.73">
                <text:p>97.73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97.52">
                <text:p>97.52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97.52">
                <text:p>97.52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92.71">
                <text:p>92.71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92.07">
                <text:p>92.07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94.55">
                <text:p>94.55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95.3">
                <text:p>95.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91.44">
                <text:p>91.44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92.03">
                <text:p>92.03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91.34">
                <text:p>91.34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89.66">
                <text:p>89.66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95.03">
                <text:p>95.03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93.71">
                <text:p>93.71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93.44">
                <text:p>93.44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94.48">
                <text:p>94.48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93.29">
                <text:p>93.29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92.54">
                <text:p>92.54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92.87">
                <text:p>92.87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99.15">
                <text:p>99.15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00.28">
                <text:p>100.28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99.39">
                <text:p>99.39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100.68">
                <text:p>100.68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98.77">
                <text:p>98.77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00.17">
                <text:p>100.17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95.98">
                <text:p>95.98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96.37">
                <text:p>96.37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96.48">
                <text:p>96.48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94.81">
                <text:p>94.81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4.78">
                <text:p>94.78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97.41">
                <text:p>97.4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96.98">
                <text:p>96.98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94.34">
                <text:p>94.34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95.29">
                <text:p>95.29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97.99">
                <text:p>97.99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97.55">
                <text:p>97.55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95.73">
                <text:p>95.73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94.01">
                <text:p>94.01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2.74">
                <text:p>92.74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92.22">
                <text:p>92.22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1.95">
                <text:p>91.95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90.32">
                <text:p>90.32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90.27">
                <text:p>90.27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90.17">
                <text:p>90.17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89.76">
                <text:p>89.76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8.72">
                <text:p>88.72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90.47">
                <text:p>90.47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90.65">
                <text:p>90.65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92.63">
                <text:p>92.63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93.64">
                <text:p>93.64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5.47">
                <text:p>95.47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96.16">
                <text:p>96.16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95.77">
                <text:p>95.77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94.92">
                <text:p>94.92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7.49">
                <text:p>97.49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99.22">
                <text:p>99.22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102.95">
                <text:p>102.95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101.65">
                <text:p>101.65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01.07">
                <text:p>101.07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100.49">
                <text:p>100.49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101.28">
                <text:p>101.28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97.93">
                <text:p>97.93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98.43">
                <text:p>98.43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98.14">
                <text:p>98.14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101.85">
                <text:p>101.85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101.99">
                <text:p>101.99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103.57">
                <text:p>103.57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102.33">
                <text:p>102.33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104.23">
                <text:p>104.23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03.04">
                <text:p>103.04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105.75">
                <text:p>105.75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105.05">
                <text:p>105.05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104.76">
                <text:p>104.76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103.45">
                <text:p>103.45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102.49">
                <text:p>102.49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103.8">
                <text:p>103.8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102.69">
                <text:p>102.69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02.39">
                <text:p>102.3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02.63">
                <text:p>102.63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102.69">
                <text:p>102.6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102.53">
                <text:p>102.53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102.15">
                <text:p>102.15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103.65">
                <text:p>103.65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103.44">
                <text:p>103.44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104.32">
                <text:p>104.32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104.11">
                <text:p>104.11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106.14">
                <text:p>106.14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105.92">
                <text:p>105.92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105.39">
                <text:p>105.39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105.23">
                <text:p>105.23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105.14">
                <text:p>105.14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103.43">
                <text:p>103.43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103.42">
                <text:p>103.42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102.38">
                <text:p>102.38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100.28">
                <text:p>100.28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99.24">
                <text:p>99.24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98.28">
                <text:p>98.28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101.13">
                <text:p>101.13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99.04">
                <text:p>99.04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98.45">
                <text:p>98.45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100.33">
                <text:p>100.33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100.43">
                <text:p>100.43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01.37">
                <text:p>101.37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02.62">
                <text:p>102.62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102.39">
                <text:p>102.39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102.07">
                <text:p>102.07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101.57">
                <text:p>101.57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101.96">
                <text:p>101.96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00.67">
                <text:p>100.67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100.02">
                <text:p>100.02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98.86">
                <text:p>98.86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98.21">
                <text:p>98.21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99.16">
                <text:p>99.16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99.81">
                <text:p>99.81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101.04">
                <text:p>101.04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100.25">
                <text:p>100.25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100.97">
                <text:p>100.97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02.46">
                <text:p>102.46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102.03">
                <text:p>102.03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102.27">
                <text:p>102.27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9.01">
                <text:p>99.01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8.09">
                <text:p>98.09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96.23">
                <text:p>96.23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95.83">
                <text:p>95.83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95.09">
                <text:p>95.09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94.46">
                <text:p>94.46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95.71">
                <text:p>95.71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97.17">
                <text:p>97.17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96.79">
                <text:p>96.79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95.67">
                <text:p>95.67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96.94">
                <text:p>96.94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96.16">
                <text:p>96.16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96.05">
                <text:p>96.05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97.39">
                <text:p>97.39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96.21">
                <text:p>96.21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94.28">
                <text:p>94.28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95.09">
                <text:p>95.09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94.48">
                <text:p>94.48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95.33">
                <text:p>95.33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94.35">
                <text:p>94.35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92.21">
                <text:p>92.21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90.23">
                <text:p>90.23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83.95">
                <text:p>83.95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77.51">
                <text:p>77.51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81.78">
                <text:p>81.78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80.86">
                <text:p>80.86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77.81">
                <text:p>77.81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80.93">
                <text:p>80.9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79.53">
                <text:p>79.53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77.05">
                <text:p>77.05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79.46">
                <text:p>79.46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77.68">
                <text:p>77.68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82.59">
                <text:p>82.59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82.45">
                <text:p>82.45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80.43">
                <text:p>80.43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81.32">
                <text:p>81.32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84.45">
                <text:p>84.45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83.17">
                <text:p>83.17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82.78">
                <text:p>82.78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81.48">
                <text:p>81.48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79.26">
                <text:p>79.26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78.45">
                <text:p>78.45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75.97">
                <text:p>75.97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78.51">
                <text:p>78.51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71.47">
                <text:p>71.47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72.57">
                <text:p>72.5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71.19">
                <text:p>71.19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71.91">
                <text:p>71.91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73.29">
                <text:p>73.29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73.79">
                <text:p>73.79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79.62">
                <text:p>79.62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79.82">
                <text:p>79.82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81.81">
                <text:p>81.81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79.38">
                <text:p>79.38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80.04">
                <text:p>80.04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82.23">
                <text:p>82.23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82.36">
                <text:p>82.36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83.74">
                <text:p>83.74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82.86">
                <text:p>82.86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85.76">
                <text:p>85.76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84.17">
                <text:p>84.17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84.47">
                <text:p>84.47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85.58">
                <text:p>85.58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85.55">
                <text:p>85.55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85.39">
                <text:p>85.39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86.53">
                <text:p>86.53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88.57">
                <text:p>88.57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87.11">
                <text:p>87.11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88.81">
                <text:p>88.81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89.08">
                <text:p>89.08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85.23">
                <text:p>85.23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83.64">
                <text:p>83.64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84.49">
                <text:p>84.49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84.34">
                <text:p>84.34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4.63">
                <text:p>84.63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84.08">
                <text:p>84.08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85.93">
                <text:p>85.93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84.91">
                <text:p>84.91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84.3">
                <text:p>84.3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83.46">
                <text:p>83.46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84.59">
                <text:p>84.59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84.54">
                <text:p>84.54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85.14">
                <text:p>85.14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85.86">
                <text:p>85.86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84.68">
                <text:p>84.68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81.65">
                <text:p>81.65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76.66">
                <text:p>76.66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76.37">
                <text:p>76.37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72.27">
                <text:p>72.27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73.43">
                <text:p>73.43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73.44">
                <text:p>73.44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69.74">
                <text:p>69.74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68.28">
                <text:p>68.28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68.73">
                <text:p>68.73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73.97">
                <text:p>73.97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75.04">
                <text:p>75.04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75.49">
                <text:p>75.49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75.94">
                <text:p>75.94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78.19">
                <text:p>78.19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73.55">
                <text:p>73.55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74.18">
                <text:p>74.18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77.81">
                <text:p>77.81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79.76">
                <text:p>79.76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79.29">
                <text:p>79.29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75.68">
                <text:p>75.68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76.46">
                <text:p>76.46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76.66">
                <text:p>76.66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79.64">
                <text:p>79.64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76.53">
                <text:p>76.53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75.88">
                <text:p>75.88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74.09">
                <text:p>74.09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73.93">
                <text:p>73.93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74.82">
                <text:p>74.82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72.69">
                <text:p>72.69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74.26">
                <text:p>74.26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73.29">
                <text:p>73.29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71.52">
                <text:p>71.52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73.65">
                <text:p>73.65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72.63">
                <text:p>72.6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71.39">
                <text:p>71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201cm" style:legend-expansion="high" chart:style-name="ch2"/>
        <chart:plot-area chart:style-name="ch3" table:cell-range-address="'sber-comma'.A3951:'sber-comma'.A4026" svg:x="0.32cm" svg:y="0.18cm" svg:width="12.455cm" svg:height="8.64cm">
          <chartooo:coordinate-region svg:x="0.941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ber-comma'.A3951:'sber-comma'.A4026" chart:class="chart:scatter">
            <chart:data-point chart:repeated="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4">
                <text:p>84.4</text:p>
                <draw:g>
                  <svg:desc>'sber-comma'.A3951:'sber-comma'.A4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.68">
                <text:p>84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.33">
                <text:p>83.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65">
                <text:p>81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26">
                <text:p>77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66">
                <text:p>76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.37">
                <text:p>76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.27">
                <text:p>72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.15">
                <text:p>75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43">
                <text:p>73.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3.44">
                <text:p>73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.74">
                <text:p>69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28">
                <text:p>68.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.73">
                <text:p>68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97">
                <text:p>73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4">
                <text:p>75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.63">
                <text:p>74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49">
                <text:p>75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94">
                <text:p>75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41">
                <text:p>77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8.23">
                <text:p>78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.19">
                <text:p>78.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.84">
                <text:p>77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7.28">
                <text:p>77.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55">
                <text:p>73.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33">
                <text:p>73.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.18">
                <text:p>74.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.81">
                <text:p>77.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.76">
                <text:p>79.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.29">
                <text:p>79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8.99">
                <text:p>78.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68">
                <text:p>75.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.46">
                <text:p>76.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49">
                <text:p>77.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.66">
                <text:p>76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.76">
                <text:p>78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.64">
                <text:p>79.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.21">
                <text:p>78.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07">
                <text:p>78.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.53">
                <text:p>76.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.88">
                <text:p>75.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.09">
                <text:p>74.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.93">
                <text:p>73.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.58">
                <text:p>74.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.44">
                <text:p>74.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.82">
                <text:p>74.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.69">
                <text:p>72.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.13">
                <text:p>74.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.26">
                <text:p>74.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.25">
                <text:p>74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.29">
                <text:p>73.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.52">
                <text:p>71.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.65">
                <text:p>73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.45">
                <text:p>71.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.63">
                <text:p>72.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39">
                <text:p>71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201cm" style:legend-expansion="high" chart:style-name="ch2"/>
        <chart:plot-area chart:style-name="ch3" table:cell-range-address="Лист2.B1:Лист2.B9" svg:x="0.32cm" svg:y="0.18cm" svg:width="12.455cm" svg:height="8.64cm">
          <chartooo:coordinate-region svg:x="0.756cm" svg:y="0.379cm" svg:width="11.8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B1:Лист2.B9" chart:class="chart:scatte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Лист2.B1:Лист2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1667">
                <text:p>2.91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67">
                <text:p>6.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25">
                <text:p>8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